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b6549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213af8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orphans="2" fo:widows="2" fo:break-before="pag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c08f6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1f6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Title: Nineteen eighty-four</text:span></text:p>
      <text:p text:style-name="P1">Author: George Orwell (pseudonym of Eric Blair) (1903-1950)</text:p>
      <text:p text:style-name="P6"><text:span text:style-name="T4">PART ONE<text:line-break/><text:line-break/><text:line-break/><text:line-break/><text:line-break/>Chapter 1<text:line-break/><text:line-break/><text:line-break/><text:line-break/>It was a bright cold day in April, and the clocks were striking thirteen.</text:span></text:p>
      <text:p text:style-name="P1">Winston Smith, his chin nuzzled into his breast in an effort to escape the</text:p>
      <text:p text:style-name="P1">vile wind, slipped quickly through the glass doors of Victory Mansions,</text:p>
      <text:p text:style-name="P1">though not quickly enough to prevent a swirl of gritty dust from entering</text:p>
      <text:p text:style-name="P1">along with him.<text:line-break/><text:line-break/>The hallway smelt of boiled cabbage and old rag mats. At one end of it a</text:p>
      <text:p text:style-name="P1">coloured poster, too large for indoor display, had been tacked to the wall.</text:p>
      <text:p text:style-name="P1">It depicted simply an enormous face, more than a metre wide: the face of a</text:p>
      <text:p text:style-name="P1">man of about forty-five, with a heavy black moustache and ruggedly handsome</text:p>
      <text:p text:style-name="P1">features. Winston made for the stairs. It was no use trying the lift. Even</text:p>
      <text:p text:style-name="P1">at the best of times it was seldom working, and at present the electric</text:p>
      <text:p text:style-name="P1">current was cut off during daylight hours. It was part of the economy drive</text:p>
      <text:p text:style-name="P1">in preparation for Hate Week. The flat was seven flights up, and Winston,</text:p>
      <text:p text:style-name="P1">who was thirty-nine and had a varicose ulcer above his right ankle, went</text:p>
      <text:p text:style-name="P1">slowly, resting several times on the way. On each landing, opposite the</text:p>
      <text:p text:style-name="P1">lift-shaft, the poster with the enormous face gazed from the wall. It was</text:p>
      <text:p text:style-name="P1">one of those pictures which are so contrived that the eyes follow you about</text:p>
      <text:p text:style-name="P1">when you move. BIG BROTHER IS WATCHING YOU, the caption beneath it ran.<text:line-break/><text:line-break/>Inside the flat a fruity voice was reading out a list of figures which had</text:p>
      <text:p text:style-name="P1">something to do with the production of pig-iron. The voice came from an</text:p>
      <text:p text:style-name="P1">oblong metal plaque like a dulled mirror which formed part of the surface</text:p>
      <text:p text:style-name="P1">of the right-hand wall. Winston turned a switch and the voice sank</text:p>
      <text:p text:style-name="P1">somewhat, though the words were still distinguishable. The instrument</text:p>
      <text:p text:style-name="P1">(the telescreen, it was called) could be dimmed, but there was no way of</text:p>
      <text:p text:style-name="P1">shutting it off completely. He moved over to the window: a smallish, frail</text:p>
      <text:p text:style-name="P1">figure, the meagreness of his body merely emphasized by the blue overalls</text:p>
      <text:p text:style-name="P1">which were the uniform of the party. His hair was very fair, his face</text:p>
      <text:p text:style-name="P1">naturally sanguine, his skin roughened by coarse soap and blunt razor</text:p>
      <text:p text:style-name="P1">blades and the cold of the winter that had just ended.<text:line-break/><text:line-break/>Outside, even through the shut window-pane, the world looked cold. Down in</text:p>
      <text:p text:style-name="P1">the street little eddies of wind were whirling dust and torn paper into</text:p>
      <text:p text:style-name="P1">spirals, and though the sun was shining and the sky a harsh blue, there</text:p>
      <text:p text:style-name="P1">seemed to be no colour in anything, except the posters that were plastered</text:p>
      <text:p text:style-name="P1">everywhere. The black-moustachio'd face gazed down from every commanding</text:p>
      <text:p text:style-name="P1">corner. There was one on the house-front immediately opposite. BIG BROTHER</text:p>
      <text:p text:style-name="P1">IS WATCHING YOU, the caption said, while the dark eyes looked deep into</text:p>
      <text:p text:style-name="P1">Winston's own. Down at street level another poster, torn at one corner,</text:p>
      <text:p text:style-name="P1">flapped fitfully in the wind, alternately covering and uncovering the</text:p>
      <text:p text:style-name="P1">single word INGSOC. In the far distance a helicopter skimmed down between</text:p>
      <text:p text:style-name="P1">the roofs, hovered for an instant like a bluebottle, and darted away again</text:p>
      <text:p text:style-name="P1">with a curving flight. It was the police patrol, snooping into people's</text:p>
      <text:p text:style-name="P1">windows. The patrols did not matter, however. Only the Thought Police</text:p>
      <text:p text:style-name="P1">mattered.<text:line-break/><text:line-break/>Behind Winston's back the voice from the telescreen was still babbling away</text:p>
      <text:p text:style-name="P1">about pig-iron and the overfulfilment of the Ninth Three-Year Plan. The</text:p>
      <text:p text:style-name="P1">telescreen received and transmitted simultaneously. Any sound that Winston</text:p>
      <text:p text:style-name="P1"><text:soft-page-break/>made, above the level of a very low whisper, would be picked up by it,</text:p>
      <text:p text:style-name="P1">moreover, so long as he remained within the field of vision which the metal</text:p>
      <text:p text:style-name="P1">plaque commanded, he could be seen as well as heard. There was of course</text:p>
      <text:p text:style-name="P1">no way of knowing whether you were being watched at any given moment. How</text:p>
      <text:p text:style-name="P1">often, or on what system, the Thought Police plugged in on any individual</text:p>
      <text:p text:style-name="P1">wire was guesswork. It was even conceivable that they watched everybody all</text:p>
      <text:p text:style-name="P1">the time. But at any rate they could plug in your wire whenever they wanted</text:p>
      <text:p text:style-name="P1">to. You had to live--did live, from habit that became instinct--in the</text:p>
      <text:p text:style-name="P1">assumption that every sound you made was overheard, and, except in</text:p>
      <text:p text:style-name="P1">darkness, every movement scrutinized.<text:line-break/><text:line-break/>Winston kept his back turned to the telescreen. It was safer; though, as he</text:p>
      <text:p text:style-name="P1">well knew, even a back can be revealing. A kilometre away the Ministry of</text:p>
      <text:p text:style-name="P1">Truth, his place of work, towered vast and white above the grimy landscape.</text:p>
      <text:p text:style-name="P1">This, he thought with a sort of vague distaste--this was London, chief</text:p>
      <text:p text:style-name="P1">city of Airstrip One, itself the third most populous of the provinces of</text:p>
      <text:p text:style-name="P1">Oceania. He tried to squeeze out some childhood memory that should tell him</text:p>
      <text:p text:style-name="P1">whether London had always been quite like this. Were there always these</text:p>
      <text:p text:style-name="P1">vistas of rotting nineteenth-century houses, their sides shored up with</text:p>
      <text:p text:style-name="P1">baulks of timber, their windows patched with cardboard and their roofs</text:p>
      <text:p text:style-name="P1">with corrugated iron, their crazy garden walls sagging in all directions?</text:p>
      <text:p text:style-name="P1">And the bombed sites where the plaster dust swirled in the air and the</text:p>
      <text:p text:style-name="P1">willow-herb straggled over the heaps of rubble; and the places where the</text:p>
      <text:p text:style-name="P1">bombs had cleared a larger patch and there had sprung up sordid colonies</text:p>
      <text:p text:style-name="P1">of wooden dwellings like chicken-houses? But it was no use, he could not</text:p>
      <text:p text:style-name="P1">remember: nothing remained of his childhood except a series of bright-lit</text:p>
      <text:p text:style-name="P1">tableaux occurring against no background and mostly unintelligible.<text:line-break/><text:line-break/>The Ministry of Truth--Minitrue, in Newspeak [Newspeak was the official</text:p>
      <text:p text:style-name="P1">language of Oceania. For an account of its structure and etymology see</text:p>
      <text:p text:style-name="P1">Appendix.]--was startlingly different from any other object in sight. It</text:p>
      <text:p text:style-name="P1">was an enormous pyramidal structure of glittering white concrete, soaring</text:p>
      <text:p text:style-name="P1">up, terrace after terrace, 300 metres into the air. From where Winston</text:p>
      <text:p text:style-name="P1">stood it was just possible to read, picked out on its white face in</text:p>
      <text:p text:style-name="P3"><text:span text:style-name="T1">elegant lettering, the three slogans of the Party:<text:line-break/><text:line-break/><text:line-break/></text:span> <text:span text:style-name="T1">WAR IS PEACE<text:line-break/></text:span> <text:s/><text:span text:style-name="T1">FREEDOM IS SLAVERY<text:line-break/></text:span> <text:s text:c="2"/><text:span text:style-name="T1">IGNORANCE IS STRENGTH<text:line-break/><text:line-break/><text:line-break/>The Ministry of Truth contained, it was said, three thousand rooms above</text:span></text:p>
      <text:p text:style-name="P1">ground level, and corresponding ramifications below. Scattered about London</text:p>
      <text:p text:style-name="P1">there were just three other buildings of similar appearance and size. So</text:p>
      <text:p text:style-name="P1">completely did they dwarf the surrounding architecture that from the roof</text:p>
      <text:p text:style-name="P1">of Victory Mansions you could see all four of them simultaneously. They</text:p>
      <text:p text:style-name="P1">were the homes of the four Ministries between which the entire apparatus</text:p>
      <text:p text:style-name="P1">of government was divided. The Ministry of Truth, which concerned itself</text:p>
      <text:p text:style-name="P1">with news, entertainment, education, and the fine arts. The Ministry of</text:p>
      <text:p text:style-name="P1">Peace, which concerned itself with war. The Ministry of Love, which</text:p>
      <text:p text:style-name="P1">maintained law and order. And the Ministry of Plenty, which was responsible</text:p>
      <text:p text:style-name="P1">for economic affairs. Their names, in Newspeak: Minitrue, Minipax, Miniluv,</text:p>
      <text:p text:style-name="P1">and Miniplenty.<text:line-break/><text:line-break/>The Ministry of Love was the really frightening one. There were no windows</text:p>
      <text:p text:style-name="P1">in it at all. Winston had never been inside the Ministry of Love, nor</text:p>
      <text:p text:style-name="P1">within half a kilometre of it. It was a place impossible to enter except</text:p>
      <text:p text:style-name="P1">on official business, and then only by penetrating through a maze of</text:p>
      <text:p text:style-name="P1"><text:soft-page-break/>barbed-wire entanglements, steel doors, and hidden machine-gun nests. Even</text:p>
      <text:p text:style-name="P1">the streets leading up to its outer barriers were roamed by gorilla-faced</text:p>
      <text:p text:style-name="P1">guards in black uniforms, armed with jointed truncheons.<text:line-break/><text:line-break/>Winston turned round abruptly. He had set his features into the</text:p>
      <text:p text:style-name="P1">expression of quiet optimism which it was advisable to wear when facing</text:p>
      <text:p text:style-name="P1">the telescreen. He crossed the room into the tiny kitchen. By leaving</text:p>
      <text:p text:style-name="P1">the Ministry at this time of day he had sacrificed his lunch in the</text:p>
      <text:p text:style-name="P1">canteen, and he was aware that there was no food in the kitchen except</text:p>
      <text:p text:style-name="P1">a hunk of dark-coloured bread which had got to be saved for tomorrow's</text:p>
      <text:p text:style-name="P1">breakfast. He took down from the shelf a bottle of colourless liquid</text:p>
      <text:p text:style-name="P1">with a plain white label marked VICTORY GIN. It gave off a sickly, oily</text:p>
      <text:p text:style-name="P1">smell, as of Chinese rice-spirit. Winston poured out nearly a teacupful,</text:p>
      <text:p text:style-name="P1">nerved himself for a shock, and gulped it down like a dose of medicine.<text:line-break/><text:line-break/>Instantly his face turned scarlet and the water ran out of his eyes. The</text:p>
      <text:p text:style-name="P1">stuff was like nitric acid, and moreover, in swallowing it one had the</text:p>
      <text:p text:style-name="P1">sensation of being hit on the back of the head with a rubber club. The</text:p>
      <text:p text:style-name="P1">next moment, however, the burning in his belly died down and the world</text:p>
      <text:p text:style-name="P1">began to look more cheerful. He took a cigarette from a crumpled packet</text:p>
      <text:p text:style-name="P1">marked VICTORY CIGARETTES and incautiously held it upright, whereupon the</text:p>
      <text:p text:style-name="P1">tobacco fell out on to the floor. With the next he was more successful.</text:p>
      <text:p text:style-name="P1">He went back to the living-room and sat down at a small table that stood</text:p>
      <text:p text:style-name="P1">to the left of the telescreen. From the table drawer he took out a</text:p>
      <text:p text:style-name="P1">penholder, a bottle of ink, and a thick, quarto-sized blank book with a</text:p>
      <text:p text:style-name="P1">red back and a marbled cover.<text:line-break/><text:line-break/>For some reason the telescreen in the living-room was in an unusual</text:p>
      <text:p text:style-name="P1">position. Instead of being placed, as was normal, in the end wall, where</text:p>
      <text:p text:style-name="P1">it could command the whole room, it was in the longer wall, opposite the</text:p>
      <text:p text:style-name="P1">window. To one side of it there was a shallow alcove in which Winston</text:p>
      <text:p text:style-name="P1">was now sitting, and which, when the flats were built, had probably been</text:p>
      <text:p text:style-name="P1">intended to hold bookshelves. By sitting in the alcove, and keeping well</text:p>
      <text:p text:style-name="P1">back, Winston was able to remain outside the range of the telescreen, so</text:p>
      <text:p text:style-name="P1">far as sight went. He could be heard, of course, but so long as he stayed</text:p>
      <text:p text:style-name="P1">in his present position he could not be seen. It was partly the unusual</text:p>
      <text:p text:style-name="P1">geography of the room that had suggested to him the thing that he was now</text:p>
      <text:p text:style-name="P1">about to do.<text:line-break/><text:line-break/>But it had also been suggested by the book that he had just taken out of</text:p>
      <text:p text:style-name="P1">the drawer. It was a peculiarly beautiful book. Its smooth creamy paper,</text:p>
      <text:p text:style-name="P1">a little yellowed by age, was of a kind that had not been manufactured for</text:p>
      <text:p text:style-name="P1">at least forty years past. He could guess, however, that the book was much</text:p>
      <text:p text:style-name="P1">older than that. He had seen it lying in the window of a frowsy little</text:p>
      <text:p text:style-name="P1">junk-shop in a slummy quarter of the town (just what quarter he did not</text:p>
      <text:p text:style-name="P1">now remember) and had been stricken immediately by an overwhelming desire</text:p>
      <text:p text:style-name="P1">to possess it. Party members were supposed not to go into ordinary shops</text:p>
      <text:p text:style-name="P1">('dealing on the free market', it was called), but the rule was not</text:p>
      <text:p text:style-name="P1">strictly kept, because there were various things, such as shoelaces and</text:p>
      <text:p text:style-name="P1">razor blades, which it was impossible to get hold of in any other way. He</text:p>
      <text:p text:style-name="P1">had given a quick glance up and down the street and then had slipped inside</text:p>
      <text:p text:style-name="P1">and bought the book for two dollars fifty. At the time he was not conscious</text:p>
      <text:p text:style-name="P1">of wanting it for any particular purpose. He had carried it guiltily home</text:p>
      <text:p text:style-name="P1">in his briefcase. Even with nothing written in it, it was a compromising</text:p>
      <text:p text:style-name="P1">possession.<text:line-break/><text:line-break/>The thing that he was about to do was to open a diary. This was not illegal</text:p>
      <text:p text:style-name="P1">(nothing was illegal, since there were no longer any laws), but if detected</text:p>
      <text:p text:style-name="P1">it was reasonably certain that it would be punished by death, or at least</text:p>
      <text:p text:style-name="P1"><text:soft-page-break/>by twenty-five years in a forced-labour camp. Winston fitted a nib into</text:p>
      <text:p text:style-name="P1">the penholder and sucked it to get the grease off. The pen was an archaic</text:p>
      <text:p text:style-name="P1">instrument, seldom used even for signatures, and he had procured one,</text:p>
      <text:p text:style-name="P1">furtively and with some difficulty, simply because of a feeling that the</text:p>
      <text:p text:style-name="P1">beautiful creamy paper deserved to be written on with a real nib instead</text:p>
      <text:p text:style-name="P1">of being scratched with an ink-pencil. Actually he was not used to writing</text:p>
      <text:p text:style-name="P1">by hand. Apart from very short notes, it was usual to dictate everything</text:p>
      <text:p text:style-name="P1">into the speak-write which was of course impossible for his present</text:p>
      <text:p text:style-name="P1">purpose. He dipped the pen into the ink and then faltered for just a</text:p>
      <text:p text:style-name="P1">second. A tremor had gone through his bowels. To mark the paper was the</text:p>
      <text:p text:style-name="P2"><text:span text:style-name="T1">decisive act. In small clumsy letters he wrote:<text:line-break/><text:line-break/><text:line-break/></text:span> <text:s text:c="2"/><text:span text:style-name="T1">April 4th, 1984.<text:line-break/><text:line-break/><text:line-break/>He sat back. A sense of complete helplessness had descended upon him. To</text:span></text:p>
      <text:p text:style-name="P1">begin with, he did not know with any certainty that this was 1984. It</text:p>
      <text:p text:style-name="P1">must be round about that date, since he was fairly sure that his age was</text:p>
      <text:p text:style-name="P1">thirty-nine, and he believed that he had been born in 1944 or 1945; but</text:p>
      <text:p text:style-name="P1">it was never possible nowadays to pin down any date within a year or two.<text:line-break/><text:line-break/>For whom, it suddenly occurred to him to wonder, was he writing this diary?</text:p>
      <text:p text:style-name="P1">For the future, for the unborn. His mind hovered for a moment round the</text:p>
      <text:p text:style-name="P1">doubtful date on the page, and then fetched up with a bump against the</text:p>
      <text:p text:style-name="P1">Newspeak word DOUBLETHINK. For the first time the magnitude of what he had</text:p>
      <text:p text:style-name="P1">undertaken came home to him. How could you communicate with the future? It</text:p>
      <text:p text:style-name="P1">was of its nature impossible. Either the future would resemble the present,</text:p>
      <text:p text:style-name="P1">in which case it would not listen to him: or it would be different from it,</text:p>
      <text:p text:style-name="P1">and his predicament would be meaningless.<text:line-break/><text:line-break/>For some time he sat gazing stupidly at the paper. The telescreen had</text:p>
      <text:p text:style-name="P1">changed over to strident military music. It was curious that he seemed</text:p>
      <text:p text:style-name="P1">not merely to have lost the power of expressing himself, but even to have</text:p>
      <text:p text:style-name="P1">forgotten what it was that he had originally intended to say. For weeks</text:p>
      <text:p text:style-name="P1">past he had been making ready for this moment, and it had never crossed</text:p>
      <text:p text:style-name="P1">his mind that anything would be needed except courage. The actual writing</text:p>
      <text:p text:style-name="P1">would be easy. All he had to do was to transfer to paper the interminable</text:p>
      <text:p text:style-name="P1">restless monologue that had been running inside his head, literally for</text:p>
      <text:p text:style-name="P1">years. At this moment, however, even the monologue had dried up. Moreover</text:p>
      <text:p text:style-name="P1">his varicose ulcer had begun itching unbearably. He dared not scratch it,</text:p>
      <text:p text:style-name="P1">because if he did so it always became inflamed. The seconds were ticking</text:p>
      <text:p text:style-name="P1">by. He was conscious of nothing except the blankness of the page in front</text:p>
      <text:p text:style-name="P1">of him, the itching of the skin above his ankle, the blaring of the music,</text:p>
      <text:p text:style-name="P1">and a slight booziness caused by the gin.<text:line-break/><text:line-break/>Suddenly he began writing in sheer panic, only imperfectly aware of what</text:p>
      <text:p text:style-name="P1">he was setting down. His small but childish handwriting straggled up and</text:p>
      <text:p text:style-name="P1">down the page, shedding first its capital letters and finally even its</text:p>
      <text:p text:style-name="P2"><text:span text:style-name="T1">full stops:<text:line-break/><text:line-break/><text:line-break/></text:span> <text:s text:c="2"/><text:span text:style-name="T1">April 4th, 1984. Last night to the flicks. All war films. One very good</text:span></text:p>
      <text:p text:style-name="P1">one of a ship full of refugees being bombed somewhere in the Mediterranean.</text:p>
      <text:p text:style-name="P1">Audience much amused by shots of a great huge fat man trying to swim away</text:p>
      <text:p text:style-name="P1">with a helicopter after him, first you saw him wallowing along in the</text:p>
      <text:p text:style-name="P1">water like a porpoise, then you saw him through the helicopters gunsights,</text:p>
      <text:p text:style-name="P1">then he was full of holes and the sea round him turned pink and he sank as</text:p>
      <text:p text:style-name="P1">suddenly as though the holes had let in the water, audience shouting with</text:p>
      <text:p text:style-name="P1"><text:soft-page-break/>laughter when he sank. then you saw a lifeboat full of children with a</text:p>
      <text:p text:style-name="P1">helicopter hovering over it. there was a middle-aged woman might have been</text:p>
      <text:p text:style-name="P1">a jewess sitting up in the bow with a little boy about three years old in</text:p>
      <text:p text:style-name="P1">her arms. little boy screaming with fright and hiding his head between her</text:p>
      <text:p text:style-name="P1">breasts as if he was trying to burrow right into her and the woman putting</text:p>
      <text:p text:style-name="P1">her arms round him and comforting him although she was blue with fright</text:p>
      <text:p text:style-name="P1">herself, all the time covering him up as much as possible as if she thought</text:p>
      <text:p text:style-name="P1">her arms could keep the bullets off him. then the helicopter planted a 20</text:p>
      <text:p text:style-name="P1">kilo bomb in among them terrific flash and the boat went all to matchwood.</text:p>
      <text:p text:style-name="P1">then there was a wonderful shot of a child's arm going up up up right up</text:p>
      <text:p text:style-name="P1">into the air a helicopter with a camera in its nose must have followed it</text:p>
      <text:p text:style-name="P1">up and there was a lot of applause from the party seats but a woman down in</text:p>
      <text:p text:style-name="P1">the prole part of the house suddenly started kicking up a fuss and shouting</text:p>
      <text:p text:style-name="P1">they didnt oughter of showed it not in front of kids they didnt it aint</text:p>
      <text:p text:style-name="P1">right not in front of kids it aint until the police turned her turned her</text:p>
      <text:p text:style-name="P1">out i dont suppose anything happened to her nobody cares what the proles</text:p>
      <text:p text:style-name="P1">say typical prole reaction they never----<text:line-break/><text:line-break/><text:line-break/>Winston stopped writing, partly because he was suffering from cramp. He did</text:p>
      <text:p text:style-name="P1">not know what had made him pour out this stream of rubbish. But the curious</text:p>
      <text:p text:style-name="P1">thing was that while he was doing so a totally different memory had</text:p>
      <text:p text:style-name="P1">clarified itself in his mind, to the point where he almost felt equal to</text:p>
      <text:p text:style-name="P1">writing it down. It was, he now realized, because of this other incident</text:p>
      <text:p text:style-name="P1">that he had suddenly decided to come home and begin the diary today.<text:line-break/><text:line-break/>It had happened that morning at the Ministry, if anything so nebulous could</text:p>
      <text:p text:style-name="P1">be said to happen.<text:line-break/><text:line-break/>It was nearly eleven hundred, and in the Records Department, where Winston</text:p>
      <text:p text:style-name="P1">worked, they were dragging the chairs out of the cubicles and grouping them</text:p>
      <text:p text:style-name="P1">in the centre of the hall opposite the big telescreen, in preparation for</text:p>
      <text:p text:style-name="P1">the Two Minutes Hate. Winston was just taking his place in one of the</text:p>
      <text:p text:style-name="P1">middle rows when two people whom he knew by sight, but had never spoken</text:p>
      <text:p text:style-name="P1">to, came unexpectedly into the room. One of them was a girl whom he often</text:p>
      <text:p text:style-name="P1">passed in the corridors. He did not know her name, but he knew that she</text:p>
      <text:p text:style-name="P1">worked in the Fiction Department. Presumably--since he had sometimes seen</text:p>
      <text:p text:style-name="P1">her with oily hands and carrying a spanner--she had some mechanical job</text:p>
      <text:p text:style-name="P1">on one of the novel-writing machines. She was a bold-looking girl, of</text:p>
      <text:p text:style-name="P1">about twenty-seven, with thick hair, a freckled face, and swift, athletic</text:p>
      <text:p text:style-name="P1">movements. A narrow scarlet sash, emblem of the Junior Anti-Sex League, was</text:p>
      <text:p text:style-name="P1">wound several times round the waist of her overalls, just tightly enough to</text:p>
      <text:p text:style-name="P1">bring out the shapeliness of her hips. Winston had disliked her from the</text:p>
      <text:p text:style-name="P1">very first moment of seeing her. He knew the reason. It was because of the</text:p>
      <text:p text:style-name="P1">atmosphere of hockey-fields and cold baths and community hikes and general</text:p>
      <text:p text:style-name="P1">clean-mindedness which she managed to carry about with her. He disliked</text:p>
      <text:p text:style-name="P1">nearly all women, and especially the young and pretty ones. It was always</text:p>
      <text:p text:style-name="P1">the women, and above all the young ones, who were the most bigoted</text:p>
      <text:p text:style-name="P1">adherents of the Party, the swallowers of slogans, the amateur spies and</text:p>
      <text:p text:style-name="P1">nosers-out of unorthodoxy. But this particular girl gave him the impression</text:p>
      <text:p text:style-name="P1">of being more dangerous than most. Once when they passed in the corridor</text:p>
      <text:p text:style-name="P1">she gave him a quick sidelong glance which seemed to pierce right into</text:p>
      <text:p text:style-name="P1">him and for a moment had filled him with black terror. The idea had even</text:p>
      <text:p text:style-name="P1">crossed his mind that she might be an agent of the Thought Police. That,</text:p>
      <text:p text:style-name="P1">it was true, was very unlikely. Still, he continued to feel a peculiar</text:p>
      <text:p text:style-name="P1">uneasiness, which had fear mixed up in it as well as hostility, whenever</text:p>
      <text:p text:style-name="P1">she was anywhere near him.<text:line-break/><text:line-break/>The other person was a man named O'Brien, a member of the Inner Party and</text:p>
      <text:p text:style-name="P1"><text:soft-page-break/>holder of some post so important and remote that Winston had only a dim</text:p>
      <text:p text:style-name="P1">idea of its nature. A momentary hush passed over the group of people</text:p>
      <text:p text:style-name="P1">round the chairs as they saw the black overalls of an Inner Party member</text:p>
      <text:p text:style-name="P1">approaching. O'Brien was a large, burly man with a thick neck and a coarse,</text:p>
      <text:p text:style-name="P1">humorous, brutal face. In spite of his formidable appearance he had a</text:p>
      <text:p text:style-name="P1">certain charm of manner. He had a trick of resettling his spectacles on</text:p>
      <text:p text:style-name="P1">his nose which was curiously disarming--in some indefinable way, curiously</text:p>
      <text:p text:style-name="P1">civilized. It was a gesture which, if anyone had still thought in such</text:p>
      <text:p text:style-name="P1">terms, might have recalled an eighteenth-century nobleman offering his</text:p>
      <text:p text:style-name="P1">snuffbox. Winston had seen O'Brien perhaps a dozen times in almost as many</text:p>
      <text:p text:style-name="P1">years. He felt deeply drawn to him, and not solely because he was intrigued</text:p>
      <text:p text:style-name="P1">by the contrast between O'Brien's urbane manner and his prize-fighter's</text:p>
      <text:p text:style-name="P1">physique. Much more it was because of a secretly held belief--or perhaps</text:p>
      <text:p text:style-name="P1">not even a belief, merely a hope--that O'Brien's political orthodoxy was</text:p>
      <text:p text:style-name="P1">not perfect. Something in his face suggested it irresistibly. And again,</text:p>
      <text:p text:style-name="P1">perhaps it was not even unorthodoxy that was written in his face, but</text:p>
      <text:p text:style-name="P1">simply intelligence. But at any rate he had the appearance of being a</text:p>
      <text:p text:style-name="P1">person that you could talk to if somehow you could cheat the telescreen and</text:p>
      <text:p text:style-name="P1">get him alone. Winston had never made the smallest effort to verify this</text:p>
      <text:p text:style-name="P1">guess: indeed, there was no way of doing so. At this moment O'Brien glanced</text:p>
      <text:p text:style-name="P1">at his wrist-watch, saw that it was nearly eleven hundred, and evidently</text:p>
      <text:p text:style-name="P1">decided to stay in the Records Department until the Two Minutes Hate was</text:p>
      <text:p text:style-name="P1">over. He took a chair in the same row as Winston, a couple of places away.</text:p>
      <text:p text:style-name="P1">A small, sandy-haired woman who worked in the next cubicle to Winston was</text:p>
      <text:p text:style-name="P1">between them. The girl with dark hair was sitting immediately behind.<text:line-break/><text:line-break/>The next moment a hideous, grinding speech, as of some monstrous machine</text:p>
      <text:p text:style-name="P1">running without oil, burst from the big telescreen at the end of the room.</text:p>
      <text:p text:style-name="P1">It was a noise that set one's teeth on edge and bristled the hair at the</text:p>
      <text:p text:style-name="P1">back of one's neck. The Hate had started.<text:line-break/><text:line-break/>As usual, the face of Emmanuel Goldstein, the Enemy of the People, had</text:p>
      <text:p text:style-name="P1">flashed on to the screen. There were hisses here and there among the</text:p>
      <text:p text:style-name="P1">audience. The little sandy-haired woman gave a squeak of mingled fear and</text:p>
      <text:p text:style-name="P1">disgust. Goldstein was the renegade and backslider who once, long ago</text:p>
      <text:p text:style-name="P1">(how long ago, nobody quite remembered), had been one of the leading</text:p>
      <text:p text:style-name="P1">figures of the Party, almost on a level with Big Brother himself, and</text:p>
      <text:p text:style-name="P1">then had engaged in counter-revolutionary activities, had been condemned</text:p>
      <text:p text:style-name="P1">to death, and had mysteriously escaped and disappeared. The programmes</text:p>
      <text:p text:style-name="P1">of the Two Minutes Hate varied from day to day, but there was none in</text:p>
      <text:p text:style-name="P1">which Goldstein was not the principal figure. He was the primal traitor,</text:p>
      <text:p text:style-name="P1">the earliest defiler of the Party's purity. All subsequent crimes against</text:p>
      <text:p text:style-name="P1">the Party, all treacheries, acts of sabotage, heresies, deviations,</text:p>
      <text:p text:style-name="P1">sprang directly out of his teaching. Somewhere or other he was still</text:p>
      <text:p text:style-name="P1">alive and hatching his conspiracies: perhaps somewhere beyond the sea,</text:p>
      <text:p text:style-name="P1">under the protection of his foreign paymasters, perhaps even--so it was</text:p>
      <text:p text:style-name="P1">occasionally rumoured--in some hiding-place in Oceania itself.<text:line-break/><text:line-break/>Winston's diaphragm was constricted. He could never see the face of</text:p>
      <text:p text:style-name="P1">Goldstein without a painful mixture of emotions. It was a lean Jewish face,</text:p>
      <text:p text:style-name="P1">with a great fuzzy aureole of white hair and a small goatee beard--a</text:p>
      <text:p text:style-name="P1">clever face, and yet somehow inherently despicable, with a kind of senile</text:p>
      <text:p text:style-name="P1">silliness in the long thin nose, near the end of which a pair of spectacles</text:p>
      <text:p text:style-name="P1">was perched. It resembled the face of a sheep, and the voice, too, had a</text:p>
      <text:p text:style-name="P1">sheep-like quality. Goldstein was delivering his usual venomous attack</text:p>
      <text:p text:style-name="P1">upon the doctrines of the Party--an attack so exaggerated and perverse that</text:p>
      <text:p text:style-name="P1">a child should have been able to see through it, and yet just plausible</text:p>
      <text:p text:style-name="P1">enough to fill one with an alarmed feeling that other people, less</text:p>
      <text:p text:style-name="P1">level-headed than oneself, might be taken in by it. He was abusing Big</text:p>
      <text:p text:style-name="P1"><text:soft-page-break/>Brother, he was denouncing the dictatorship of the Party, he was demanding</text:p>
      <text:p text:style-name="P1">the immediate conclusion of peace with Eurasia, he was advocating freedom</text:p>
      <text:p text:style-name="P1">of speech, freedom of the Press, freedom of assembly, freedom of thought,</text:p>
      <text:p text:style-name="P1">he was crying hysterically that the revolution had been betrayed--and all</text:p>
      <text:p text:style-name="P1">this in rapid polysyllabic speech which was a sort of parody of the</text:p>
      <text:p text:style-name="P1">habitual style of the orators of the Party, and even contained Newspeak</text:p>
      <text:p text:style-name="P1">words: more Newspeak words, indeed, than any Party member would normally</text:p>
      <text:p text:style-name="P1">use in real life. And all the while, lest one should be in any doubt as to</text:p>
      <text:p text:style-name="P1">the reality which Goldstein's specious claptrap covered, behind his head on</text:p>
      <text:p text:style-name="P1">the telescreen there marched the endless columns of the Eurasian army--row</text:p>
      <text:p text:style-name="P1">after row of solid-looking men with expressionless Asiatic faces, who swam</text:p>
      <text:p text:style-name="P1">up to the surface of the screen and vanished, to be replaced by others</text:p>
      <text:p text:style-name="P1">exactly similar. The dull rhythmic tramp of the soldiers' boots formed the</text:p>
      <text:p text:style-name="P1">background to Goldstein's bleating voice.<text:line-break/><text:line-break/>Before the Hate had proceeded for thirty seconds, uncontrollable</text:p>
      <text:p text:style-name="P1">exclamations of rage were breaking out from half the people in the room.</text:p>
      <text:p text:style-name="P1">The self-satisfied sheep-like face on the screen, and the terrifying power</text:p>
      <text:p text:style-name="P1">of the Eurasian army behind it, were too much to be borne: besides,</text:p>
      <text:p text:style-name="P1">the sight or even the thought of Goldstein produced fear and anger</text:p>
      <text:p text:style-name="P1">automatically. He was an object of hatred more constant than either Eurasia</text:p>
      <text:p text:style-name="P1">or Eastasia, since when Oceania was at war with one of these Powers it was</text:p>
      <text:p text:style-name="P1">generally at peace with the other. But what was strange was that although</text:p>
      <text:p text:style-name="P1">Goldstein was hated and despised by everybody, although every day and a</text:p>
      <text:p text:style-name="P1">thousand times a day, on platforms, on the telescreen, in newspapers,</text:p>
      <text:p text:style-name="P1">in books, his theories were refuted, smashed, ridiculed, held up to the</text:p>
      <text:p text:style-name="P1">general gaze for the pitiful rubbish that they were--in spite of all this,</text:p>
      <text:p text:style-name="P1">his influence never seemed to grow less. Always there were fresh dupes</text:p>
      <text:p text:style-name="P1">waiting to be seduced by him. A day never passed when spies and saboteurs</text:p>
      <text:p text:style-name="P1">acting under his directions were not unmasked by the Thought Police.</text:p>
      <text:p text:style-name="P1">He was the commander of a vast shadowy army, an underground network of</text:p>
      <text:p text:style-name="P1">conspirators dedicated to the overthrow of the State. The Brotherhood, its</text:p>
      <text:p text:style-name="P1">name was supposed to be. There were also whispered stories of a terrible</text:p>
      <text:p text:style-name="P1">book, a compendium of all the heresies, of which Goldstein was the author</text:p>
      <text:p text:style-name="P1">and which circulated clandestinely here and there. It was a book without a</text:p>
      <text:p text:style-name="P1">title. People referred to it, if at all, simply as THE BOOK. But one knew</text:p>
      <text:p text:style-name="P1">of such things only through vague rumours. Neither the Brotherhood nor</text:p>
      <text:p text:style-name="P1">THE BOOK was a subject that any ordinary Party member would mention if</text:p>
      <text:p text:style-name="P1">there was a way of avoiding it.<text:line-break/><text:line-break/>In its second minute the Hate rose to a frenzy. People were leaping up and</text:p>
      <text:p text:style-name="P1">down in their places and shouting at the tops of their voices in an effort</text:p>
      <text:p text:style-name="P1">to drown the maddening bleating voice that came from the screen. The little</text:p>
      <text:p text:style-name="P1">sandy-haired woman had turned bright pink, and her mouth was opening and</text:p>
      <text:p text:style-name="P1">shutting like that of a landed fish. Even O'Brien's heavy face was flushed.</text:p>
      <text:p text:style-name="P1">He was sitting very straight in his chair, his powerful chest swelling and</text:p>
      <text:p text:style-name="P1">quivering as though he were standing up to the assault of a wave. The</text:p>
      <text:p text:style-name="P1">dark-haired girl behind Winston had begun crying out 'Swine! Swine! Swine!'</text:p>
      <text:p text:style-name="P1">and suddenly she picked up a heavy Newspeak dictionary and flung it at the</text:p>
      <text:p text:style-name="P1">screen. It struck Goldstein's nose and bounced off; the voice continued</text:p>
      <text:p text:style-name="P1">inexorably. In a lucid moment Winston found that he was shouting with the</text:p>
      <text:p text:style-name="P1">others and kicking his heel violently against the rung of his chair. The</text:p>
      <text:p text:style-name="P1">horrible thing about the Two Minutes Hate was not that one was obliged to</text:p>
      <text:p text:style-name="P1">act a part, but, on the contrary, that it was impossible to avoid joining</text:p>
      <text:p text:style-name="P1">in. Within thirty seconds any pretence was always unnecessary. A hideous</text:p>
      <text:p text:style-name="P1">ecstasy of fear and vindictiveness, a desire to kill, to torture, to smash</text:p>
      <text:p text:style-name="P1">faces in with a sledge-hammer, seemed to flow through the whole group of</text:p>
      <text:p text:style-name="P1">people like an electric current, turning one even against one's will into</text:p>
      <text:p text:style-name="P1">a grimacing, screaming lunatic. And yet the rage that one felt was an</text:p>
      <text:p text:style-name="P1"><text:soft-page-break/>abstract, undirected emotion which could be switched from one object to</text:p>
      <text:p text:style-name="P1">another like the flame of a blowlamp. Thus, at one moment Winston's hatred</text:p>
      <text:p text:style-name="P1">was not turned against Goldstein at all, but, on the contrary, against</text:p>
      <text:p text:style-name="P1">Big Brother, the Party, and the Thought Police; and at such moments his</text:p>
      <text:p text:style-name="P1">heart went out to the lonely, derided heretic on the screen, sole guardian</text:p>
      <text:p text:style-name="P1">of truth and sanity in a world of lies. And yet the very next instant he</text:p>
      <text:p text:style-name="P1">was at one with the people about him, and all that was said of Goldstein</text:p>
      <text:p text:style-name="P1">seemed to him to be true. At those moments his secret loathing of Big</text:p>
      <text:p text:style-name="P1">Brother changed into adoration, and Big Brother seemed to tower up, an</text:p>
      <text:p text:style-name="P1">invincible, fearless protector, standing like a rock against the hordes</text:p>
      <text:p text:style-name="P1">of Asia, and Goldstein, in spite of his isolation, his helplessness, and</text:p>
      <text:p text:style-name="P1">the doubt that hung about his very existence, seemed like some sinister</text:p>
      <text:p text:style-name="P1">enchanter, capable by the mere power of his voice of wrecking the structure</text:p>
      <text:p text:style-name="P1">of civilization.<text:line-break/><text:line-break/>It was even possible, at moments, to switch one's hatred this way or that</text:p>
      <text:p text:style-name="P1">by a voluntary act. Suddenly, by the sort of violent effort with which one</text:p>
      <text:p text:style-name="P1">wrenches one's head away from the pillow in a nightmare, Winston succeeded</text:p>
      <text:p text:style-name="P1">in transferring his hatred from the face on the screen to the dark-haired</text:p>
      <text:p text:style-name="P1">girl behind him. Vivid, beautiful hallucinations flashed through his mind.</text:p>
      <text:p text:style-name="P1">He would flog her to death with a rubber truncheon. He would tie her naked</text:p>
      <text:p text:style-name="P1">to a stake and shoot her full of arrows like Saint Sebastian. He would</text:p>
      <text:p text:style-name="P1">ravish her and cut her throat at the moment of climax. Better than before,</text:p>
      <text:p text:style-name="P1">moreover, he realized WHY it was that he hated her. He hated her because</text:p>
      <text:p text:style-name="P1">she was young and pretty and sexless, because he wanted to go to bed with</text:p>
      <text:p text:style-name="P1">her and would never do so, because round her sweet supple waist, which</text:p>
      <text:p text:style-name="P1">seemed to ask you to encircle it with your arm, there was only the odious</text:p>
      <text:p text:style-name="P1">scarlet sash, aggressive symbol of chastity.<text:line-break/><text:line-break/>The Hate rose to its climax. The voice of Goldstein had become an actual</text:p>
      <text:p text:style-name="P1">sheep's bleat, and for an instant the face changed into that of a sheep.</text:p>
      <text:p text:style-name="P1">Then the sheep-face melted into the figure of a Eurasian soldier who seemed</text:p>
      <text:p text:style-name="P1">to be advancing, huge and terrible, his sub-machine gun roaring, and</text:p>
      <text:p text:style-name="P1">seeming to spring out of the surface of the screen, so that some of the</text:p>
      <text:p text:style-name="P1">people in the front row actually flinched backwards in their seats. But</text:p>
      <text:p text:style-name="P1">in the same moment, drawing a deep sigh of relief from everybody, the</text:p>
      <text:p text:style-name="P1">hostile figure melted into the face of Big Brother, black-haired,</text:p>
      <text:p text:style-name="P1">black-moustachio'd, full of power and mysterious calm, and so vast that</text:p>
      <text:p text:style-name="P1">it almost filled up the screen. Nobody heard what Big Brother was saying.</text:p>
      <text:p text:style-name="P1">It was merely a few words of encouragement, the sort of words that are</text:p>
      <text:p text:style-name="P1">uttered in the din of battle, not distinguishable individually but</text:p>
      <text:p text:style-name="P1">restoring confidence by the fact of being spoken. Then the face of Big</text:p>
      <text:p text:style-name="P1">Brother faded away again, and instead the three slogans of the Party stood</text:p>
      <text:p text:style-name="P2"><text:span text:style-name="T1">out in bold capitals:<text:line-break/><text:line-break/><text:line-break/></text:span> <text:span text:style-name="T1">WAR IS PEACE<text:line-break/></text:span> <text:s/><text:span text:style-name="T1">FREEDOM IS SLAVERY<text:line-break/></text:span> <text:s text:c="2"/><text:span text:style-name="T1">IGNORANCE IS STRENGTH<text:line-break/><text:line-break/><text:line-break/>But the face of Big Brother seemed to persist for several seconds on the</text:span></text:p>
      <text:p text:style-name="P1">screen, as though the impact that it had made on everyone's eyeballs was</text:p>
      <text:p text:style-name="P1">too vivid to wear off immediately. The little sandy-haired woman had flung</text:p>
      <text:p text:style-name="P1">herself forward over the back of the chair in front of her. With a</text:p>
      <text:p text:style-name="P1">tremulous murmur that sounded like 'My Saviour!' she extended her arms</text:p>
      <text:p text:style-name="P1">towards the screen. Then she buried her face in her hands. It was apparent</text:p>
      <text:p text:style-name="P1"><text:soft-page-break/>that she was uttering a prayer.<text:line-break/><text:line-break/>At this moment the entire group of people broke into a deep, slow,</text:p>
      <text:p text:style-name="P1">rhythmical chant of 'B-B!...B-B!'--over and over again, very slowly, with a</text:p>
      <text:p text:style-name="P1">long pause between the first 'B' and the second--a heavy, murmurous sound,</text:p>
      <text:p text:style-name="P1">somehow curiously savage, in the background of which one seemed to hear the</text:p>
      <text:p text:style-name="P1">stamp of naked feet and the throbbing of tom-toms. For perhaps as much as</text:p>
      <text:p text:style-name="P1">thirty seconds they kept it up. It was a refrain that was often heard in</text:p>
      <text:p text:style-name="P1">moments of overwhelming emotion. Partly it was a sort of hymn to the wisdom</text:p>
      <text:p text:style-name="P1">and majesty of Big Brother, but still more it was an act of self-hypnosis,</text:p>
      <text:p text:style-name="P1">a deliberate drowning of consciousness by means of rhythmic noise.</text:p>
      <text:p text:style-name="P1">Winston's entrails seemed to grow cold. In the Two Minutes Hate he could</text:p>
      <text:p text:style-name="P1">not help sharing in the general delirium, but this sub-human chanting of</text:p>
      <text:p text:style-name="P1">'B-B!...B-B!' always filled him with horror. Of course he chanted with the</text:p>
      <text:p text:style-name="P1">rest: it was impossible to do otherwise. To dissemble your feelings, to</text:p>
      <text:p text:style-name="P1">control your face, to do what everyone else was doing, was an instinctive</text:p>
      <text:p text:style-name="P1">reaction. But there was a space of a couple of seconds during which the</text:p>
      <text:p text:style-name="P1">expression of his eyes might conceivably have betrayed him. And it was</text:p>
      <text:p text:style-name="P1">exactly at this moment that the significant thing happened--if, indeed,</text:p>
      <text:p text:style-name="P1">it did happen.<text:line-break/><text:line-break/>Momentarily he caught O'Brien's eye. O'Brien had stood up. He had taken</text:p>
      <text:p text:style-name="P1">off his spectacles and was in the act of resettling them on his nose with</text:p>
      <text:p text:style-name="P1">his characteristic gesture. But there was a fraction of a second when</text:p>
      <text:p text:style-name="P1">their eyes met, and for as long as it took to happen Winston knew--yes, he</text:p>
      <text:p text:style-name="P1">KNEW!--that O'Brien was thinking the same thing as himself. An unmistakable</text:p>
      <text:p text:style-name="P1">message had passed. It was as though their two minds had opened and the</text:p>
      <text:p text:style-name="P1">thoughts were flowing from one into the other through their eyes. 'I am</text:p>
      <text:p text:style-name="P1">with you,' O'Brien seemed to be saying to him. 'I know precisely what you</text:p>
      <text:p text:style-name="P1">are feeling. I know all about your contempt, your hatred, your disgust.</text:p>
      <text:p text:style-name="P1">But don't worry, I am on your side!' And then the flash of intelligence</text:p>
      <text:p text:style-name="P1">was gone, and O'Brien's face was as inscrutable as everybody else's.<text:line-break/><text:line-break/>That was all, and he was already uncertain whether it had happened. Such</text:p>
      <text:p text:style-name="P1">incidents never had any sequel. All that they did was to keep alive in him</text:p>
      <text:p text:style-name="P1">the belief, or hope, that others besides himself were the enemies of the</text:p>
      <text:p text:style-name="P1">Party. Perhaps the rumours of vast underground conspiracies were true after</text:p>
      <text:p text:style-name="P1">all--perhaps the Brotherhood really existed! It was impossible, in spite</text:p>
      <text:p text:style-name="P1">of the endless arrests and confessions and executions, to be sure that the</text:p>
      <text:p text:style-name="P1">Brotherhood was not simply a myth. Some days he believed in it, some days</text:p>
      <text:p text:style-name="P1">not. There was no evidence, only fleeting glimpses that might mean anything</text:p>
      <text:p text:style-name="P1">or nothing: snatches of overheard conversation, faint scribbles on lavatory</text:p>
      <text:p text:style-name="P1">walls--once, even, when two strangers met, a small movement of the hand</text:p>
      <text:p text:style-name="P1">which had looked as though it might be a signal of recognition. It was all</text:p>
      <text:p text:style-name="P1">guesswork: very likely he had imagined everything. He had gone back to his</text:p>
      <text:p text:style-name="P1">cubicle without looking at O'Brien again. The idea of following up their</text:p>
      <text:p text:style-name="P1">momentary contact hardly crossed his mind. It would have been inconceivably</text:p>
      <text:p text:style-name="P1">dangerous even if he had known how to set about doing it. For a second, two</text:p>
      <text:p text:style-name="P1">seconds, they had exchanged an equivocal glance, and that was the end of</text:p>
      <text:p text:style-name="P1">the story. But even that was a memorable event, in the locked loneliness in</text:p>
      <text:p text:style-name="P1">which one had to live.<text:line-break/><text:line-break/>Winston roused himself and sat up straighter. He let out a belch. The gin</text:p>
      <text:p text:style-name="P1">was rising from his stomach.<text:line-break/><text:line-break/>His eyes re-focused on the page. He discovered that while he sat helplessly</text:p>
      <text:p text:style-name="P1">musing he had also been writing, as though by automatic action. And it was</text:p>
      <text:p text:style-name="P1">no longer the same cramped, awkward handwriting as before. His pen had slid</text:p>
      <text:p text:style-name="P2"><text:soft-page-break/><text:span text:style-name="T1">voluptuously over the smooth paper, printing in large neat capitals--<text:line-break/><text:line-break/><text:line-break/></text:span> <text:s/><text:span text:style-name="T1">DOWN WITH BIG BROTHER<text:line-break/></text:span> <text:s/><text:span text:style-name="T1">DOWN WITH BIG BROTHER<text:line-break/></text:span> <text:s/><text:span text:style-name="T1">DOWN WITH BIG BROTHER<text:line-break/></text:span> <text:s/><text:span text:style-name="T1">DOWN WITH BIG BROTHER<text:line-break/></text:span> <text:s/><text:span text:style-name="T1">DOWN WITH BIG BROTHER<text:line-break/><text:line-break/><text:line-break/>over and over again, filling half a page.<text:line-break/><text:line-break/>He could not help feeling a twinge of panic. It was absurd, since the</text:span></text:p>
      <text:p text:style-name="P1">writing of those particular words was not more dangerous than the initial</text:p>
      <text:p text:style-name="P1">act of opening the diary, but for a moment he was tempted to tear out the</text:p>
      <text:p text:style-name="P1">spoiled pages and abandon the enterprise altogether.<text:line-break/><text:line-break/>He did not do so, however, because he knew that it was useless. Whether he</text:p>
      <text:p text:style-name="P1">wrote DOWN WITH BIG BROTHER, or whether he refrained from writing it, made</text:p>
      <text:p text:style-name="P1">no difference. Whether he went on with the diary, or whether he did not go</text:p>
      <text:p text:style-name="P1">on with it, made no difference. The Thought Police would get him just the</text:p>
      <text:p text:style-name="P1">same. He had committed--would still have committed, even if he had never</text:p>
      <text:p text:style-name="P1">set pen to paper--the essential crime that contained all others in itself.</text:p>
      <text:p text:style-name="P1">Thoughtcrime, they called it. Thoughtcrime was not a thing that could be</text:p>
      <text:p text:style-name="P1">concealed for ever. You might dodge successfully for a while, even for</text:p>
      <text:p text:style-name="P1">years, but sooner or later they were bound to get you.<text:line-break/><text:line-break/>It was always at night--the arrests invariably happened at night. The</text:p>
      <text:p text:style-name="P1">sudden jerk out of sleep, the rough hand shaking your shoulder, the lights</text:p>
      <text:p text:style-name="P1">glaring in your eyes, the ring of hard faces round the bed. In the vast</text:p>
      <text:p text:style-name="P1">majority of cases there was no trial, no report of the arrest. People</text:p>
      <text:p text:style-name="P1">simply disappeared, always during the night. Your name was removed from the</text:p>
      <text:p text:style-name="P1">registers, every record of everything you had ever done was wiped out, your</text:p>
      <text:p text:style-name="P1">one-time existence was denied and then forgotten. You were abolished,</text:p>
      <text:p text:style-name="P1">annihilated: VAPORIZED was the usual word.<text:line-break/><text:line-break/>For a moment he was seized by a kind of hysteria. He began writing in a</text:p>
      <text:p text:style-name="P2"><text:span text:style-name="T1">hurried untidy scrawl:<text:line-break/><text:line-break/><text:line-break/></text:span> <text:s text:c="2"/><text:span text:style-name="T1">theyll shoot me i don't care theyll shoot me in the back of the neck i</text:span></text:p>
      <text:p text:style-name="P1">dont care down with big brother they always shoot you in the back of the</text:p>
      <text:p text:style-name="P1">neck i dont care down with big brother----<text:line-break/><text:line-break/><text:line-break/>He sat back in his chair, slightly ashamed of himself, and laid down</text:p>
      <text:p text:style-name="P1">the pen. The next moment he started violently. There was a knocking at</text:p>
      <text:p text:style-name="P1">the door.<text:line-break/><text:line-break/>Already! He sat as still as a mouse, in the futile hope that whoever it was</text:p>
      <text:p text:style-name="P1">might go away after a single attempt. But no, the knocking was repeated.</text:p>
      <text:p text:style-name="P1">The worst thing of all would be to delay. His heart was thumping like a</text:p>
      <text:p text:style-name="P1">drum, but his face, from long habit, was probably expressionless. He got</text:p>
      <text:p text:style-name="P5"><text:span text:style-name="T4">up and moved heavily towards the door.<text:line-break/><text:line-break/><text:line-break/><text:line-break/><text:line-break/><text:line-break/></text:span><text:soft-page-break/><text:span text:style-name="T4">Chapter 2<text:line-break/><text:line-break/><text:line-break/><text:line-break/>As he put his hand to the door-knob Winston saw that he had left the</text:span></text:p>
      <text:p text:style-name="P1">diary open on the table. DOWN WITH BIG BROTHER was written all over it,</text:p>
      <text:p text:style-name="P1">in letters almost big enough to be legible across the room. It was an</text:p>
      <text:p text:style-name="P1">inconceivably stupid thing to have done. But, he realized, even in his</text:p>
      <text:p text:style-name="P1">panic he had not wanted to smudge the creamy paper by shutting the book</text:p>
      <text:p text:style-name="P1">while the ink was wet.<text:line-break/><text:line-break/>He drew in his breath and opened the door. Instantly a warm wave of relief</text:p>
      <text:p text:style-name="P1">flowed through him. A colourless, crushed-looking woman, with wispy hair</text:p>
      <text:p text:style-name="P1">and a lined face, was standing outside.<text:line-break/><text:line-break/>'Oh, comrade,' she began in a dreary, whining sort of voice, 'I thought I</text:p>
      <text:p text:style-name="P1">heard you come in. Do you think you could come across and have a look at</text:p>
      <text:p text:style-name="P1">our kitchen sink? It's got blocked up and----'<text:line-break/><text:line-break/>It was Mrs Parsons, the wife of a neighbour on the same floor. ('Mrs' was</text:p>
      <text:p text:style-name="P1">a word somewhat discountenanced by the Party--you were supposed to call</text:p>
      <text:p text:style-name="P1">everyone 'comrade'--but with some women one used it instinctively.) She was</text:p>
      <text:p text:style-name="P1">a woman of about thirty, but looking much older. One had the impression</text:p>
      <text:p text:style-name="P1">that there was dust in the creases of her face. Winston followed her down</text:p>
      <text:p text:style-name="P1">the passage. These amateur repair jobs were an almost daily irritation.</text:p>
      <text:p text:style-name="P1">Victory Mansions were old flats, built in 1930 or thereabouts, and were</text:p>
      <text:p text:style-name="P1">falling to pieces. The plaster flaked constantly from ceilings and walls,</text:p>
      <text:p text:style-name="P1">the pipes burst in every hard frost, the roof leaked whenever there was</text:p>
      <text:p text:style-name="P1">snow, the heating system was usually running at half steam when it was not</text:p>
      <text:p text:style-name="P1">closed down altogether from motives of economy. Repairs, except what you</text:p>
      <text:p text:style-name="P1">could do for yourself, had to be sanctioned by remote committees which</text:p>
      <text:p text:style-name="P1">were liable to hold up even the mending of a window-pane for two years.<text:line-break/><text:line-break/>'Of course it's only because Tom isn't home,' said Mrs Parsons vaguely.<text:line-break/><text:line-break/>The Parsons' flat was bigger than Winston's, and dingy in a different</text:p>
      <text:p text:style-name="P1">way. Everything had a battered, trampled-on look, as though the</text:p>
      <text:p text:style-name="P1">place had just been visited by some large violent animal. Games</text:p>
      <text:p text:style-name="P1">impedimenta--hockey-sticks, boxing-gloves, a burst football, a pair of</text:p>
      <text:p text:style-name="P1">sweaty shorts turned inside out--lay all over the floor, and on the</text:p>
      <text:p text:style-name="P1">table there was a litter of dirty dishes and dog-eared exercise-books.</text:p>
      <text:p text:style-name="P1">On the walls were scarlet banners of the Youth League and the Spies, and</text:p>
      <text:p text:style-name="P1">a full-sized poster of Big Brother. There was the usual boiled-cabbage</text:p>
      <text:p text:style-name="P1">smell, common to the whole building, but it was shot through by a sharper</text:p>
      <text:p text:style-name="P1">reek of sweat, which--one knew this at the first sniff, though it was</text:p>
      <text:p text:style-name="P1">hard to say how--was the sweat of some person not present at the moment.</text:p>
      <text:p text:style-name="P1">In another room someone with a comb and a piece of toilet paper was</text:p>
      <text:p text:style-name="P1">trying to keep tune with the military music which was still issuing</text:p>
      <text:p text:style-name="P1">from the telescreen.<text:line-break/><text:line-break/>'It's the children,' said Mrs Parsons, casting a half-apprehensive glance</text:p>
      <text:p text:style-name="P1">at the door. 'They haven't been out today. And of course----'<text:line-break/><text:line-break/>She had a habit of breaking off her sentences in the middle. The kitchen</text:p>
      <text:p text:style-name="P1">sink was full nearly to the brim with filthy greenish water which smelt</text:p>
      <text:p text:style-name="P1">worse than ever of cabbage. Winston knelt down and examined the angle-joint</text:p>
      <text:p text:style-name="P1">of the pipe. He hated using his hands, and he hated bending down, which was</text:p>
      <text:p text:style-name="P1"><text:soft-page-break/>always liable to start him coughing. Mrs Parsons looked on helplessly.<text:line-break/><text:line-break/>'Of course if Tom was home he'd put it right in a moment,' she said.</text:p>
      <text:p text:style-name="P1">'He loves anything like that. He's ever so good with his hands, Tom is.'<text:line-break/><text:line-break/>Parsons was Winston's fellow-employee at the Ministry of Truth. He was</text:p>
      <text:p text:style-name="P1">a fattish but active man of paralysing stupidity, a mass of imbecile</text:p>
      <text:p text:style-name="P1">enthusiasms--one of those completely unquestioning, devoted drudges on</text:p>
      <text:p text:style-name="P1">whom, more even than on the Thought Police, the stability of the Party</text:p>
      <text:p text:style-name="P1">depended. At thirty-five he had just been unwillingly evicted from the</text:p>
      <text:p text:style-name="P1">Youth League, and before graduating into the Youth League he had managed to</text:p>
      <text:p text:style-name="P1">stay on in the Spies for a year beyond the statutory age. At the Ministry</text:p>
      <text:p text:style-name="P1">he was employed in some subordinate post for which intelligence was not</text:p>
      <text:p text:style-name="P1">required, but on the other hand he was a leading figure on the Sports</text:p>
      <text:p text:style-name="P1">Committee and all the other committees engaged in organizing community</text:p>
      <text:p text:style-name="P1">hikes, spontaneous demonstrations, savings campaigns, and voluntary</text:p>
      <text:p text:style-name="P1">activities generally. He would inform you with quiet pride, between whiffs</text:p>
      <text:p text:style-name="P1">of his pipe, that he had put in an appearance at the Community Centre every</text:p>
      <text:p text:style-name="P1">evening for the past four years. An overpowering smell of sweat, a sort of</text:p>
      <text:p text:style-name="P1">unconscious testimony to the strenuousness of his life, followed him about</text:p>
      <text:p text:style-name="P1">wherever he went, and even remained behind him after he had gone.<text:line-break/><text:line-break/>'Have you got a spanner?' said Winston, fiddling with the nut on the</text:p>
      <text:p text:style-name="P1">angle-joint.<text:line-break/><text:line-break/>'A spanner,' said Mrs Parsons, immediately becoming invertebrate. 'I don't</text:p>
      <text:p text:style-name="P1">know, I'm sure. Perhaps the children----'<text:line-break/><text:line-break/>There was a trampling of boots and another blast on the comb as the</text:p>
      <text:p text:style-name="P1">children charged into the living-room. Mrs Parsons brought the spanner.</text:p>
      <text:p text:style-name="P1">Winston let out the water and disgustedly removed the clot of human hair</text:p>
      <text:p text:style-name="P1">that had blocked up the pipe. He cleaned his fingers as best he could in</text:p>
      <text:p text:style-name="P1">the cold water from the tap and went back into the other room.<text:line-break/><text:line-break/>'Up with your hands!' yelled a savage voice.<text:line-break/><text:line-break/>A handsome, tough-looking boy of nine had popped up from behind the table</text:p>
      <text:p text:style-name="P1">and was menacing him with a toy automatic pistol, while his small sister,</text:p>
      <text:p text:style-name="P1">about two years younger, made the same gesture with a fragment of wood.</text:p>
      <text:p text:style-name="P1">Both of them were dressed in the blue shorts, grey shirts, and red</text:p>
      <text:p text:style-name="P1">neckerchiefs which were the uniform of the Spies. Winston raised his hands</text:p>
      <text:p text:style-name="P1">above his head, but with an uneasy feeling, so vicious was the boy's</text:p>
      <text:p text:style-name="P1">demeanour, that it was not altogether a game.<text:line-break/><text:line-break/>'You're a traitor!' yelled the boy. 'You're a thought-criminal! You're a</text:p>
      <text:p text:style-name="P1">Eurasian spy! I'll shoot you, I'll vaporize you, I'll send you to the salt</text:p>
      <text:p text:style-name="P1">mines!'<text:line-break/><text:line-break/>Suddenly they were both leaping round him, shouting 'Traitor!' and</text:p>
      <text:p text:style-name="P1">'Thought-criminal!' the little girl imitating her brother in every</text:p>
      <text:p text:style-name="P1">movement. It was somehow slightly frightening, like the gambolling of</text:p>
      <text:p text:style-name="P1">tiger cubs which will soon grow up into man-eaters. There was a sort of</text:p>
      <text:p text:style-name="P1">calculating ferocity in the boy's eye, a quite evident desire to hit or</text:p>
      <text:p text:style-name="P1">kick Winston and a consciousness of being very nearly big enough to do so.</text:p>
      <text:p text:style-name="P1">It was a good job it was not a real pistol he was holding, Winston thought.<text:line-break/><text:line-break/>Mrs Parsons' eyes flitted nervously from Winston to the children, and back</text:p>
      <text:p text:style-name="P1">again. In the better light of the living-room he noticed with interest</text:p>
      <text:p text:style-name="P1"><text:soft-page-break/>that there actually was dust in the creases of her face.<text:line-break/><text:line-break/>'They do get so noisy,' she said. 'They're disappointed because they</text:p>
      <text:p text:style-name="P1">couldn't go to see the hanging, that's what it is. I'm too busy to take</text:p>
      <text:p text:style-name="P1">them. and Tom won't be back from work in time.'<text:line-break/><text:line-break/>'Why can't we go and see the hanging?' roared the boy in his huge voice.<text:line-break/><text:line-break/>'Want to see the hanging! Want to see the hanging!' chanted the little</text:p>
      <text:p text:style-name="P1">girl, still capering round.<text:line-break/><text:line-break/>Some Eurasian prisoners, guilty of war crimes, were to be hanged in the</text:p>
      <text:p text:style-name="P1">Park that evening, Winston remembered. This happened about once a month,</text:p>
      <text:p text:style-name="P1">and was a popular spectacle. Children always clamoured to be taken to see</text:p>
      <text:p text:style-name="P1">it. He took his leave of Mrs Parsons and made for the door. But he had not</text:p>
      <text:p text:style-name="P1">gone six steps down the passage when something hit the back of his neck an</text:p>
      <text:p text:style-name="P1">agonizingly painful blow. It was as though a red-hot wire had been jabbed</text:p>
      <text:p text:style-name="P1">into him. He spun round just in time to see Mrs Parsons dragging her son</text:p>
      <text:p text:style-name="P1">back into the doorway while the boy pocketed a catapult.<text:line-break/><text:line-break/>'Goldstein!' bellowed the boy as the door closed on him. But what most</text:p>
      <text:p text:style-name="P1">struck Winston was the look of helpless fright on the woman's greyish face.<text:line-break/><text:line-break/>Back in the flat he stepped quickly past the telescreen and sat down at the</text:p>
      <text:p text:style-name="P1">table again, still rubbing his neck. The music from the telescreen had</text:p>
      <text:p text:style-name="P1">stopped. Instead, a clipped military voice was reading out, with a sort of</text:p>
      <text:p text:style-name="P1">brutal relish, a description of the armaments of the new Floating Fortress</text:p>
      <text:p text:style-name="P1">which had just been anchored between Iceland and the Faroe Islands.<text:line-break/><text:line-break/>With those children, he thought, that wretched woman must lead a life of</text:p>
      <text:p text:style-name="P1">terror. Another year, two years, and they would be watching her night</text:p>
      <text:p text:style-name="P1">and day for symptoms of unorthodoxy. Nearly all children nowadays were</text:p>
      <text:p text:style-name="P1">horrible. What was worst of all was that by means of such organizations as</text:p>
      <text:p text:style-name="P1">the Spies they were systematically turned into ungovernable little savages,</text:p>
      <text:p text:style-name="P1">and yet this produced in them no tendency whatever to rebel against the</text:p>
      <text:p text:style-name="P1">discipline of the Party. On the contrary, they adored the Party and</text:p>
      <text:p text:style-name="P1">everything connected with it. The songs, the processions, the banners, the</text:p>
      <text:p text:style-name="P1">hiking, the drilling with dummy rifles, the yelling of slogans, the worship</text:p>
      <text:p text:style-name="P1">of Big Brother--it was all a sort of glorious game to them. All their</text:p>
      <text:p text:style-name="P1">ferocity was turned outwards, against the enemies of the State, against</text:p>
      <text:p text:style-name="P1">foreigners, traitors, saboteurs, thought-criminals. It was almost normal</text:p>
      <text:p text:style-name="P1">for people over thirty to be frightened of their own children. And with</text:p>
      <text:p text:style-name="P1">good reason, for hardly a week passed in which 'The Times' did not carry</text:p>
      <text:p text:style-name="P1">a paragraph describing how some eavesdropping little sneak--'child hero'</text:p>
      <text:p text:style-name="P1">was the phrase generally used--had overheard some compromising remark</text:p>
      <text:p text:style-name="P1">and denounced its parents to the Thought Police.<text:line-break/><text:line-break/>The sting of the catapult bullet had worn off. He picked up his pen</text:p>
      <text:p text:style-name="P1">half-heartedly, wondering whether he could find something more to write</text:p>
      <text:p text:style-name="P1">in the diary. Suddenly he began thinking of O'Brien again.<text:line-break/><text:line-break/>Years ago--how long was it? Seven years it must be--he had dreamed that he</text:p>
      <text:p text:style-name="P1">was walking through a pitch-dark room. And someone sitting to one side of</text:p>
      <text:p text:style-name="P1">him had said as he passed: 'We shall meet in the place where there is no</text:p>
      <text:p text:style-name="P1">darkness.' It was said very quietly, almost casually--a statement, not a</text:p>
      <text:p text:style-name="P1">command. He had walked on without pausing. What was curious was that at the</text:p>
      <text:p text:style-name="P1">time, in the dream, the words had not made much impression on him. It was</text:p>
      <text:p text:style-name="P1">only later and by degrees that they had seemed to take on significance. He</text:p>
      <text:p text:style-name="P1">could not now remember whether it was before or after having the dream that</text:p>
      <text:p text:style-name="P1"><text:soft-page-break/>he had seen O'Brien for the first time, nor could he remember when he had</text:p>
      <text:p text:style-name="P1">first identified the voice as O'Brien's. But at any rate the identification</text:p>
      <text:p text:style-name="P1">existed. It was O'Brien who had spoken to him out of the dark.<text:line-break/><text:line-break/>Winston had never been able to feel sure--even after this morning's flash</text:p>
      <text:p text:style-name="P1">of the eyes it was still impossible to be sure whether O'Brien was a friend</text:p>
      <text:p text:style-name="P1">or an enemy. Nor did it even seem to matter greatly. There was a link of</text:p>
      <text:p text:style-name="P1">understanding between them, more important than affection or partisanship.</text:p>
      <text:p text:style-name="P1">'We shall meet in the place where there is no darkness,' he had said.</text:p>
      <text:p text:style-name="P1">Winston did not know what it meant, only that in some way or another it</text:p>
      <text:p text:style-name="P1">would come true.<text:line-break/><text:line-break/>The voice from the telescreen paused. A trumpet call, clear and beautiful,</text:p>
      <text:p text:style-name="P1">floated into the stagnant air. The voice continued raspingly:<text:line-break/><text:line-break/>'Attention! Your attention, please! A newsflash has this moment arrived</text:p>
      <text:p text:style-name="P1">from the Malabar front. Our forces in South India have won a glorious</text:p>
      <text:p text:style-name="P1">victory. I am authorized to say that the action we are now reporting may</text:p>
      <text:p text:style-name="P1">well bring the war within measurable distance of its end. Here is the</text:p>
      <text:p text:style-name="P1">newsflash----'<text:line-break/><text:line-break/>Bad news coming, thought Winston. And sure enough, following on a gory</text:p>
      <text:p text:style-name="P1">description of the annihilation of a Eurasian army, with stupendous figures</text:p>
      <text:p text:style-name="P1">of killed and prisoners, came the announcement that, as from next week,</text:p>
      <text:p text:style-name="P1">the chocolate ration would be reduced from thirty grammes to twenty.<text:line-break/><text:line-break/>Winston belched again. The gin was wearing off, leaving a deflated feeling.</text:p>
      <text:p text:style-name="P1">The telescreen--perhaps to celebrate the victory, perhaps to drown the</text:p>
      <text:p text:style-name="P1">memory of the lost chocolate--crashed into 'Oceania, 'tis for thee'. You</text:p>
      <text:p text:style-name="P1">were supposed to stand to attention. However, in his present position he</text:p>
      <text:p text:style-name="P1">was invisible.<text:line-break/><text:line-break/>'Oceania, 'tis for thee' gave way to lighter music. Winston walked over to</text:p>
      <text:p text:style-name="P1">the window, keeping his back to the telescreen. The day was still cold and</text:p>
      <text:p text:style-name="P1">clear. Somewhere far away a rocket bomb exploded with a dull, reverberating</text:p>
      <text:p text:style-name="P1">roar. About twenty or thirty of them a week were falling on London at</text:p>
      <text:p text:style-name="P1">present.<text:line-break/><text:line-break/>Down in the street the wind flapped the torn poster to and fro, and the</text:p>
      <text:p text:style-name="P1">word INGSOC fitfully appeared and vanished. Ingsoc. The sacred principles</text:p>
      <text:p text:style-name="P1">of Ingsoc. Newspeak, doublethink, the mutability of the past. He felt as</text:p>
      <text:p text:style-name="P1">though he were wandering in the forests of the sea bottom, lost in a</text:p>
      <text:p text:style-name="P1">monstrous world where he himself was the monster. He was alone. The past</text:p>
      <text:p text:style-name="P1">was dead, the future was unimaginable. What certainty had he that a single</text:p>
      <text:p text:style-name="P1">human creature now living was on his side? And what way of knowing that the</text:p>
      <text:p text:style-name="P1">dominion of the Party would not endure FOR EVER? Like an answer, the three</text:p>
      <text:p text:style-name="P2"><text:span text:style-name="T1">slogans on the white face of the Ministry of Truth came back to him:<text:line-break/><text:line-break/><text:line-break/></text:span> <text:span text:style-name="T1">WAR IS PEACE<text:line-break/></text:span> <text:s/><text:span text:style-name="T1">FREEDOM IS SLAVERY</text:span><text:span text:style-name="T2"><text:line-break/></text:span> <text:s text:c="2"/><text:span text:style-name="T1">IGNORANCE IS STRENGTH<text:line-break/><text:line-break/><text:line-break/>He took a twenty-five cent piece out of his pocket. There, too, in tiny</text:span></text:p>
      <text:p text:style-name="P1">clear lettering, the same slogans were inscribed, and on the other face of</text:p>
      <text:p text:style-name="P1">the coin the head of Big Brother. Even from the coin the eyes pursued you.</text:p>
      <text:p text:style-name="P1">On coins, on stamps, on the covers of books, on banners, on posters, and on</text:p>
      <text:p text:style-name="P1">the wrappings of a cigarette packet--everywhere. Always the eyes watching</text:p>
      <text:p text:style-name="P1"><text:soft-page-break/>you and the voice enveloping you. Asleep or awake, working or eating,</text:p>
      <text:p text:style-name="P1">indoors or out of doors, in the bath or in bed--no escape. Nothing was your</text:p>
      <text:p text:style-name="P1">own except the few cubic centimetres inside your skull.<text:line-break/><text:line-break/>The sun had shifted round, and the myriad windows of the Ministry of Truth,</text:p>
      <text:p text:style-name="P1">with the light no longer shining on them, looked grim as the loopholes of a</text:p>
      <text:p text:style-name="P1">fortress. His heart quailed before the enormous pyramidal shape. It was too</text:p>
      <text:p text:style-name="P1">strong, it could not be stormed. A thousand rocket bombs would not batter</text:p>
      <text:p text:style-name="P1">it down. He wondered again for whom he was writing the diary. For the</text:p>
      <text:p text:style-name="P1">future, for the past--for an age that might be imaginary. And in front of</text:p>
      <text:p text:style-name="P1">him there lay not death but annihilation. The diary would be reduced to</text:p>
      <text:p text:style-name="P1">ashes and himself to vapour. Only the Thought Police would read what he had</text:p>
      <text:p text:style-name="P1">written, before they wiped it out of existence and out of memory. How could</text:p>
      <text:p text:style-name="P1">you make appeal to the future when not a trace of you, not even an</text:p>
      <text:p text:style-name="P1">anonymous word scribbled on a piece of paper, could physically survive?<text:line-break/><text:line-break/>The telescreen struck fourteen. He must leave in ten minutes. He had to be</text:p>
      <text:p text:style-name="P1">back at work by fourteen-thirty.<text:line-break/><text:line-break/>Curiously, the chiming of the hour seemed to have put new heart into him.</text:p>
      <text:p text:style-name="P1">He was a lonely ghost uttering a truth that nobody would ever hear. But so</text:p>
      <text:p text:style-name="P1">long as he uttered it, in some obscure way the continuity was not broken.</text:p>
      <text:p text:style-name="P1">It was not by making yourself heard but by staying sane that you carried on</text:p>
      <text:p text:style-name="P2"><text:span text:style-name="T1">the human heritage. He went back to the table, dipped his pen, and wrote:<text:line-break/><text:line-break/><text:line-break/></text:span> <text:s text:c="2"/><text:span text:style-name="T1">To the future or to the past, to a time when thought is free, when men</text:span></text:p>
      <text:p text:style-name="P1">are different from one another and do not live alone--to a time when truth</text:p>
      <text:p text:style-name="P1">exists and what is done cannot be undone:</text:p>
      <text:p text:style-name="P2"><text:s text:c="3"/><text:span text:style-name="T1">From the age of uniformity, from the age of solitude, from the age of</text:span></text:p>
      <text:p text:style-name="P1">Big Brother, from the age of doublethink--greetings!<text:line-break/><text:line-break/><text:line-break/>He was already dead, he reflected. It seemed to him that it was only now,</text:p>
      <text:p text:style-name="P1">when he had begun to be able to formulate his thoughts, that he had taken</text:p>
      <text:p text:style-name="P1">the decisive step. The consequences of every act are included in the act</text:p>
      <text:p text:style-name="P2"><text:span text:style-name="T1">itself. He wrote:<text:line-break/><text:line-break/><text:line-break/></text:span> <text:s text:c="2"/><text:span text:style-name="T1">Thoughtcrime does not entail death: thoughtcrime IS death.<text:line-break/><text:line-break/><text:line-break/>Now he had recognized himself as a dead man it became important to stay</text:span></text:p>
      <text:p text:style-name="P1">alive as long as possible. Two fingers of his right hand were inkstained.</text:p>
      <text:p text:style-name="P1">It was exactly the kind of detail that might betray you. Some nosing zealot</text:p>
      <text:p text:style-name="P1">in the Ministry (a woman, probably: someone like the little sandy-haired</text:p>
      <text:p text:style-name="P1">woman or the dark-haired girl from the Fiction Department) might start</text:p>
      <text:p text:style-name="P1">wondering why he had been writing during the lunch interval, why he had</text:p>
      <text:p text:style-name="P1">used an old-fashioned pen, WHAT he had been writing--and then drop a hint</text:p>
      <text:p text:style-name="P1">in the appropriate quarter. He went to the bathroom and carefully scrubbed</text:p>
      <text:p text:style-name="P1">the ink away with the gritty dark-brown soap which rasped your skin like</text:p>
      <text:p text:style-name="P1">sandpaper and was therefore well adapted for this purpose.<text:line-break/><text:line-break/>He put the diary away in the drawer. It was quite useless to think of</text:p>
      <text:p text:style-name="P1">hiding it, but he could at least make sure whether or not its existence had</text:p>
      <text:p text:style-name="P1">been discovered. A hair laid across the page-ends was too obvious. With the</text:p>
      <text:p text:style-name="P1">tip of his finger he picked up an identifiable grain of whitish dust and</text:p>
      <text:p text:style-name="P1">deposited it on the corner of the cover, where it was bound to be shaken</text:p>
      <text:p text:style-name="P1"><text:soft-page-break/>off if the book was moved.<text:line-break/><text:line-break/><text:line-break/><text:line-break/><text:line-break/>Chapter 3<text:line-break/><text:line-break/><text:line-break/><text:line-break/>Winston was dreaming of his mother.<text:line-break/><text:line-break/>He must, he thought, have been ten or eleven years old when his mother had</text:p>
      <text:p text:style-name="P1">disappeared. She was a tall, statuesque, rather silent woman with slow</text:p>
      <text:p text:style-name="P1">movements and magnificent fair hair. His father he remembered more vaguely</text:p>
      <text:p text:style-name="P1">as dark and thin, dressed always in neat dark clothes (Winston remembered</text:p>
      <text:p text:style-name="P1">especially the very thin soles of his father's shoes) and wearing</text:p>
      <text:p text:style-name="P1">spectacles. The two of them must evidently have been swallowed up in one</text:p>
      <text:p text:style-name="P1">of the first great purges of the fifties.<text:line-break/><text:line-break/>At this moment his mother was sitting in some place deep down beneath him,</text:p>
      <text:p text:style-name="P1">with his young sister in her arms. He did not remember his sister at all,</text:p>
      <text:p text:style-name="P1">except as a tiny, feeble baby, always silent, with large, watchful eyes.</text:p>
      <text:p text:style-name="P1">Both of them were looking up at him. They were down in some subterranean</text:p>
      <text:p text:style-name="P1">place--the bottom of a well, for instance, or a very deep grave--but it</text:p>
      <text:p text:style-name="P1">was a place which, already far below him, was itself moving downwards.</text:p>
      <text:p text:style-name="P1">They were in the saloon of a sinking ship, looking up at him through the</text:p>
      <text:p text:style-name="P1">darkening water. There was still air in the saloon, they could still see</text:p>
      <text:p text:style-name="P1">him and he them, but all the while they were sinking down, down into the</text:p>
      <text:p text:style-name="P1">green waters which in another moment must hide them from sight for ever.</text:p>
      <text:p text:style-name="P1">He was out in the light and air while they were being sucked down to death,</text:p>
      <text:p text:style-name="P1">and they were down there because he was up here. He knew it and they knew</text:p>
      <text:p text:style-name="P1">it, and he could see the knowledge in their faces. There was no reproach</text:p>
      <text:p text:style-name="P1">either in their faces or in their hearts, only the knowledge that they</text:p>
      <text:p text:style-name="P1">must die in order that he might remain alive, and that this was part of</text:p>
      <text:p text:style-name="P1">the unavoidable order of things.<text:line-break/><text:line-break/>He could not remember what had happened, but he knew in his dream that in</text:p>
      <text:p text:style-name="P1">some way the lives of his mother and his sister had been sacrificed to his</text:p>
      <text:p text:style-name="P1">own. It was one of those dreams which, while retaining the characteristic</text:p>
      <text:p text:style-name="P1">dream scenery, are a continuation of one's intellectual life, and in which</text:p>
      <text:p text:style-name="P1">one becomes aware of facts and ideas which still seem new and valuable</text:p>
      <text:p text:style-name="P1">after one is awake. The thing that now suddenly struck Winston was that his</text:p>
      <text:p text:style-name="P1">mother's death, nearly thirty years ago, had been tragic and sorrowful in</text:p>
      <text:p text:style-name="P1">a way that was no longer possible. Tragedy, he perceived, belonged to the</text:p>
      <text:p text:style-name="P1">ancient time, to a time when there was still privacy, love, and friendship,</text:p>
      <text:p text:style-name="P1">and when the members of a family stood by one another without needing to</text:p>
      <text:p text:style-name="P1">know the reason. His mother's memory tore at his heart because she had died</text:p>
      <text:p text:style-name="P1">loving him, when he was too young and selfish to love her in return, and</text:p>
      <text:p text:style-name="P1">because somehow, he did not remember how, she had sacrificed herself to a</text:p>
      <text:p text:style-name="P1">conception of loyalty that was private and unalterable. Such things, he</text:p>
      <text:p text:style-name="P1">saw, could not happen today. Today there were fear, hatred, and pain, but</text:p>
      <text:p text:style-name="P1">no dignity of emotion, no deep or complex sorrows. All this he seemed to</text:p>
      <text:p text:style-name="P1">see in the large eyes of his mother and his sister, looking up at him</text:p>
      <text:p text:style-name="P1">through the green water, hundreds of fathoms down and still sinking.<text:line-break/><text:line-break/>Suddenly he was standing on short springy turf, on a summer evening when</text:p>
      <text:p text:style-name="P1">the slanting rays of the sun gilded the ground. The landscape that he was</text:p>
      <text:p text:style-name="P1">looking at recurred so often in his dreams that he was never fully certain</text:p>
      <text:p text:style-name="P1">whether or not he had seen it in the real world. In his waking thoughts he</text:p>
      <text:p text:style-name="P1"><text:soft-page-break/>called it the Golden Country. It was an old, rabbit-bitten pasture, with a</text:p>
      <text:p text:style-name="P1">foot-track wandering across it and a molehill here and there. In the ragged</text:p>
      <text:p text:style-name="P1">hedge on the opposite side of the field the boughs of the elm trees were</text:p>
      <text:p text:style-name="P1">swaying very faintly in the breeze, their leaves just stirring in dense</text:p>
      <text:p text:style-name="P1">masses like women's hair. Somewhere near at hand, though out of sight,</text:p>
      <text:p text:style-name="P1">there was a clear, slow-moving stream where dace were swimming in the</text:p>
      <text:p text:style-name="P1">pools under the willow trees.<text:line-break/><text:line-break/>The girl with dark hair was coming towards them across the field. With</text:p>
      <text:p text:style-name="P1">what seemed a single movement she tore off her clothes and flung them</text:p>
      <text:p text:style-name="P1">disdainfully aside. Her body was white and smooth, but it aroused no desire</text:p>
      <text:p text:style-name="P1">in him, indeed he barely looked at it. What overwhelmed him in that instant</text:p>
      <text:p text:style-name="P1">was admiration for the gesture with which she had thrown her clothes aside.</text:p>
      <text:p text:style-name="P1">With its grace and carelessness it seemed to annihilate a whole culture,</text:p>
      <text:p text:style-name="P1">a whole system of thought, as though Big Brother and the Party and the</text:p>
      <text:p text:style-name="P1">Thought Police could all be swept into nothingness by a single splendid</text:p>
      <text:p text:style-name="P1">movement of the arm. That too was a gesture belonging to the ancient time.</text:p>
      <text:p text:style-name="P1">Winston woke up with the word 'Shakespeare' on his lips.<text:line-break/><text:line-break/>The telescreen was giving forth an ear-splitting whistle which continued on</text:p>
      <text:p text:style-name="P1">the same note for thirty seconds. It was nought seven fifteen, getting-up</text:p>
      <text:p text:style-name="P1">time for office workers. Winston wrenched his body out of bed--naked, for</text:p>
      <text:p text:style-name="P1">a member of the Outer Party received only 3,000 clothing coupons annually,</text:p>
      <text:p text:style-name="P1">and a suit of pyjamas was 600--and seized a dingy singlet and a pair of</text:p>
      <text:p text:style-name="P1">shorts that were lying across a chair. The Physical Jerks would begin in</text:p>
      <text:p text:style-name="P1">three minutes. The next moment he was doubled up by a violent coughing fit</text:p>
      <text:p text:style-name="P1">which nearly always attacked him soon after waking up. It emptied his lungs</text:p>
      <text:p text:style-name="P1">so completely that he could only begin breathing again by lying on his back</text:p>
      <text:p text:style-name="P1">and taking a series of deep gasps. His veins had swelled with the effort of</text:p>
      <text:p text:style-name="P1">the cough, and the varicose ulcer had started itching.<text:line-break/><text:line-break/>'Thirty to forty group!' yapped a piercing female voice. 'Thirty to forty</text:p>
      <text:p text:style-name="P1">group! Take your places, please. Thirties to forties!'<text:line-break/><text:line-break/>Winston sprang to attention in front of the telescreen, upon which the</text:p>
      <text:p text:style-name="P1">image of a youngish woman, scrawny but muscular, dressed in tunic and</text:p>
      <text:p text:style-name="P1">gym-shoes, had already appeared.<text:line-break/><text:line-break/>'Arms bending and stretching!' she rapped out. 'Take your time by me. ONE,</text:p>
      <text:p text:style-name="P1">two, three, four! ONE, two, three, four! Come on, comrades, put a bit of</text:p>
      <text:p text:style-name="P1">life into it! ONE, two, three four! ONE two, three, four!...'<text:line-break/><text:line-break/>The pain of the coughing fit had not quite driven out of Winston's mind the</text:p>
      <text:p text:style-name="P1">impression made by his dream, and the rhythmic movements of the exercise</text:p>
      <text:p text:style-name="P1">restored it somewhat. As he mechanically shot his arms back and forth,</text:p>
      <text:p text:style-name="P1">wearing on his face the look of grim enjoyment which was considered proper</text:p>
      <text:p text:style-name="P1">during the Physical Jerks, he was struggling to think his way backward into</text:p>
      <text:p text:style-name="P1">the dim period of his early childhood. It was extraordinarily difficult.</text:p>
      <text:p text:style-name="P1">Beyond the late fifties everything faded. When there were no external</text:p>
      <text:p text:style-name="P1">records that you could refer to, even the outline of your own life lost</text:p>
      <text:p text:style-name="P1">its sharpness. You remembered huge events which had quite probably not</text:p>
      <text:p text:style-name="P1">happened, you remembered the detail of incidents without being able to</text:p>
      <text:p text:style-name="P1">recapture their atmosphere, and there were long blank periods to which you</text:p>
      <text:p text:style-name="P1">could assign nothing. Everything had been different then. Even the names of</text:p>
      <text:p text:style-name="P1">countries, and their shapes on the map, had been different. Airstrip One,</text:p>
      <text:p text:style-name="P1">for instance, had not been so called in those days: it had been called</text:p>
      <text:p text:style-name="P1">England or Britain, though London, he felt fairly certain, had always been</text:p>
      <text:p text:style-name="P1"><text:soft-page-break/>called London.<text:line-break/><text:line-break/>Winston could not definitely remember a time when his country had not been</text:p>
      <text:p text:style-name="P1">at war, but it was evident that there had been a fairly long interval of</text:p>
      <text:p text:style-name="P1">peace during his childhood, because one of his early memories was of an air</text:p>
      <text:p text:style-name="P1">raid which appeared to take everyone by surprise. Perhaps it was the time</text:p>
      <text:p text:style-name="P1">when the atomic bomb had fallen on Colchester. He did not remember the raid</text:p>
      <text:p text:style-name="P1">itself, but he did remember his father's hand clutching his own as they</text:p>
      <text:p text:style-name="P1">hurried down, down, down into some place deep in the earth, round and round</text:p>
      <text:p text:style-name="P1">a spiral staircase which rang under his feet and which finally so wearied</text:p>
      <text:p text:style-name="P1">his legs that he began whimpering and they had to stop and rest. His</text:p>
      <text:p text:style-name="P1">mother, in her slow, dreamy way, was following a long way behind them. She</text:p>
      <text:p text:style-name="P1">was carrying his baby sister--or perhaps it was only a bundle of blankets</text:p>
      <text:p text:style-name="P1">that she was carrying: he was not certain whether his sister had been born</text:p>
      <text:p text:style-name="P1">then. Finally they had emerged into a noisy, crowded place which he had</text:p>
      <text:p text:style-name="P1">realized to be a Tube station.<text:line-break/><text:line-break/>There were people sitting all over the stone-flagged floor, and other</text:p>
      <text:p text:style-name="P1">people, packed tightly together, were sitting on metal bunks, one above</text:p>
      <text:p text:style-name="P1">the other. Winston and his mother and father found themselves a place on</text:p>
      <text:p text:style-name="P1">the floor, and near them an old man and an old woman were sitting side by</text:p>
      <text:p text:style-name="P1">side on a bunk. The old man had on a decent dark suit and a black cloth cap</text:p>
      <text:p text:style-name="P1">pushed back from very white hair: his face was scarlet and his eyes were</text:p>
      <text:p text:style-name="P1">blue and full of tears. He reeked of gin. It seemed to breathe out of his</text:p>
      <text:p text:style-name="P1">skin in place of sweat, and one could have fancied that the tears welling</text:p>
      <text:p text:style-name="P1">from his eyes were pure gin. But though slightly drunk he was also</text:p>
      <text:p text:style-name="P1">suffering under some grief that was genuine and unbearable. In his childish</text:p>
      <text:p text:style-name="P1">way Winston grasped that some terrible thing, something that was beyond</text:p>
      <text:p text:style-name="P1">forgiveness and could never be remedied, had just happened. It also seemed</text:p>
      <text:p text:style-name="P1">to him that he knew what it was. Someone whom the old man loved--a little</text:p>
      <text:p text:style-name="P1">granddaughter, perhaps--had been killed. Every few minutes the old man kept</text:p>
      <text:p text:style-name="P1">repeating:<text:line-break/><text:line-break/>'We didn't ought to 'ave trusted 'em. I said so, Ma, didn't I? That's what</text:p>
      <text:p text:style-name="P1">comes of trusting 'em. I said so all along. We didn't ought to 'ave trusted</text:p>
      <text:p text:style-name="P1">the buggers.'<text:line-break/><text:line-break/>But which buggers they didn't ought to have trusted Winston could not now</text:p>
      <text:p text:style-name="P1">remember.<text:line-break/><text:line-break/>Since about that time, war had been literally continuous, though strictly</text:p>
      <text:p text:style-name="P1">speaking it had not always been the same war. For several months during his</text:p>
      <text:p text:style-name="P1">childhood there had been confused street fighting in London itself, some</text:p>
      <text:p text:style-name="P1">of which he remembered vividly. But to trace out the history of the whole</text:p>
      <text:p text:style-name="P1">period, to say who was fighting whom at any given moment, would have been</text:p>
      <text:p text:style-name="P1">utterly impossible, since no written record, and no spoken word, ever made</text:p>
      <text:p text:style-name="P1">mention of any other alignment than the existing one. At this moment, for</text:p>
      <text:p text:style-name="P1">example, in 1984 (if it was 1984), Oceania was at war with Eurasia and</text:p>
      <text:p text:style-name="P1">in alliance with Eastasia. In no public or private utterance was it ever</text:p>
      <text:p text:style-name="P1">admitted that the three powers had at any time been grouped along different</text:p>
      <text:p text:style-name="P1">lines. Actually, as Winston well knew, it was only four years since Oceania</text:p>
      <text:p text:style-name="P1">had been at war with Eastasia and in alliance with Eurasia. But that was</text:p>
      <text:p text:style-name="P1">merely a piece of furtive knowledge which he happened to possess because</text:p>
      <text:p text:style-name="P1">his memory was not satisfactorily under control. Officially the change of</text:p>
      <text:p text:style-name="P1">partners had never happened. Oceania was at war with Eurasia: therefore</text:p>
      <text:p text:style-name="P1">Oceania had always been at war with Eurasia. The enemy of the moment always</text:p>
      <text:p text:style-name="P1">represented absolute evil, and it followed that any past or future</text:p>
      <text:p text:style-name="P1"><text:soft-page-break/>agreement with him was impossible.<text:line-break/><text:line-break/>The frightening thing, he reflected for the ten thousandth time as he</text:p>
      <text:p text:style-name="P1">forced his shoulders painfully backward (with hands on hips, they were</text:p>
      <text:p text:style-name="P1">gyrating their bodies from the waist, an exercise that was supposed to be</text:p>
      <text:p text:style-name="P1">good for the back muscles)--the frightening thing was that it might all be</text:p>
      <text:p text:style-name="P1">true. If the Party could thrust its hand into the past and say of this or</text:p>
      <text:p text:style-name="P1">that event, IT NEVER HAPPENED--that, surely, was more terrifying than mere</text:p>
      <text:p text:style-name="P1">torture and death?<text:line-break/><text:line-break/>The Party said that Oceania had never been in alliance with Eurasia. He,</text:p>
      <text:p text:style-name="P1">Winston Smith, knew that Oceania had been in alliance with Eurasia as short</text:p>
      <text:p text:style-name="P1">a time as four years ago. But where did that knowledge exist? Only in his</text:p>
      <text:p text:style-name="P1">own consciousness, which in any case must soon be annihilated. And if all</text:p>
      <text:p text:style-name="P1">others accepted the lie which the Party imposed--if all records told the</text:p>
      <text:p text:style-name="P1">same tale--then the lie passed into history and became truth. 'Who controls</text:p>
      <text:p text:style-name="P1">the past,' ran the Party slogan, 'controls the future: who controls the</text:p>
      <text:p text:style-name="P1">present controls the past.' And yet the past, though of its nature</text:p>
      <text:p text:style-name="P1">alterable, never had been altered. Whatever was true now was true from</text:p>
      <text:p text:style-name="P1">everlasting to everlasting. It was quite simple. All that was needed was</text:p>
      <text:p text:style-name="P1">an unending series of victories over your own memory. 'Reality control',</text:p>
      <text:p text:style-name="P1">they called it: in Newspeak, 'doublethink'.<text:line-break/><text:line-break/>'Stand easy!' barked the instructress, a little more genially.<text:line-break/><text:line-break/>Winston sank his arms to his sides and slowly refilled his lungs with air.</text:p>
      <text:p text:style-name="P1">His mind slid away into the labyrinthine world of doublethink. To know</text:p>
      <text:p text:style-name="P1">and not to know, to be conscious of complete truthfulness while telling</text:p>
      <text:p text:style-name="P1">carefully constructed lies, to hold simultaneously two opinions which</text:p>
      <text:p text:style-name="P1">cancelled out, knowing them to be contradictory and believing in both of</text:p>
      <text:p text:style-name="P1">them, to use logic against logic, to repudiate morality while laying claim</text:p>
      <text:p text:style-name="P1">to it, to believe that democracy was impossible and that the Party was the</text:p>
      <text:p text:style-name="P1">guardian of democracy, to forget whatever it was necessary to forget, then</text:p>
      <text:p text:style-name="P1">to draw it back into memory again at the moment when it was needed, and</text:p>
      <text:p text:style-name="P1">then promptly to forget it again: and above all, to apply the same process</text:p>
      <text:p text:style-name="P1">to the process itself. That was the ultimate subtlety: consciously to</text:p>
      <text:p text:style-name="P1">induce unconsciousness, and then, once again, to become unconscious of</text:p>
      <text:p text:style-name="P1">the act of hypnosis you had just performed. Even to understand the word</text:p>
      <text:p text:style-name="P1">'doublethink' involved the use of doublethink.<text:line-break/><text:line-break/>The instructress had called them to attention again. 'And now let's see</text:p>
      <text:p text:style-name="P1">which of us can touch our toes!' she said enthusiastically. 'Right over</text:p>
      <text:p text:style-name="P1">from the hips, please, comrades. ONE-two! ONE-two!...'<text:line-break/><text:line-break/>Winston loathed this exercise, which sent shooting pains all the way from</text:p>
      <text:p text:style-name="P1">his heels to his buttocks and often ended by bringing on another coughing</text:p>
      <text:p text:style-name="P1">fit. The half-pleasant quality went out of his meditations. The past, he</text:p>
      <text:p text:style-name="P1">reflected, had not merely been altered, it had been actually destroyed. For</text:p>
      <text:p text:style-name="P1">how could you establish even the most obvious fact when there existed no</text:p>
      <text:p text:style-name="P1">record outside your own memory? He tried to remember in what year he had</text:p>
      <text:p text:style-name="P1">first heard mention of Big Brother. He thought it must have been at some</text:p>
      <text:p text:style-name="P1">time in the sixties, but it was impossible to be certain. In the Party</text:p>
      <text:p text:style-name="P1">histories, of course, Big Brother figured as the leader and guardian of the</text:p>
      <text:p text:style-name="P1">Revolution since its very earliest days. His exploits had been gradually</text:p>
      <text:p text:style-name="P1">pushed backwards in time until already they extended into the fabulous</text:p>
      <text:p text:style-name="P1">world of the forties and the thirties, when the capitalists in their</text:p>
      <text:p text:style-name="P1">strange cylindrical hats still rode through the streets of London in great</text:p>
      <text:p text:style-name="P1">gleaming motor-cars or horse carriages with glass sides. There was no</text:p>
      <text:p text:style-name="P1">knowing how much of this legend was true and how much invented. Winston</text:p>
      <text:p text:style-name="P1"><text:soft-page-break/>could not even remember at what date the Party itself had come into</text:p>
      <text:p text:style-name="P1">existence. He did not believe he had ever heard the word Ingsoc before</text:p>
      <text:p text:style-name="P1">1960, but it was possible that in its Oldspeak form--'English Socialism',</text:p>
      <text:p text:style-name="P1">that is to say--it had been current earlier. Everything melted into mist.</text:p>
      <text:p text:style-name="P1">Sometimes, indeed, you could put your finger on a definite lie. It was not</text:p>
      <text:p text:style-name="P1">true, for example, as was claimed in the Party history books, that the</text:p>
      <text:p text:style-name="P1">Party had invented aeroplanes. He remembered aeroplanes since his earliest</text:p>
      <text:p text:style-name="P1">childhood. But you could prove nothing. There was never any evidence. Just</text:p>
      <text:p text:style-name="P1">once in his whole life he had held in his hands unmistakable documentary</text:p>
      <text:p text:style-name="P1">proof of the falsification of an historical fact. And on that occasion----<text:line-break/><text:line-break/>'Smith!' screamed the shrewish voice from the telescreen. '6079 Smith W.!</text:p>
      <text:p text:style-name="P1">Yes, YOU! Bend lower, please! You can do better than that. You're not</text:p>
      <text:p text:style-name="P1">trying. Lower, please! THAT'S better, comrade. Now stand at ease, the</text:p>
      <text:p text:style-name="P1">whole squad, and watch me.'<text:line-break/><text:line-break/>A sudden hot sweat had broken out all over Winston's body. His face</text:p>
      <text:p text:style-name="P1">remained completely inscrutable. Never show dismay! Never show resentment!</text:p>
      <text:p text:style-name="P1">A single flicker of the eyes could give you away. He stood watching while</text:p>
      <text:p text:style-name="P1">the instructress raised her arms above her head and--one could not say</text:p>
      <text:p text:style-name="P1">gracefully, but with remarkable neatness and efficiency--bent over and</text:p>
      <text:p text:style-name="P1">tucked the first joint of her fingers under her toes.<text:line-break/><text:line-break/>'THERE, comrades! THAT'S how I want to see you doing it. Watch me again.</text:p>
      <text:p text:style-name="P1">I'm thirty-nine and I've had four children. Now look.' She bent over again.</text:p>
      <text:p text:style-name="P1">'You see MY knees aren't bent. You can all do it if you want to,' she added</text:p>
      <text:p text:style-name="P1">as she straightened herself up. 'Anyone under forty-five is perfectly</text:p>
      <text:p text:style-name="P1">capable of touching his toes. We don't all have the privilege of fighting</text:p>
      <text:p text:style-name="P1">in the front line, but at least we can all keep fit. Remember our boys on</text:p>
      <text:p text:style-name="P1">the Malabar front! And the sailors in the Floating Fortresses! Just think</text:p>
      <text:p text:style-name="P1">what THEY have to put up with. Now try again. That's better, comrade,</text:p>
      <text:p text:style-name="P1">that's MUCH better,' she added encouragingly as Winston, with a violent</text:p>
      <text:p text:style-name="P1">lunge, succeeded in touching his toes with knees unbent, for the first</text:p>
      <text:p text:style-name="P1">time in several years.<text:line-break/><text:line-break/><text:line-break/><text:line-break/><text:line-break/>Chapter 4<text:line-break/><text:line-break/><text:line-break/><text:line-break/>With the deep, unconscious sigh which not even the nearness of the</text:p>
      <text:p text:style-name="P1">telescreen could prevent him from uttering when his day's work started,</text:p>
      <text:p text:style-name="P1">Winston pulled the speakwrite towards him, blew the dust from its</text:p>
      <text:p text:style-name="P1">mouthpiece, and put on his spectacles. Then he unrolled and clipped</text:p>
      <text:p text:style-name="P1">together four small cylinders of paper which had already flopped out of</text:p>
      <text:p text:style-name="P1">the pneumatic tube on the right-hand side of his desk.<text:line-break/><text:line-break/>In the walls of the cubicle there were three orifices. To the right of the</text:p>
      <text:p text:style-name="P1">speakwrite, a small pneumatic tube for written messages, to the left, a</text:p>
      <text:p text:style-name="P1">larger one for newspapers; and in the side wall, within easy reach of</text:p>
      <text:p text:style-name="P1">Winston's arm, a large oblong slit protected by a wire grating. This last</text:p>
      <text:p text:style-name="P1">was for the disposal of waste paper. Similar slits existed in thousands or</text:p>
      <text:p text:style-name="P1">tens of thousands throughout the building, not only in every room but at</text:p>
      <text:p text:style-name="P1">short intervals in every corridor. For some reason they were nicknamed</text:p>
      <text:p text:style-name="P1">memory holes. When one knew that any document was due for destruction, or</text:p>
      <text:p text:style-name="P1">even when one saw a scrap of waste paper lying about, it was an automatic</text:p>
      <text:p text:style-name="P1">action to lift the flap of the nearest memory hole and drop it in,</text:p>
      <text:p text:style-name="P1"><text:soft-page-break/>whereupon it would be whirled away on a current of warm air to the enormous</text:p>
      <text:p text:style-name="P1">furnaces which were hidden somewhere in the recesses of the building.<text:line-break/><text:line-break/>Winston examined the four slips of paper which he had unrolled. Each</text:p>
      <text:p text:style-name="P1">contained a message of only one or two lines, in the abbreviated</text:p>
      <text:p text:style-name="P1">jargon--not actually Newspeak, but consisting</text:p>
      <text:p text:style-name="P1">largely of Newspeak words--which was used in the Ministry for internal</text:p>
      <text:p text:style-name="P1">purposes. They ran:<text:line-break/><text:line-break/><text:line-break/>times 17.3.84 bb speech malreported africa rectify<text:line-break/><text:line-break/>times 19.12.83 forecasts 3 yp 4th quarter 83 misprints verify current issue<text:line-break/><text:line-break/>times 14.2.84 miniplenty malquoted chocolate rectify<text:line-break/><text:line-break/>times 3.12.83 reporting bb dayorder doubleplusungood refs unpersons rewrite</text:p>
      <text:p text:style-name="P1">fullwise upsub antefiling<text:line-break/><text:line-break/><text:line-break/>With a faint feeling of satisfaction Winston laid the fourth message aside.</text:p>
      <text:p text:style-name="P1">It was an intricate and responsible job and had better be dealt with last.</text:p>
      <text:p text:style-name="P1">The other three were routine matters, though the second one would probably</text:p>
      <text:p text:style-name="P1">mean some tedious wading through lists of figures.<text:line-break/><text:line-break/>Winston dialled 'back numbers' on the telescreen and called for the</text:p>
      <text:p text:style-name="P1">appropriate issues of 'The Times', which slid out of the pneumatic tube</text:p>
      <text:p text:style-name="P1">after only a few minutes' delay. The messages he had received referred to</text:p>
      <text:p text:style-name="P1">articles or news items which for one reason or another it was thought</text:p>
      <text:p text:style-name="P1">necessary to alter, or, as the official phrase had it, to rectify. For</text:p>
      <text:p text:style-name="P1">example, it appeared from 'The Times' of the seventeenth of March that Big</text:p>
      <text:p text:style-name="P1">Brother, in his speech of the previous day, had predicted that the South</text:p>
      <text:p text:style-name="P1">Indian front would remain quiet but that a Eurasian offensive would shortly</text:p>
      <text:p text:style-name="P1">be launched in North Africa. As it happened, the Eurasian Higher Command</text:p>
      <text:p text:style-name="P1">had launched its offensive in South India and left North Africa alone. It</text:p>
      <text:p text:style-name="P1">was therefore necessary to rewrite a paragraph of Big Brother's speech, in</text:p>
      <text:p text:style-name="P1">such a way as to make him predict the thing that had actually happened. Or</text:p>
      <text:p text:style-name="P1">again, 'The Times' of the nineteenth of December had published the official</text:p>
      <text:p text:style-name="P1">forecasts of the output of various classes of consumption goods in the</text:p>
      <text:p text:style-name="P1">fourth quarter of 1983, which was also the sixth quarter of the Ninth</text:p>
      <text:p text:style-name="P1">Three-Year Plan. Today's issue contained a statement of the actual output,</text:p>
      <text:p text:style-name="P1">from which it appeared that the forecasts were in every instance grossly</text:p>
      <text:p text:style-name="P1">wrong. Winston's job was to rectify the original figures by making them</text:p>
      <text:p text:style-name="P1">agree with the later ones. As for the third message, it referred to a very</text:p>
      <text:p text:style-name="P1">simple error which could be set right in a couple of minutes. As short</text:p>
      <text:p text:style-name="P1">a time ago as February, the Ministry of Plenty had issued a promise</text:p>
      <text:p text:style-name="P1">(a 'categorical pledge' were the official words) that there would be</text:p>
      <text:p text:style-name="P1">no reduction of the chocolate ration during 1984. Actually, as Winston</text:p>
      <text:p text:style-name="P1">was aware, the chocolate ration was to be reduced from thirty grammes</text:p>
      <text:p text:style-name="P1">to twenty at the end of the present week. All that was needed was to</text:p>
      <text:p text:style-name="P1">substitute for the original promise a warning that it would probably be</text:p>
      <text:p text:style-name="P1">necessary to reduce the ration at some time in April.<text:line-break/><text:line-break/>As soon as Winston had dealt with each of the messages, he clipped his</text:p>
      <text:p text:style-name="P1">speakwritten corrections to the appropriate copy of 'The Times' and pushed</text:p>
      <text:p text:style-name="P1">them into the pneumatic tube. Then, with a movement which was as nearly as</text:p>
      <text:p text:style-name="P1">possible unconscious, he crumpled up the original message and any notes</text:p>
      <text:p text:style-name="P1">that he himself had made, and dropped them into the memory hole to be</text:p>
      <text:p text:style-name="P1"><text:soft-page-break/>devoured by the flames.<text:line-break/><text:line-break/>What happened in the unseen labyrinth to which the pneumatic tubes led, he</text:p>
      <text:p text:style-name="P1">did not know in detail, but he did know in general terms. As soon as all</text:p>
      <text:p text:style-name="P1">the corrections which happened to be necessary in any particular number</text:p>
      <text:p text:style-name="P1">of 'The Times' had been assembled and collated, that number would be</text:p>
      <text:p text:style-name="P1">reprinted, the original copy destroyed, and the corrected copy placed on</text:p>
      <text:p text:style-name="P1">the files in its stead. This process of continuous alteration was applied</text:p>
      <text:p text:style-name="P1">not only to newspapers, but to books, periodicals, pamphlets, posters,</text:p>
      <text:p text:style-name="P1">leaflets, films, sound-tracks, cartoons, photographs--to every kind of</text:p>
      <text:p text:style-name="P1">literature or documentation which might conceivably hold any political or</text:p>
      <text:p text:style-name="P1">ideological significance. Day by day and almost minute by minute the past</text:p>
      <text:p text:style-name="P1">was brought up to date. In this way every prediction made by the Party</text:p>
      <text:p text:style-name="P1">could be shown by documentary evidence to have been correct, nor was any</text:p>
      <text:p text:style-name="P1">item of news, or any expression of opinion, which conflicted with the</text:p>
      <text:p text:style-name="P1">needs of the moment, ever allowed to remain on record. All history was</text:p>
      <text:p text:style-name="P1">a palimpsest, scraped clean and reinscribed exactly as often as was</text:p>
      <text:p text:style-name="P1">necessary. In no case would it have been possible, once the deed was done,</text:p>
      <text:p text:style-name="P1">to prove that any falsification had taken place. The largest section of</text:p>
      <text:p text:style-name="P1">the Records Department, far larger than the one on which Winston worked,</text:p>
      <text:p text:style-name="P1">consisted simply of persons whose duty it was to track down and collect all</text:p>
      <text:p text:style-name="P1">copies of books, newspapers, and other documents which had been superseded</text:p>
      <text:p text:style-name="P1">and were due for destruction. A number of 'The Times' which might, because</text:p>
      <text:p text:style-name="P1">of changes in political alignment, or mistaken prophecies uttered by Big</text:p>
      <text:p text:style-name="P1">Brother, have been rewritten a dozen times still stood on the files bearing</text:p>
      <text:p text:style-name="P1">its original date, and no other copy existed to contradict it. Books, also,</text:p>
      <text:p text:style-name="P1">were recalled and rewritten again and again, and were invariably reissued</text:p>
      <text:p text:style-name="P1">without any admission that any alteration had been made. Even the written</text:p>
      <text:p text:style-name="P1">instructions which Winston received, and which he invariably got rid of</text:p>
      <text:p text:style-name="P1">as soon as he had dealt with them, never stated or implied that an act of</text:p>
      <text:p text:style-name="P1">forgery was to be committed: always the reference was to slips, errors,</text:p>
      <text:p text:style-name="P1">misprints, or misquotations which it was necessary to put right in the</text:p>
      <text:p text:style-name="P1">interests of accuracy.<text:line-break/><text:line-break/>But actually, he thought as he re-adjusted the Ministry of Plenty's</text:p>
      <text:p text:style-name="P1">figures, it was not even forgery. It was merely the substitution of one</text:p>
      <text:p text:style-name="P1">piece of nonsense for another. Most of the material that you were dealing</text:p>
      <text:p text:style-name="P1">with had no connexion with anything in the real world, not even the kind of</text:p>
      <text:p text:style-name="P1">connexion that is contained in a direct lie. Statistics were just as much</text:p>
      <text:p text:style-name="P1">a fantasy in their original version as in their rectified version. A great</text:p>
      <text:p text:style-name="P1">deal of the time you were expected to make them up out of your head. For</text:p>
      <text:p text:style-name="P1">example, the Ministry of Plenty's forecast had estimated the output of</text:p>
      <text:p text:style-name="P1">boots for the quarter at 145 million pairs. The actual output was given as</text:p>
      <text:p text:style-name="P1">sixty-two millions. Winston, however, in rewriting the forecast, marked</text:p>
      <text:p text:style-name="P1">the figure down to fifty-seven millions, so as to allow for the usual claim</text:p>
      <text:p text:style-name="P1">that the quota had been overfulfilled. In any case, sixty-two millions was</text:p>
      <text:p text:style-name="P1">no nearer the truth than fifty-seven millions, or than 145 millions. Very</text:p>
      <text:p text:style-name="P1">likely no boots had been produced at all. Likelier still, nobody knew</text:p>
      <text:p text:style-name="P1">how many had been produced, much less cared. All one knew was that every</text:p>
      <text:p text:style-name="P1">quarter astronomical numbers of boots were produced on paper, while perhaps</text:p>
      <text:p text:style-name="P1">half the population of Oceania went barefoot. And so it was with every</text:p>
      <text:p text:style-name="P1">class of recorded fact, great or small. Everything faded away into a</text:p>
      <text:p text:style-name="P1">shadow-world in which, finally, even the date of the year had become</text:p>
      <text:p text:style-name="P1">uncertain.<text:line-break/><text:line-break/>Winston glanced across the hall. In the corresponding cubicle on the other</text:p>
      <text:p text:style-name="P1">side a small, precise-looking, dark-chinned man named Tillotson was working</text:p>
      <text:p text:style-name="P1">steadily away, with a folded newspaper on his knee and his mouth very close</text:p>
      <text:p text:style-name="P1">to the mouthpiece of the speakwrite. He had the air of trying to keep what</text:p>
      <text:p text:style-name="P1"><text:soft-page-break/>he was saying a secret between himself and the telescreen. He looked up,</text:p>
      <text:p text:style-name="P1">and his spectacles darted a hostile flash in Winston's direction.<text:line-break/><text:line-break/>Winston hardly knew Tillotson, and had no idea what work he was employed</text:p>
      <text:p text:style-name="P1">on. People in the Records Department did not readily talk about their jobs.</text:p>
      <text:p text:style-name="P1">In the long, windowless hall, with its double row of cubicles and its</text:p>
      <text:p text:style-name="P1">endless rustle of papers and hum of voices murmuring into speakwrites,</text:p>
      <text:p text:style-name="P1">there were quite a dozen people whom Winston did not even know by name,</text:p>
      <text:p text:style-name="P1">though he daily saw them hurrying to and fro in the corridors or</text:p>
      <text:p text:style-name="P1">gesticulating in the Two Minutes Hate. He knew that in the cubicle next</text:p>
      <text:p text:style-name="P1">to him the little woman with sandy hair toiled day in day out, simply at</text:p>
      <text:p text:style-name="P1">tracking down and deleting from the Press the names of people who had been</text:p>
      <text:p text:style-name="P1">vaporized and were therefore considered never to have existed. There was a</text:p>
      <text:p text:style-name="P1">certain fitness in this, since her own husband had been vaporized a couple</text:p>
      <text:p text:style-name="P1">of years earlier. And a few cubicles away a mild, ineffectual, dreamy</text:p>
      <text:p text:style-name="P1">creature named Ampleforth, with very hairy ears and a surprising talent</text:p>
      <text:p text:style-name="P1">for juggling with rhymes and metres, was engaged in producing garbled</text:p>
      <text:p text:style-name="P1">versions--definitive texts, they were called--of poems which had become</text:p>
      <text:p text:style-name="P1">ideologically offensive, but which for one reason or another were to be</text:p>
      <text:p text:style-name="P1">retained in the anthologies. And this hall, with its fifty workers or</text:p>
      <text:p text:style-name="P1">thereabouts, was only one sub-section, a single cell, as it were, in the</text:p>
      <text:p text:style-name="P1">huge complexity of the Records Department. Beyond, above, below, were other</text:p>
      <text:p text:style-name="P1">swarms of workers engaged in an unimaginable multitude of jobs. There were</text:p>
      <text:p text:style-name="P1">the huge printing-shops with their sub-editors, their typography experts,</text:p>
      <text:p text:style-name="P1">and their elaborately equipped studios for the faking of photographs. There</text:p>
      <text:p text:style-name="P1">was the tele-programmes section with its engineers, its producers, and its</text:p>
      <text:p text:style-name="P1">teams of actors specially chosen for their skill in imitating voices. There</text:p>
      <text:p text:style-name="P1">were the armies of reference clerks whose job was simply to draw up lists</text:p>
      <text:p text:style-name="P1">of books and periodicals which were due for recall. There were the vast</text:p>
      <text:p text:style-name="P1">repositories where the corrected documents were stored, and the hidden</text:p>
      <text:p text:style-name="P1">furnaces where the original copies were destroyed. And somewhere or other,</text:p>
      <text:p text:style-name="P1">quite anonymous, there were the directing brains who co-ordinated the whole</text:p>
      <text:p text:style-name="P1">effort and laid down the lines of policy which made it necessary that this</text:p>
      <text:p text:style-name="P1">fragment of the past should be preserved, that one falsified, and the other</text:p>
      <text:p text:style-name="P1">rubbed out of existence.<text:line-break/><text:line-break/>And the Records Department, after all, was itself only a single branch of</text:p>
      <text:p text:style-name="P1">the Ministry of Truth, whose primary job was not to reconstruct the past</text:p>
      <text:p text:style-name="P1">but to supply the citizens of Oceania with newspapers, films, textbooks,</text:p>
      <text:p text:style-name="P1">telescreen programmes, plays, novels--with every conceivable kind of</text:p>
      <text:p text:style-name="P1">information, instruction, or entertainment, from a statue to a slogan,</text:p>
      <text:p text:style-name="P1">from a lyric poem to a biological treatise, and from a child's</text:p>
      <text:p text:style-name="P1">spelling-book to a Newspeak dictionary. And the Ministry had not only to</text:p>
      <text:p text:style-name="P1">supply the multifarious needs of the party, but also to repeat the whole</text:p>
      <text:p text:style-name="P1">operation at a lower level for the benefit of the proletariat. There</text:p>
      <text:p text:style-name="P1">was a whole chain of separate departments dealing with proletarian</text:p>
      <text:p text:style-name="P1">literature, music, drama, and entertainment generally. Here were produced</text:p>
      <text:p text:style-name="P1">rubbishy newspapers containing almost nothing except sport, crime and</text:p>
      <text:p text:style-name="P1">astrology, sensational five-cent novelettes, films oozing with sex, and</text:p>
      <text:p text:style-name="P1">sentimental songs which were composed entirely by mechanical means on a</text:p>
      <text:p text:style-name="P1">special kind of kaleidoscope known as a versificator. There was even</text:p>
      <text:p text:style-name="P1">a whole sub-section--Pornosec, it was called in Newspeak--engaged in</text:p>
      <text:p text:style-name="P1">producing the lowest kind of pornography, which was sent out in sealed</text:p>
      <text:p text:style-name="P1">packets and which no Party member, other than those who worked on it,</text:p>
      <text:p text:style-name="P1">was permitted to look at.<text:line-break/><text:line-break/>Three messages had slid out of the pneumatic tube while Winston was</text:p>
      <text:p text:style-name="P1">working, but they were simple matters, and he had disposed of them before</text:p>
      <text:p text:style-name="P1">the Two Minutes Hate interrupted him. When the Hate was over he returned</text:p>
      <text:p text:style-name="P1"><text:soft-page-break/>to his cubicle, took the Newspeak dictionary from the shelf, pushed the</text:p>
      <text:p text:style-name="P1">speakwrite to one side, cleaned his spectacles, and settled down to his</text:p>
      <text:p text:style-name="P1">main job of the morning.<text:line-break/><text:line-break/>Winston's greatest pleasure in life was in his work. Most of it was a</text:p>
      <text:p text:style-name="P1">tedious routine, but included in it there were also jobs so difficult and</text:p>
      <text:p text:style-name="P1">intricate that you could lose yourself in them as in the depths of a</text:p>
      <text:p text:style-name="P1">mathematical problem--delicate pieces of forgery in which you had nothing</text:p>
      <text:p text:style-name="P1">to guide you except your knowledge of the principles of Ingsoc and your</text:p>
      <text:p text:style-name="P1">estimate of what the Party wanted you to say. Winston was good at this kind</text:p>
      <text:p text:style-name="P1">of thing. On occasion he had even been entrusted with the rectification of</text:p>
      <text:p text:style-name="P1">'The Times' leading articles, which were written entirely in Newspeak.</text:p>
      <text:p text:style-name="P2"><text:span text:style-name="T1">He unrolled the message that he had set aside earlier. It ran:<text:line-break/><text:line-break/><text:line-break/></text:span> <text:s text:c="2"/><text:span text:style-name="T1">times 3.12.83 reporting bb dayorder doubleplusungood refs unpersons</text:span></text:p>
      <text:p text:style-name="P1">rewrite fullwise upsub antefiling<text:line-break/><text:line-break/><text:line-break/>In Oldspeak (or standard English) this might be rendered:<text:line-break/><text:line-break/><text:line-break/>The reporting of Big Brother's Order for the Day in 'The Times' of December</text:p>
      <text:p text:style-name="P1">3rd 1983 is extremely unsatisfactory and makes references to non-existent</text:p>
      <text:p text:style-name="P1">persons. Rewrite it in full and submit your draft to higher authority</text:p>
      <text:p text:style-name="P1">before filing.<text:line-break/><text:line-break/><text:line-break/>Winston read through the offending article. Big Brother's Order for the</text:p>
      <text:p text:style-name="P1">Day, it seemed, had been chiefly devoted to praising the work of an</text:p>
      <text:p text:style-name="P1">organization known as FFCC, which supplied cigarettes and other comforts</text:p>
      <text:p text:style-name="P1">to the sailors in the Floating Fortresses. A certain Comrade Withers, a</text:p>
      <text:p text:style-name="P1">prominent member of the Inner Party, had been singled out for special</text:p>
      <text:p text:style-name="P1">mention and awarded a decoration, the Order of Conspicuous Merit, Second</text:p>
      <text:p text:style-name="P1">Class.<text:line-break/><text:line-break/>Three months later FFCC had suddenly been dissolved with no reasons given.</text:p>
      <text:p text:style-name="P1">One could assume that Withers and his associates were now in disgrace, but</text:p>
      <text:p text:style-name="P1">there had been no report of the matter in the Press or on the telescreen.</text:p>
      <text:p text:style-name="P1">That was to be expected, since it was unusual for political offenders to</text:p>
      <text:p text:style-name="P1">be put on trial or even publicly denounced. The great purges involving</text:p>
      <text:p text:style-name="P1">thousands of people, with public trials of traitors and thought-criminals</text:p>
      <text:p text:style-name="P1">who made abject confession of their crimes and were afterwards executed,</text:p>
      <text:p text:style-name="P1">were special show-pieces not occurring oftener than once in a couple of</text:p>
      <text:p text:style-name="P1">years. More commonly, people who had incurred the displeasure of the</text:p>
      <text:p text:style-name="P1">Party simply disappeared and were never heard of again. One never had the</text:p>
      <text:p text:style-name="P1">smallest clue as to what had happened to them. In some cases they might</text:p>
      <text:p text:style-name="P1">not even be dead. Perhaps thirty people personally known to Winston, not</text:p>
      <text:p text:style-name="P1">counting his parents, had disappeared at one time or another.<text:line-break/><text:line-break/>Winston stroked his nose gently with a paper-clip. In the cubicle</text:p>
      <text:p text:style-name="P1">across the way Comrade Tillotson was still crouching secretively over</text:p>
      <text:p text:style-name="P1">his speakwrite. He raised his head for a moment: again the hostile</text:p>
      <text:p text:style-name="P1">spectacle-flash. Winston wondered whether Comrade Tillotson was engaged</text:p>
      <text:p text:style-name="P1">on the same job as himself. It was perfectly possible. So tricky a piece</text:p>
      <text:p text:style-name="P1">of work would never be entrusted to a single person: on the other hand,</text:p>
      <text:p text:style-name="P1">to turn it over to a committee would be to admit openly that an act of</text:p>
      <text:p text:style-name="P1">fabrication was taking place. Very likely as many as a dozen people were</text:p>
      <text:p text:style-name="P1">now working away on rival versions of what Big Brother had actually said.</text:p>
      <text:p text:style-name="P1"><text:soft-page-break/>And presently some master brain in the Inner Party would select this</text:p>
      <text:p text:style-name="P1">version or that, would re-edit it and set in motion the complex processes</text:p>
      <text:p text:style-name="P1">of cross-referencing that would be required, and then the chosen lie</text:p>
      <text:p text:style-name="P1">would pass into the permanent records and become truth.<text:line-break/><text:line-break/>Winston did not know why Withers had been disgraced. Perhaps it was for</text:p>
      <text:p text:style-name="P1">corruption or incompetence. Perhaps Big Brother was merely getting rid of</text:p>
      <text:p text:style-name="P1">a too-popular subordinate. Perhaps Withers or someone close to him had</text:p>
      <text:p text:style-name="P1">been suspected of heretical tendencies. Or perhaps--what was likeliest of</text:p>
      <text:p text:style-name="P1">all--the thing had simply happened because purges and vaporizations were a</text:p>
      <text:p text:style-name="P1">necessary part of the mechanics of government. The only real clue lay in</text:p>
      <text:p text:style-name="P1">the words 'refs unpersons', which indicated that Withers was already dead.</text:p>
      <text:p text:style-name="P1">You could not invariably assume this to be the case when people were</text:p>
      <text:p text:style-name="P1">arrested. Sometimes they were released and allowed to remain at liberty</text:p>
      <text:p text:style-name="P1">for as much as a year or two years before being executed. Very occasionally</text:p>
      <text:p text:style-name="P1">some person whom you had believed dead long since would make a ghostly</text:p>
      <text:p text:style-name="P1">reappearance at some public trial where he would implicate hundreds of</text:p>
      <text:p text:style-name="P1">others by his testimony before vanishing, this time for ever. Withers,</text:p>
      <text:p text:style-name="P1">however, was already an UNPERSON. He did not exist: he had never existed.</text:p>
      <text:p text:style-name="P1">Winston decided that it would not be enough simply to reverse the tendency</text:p>
      <text:p text:style-name="P1">of Big Brother's speech. It was better to make it deal with something</text:p>
      <text:p text:style-name="P1">totally unconnected with its original subject.<text:line-break/><text:line-break/>He might turn the speech into the usual denunciation of traitors and</text:p>
      <text:p text:style-name="P1">thought-criminals, but that was a little too obvious, while to invent a</text:p>
      <text:p text:style-name="P1">victory at the front, or some triumph of over-production in the Ninth</text:p>
      <text:p text:style-name="P1">Three-Year Plan, might complicate the records too much. What was needed</text:p>
      <text:p text:style-name="P1">was a piece of pure fantasy. Suddenly there sprang into his mind, ready</text:p>
      <text:p text:style-name="P1">made as it were, the image of a certain Comrade Ogilvy, who had recently</text:p>
      <text:p text:style-name="P1">died in battle, in heroic circumstances. There were occasions when Big</text:p>
      <text:p text:style-name="P1">Brother devoted his Order for the Day to commemorating some humble,</text:p>
      <text:p text:style-name="P1">rank-and-file Party member whose life and death he held up as an example</text:p>
      <text:p text:style-name="P1">worthy to be followed. Today he should commemorate Comrade Ogilvy. It was</text:p>
      <text:p text:style-name="P1">true that there was no such person as Comrade Ogilvy, but a few lines of</text:p>
      <text:p text:style-name="P1">print and a couple of faked photographs would soon bring him into</text:p>
      <text:p text:style-name="P1">existence.<text:line-break/><text:line-break/>Winston thought for a moment, then pulled the speakwrite towards him and</text:p>
      <text:p text:style-name="P1">began dictating in Big Brother's familiar style: a style at once military</text:p>
      <text:p text:style-name="P1">and pedantic, and, because of a trick of asking questions and then</text:p>
      <text:p text:style-name="P1">promptly answering them ('What lessons do we learn from this fact,</text:p>
      <text:p text:style-name="P1">comrades? The lesson--which is also one of the fundamental principles</text:p>
      <text:p text:style-name="P1">of Ingsoc--that,' etc., etc.), easy to imitate.<text:line-break/><text:line-break/>At the age of three Comrade Ogilvy had refused all toys except a drum, a</text:p>
      <text:p text:style-name="P1">sub-machine gun, and a model helicopter. At six--a year early, by a special</text:p>
      <text:p text:style-name="P1">relaxation of the rules--he had joined the Spies, at nine he had been a</text:p>
      <text:p text:style-name="P1">troop leader. At eleven he had denounced his uncle to the Thought Police</text:p>
      <text:p text:style-name="P1">after overhearing a conversation which appeared to him to have criminal</text:p>
      <text:p text:style-name="P1">tendencies. At seventeen he had been a district organizer of the Junior</text:p>
      <text:p text:style-name="P1">Anti-Sex League. At nineteen he had designed a hand-grenade which had</text:p>
      <text:p text:style-name="P1">been adopted by the Ministry of Peace and which, at its first trial, had</text:p>
      <text:p text:style-name="P1">killed thirty-one Eurasian prisoners in one burst. At twenty-three he had</text:p>
      <text:p text:style-name="P1">perished in action. Pursued by enemy jet planes while flying over the</text:p>
      <text:p text:style-name="P1">Indian Ocean with important despatches, he had weighted his body with his</text:p>
      <text:p text:style-name="P1">machine gun and leapt out of the helicopter into deep water, despatches</text:p>
      <text:p text:style-name="P1">and all--an end, said Big Brother, which it was impossible to contemplate</text:p>
      <text:p text:style-name="P1">without feelings of envy. Big Brother added a few remarks on the purity</text:p>
      <text:p text:style-name="P1">and single-mindedness of Comrade Ogilvy's life. He was a total abstainer</text:p>
      <text:p text:style-name="P1"><text:soft-page-break/>and a nonsmoker, had no recreations except a daily hour in the gymnasium,</text:p>
      <text:p text:style-name="P1">and had taken a vow of celibacy, believing marriage and the care of a</text:p>
      <text:p text:style-name="P1">family to be incompatible with a twenty-four-hour-a-day devotion to duty.</text:p>
      <text:p text:style-name="P1">He had no subjects of conversation except the principles of Ingsoc, and</text:p>
      <text:p text:style-name="P1">no aim in life except the defeat of the Eurasian enemy and the hunting-down</text:p>
      <text:p text:style-name="P1">of spies, saboteurs, thought-criminals, and traitors generally.<text:line-break/><text:line-break/>Winston debated with himself whether to award Comrade Ogilvy the Order of</text:p>
      <text:p text:style-name="P1">Conspicuous Merit: in the end he decided against it because of the</text:p>
      <text:p text:style-name="P1">unnecessary cross-referencing that it would entail.<text:line-break/><text:line-break/>Once again he glanced at his rival in the opposite cubicle. Something</text:p>
      <text:p text:style-name="P1">seemed to tell him with certainty that Tillotson was busy on the same job</text:p>
      <text:p text:style-name="P1">as himself. There was no way of knowing whose job would finally be adopted,</text:p>
      <text:p text:style-name="P1">but he felt a profound conviction that it would be his own. Comrade Ogilvy,</text:p>
      <text:p text:style-name="P1">unimagined an hour ago, was now a fact. It struck him as curious that you</text:p>
      <text:p text:style-name="P1">could create dead men but not living ones. Comrade Ogilvy, who had never</text:p>
      <text:p text:style-name="P1">existed in the present, now existed in the past, and when once the act of</text:p>
      <text:p text:style-name="P1">forgery was forgotten, he would exist just as authentically, and upon the</text:p>
      <text:p text:style-name="P1">same evidence, as Charlemagne or Julius Caesar.<text:line-break/><text:line-break/><text:line-break/><text:line-break/><text:line-break/>Chapter 5<text:line-break/><text:line-break/><text:line-break/><text:line-break/>In the low-ceilinged canteen, deep underground, the lunch queue jerked</text:p>
      <text:p text:style-name="P1">slowly forward. The room was already very full and deafeningly noisy. From</text:p>
      <text:p text:style-name="P1">the grille at the counter the steam of stew came pouring forth, with a sour</text:p>
      <text:p text:style-name="P1">metallic smell which did not quite overcome the fumes of Victory Gin. On</text:p>
      <text:p text:style-name="P1">the far side of the room there was a small bar, a mere hole in the wall,</text:p>
      <text:p text:style-name="P1">where gin could be bought at ten cents the large nip.<text:line-break/><text:line-break/>'Just the man I was looking for,' said a voice at Winston's back.<text:line-break/><text:line-break/>He turned round. It was his friend Syme, who worked in the Research</text:p>
      <text:p text:style-name="P1">Department. Perhaps 'friend' was not exactly the right word. You did not</text:p>
      <text:p text:style-name="P1">have friends nowadays, you had comrades: but there were some comrades whose</text:p>
      <text:p text:style-name="P1">society was pleasanter than that of others. Syme was a philologist, a</text:p>
      <text:p text:style-name="P1">specialist in Newspeak. Indeed, he was one of the enormous team of experts</text:p>
      <text:p text:style-name="P1">now engaged in compiling the Eleventh Edition of the Newspeak Dictionary.</text:p>
      <text:p text:style-name="P1">He was a tiny creature, smaller than Winston, with dark hair and large,</text:p>
      <text:p text:style-name="P1">protuberant eyes, at once mournful and derisive, which seemed to search</text:p>
      <text:p text:style-name="P1">your face closely while he was speaking to you.<text:line-break/><text:line-break/>'I wanted to ask you whether you'd got any razor blades,' he said.<text:line-break/><text:line-break/>'Not one!' said Winston with a sort of guilty haste. 'I've tried all over</text:p>
      <text:p text:style-name="P1">the place. They don't exist any longer.'<text:line-break/><text:line-break/>Everyone kept asking you for razor blades. Actually he had two unused ones</text:p>
      <text:p text:style-name="P1">which he was hoarding up. There had been a famine of them for months past.</text:p>
      <text:p text:style-name="P1">At any given moment there was some necessary article which the Party shops</text:p>
      <text:p text:style-name="P1">were unable to supply. Sometimes it was buttons, sometimes it was darning</text:p>
      <text:p text:style-name="P1">wool, sometimes it was shoelaces; at present it was razor blades. You could</text:p>
      <text:p text:style-name="P1">only get hold of them, if at all, by scrounging more or less furtively on</text:p>
      <text:p text:style-name="P1"><text:soft-page-break/>the 'free' market.<text:line-break/><text:line-break/>'I've been using the same blade for six weeks,' he added untruthfully.<text:line-break/><text:line-break/>The queue gave another jerk forward. As they halted he turned and faced</text:p>
      <text:p text:style-name="P1">Syme again. Each of them took a greasy metal tray from a pile at the end</text:p>
      <text:p text:style-name="P1">of the counter.<text:line-break/><text:line-break/>'Did you go and see the prisoners hanged yesterday?' said Syme.<text:line-break/><text:line-break/>'I was working,' said Winston indifferently. 'I shall see it on the</text:p>
      <text:p text:style-name="P1">flicks, I suppose.'<text:line-break/><text:line-break/>'A very inadequate substitute,' said Syme.<text:line-break/><text:line-break/>His mocking eyes roved over Winston's face. 'I know you,' the eyes seemed</text:p>
      <text:p text:style-name="P1">to say, 'I see through you. I know very well why you didn't go to see</text:p>
      <text:p text:style-name="P1">those prisoners hanged.' In an intellectual way, Syme was venomously</text:p>
      <text:p text:style-name="P1">orthodox. He would talk with a disagreeable gloating satisfaction of</text:p>
      <text:p text:style-name="P1">helicopter raids on enemy villages, and trials and confessions of</text:p>
      <text:p text:style-name="P1">thought-criminals, the executions in the cellars of the Ministry of Love.</text:p>
      <text:p text:style-name="P1">Talking to him was largely a matter of getting him away from such subjects</text:p>
      <text:p text:style-name="P1">and entangling him, if possible, in the technicalities of Newspeak, on</text:p>
      <text:p text:style-name="P1">which he was authoritative and interesting. Winston turned his head a</text:p>
      <text:p text:style-name="P1">little aside to avoid the scrutiny of the large dark eyes.<text:line-break/><text:line-break/>'It was a good hanging,' said Syme reminiscently. 'I think it spoils it</text:p>
      <text:p text:style-name="P1">when they tie their feet together. I like to see them kicking. And above</text:p>
      <text:p text:style-name="P1">all, at the end, the tongue sticking right out, and blue--a quite bright</text:p>
      <text:p text:style-name="P1">blue. That's the detail that appeals to me.'<text:line-break/><text:line-break/>'Nex', please!' yelled the white-aproned prole with the ladle.<text:line-break/><text:line-break/>Winston and Syme pushed their trays beneath the grille. On to each was</text:p>
      <text:p text:style-name="P1">dumped swiftly the regulation lunch--a metal pannikin of pinkish-grey stew,</text:p>
      <text:p text:style-name="P1">a hunk of bread, a cube of cheese, a mug of milkless Victory Coffee, and</text:p>
      <text:p text:style-name="P1">one saccharine tablet.<text:line-break/><text:line-break/>'There's a table over there, under that telescreen,' said Syme. 'Let's pick</text:p>
      <text:p text:style-name="P1">up a gin on the way.'<text:line-break/><text:line-break/>The gin was served out to them in handleless china mugs. They threaded</text:p>
      <text:p text:style-name="P1">their way across the crowded room and unpacked their trays on to the</text:p>
      <text:p text:style-name="P1">metal-topped table, on one corner of which someone had left a pool of stew,</text:p>
      <text:p text:style-name="P1">a filthy liquid mess that had the appearance of vomit. Winston took up his</text:p>
      <text:p text:style-name="P1">mug of gin, paused for an instant to collect his nerve, and gulped the</text:p>
      <text:p text:style-name="P1">oily-tasting stuff down. When he had winked the tears out of his eyes he</text:p>
      <text:p text:style-name="P1">suddenly discovered that he was hungry. He began swallowing spoonfuls of</text:p>
      <text:p text:style-name="P1">the stew, which, in among its general sloppiness, had cubes of spongy</text:p>
      <text:p text:style-name="P1">pinkish stuff which was probably a preparation of meat. Neither of them</text:p>
      <text:p text:style-name="P1">spoke again till they had emptied their pannikins. From the table at</text:p>
      <text:p text:style-name="P1">Winston's left, a little behind his back, someone was talking rapidly and</text:p>
      <text:p text:style-name="P1">continuously, a harsh gabble almost like the quacking of a duck, which</text:p>
      <text:p text:style-name="P1">pierced the general uproar of the room.<text:line-break/><text:line-break/>'How is the Dictionary getting on?' said Winston, raising his voice to</text:p>
      <text:p text:style-name="P1">overcome the noise.<text:line-break/><text:line-break/>'Slowly,' said Syme. 'I'm on the adjectives. It's fascinating.'<text:line-break/><text:soft-page-break/><text:line-break/>He had brightened up immediately at the mention of Newspeak. He pushed his</text:p>
      <text:p text:style-name="P1">pannikin aside, took up his hunk of bread in one delicate hand and his</text:p>
      <text:p text:style-name="P1">cheese in the other, and leaned across the table so as to be able to speak</text:p>
      <text:p text:style-name="P1">without shouting.<text:line-break/><text:line-break/>'The Eleventh Edition is the definitive edition,' he said. 'We're getting</text:p>
      <text:p text:style-name="P1">the language into its final shape--the shape it's going to have when nobody</text:p>
      <text:p text:style-name="P1">speaks anything else. When we've finished with it, people like you will</text:p>
      <text:p text:style-name="P1">have to learn it all over again. You think, I dare say, that our chief job</text:p>
      <text:p text:style-name="P1">is inventing new words. But not a bit of it! We're destroying words--scores</text:p>
      <text:p text:style-name="P1">of them, hundreds of them, every day. We're cutting the language down to</text:p>
      <text:p text:style-name="P1">the bone. The Eleventh Edition won't contain a single word that will become</text:p>
      <text:p text:style-name="P1">obsolete before the year 2050.'<text:line-break/><text:line-break/>He bit hungrily into his bread and swallowed a couple of mouthfuls, then</text:p>
      <text:p text:style-name="P1">continued speaking, with a sort of pedant's passion. His thin dark face</text:p>
      <text:p text:style-name="P1">had become animated, his eyes had lost their mocking expression and grown</text:p>
      <text:p text:style-name="P1">almost dreamy.<text:line-break/><text:line-break/>'It's a beautiful thing, the destruction of words. Of course the great</text:p>
      <text:p text:style-name="P1">wastage is in the verbs and adjectives, but there are hundreds of nouns</text:p>
      <text:p text:style-name="P1">that can be got rid of as well. It isn't only the synonyms; there are also</text:p>
      <text:p text:style-name="P1">the antonyms. After all, what justification is there for a word which is</text:p>
      <text:p text:style-name="P1">simply the opposite of some other word? A word contains its opposite in</text:p>
      <text:p text:style-name="P1">itself. Take "good", for instance. If you have a word like "good", what</text:p>
      <text:p text:style-name="P1">need is there for a word like "bad"? "Ungood" will do just as well--better,</text:p>
      <text:p text:style-name="P1">because it's an exact opposite, which the other is not. Or again, if you</text:p>
      <text:p text:style-name="P1">want a stronger version of "good", what sense is there in having a whole</text:p>
      <text:p text:style-name="P1">string of vague useless words like "excellent" and "splendid" and all the</text:p>
      <text:p text:style-name="P1">rest of them? "Plusgood" covers the meaning, or "doubleplusgood" if you</text:p>
      <text:p text:style-name="P1">want something stronger still. Of course we use those forms already. but</text:p>
      <text:p text:style-name="P1">in the final version of Newspeak there'll be nothing else. In the end the</text:p>
      <text:p text:style-name="P1">whole notion of goodness and badness will be covered by only six words--in</text:p>
      <text:p text:style-name="P1">reality, only one word. Don't you see the beauty of that, Winston? It was</text:p>
      <text:p text:style-name="P1">B.B.'s idea originally, of course,' he added as an afterthought.<text:line-break/><text:line-break/>A sort of vapid eagerness flitted across Winston's face at the mention of</text:p>
      <text:p text:style-name="P1">Big Brother. Nevertheless Syme immediately detected a certain lack of</text:p>
      <text:p text:style-name="P1">enthusiasm.<text:line-break/><text:line-break/>'You haven't a real appreciation of Newspeak, Winston,' he said almost</text:p>
      <text:p text:style-name="P1">sadly. 'Even when you write it you're still thinking in Oldspeak. I've read</text:p>
      <text:p text:style-name="P1">some of those pieces that you write in "The Times" occasionally. They're</text:p>
      <text:p text:style-name="P1">good enough, but they're translations. In your heart you'd prefer to stick</text:p>
      <text:p text:style-name="P1">to Oldspeak, with all its vagueness and its useless shades of meaning.</text:p>
      <text:p text:style-name="P1">You don't grasp the beauty of the destruction of words. Do you know that</text:p>
      <text:p text:style-name="P1">Newspeak is the only language in the world whose vocabulary gets smaller</text:p>
      <text:p text:style-name="P1">every year?'<text:line-break/><text:line-break/>Winston did know that, of course. He smiled, sympathetically he hoped, not</text:p>
      <text:p text:style-name="P1">trusting himself to speak. Syme bit off another fragment of the</text:p>
      <text:p text:style-name="P1">dark-coloured bread, chewed it briefly, and went on:<text:line-break/><text:line-break/>'Don't you see that the whole aim of Newspeak is to narrow the range of</text:p>
      <text:p text:style-name="P1">thought? In the end we shall make thoughtcrime literally impossible,</text:p>
      <text:p text:style-name="P1">because there will be no words in which to express it. Every concept that</text:p>
      <text:p text:style-name="P1">can ever be needed, will be expressed by exactly one word, with its meaning</text:p>
      <text:p text:style-name="P1">rigidly defined and all its subsidiary meanings rubbed out and forgotten.</text:p>
      <text:p text:style-name="P1"><text:soft-page-break/>Already, in the Eleventh Edition, we're not far from that point. But the</text:p>
      <text:p text:style-name="P1">process will still be continuing long after you and I are dead. Every year</text:p>
      <text:p text:style-name="P1">fewer and fewer words, and the range of consciousness always a little</text:p>
      <text:p text:style-name="P1">smaller. Even now, of course, there's no reason or excuse for committing</text:p>
      <text:p text:style-name="P1">thoughtcrime. It's merely a question of self-discipline, reality-control.</text:p>
      <text:p text:style-name="P1">But in the end there won't be any need even for that. The Revolution will</text:p>
      <text:p text:style-name="P1">be complete when the language is perfect. Newspeak is Ingsoc and Ingsoc</text:p>
      <text:p text:style-name="P1">is Newspeak,' he added with a sort of mystical satisfaction. 'Has it ever</text:p>
      <text:p text:style-name="P1">occurred to you, Winston, that by the year 2050, at the very latest, not a</text:p>
      <text:p text:style-name="P1">single human being will be alive who could understand such a conversation</text:p>
      <text:p text:style-name="P1">as we are having now?'<text:line-break/><text:line-break/>'Except----' began Winston doubtfully, and he stopped.<text:line-break/><text:line-break/>It had been on the tip of his tongue to say 'Except the proles,' but he</text:p>
      <text:p text:style-name="P1">checked himself, not feeling fully certain that this remark was not in</text:p>
      <text:p text:style-name="P1">some way unorthodox. Syme, however, had divined what he was about to say.<text:line-break/><text:line-break/>'The proles are not human beings,' he said carelessly. 'By 2050--earlier,</text:p>
      <text:p text:style-name="P1">probably--all real knowledge of Oldspeak will have disappeared. The whole</text:p>
      <text:p text:style-name="P1">literature of the past will have been destroyed. Chaucer, Shakespeare,</text:p>
      <text:p text:style-name="P1">Milton, Byron--they'll exist only in Newspeak versions, not merely changed</text:p>
      <text:p text:style-name="P1">into something different, but actually changed into something contradictory</text:p>
      <text:p text:style-name="P1">of what they used to be. Even the literature of the Party will change.</text:p>
      <text:p text:style-name="P1">Even the slogans will change. How could you have a slogan like "freedom is</text:p>
      <text:p text:style-name="P1">slavery" when the concept of freedom has been abolished? The whole climate</text:p>
      <text:p text:style-name="P1">of thought will be different. In fact there will be no thought, as we</text:p>
      <text:p text:style-name="P1">understand it now. Orthodoxy means not thinking--not needing to think.</text:p>
      <text:p text:style-name="P1">Orthodoxy is unconsciousness.'<text:line-break/><text:line-break/>One of these days, thought Winston with sudden deep conviction, Syme will</text:p>
      <text:p text:style-name="P1">be vaporized. He is too intelligent. He sees too clearly and speaks too</text:p>
      <text:p text:style-name="P1">plainly. The Party does not like such people. One day he will disappear.</text:p>
      <text:p text:style-name="P1">It is written in his face.<text:line-break/><text:line-break/>Winston had finished his bread and cheese. He turned a little sideways</text:p>
      <text:p text:style-name="P1">in his chair to drink his mug of coffee. At the table on his left the man</text:p>
      <text:p text:style-name="P1">with the strident voice was still talking remorselessly away. A young</text:p>
      <text:p text:style-name="P1">woman who was perhaps his secretary, and who was sitting with her back</text:p>
      <text:p text:style-name="P1">to Winston, was listening to him and seemed to be eagerly agreeing with</text:p>
      <text:p text:style-name="P1">everything that he said. From time to time Winston caught some such remark</text:p>
      <text:p text:style-name="P1">as 'I think you're so right, I do so agree with you', uttered in a youthful</text:p>
      <text:p text:style-name="P1">and rather silly feminine voice. But the other voice never stopped for an</text:p>
      <text:p text:style-name="P1">instant, even when the girl was speaking. Winston knew the man by sight,</text:p>
      <text:p text:style-name="P1">though he knew no more about him than that he held some important post</text:p>
      <text:p text:style-name="P1">in the Fiction Department. He was a man of about thirty, with a muscular</text:p>
      <text:p text:style-name="P1">throat and a large, mobile mouth. His head was thrown back a little, and</text:p>
      <text:p text:style-name="P1">because of the angle at which he was sitting, his spectacles caught the</text:p>
      <text:p text:style-name="P1">light and presented to Winston two blank discs instead of eyes. What was</text:p>
      <text:p text:style-name="P1">slightly horrible, was that from the stream of sound that poured out of</text:p>
      <text:p text:style-name="P1">his mouth it was almost impossible to distinguish a single word. Just</text:p>
      <text:p text:style-name="P1">once Winston caught a phrase--'complete and final elimination of</text:p>
      <text:p text:style-name="P1">Goldsteinism'--jerked out very rapidly and, as it seemed, all in one piece,</text:p>
      <text:p text:style-name="P1">like a line of type cast solid. For the rest it was just a noise, a</text:p>
      <text:p text:style-name="P1">quack-quack-quacking. And yet, though you could not actually hear what the</text:p>
      <text:p text:style-name="P1">man was saying, you could not be in any doubt about its general nature.</text:p>
      <text:p text:style-name="P1">He might be denouncing Goldstein and demanding sterner measures against</text:p>
      <text:p text:style-name="P1">thought-criminals and saboteurs, he might be fulminating against the</text:p>
      <text:p text:style-name="P1">atrocities of the Eurasian army, he might be praising Big Brother or the</text:p>
      <text:p text:style-name="P1"><text:soft-page-break/>heroes on the Malabar front--it made no difference. Whatever it was, you</text:p>
      <text:p text:style-name="P1">could be certain that every word of it was pure orthodoxy, pure Ingsoc.</text:p>
      <text:p text:style-name="P1">As he watched the eyeless face with the jaw moving rapidly up and down,</text:p>
      <text:p text:style-name="P1">Winston had a curious feeling that this was not a real human being but</text:p>
      <text:p text:style-name="P1">some kind of dummy. It was not the man's brain that was speaking, it was</text:p>
      <text:p text:style-name="P1">his larynx. The stuff that was coming out of him consisted of words, but</text:p>
      <text:p text:style-name="P1">it was not speech in the true sense: it was a noise uttered in</text:p>
      <text:p text:style-name="P1">unconsciousness, like the quacking of a duck.<text:line-break/><text:line-break/>Syme had fallen silent for a moment, and with the handle of his spoon was</text:p>
      <text:p text:style-name="P1">tracing patterns in the puddle of stew. The voice from the other table</text:p>
      <text:p text:style-name="P1">quacked rapidly on, easily audible in spite of the surrounding din.<text:line-break/><text:line-break/>'There is a word in Newspeak,' said Syme, 'I don't know whether you know</text:p>
      <text:p text:style-name="P1">it: DUCKSPEAK, to quack like a duck. It is one of those interesting words</text:p>
      <text:p text:style-name="P1">that have two contradictory meanings. Applied to an opponent, it is abuse,</text:p>
      <text:p text:style-name="P1">applied to someone you agree with, it is praise.'<text:line-break/><text:line-break/>Unquestionably Syme will be vaporized, Winston thought again. He thought</text:p>
      <text:p text:style-name="P1">it with a kind of sadness, although well knowing that Syme despised him</text:p>
      <text:p text:style-name="P1">and slightly disliked him, and was fully capable of denouncing him as a</text:p>
      <text:p text:style-name="P1">thought-criminal if he saw any reason for doing so. There was something</text:p>
      <text:p text:style-name="P1">subtly wrong with Syme. There was something that he lacked: discretion,</text:p>
      <text:p text:style-name="P1">aloofness, a sort of saving stupidity. You could not say that he was</text:p>
      <text:p text:style-name="P1">unorthodox. He believed in the principles of Ingsoc, he venerated Big</text:p>
      <text:p text:style-name="P1">Brother, he rejoiced over victories, he hated heretics, not merely with</text:p>
      <text:p text:style-name="P1">sincerity but with a sort of restless zeal, an up-to-dateness of</text:p>
      <text:p text:style-name="P1">information, which the ordinary Party member did not approach. Yet a faint</text:p>
      <text:p text:style-name="P1">air of disreputability always clung to him. He said things that would have</text:p>
      <text:p text:style-name="P1">been better unsaid, he had read too many books, he frequented the Chestnut</text:p>
      <text:p text:style-name="P1">Tree Cafe, haunt of painters and musicians. There was no law, not even an</text:p>
      <text:p text:style-name="P1">unwritten law, against frequenting the Chestnut Tree Cafe, yet the place</text:p>
      <text:p text:style-name="P1">was somehow ill-omened. The old, discredited leaders of the Party had been</text:p>
      <text:p text:style-name="P1">used to gather there before they were finally purged. Goldstein himself,</text:p>
      <text:p text:style-name="P1">it was said, had sometimes been seen there, years and decades ago. Syme's</text:p>
      <text:p text:style-name="P1">fate was not difficult to foresee. And yet it was a fact that if Syme</text:p>
      <text:p text:style-name="P1">grasped, even for three seconds, the nature of his, Winston's, secret</text:p>
      <text:p text:style-name="P1">opinions, he would betray him instantly to the Thought Police. So would</text:p>
      <text:p text:style-name="P1">anybody else, for that matter: but Syme more than most. Zeal was not</text:p>
      <text:p text:style-name="P1">enough. Orthodoxy was unconsciousness.<text:line-break/><text:line-break/>Syme looked up. 'Here comes Parsons,' he said.<text:line-break/><text:line-break/>Something in the tone of his voice seemed to add, 'that bloody fool'.</text:p>
      <text:p text:style-name="P1">Parsons, Winston's fellow-tenant at Victory Mansions, was in fact threading</text:p>
      <text:p text:style-name="P1">his way across the room--a tubby, middle-sized man with fair hair and a</text:p>
      <text:p text:style-name="P1">froglike face. At thirty-five he was already putting on rolls of fat at</text:p>
      <text:p text:style-name="P1">neck and waistline, but his movements were brisk and boyish. His whole</text:p>
      <text:p text:style-name="P1">appearance was that of a little boy grown large, so much so that although</text:p>
      <text:p text:style-name="P1">he was wearing the regulation overalls, it was almost impossible not to</text:p>
      <text:p text:style-name="P1">think of him as being dressed in the blue shorts, grey shirt, and red</text:p>
      <text:p text:style-name="P1">neckerchief of the Spies. In visualizing him one saw always a picture of</text:p>
      <text:p text:style-name="P1">dimpled knees and sleeves rolled back from pudgy forearms. Parsons did,</text:p>
      <text:p text:style-name="P1">indeed, invariably revert to shorts when a community hike or any other</text:p>
      <text:p text:style-name="P1">physical activity gave him an excuse for doing so. He greeted them both</text:p>
      <text:p text:style-name="P1">with a cheery 'Hullo, hullo!' and sat down at the table, giving off an</text:p>
      <text:p text:style-name="P1">intense smell of sweat. Beads of moisture stood out all over his pink face.</text:p>
      <text:p text:style-name="P1">His powers of sweating were extraordinary. At the Community Centre you</text:p>
      <text:p text:style-name="P1">could always tell when he had been playing table-tennis by the dampness of</text:p>
      <text:p text:style-name="P1"><text:soft-page-break/>the bat handle. Syme had produced a strip of paper on which there was a</text:p>
      <text:p text:style-name="P1">long column of words, and was studying it with an ink-pencil between his</text:p>
      <text:p text:style-name="P1">fingers.<text:line-break/><text:line-break/>'Look at him working away in the lunch hour,' said Parsons, nudging</text:p>
      <text:p text:style-name="P1">Winston. 'Keenness, eh? What's that you've got there, old boy? Something</text:p>
      <text:p text:style-name="P1">a bit too brainy for me, I expect. Smith, old boy, I'll tell you why I'm</text:p>
      <text:p text:style-name="P1">chasing you. It's that sub you forgot to give me.'<text:line-break/><text:line-break/>'Which sub is that?' said Winston, automatically feeling for money. About</text:p>
      <text:p text:style-name="P1">a quarter of one's salary had to be earmarked for voluntary subscriptions,</text:p>
      <text:p text:style-name="P1">which were so numerous that it was difficult to keep track of them.<text:line-break/><text:line-break/>'For Hate Week. You know--the house-by-house fund. I'm treasurer for our</text:p>
      <text:p text:style-name="P1">block. We're making an all-out effort--going to put on a tremendous show.</text:p>
      <text:p text:style-name="P1">I tell you, it won't be my fault if old Victory Mansions doesn't have the</text:p>
      <text:p text:style-name="P1">biggest outfit of flags in the whole street. Two dollars you promised me.'<text:line-break/><text:line-break/>Winston found and handed over two creased and filthy notes, which Parsons</text:p>
      <text:p text:style-name="P1">entered in a small notebook, in the neat handwriting of the illiterate.<text:line-break/><text:line-break/>'By the way, old boy,' he said. 'I hear that little beggar of mine let fly</text:p>
      <text:p text:style-name="P1">at you with his catapult yesterday. I gave him a good dressing-down for it.</text:p>
      <text:p text:style-name="P1">In fact I told him I'd take the catapult away if he does it again.'<text:line-break/><text:line-break/>'I think he was a little upset at not going to the execution,' said</text:p>
      <text:p text:style-name="P1">Winston.<text:line-break/><text:line-break/>'Ah, well--what I mean to say, shows the right spirit, doesn't it?</text:p>
      <text:p text:style-name="P1">Mischievous little beggars they are, both of them, but talk about keenness!</text:p>
      <text:p text:style-name="P1">All they think about is the Spies, and the war, of course. D'you know what</text:p>
      <text:p text:style-name="P1">that little girl of mine did last Saturday, when her troop was on a hike</text:p>
      <text:p text:style-name="P1">out Berkhamsted way? She got two other girls to go with her, slipped off</text:p>
      <text:p text:style-name="P1">from the hike, and spent the whole afternoon following a strange man. They</text:p>
      <text:p text:style-name="P1">kept on his tail for two hours, right through the woods, and then, when</text:p>
      <text:p text:style-name="P1">they got into Amersham, handed him over to the patrols.'<text:line-break/><text:line-break/>'What did they do that for?' said Winston, somewhat taken aback. Parsons</text:p>
      <text:p text:style-name="P1">went on triumphantly:<text:line-break/><text:line-break/>'My kid made sure he was some kind of enemy agent--might have been dropped</text:p>
      <text:p text:style-name="P1">by parachute, for instance. But here's the point, old boy. What do you</text:p>
      <text:p text:style-name="P1">think put her on to him in the first place? She spotted he was wearing a</text:p>
      <text:p text:style-name="P1">funny kind of shoes--said she'd never seen anyone wearing shoes like that</text:p>
      <text:p text:style-name="P1">before. So the chances were he was a foreigner. Pretty smart for a nipper</text:p>
      <text:p text:style-name="P1">of seven, eh?'<text:line-break/><text:line-break/>'What happened to the man?' said Winston.<text:line-break/><text:line-break/>'Ah, that I couldn't say, of course. But I wouldn't be altogether surprised</text:p>
      <text:p text:style-name="P1">if----' Parsons made the motion of aiming a rifle, and clicked his tongue</text:p>
      <text:p text:style-name="P1">for the explosion.<text:line-break/><text:line-break/>'Good,' said Syme abstractedly, without looking up from his strip of paper.<text:line-break/><text:line-break/>'Of course we can't afford to take chances,' agreed Winston dutifully.<text:line-break/><text:line-break/>'What I mean to say, there is a war on,' said Parsons.<text:line-break/><text:soft-page-break/><text:line-break/>As though in confirmation of this, a trumpet call floated from the</text:p>
      <text:p text:style-name="P1">telescreen just above their heads. However, it was not the proclamation of</text:p>
      <text:p text:style-name="P1">a military victory this time, but merely an announcement from the Ministry</text:p>
      <text:p text:style-name="P1">of Plenty.<text:line-break/><text:line-break/>'Comrades!' cried an eager youthful voice. 'Attention, comrades! We have</text:p>
      <text:p text:style-name="P1">glorious news for you. We have won the battle for production! Returns now</text:p>
      <text:p text:style-name="P1">completed of the output of all classes of consumption goods show that the</text:p>
      <text:p text:style-name="P1">standard of living has risen by no less than 20 per cent over the past</text:p>
      <text:p text:style-name="P1">year. All over Oceania this morning there were irrepressible spontaneous</text:p>
      <text:p text:style-name="P1">demonstrations when workers marched out of factories and offices and</text:p>
      <text:p text:style-name="P1">paraded through the streets with banners voicing their gratitude to Big</text:p>
      <text:p text:style-name="P1">Brother for the new, happy life which his wise leadership has bestowed</text:p>
      <text:p text:style-name="P1">upon us. Here are some of the completed figures. Foodstuffs----'<text:line-break/><text:line-break/>The phrase 'our new, happy life' recurred several times. It had been a</text:p>
      <text:p text:style-name="P1">favourite of late with the Ministry of Plenty. Parsons, his attention</text:p>
      <text:p text:style-name="P1">caught by the trumpet call, sat listening with a sort of gaping solemnity,</text:p>
      <text:p text:style-name="P1">a sort of edified boredom. He could not follow the figures, but he was</text:p>
      <text:p text:style-name="P1">aware that they were in some way a cause for satisfaction. He had lugged</text:p>
      <text:p text:style-name="P1">out a huge and filthy pipe which was already half full of charred tobacco.</text:p>
      <text:p text:style-name="P1">With the tobacco ration at 100 grammes a week it was seldom possible to</text:p>
      <text:p text:style-name="P1">fill a pipe to the top. Winston was smoking a Victory Cigarette which he</text:p>
      <text:p text:style-name="P1">held carefully horizontal. The new ration did not start till tomorrow and</text:p>
      <text:p text:style-name="P1">he had only four cigarettes left. For the moment he had shut his ears to</text:p>
      <text:p text:style-name="P1">the remoter noises and was listening to the stuff that streamed out of the</text:p>
      <text:p text:style-name="P1">telescreen. It appeared that there had even been demonstrations to thank</text:p>
      <text:p text:style-name="P1">Big Brother for raising the chocolate ration to twenty grammes a week. And</text:p>
      <text:p text:style-name="P1">only yesterday, he reflected, it had been announced that the ration was</text:p>
      <text:p text:style-name="P1">to be REDUCED to twenty grammes a week. Was it possible that they could</text:p>
      <text:p text:style-name="P1">swallow that, after only twenty-four hours? Yes, they swallowed it. Parsons</text:p>
      <text:p text:style-name="P1">swallowed it easily, with the stupidity of an animal. The eyeless creature</text:p>
      <text:p text:style-name="P1">at the other table swallowed it fanatically, passionately, with a furious</text:p>
      <text:p text:style-name="P1">desire to track down, denounce, and vaporize anyone who should suggest that</text:p>
      <text:p text:style-name="P1">last week the ration had been thirty grammes. Syme, too--in some more</text:p>
      <text:p text:style-name="P1">complex way, involving doublethink, Syme swallowed it. Was he, then, ALONE</text:p>
      <text:p text:style-name="P1">in the possession of a memory?<text:line-break/><text:line-break/>The fabulous statistics continued to pour out of the telescreen. As</text:p>
      <text:p text:style-name="P1">compared with last year there was more food, more clothes, more houses,</text:p>
      <text:p text:style-name="P1">more furniture, more cooking-pots, more fuel, more ships, more helicopters,</text:p>
      <text:p text:style-name="P1">more books, more babies--more of everything except disease, crime, and</text:p>
      <text:p text:style-name="P1">insanity. Year by year and minute by minute, everybody and everything was</text:p>
      <text:p text:style-name="P1">whizzing rapidly upwards. As Syme had done earlier Winston had taken up</text:p>
      <text:p text:style-name="P1">his spoon and was dabbling in the pale-coloured gravy that dribbled across</text:p>
      <text:p text:style-name="P1">the table, drawing a long streak of it out into a pattern. He meditated</text:p>
      <text:p text:style-name="P1">resentfully on the physical texture of life. Had it always been like</text:p>
      <text:p text:style-name="P1">this? Had food always tasted like this? He looked round the canteen.</text:p>
      <text:p text:style-name="P1">A low-ceilinged, crowded room, its walls grimy from the contact of</text:p>
      <text:p text:style-name="P1">innumerable bodies; battered metal tables and chairs, placed so close</text:p>
      <text:p text:style-name="P1">together that you sat with elbows touching; bent spoons, dented trays,</text:p>
      <text:p text:style-name="P1">coarse white mugs; all surfaces greasy, grime in every crack; and a</text:p>
      <text:p text:style-name="P1">sourish, composite smell of bad gin and bad coffee and metallic stew and</text:p>
      <text:p text:style-name="P1">dirty clothes. Always in your stomach and in your skin there was a sort</text:p>
      <text:p text:style-name="P1">of protest, a feeling that you had been cheated of something that you had</text:p>
      <text:p text:style-name="P1">a right to. It was true that he had no memories of anything greatly</text:p>
      <text:p text:style-name="P1">different. In any time that he could accurately remember, there had never</text:p>
      <text:p text:style-name="P1">been quite enough to eat, one had never had socks or underclothes that</text:p>
      <text:p text:style-name="P1"><text:soft-page-break/>were not full of holes, furniture had always been battered and rickety,</text:p>
      <text:p text:style-name="P1">rooms underheated, tube trains crowded, houses falling to pieces,</text:p>
      <text:p text:style-name="P1">bread dark-coloured, tea a rarity, coffee filthy-tasting, cigarettes</text:p>
      <text:p text:style-name="P1">insufficient--nothing cheap and plentiful except synthetic gin. And though,</text:p>
      <text:p text:style-name="P1">of course, it grew worse as one's body aged, was it not a sign that this</text:p>
      <text:p text:style-name="P1">was NOT the natural order of things, if one's heart sickened at the</text:p>
      <text:p text:style-name="P1">discomfort and dirt and scarcity, the interminable winters, the stickiness</text:p>
      <text:p text:style-name="P1">of one's socks, the lifts that never worked, the cold water, the gritty</text:p>
      <text:p text:style-name="P1">soap, the cigarettes that came to pieces, the food with its strange evil</text:p>
      <text:p text:style-name="P1">tastes? Why should one feel it to be intolerable unless one had some kind</text:p>
      <text:p text:style-name="P1">of ancestral memory that things had once been different?<text:line-break/><text:line-break/>He looked round the canteen again. Nearly everyone was ugly, and would</text:p>
      <text:p text:style-name="P1">still have been ugly even if dressed otherwise than in the uniform blue</text:p>
      <text:p text:style-name="P1">overalls. On the far side of the room, sitting at a table alone, a small,</text:p>
      <text:p text:style-name="P1">curiously beetle-like man was drinking a cup of coffee, his little eyes</text:p>
      <text:p text:style-name="P1">darting suspicious glances from side to side. How easy it was, thought</text:p>
      <text:p text:style-name="P1">Winston, if you did not look about you, to believe that the physical type</text:p>
      <text:p text:style-name="P1">set up by the Party as an ideal--tall muscular youths and deep-bosomed</text:p>
      <text:p text:style-name="P1">maidens, blond-haired, vital, sunburnt, carefree--existed and even</text:p>
      <text:p text:style-name="P1">predominated. Actually, so far as he could judge, the majority of people</text:p>
      <text:p text:style-name="P1">in Airstrip One were small, dark, and ill-favoured. It was curious how that</text:p>
      <text:p text:style-name="P1">beetle-like type proliferated in the Ministries: little dumpy men, growing</text:p>
      <text:p text:style-name="P1">stout very early in life, with short legs, swift scuttling movements, and</text:p>
      <text:p text:style-name="P1">fat inscrutable faces with very small eyes. It was the type that seemed to</text:p>
      <text:p text:style-name="P1">flourish best under the dominion of the Party.<text:line-break/><text:line-break/>The announcement from the Ministry of Plenty ended on another trumpet call</text:p>
      <text:p text:style-name="P1">and gave way to tinny music. Parsons, stirred to vague enthusiasm by the</text:p>
      <text:p text:style-name="P1">bombardment of figures, took his pipe out of his mouth.<text:line-break/><text:line-break/>'The Ministry of Plenty's certainly done a good job this year,' he said</text:p>
      <text:p text:style-name="P1">with a knowing shake of his head. 'By the way, Smith old boy, I suppose</text:p>
      <text:p text:style-name="P1">you haven't got any razor blades you can let me have?'<text:line-break/><text:line-break/>'Not one,' said Winston. 'I've been using the same blade for six weeks</text:p>
      <text:p text:style-name="P1">myself.'<text:line-break/><text:line-break/>'Ah, well--just thought I'd ask you, old boy.'<text:line-break/><text:line-break/>'Sorry,' said Winston.<text:line-break/><text:line-break/>The quacking voice from the next table, temporarily silenced during the</text:p>
      <text:p text:style-name="P1">Ministry's announcement, had started up again, as loud as ever. For some</text:p>
      <text:p text:style-name="P1">reason Winston suddenly found himself thinking of Mrs Parsons, with her</text:p>
      <text:p text:style-name="P1">wispy hair and the dust in the creases of her face. Within two years those</text:p>
      <text:p text:style-name="P1">children would be denouncing her to the Thought Police. Mrs Parsons would</text:p>
      <text:p text:style-name="P1">be vaporized. Syme would be vaporized. Winston would be vaporized. O'Brien</text:p>
      <text:p text:style-name="P1">would be vaporized. Parsons, on the other hand, would never be vaporized.</text:p>
      <text:p text:style-name="P1">The eyeless creature with the quacking voice would never be vaporized.</text:p>
      <text:p text:style-name="P1">The little beetle-like men who scuttle so nimbly through the labyrinthine</text:p>
      <text:p text:style-name="P1">corridors of Ministries they, too, would never be vaporized. And the girl</text:p>
      <text:p text:style-name="P1">with dark hair, the girl from the Fiction Department--she would never be</text:p>
      <text:p text:style-name="P1">vaporized either. It seemed to him that he knew instinctively who would</text:p>
      <text:p text:style-name="P1">survive and who would perish: though just what it was that made for</text:p>
      <text:p text:style-name="P1">survival, it was not easy to say.<text:line-break/><text:line-break/>At this moment he was dragged out of his reverie with a violent jerk. The</text:p>
      <text:p text:style-name="P1">girl at the next table had turned partly round and was looking at him. It</text:p>
      <text:p text:style-name="P1"><text:soft-page-break/>was the girl with dark hair. She was looking at him in a sidelong way, but</text:p>
      <text:p text:style-name="P1">with curious intensity. The instant she caught his eye she looked away</text:p>
      <text:p text:style-name="P1">again.<text:line-break/><text:line-break/>The sweat started out on Winston's backbone. A horrible pang of terror</text:p>
      <text:p text:style-name="P1">went through him. It was gone almost at once, but it left a sort of nagging</text:p>
      <text:p text:style-name="P1">uneasiness behind. Why was she watching him? Why did she keep following him</text:p>
      <text:p text:style-name="P1">about? Unfortunately he could not remember whether she had already been at</text:p>
      <text:p text:style-name="P1">the table when he arrived, or had come there afterwards. But yesterday, at</text:p>
      <text:p text:style-name="P1">any rate, during the Two Minutes Hate, she had sat immediately behind him</text:p>
      <text:p text:style-name="P1">when there was no apparent need to do so. Quite likely her real object had</text:p>
      <text:p text:style-name="P1">been to listen to him and make sure whether he was shouting loudly enough.<text:line-break/><text:line-break/>His earlier thought returned to him: probably she was not actually a member</text:p>
      <text:p text:style-name="P1">of the Thought Police, but then it was precisely the amateur spy who was</text:p>
      <text:p text:style-name="P1">the greatest danger of all. He did not know how long she had been looking</text:p>
      <text:p text:style-name="P1">at him, but perhaps for as much as five minutes, and it was possible</text:p>
      <text:p text:style-name="P1">that his features had not been perfectly under control. It was terribly</text:p>
      <text:p text:style-name="P1">dangerous to let your thoughts wander when you were in any public place</text:p>
      <text:p text:style-name="P1">or within range of a telescreen. The smallest thing could give you away.</text:p>
      <text:p text:style-name="P1">A nervous tic, an unconscious look of anxiety, a habit of muttering to</text:p>
      <text:p text:style-name="P1">yourself--anything that carried with it the suggestion of abnormality, of</text:p>
      <text:p text:style-name="P1">having something to hide. In any case, to wear an improper expression on</text:p>
      <text:p text:style-name="P1">your face (to look incredulous when a victory was announced, for example)</text:p>
      <text:p text:style-name="P1">was itself a punishable offence. There was even a word for it in Newspeak:</text:p>
      <text:p text:style-name="P1">FACECRIME, it was called.<text:line-break/><text:line-break/>The girl had turned her back on him again. Perhaps after all she was not</text:p>
      <text:p text:style-name="P1">really following him about, perhaps it was coincidence that she had sat so</text:p>
      <text:p text:style-name="P1">close to him two days running. His cigarette had gone out, and he laid it</text:p>
      <text:p text:style-name="P1">carefully on the edge of the table. He would finish smoking it after work,</text:p>
      <text:p text:style-name="P1">if he could keep the tobacco in it. Quite likely the person at the next</text:p>
      <text:p text:style-name="P1">table was a spy of the Thought Police, and quite likely he would be in the</text:p>
      <text:p text:style-name="P1">cellars of the Ministry of Love within three days, but a cigarette end</text:p>
      <text:p text:style-name="P1">must not be wasted. Syme had folded up his strip of paper and stowed it</text:p>
      <text:p text:style-name="P1">away in his pocket. Parsons had begun talking again.<text:line-break/><text:line-break/>'Did I ever tell you, old boy,' he said, chuckling round the stem of his</text:p>
      <text:p text:style-name="P1">pipe, 'about the time when those two nippers of mine set fire to the old</text:p>
      <text:p text:style-name="P1">market-woman's skirt because they saw her wrapping up sausages in a poster</text:p>
      <text:p text:style-name="P1">of B.B.? Sneaked up behind her and set fire to it with a box of matches.</text:p>
      <text:p text:style-name="P1">Burned her quite badly, I believe. Little beggars, eh? But keen as mustard!</text:p>
      <text:p text:style-name="P1">That's a first-rate training they give them in the Spies nowadays--better</text:p>
      <text:p text:style-name="P1">than in my day, even. What d'you think's the latest thing they've served</text:p>
      <text:p text:style-name="P1">them out with? Ear trumpets for listening through keyholes! My little</text:p>
      <text:p text:style-name="P1">girl brought one home the other night--tried it out on our sitting-room</text:p>
      <text:p text:style-name="P1">door, and reckoned she could hear twice as much as with her ear to the</text:p>
      <text:p text:style-name="P1">hole. Of course it's only a toy, mind you. Still, gives 'em the right</text:p>
      <text:p text:style-name="P1">idea, eh?'<text:line-break/><text:line-break/>At this moment the telescreen let out a piercing whistle. It was the</text:p>
      <text:p text:style-name="P1">signal to return to work. All three men sprang to their feet to join in</text:p>
      <text:p text:style-name="P1">the struggle round the lifts, and the remaining tobacco fell out of</text:p>
      <text:p text:style-name="P2"><text:span text:style-name="T1">Winston's cigarette.<text:line-break/><text:line-break/><text:line-break/><text:line-break/><text:line-break/>Chapter 6<text:line-break/></text:span><text:soft-page-break/><text:span text:style-name="T1"><text:line-break/><text:line-break/><text:line-break/>Winston was writing in his diary:<text:line-break/><text:line-break/><text:line-break/></text:span> <text:s text:c="2"/><text:span text:style-name="T1">It was three years ago. It was on a dark evening, in a narrow</text:span></text:p>
      <text:p text:style-name="P1">side-street near one of the big railway stations. She was standing near a</text:p>
      <text:p text:style-name="P1">doorway in the wall, under a street lamp that hardly gave any light. She</text:p>
      <text:p text:style-name="P1">had a young face, painted very thick. It was really the paint that appealed</text:p>
      <text:p text:style-name="P1">to me, the whiteness of it, like a mask, and the bright red lips. Party</text:p>
      <text:p text:style-name="P1">women never paint their faces. There was nobody else in the street, and no</text:p>
      <text:p text:style-name="P1">telescreens. She said two dollars. I----<text:line-break/><text:line-break/><text:line-break/>For the moment it was too difficult to go on. He shut his eyes and pressed</text:p>
      <text:p text:style-name="P1">his fingers against them, trying to squeeze out the vision that kept</text:p>
      <text:p text:style-name="P1">recurring. He had an almost overwhelming temptation to shout a string of</text:p>
      <text:p text:style-name="P1">filthy words at the top of his voice. Or to bang his head against the wall,</text:p>
      <text:p text:style-name="P1">to kick over the table, and hurl the inkpot through the window--to do any</text:p>
      <text:p text:style-name="P1">violent or noisy or painful thing that might black out the memory that was</text:p>
      <text:p text:style-name="P1">tormenting him.<text:line-break/><text:line-break/>Your worst enemy, he reflected, was your own nervous system. At any moment</text:p>
      <text:p text:style-name="P1">the tension inside you was liable to translate itself into some visible</text:p>
      <text:p text:style-name="P1">symptom. He thought of a man whom he had passed in the street a few weeks</text:p>
      <text:p text:style-name="P1">back; a quite ordinary-looking man, a Party member, aged thirty-five to</text:p>
      <text:p text:style-name="P1">forty, tallish and thin, carrying a brief-case. They were a few metres</text:p>
      <text:p text:style-name="P1">apart when the left side of the man's face was suddenly contorted by a sort</text:p>
      <text:p text:style-name="P1">of spasm. It happened again just as they were passing one another: it was</text:p>
      <text:p text:style-name="P1">only a twitch, a quiver, rapid as the clicking of a camera shutter, but</text:p>
      <text:p text:style-name="P1">obviously habitual. He remembered thinking at the time: That poor devil is</text:p>
      <text:p text:style-name="P1">done for. And what was frightening was that the action was quite possibly</text:p>
      <text:p text:style-name="P1">unconscious. The most deadly danger of all was talking in your sleep. There</text:p>
      <text:p text:style-name="P2"><text:span text:style-name="T1">was no way of guarding against that, so far as he could see.<text:line-break/><text:line-break/>He drew his breath and went on writing:<text:line-break/><text:line-break/><text:line-break/></text:span> <text:s text:c="2"/><text:span text:style-name="T1">I went with her through the doorway and across a backyard into a</text:span></text:p>
      <text:p text:style-name="P1">basement kitchen. There was a bed against the wall, and a lamp on the</text:p>
      <text:p text:style-name="P1">table, turned down very low. She----<text:line-break/><text:line-break/><text:line-break/>His teeth were set on edge. He would have liked to spit. Simultaneously</text:p>
      <text:p text:style-name="P1">with the woman in the basement kitchen he thought of Katharine, his wife.</text:p>
      <text:p text:style-name="P1">Winston was married--had been married, at any rate: probably he still was</text:p>
      <text:p text:style-name="P1">married, so far as he knew his wife was not dead. He seemed to breathe</text:p>
      <text:p text:style-name="P1">again the warm stuffy odour of the basement kitchen, an odour compounded</text:p>
      <text:p text:style-name="P1">of bugs and dirty clothes and villainous cheap scent, but nevertheless</text:p>
      <text:p text:style-name="P1">alluring, because no woman of the Party ever used scent, or could be</text:p>
      <text:p text:style-name="P1">imagined as doing so. Only the proles used scent. In his mind the smell</text:p>
      <text:p text:style-name="P1">of it was inextricably mixed up with fornication.<text:line-break/><text:line-break/>When he had gone with that woman it had been his first lapse in two years</text:p>
      <text:p text:style-name="P1">or thereabouts. Consorting with prostitutes was forbidden, of course, but</text:p>
      <text:p text:style-name="P1">it was one of those rules that you could occasionally nerve yourself to</text:p>
      <text:p text:style-name="P1">break. It was dangerous, but it was not a life-and-death matter. To be</text:p>
      <text:p text:style-name="P1">caught with a prostitute might mean five years in a forced-labour camp:</text:p>
      <text:p text:style-name="P1"><text:soft-page-break/>not more, if you had committed no other offence. And it was easy enough,</text:p>
      <text:p text:style-name="P1">provided that you could avoid being caught in the act. The poorer quarters</text:p>
      <text:p text:style-name="P1">swarmed with women who were ready to sell themselves. Some could even be</text:p>
      <text:p text:style-name="P1">purchased for a bottle of gin, which the proles were not supposed to drink.</text:p>
      <text:p text:style-name="P1">Tacitly the Party was even inclined to encourage prostitution, as an outlet</text:p>
      <text:p text:style-name="P1">for instincts which could not be altogether suppressed. Mere debauchery</text:p>
      <text:p text:style-name="P1">did not matter very much, so long as it was furtive and joyless and only</text:p>
      <text:p text:style-name="P1">involved the women of a submerged and despised class. The unforgivable</text:p>
      <text:p text:style-name="P1">crime was promiscuity between Party members. But--though this was one</text:p>
      <text:p text:style-name="P1">of the crimes that the accused in the great purges invariably confessed</text:p>
      <text:p text:style-name="P1">to--it was difficult to imagine any such thing actually happening.<text:line-break/><text:line-break/>The aim of the Party was not merely to prevent men and women from forming</text:p>
      <text:p text:style-name="P1">loyalties which it might not be able to control. Its real, undeclared</text:p>
      <text:p text:style-name="P1">purpose was to remove all pleasure from the sexual act. Not love so much</text:p>
      <text:p text:style-name="P1">as eroticism was the enemy, inside marriage as well as outside it. All</text:p>
      <text:p text:style-name="P1">marriages between Party members had to be approved by a committee</text:p>
      <text:p text:style-name="P1">appointed for the purpose, and--though the principle was never clearly</text:p>
      <text:p text:style-name="P1">stated--permission was always refused if the couple concerned gave</text:p>
      <text:p text:style-name="P1">the impression of being physically attracted to one another. The only</text:p>
      <text:p text:style-name="P1">recognized purpose of marriage was to beget children for the service of</text:p>
      <text:p text:style-name="P1">the Party. Sexual intercourse was to be looked on as a slightly disgusting</text:p>
      <text:p text:style-name="P1">minor operation, like having an enema. This again was never put into plain</text:p>
      <text:p text:style-name="P1">words, but in an indirect way it was rubbed into every Party member from</text:p>
      <text:p text:style-name="P1">childhood onwards. There were even organizations such as the Junior</text:p>
      <text:p text:style-name="P1">Anti-Sex League, which advocated complete celibacy for both sexes. All</text:p>
      <text:p text:style-name="P1">children were to be begotten by artificial insemination (ARTSEM, it was</text:p>
      <text:p text:style-name="P1">called in Newspeak) and brought up in public institutions. This, Winston</text:p>
      <text:p text:style-name="P1">was aware, was not meant altogether seriously, but somehow it fitted in</text:p>
      <text:p text:style-name="P1">with the general ideology of the Party. The Party was trying to kill the</text:p>
      <text:p text:style-name="P1">sex instinct, or, if it could not be killed, then to distort it and dirty</text:p>
      <text:p text:style-name="P1">it. He did not know why this was so, but it seemed natural that it should</text:p>
      <text:p text:style-name="P1">be so. And as far as the women were concerned, the Party's efforts were</text:p>
      <text:p text:style-name="P1">largely successful.<text:line-break/><text:line-break/>He thought again of Katharine. It must be nine, ten--nearly eleven years</text:p>
      <text:p text:style-name="P1">since they had parted. It was curious how seldom he thought of her. For</text:p>
      <text:p text:style-name="P1">days at a time he was capable of forgetting that he had ever been married.</text:p>
      <text:p text:style-name="P1">They had only been together for about fifteen months. The Party did not</text:p>
      <text:p text:style-name="P1">permit divorce, but it rather encouraged separation in cases where there</text:p>
      <text:p text:style-name="P1">were no children.<text:line-break/><text:line-break/>Katharine was a tall, fair-haired girl, very straight, with splendid</text:p>
      <text:p text:style-name="P1">movements. She had a bold, aquiline face, a face that one might have called</text:p>
      <text:p text:style-name="P1">noble until one discovered that there was as nearly as possible nothing</text:p>
      <text:p text:style-name="P1">behind it. Very early in her married life he had decided--though perhaps</text:p>
      <text:p text:style-name="P1">it was only that he knew her more intimately than he knew most people--that</text:p>
      <text:p text:style-name="P1">she had without exception the most stupid, vulgar, empty mind that he had</text:p>
      <text:p text:style-name="P1">ever encountered. She had not a thought in her head that was not a slogan,</text:p>
      <text:p text:style-name="P1">and there was no imbecility, absolutely none that she was not capable of</text:p>
      <text:p text:style-name="P1">swallowing if the Party handed it out to her. 'The human sound-track' he</text:p>
      <text:p text:style-name="P1">nicknamed her in his own mind. Yet he could have endured living with her</text:p>
      <text:p text:style-name="P1">if it had not been for just one thing--sex.<text:line-break/><text:line-break/>As soon as he touched her she seemed to wince and stiffen. To embrace her</text:p>
      <text:p text:style-name="P1">was like embracing a jointed wooden image. And what was strange was that</text:p>
      <text:p text:style-name="P1">even when she was clasping him against her he had the feeling that she</text:p>
      <text:p text:style-name="P1">was simultaneously pushing him away with all her strength. The rigidity</text:p>
      <text:p text:style-name="P1">of her muscles managed to convey that impression. She would lie there</text:p>
      <text:p text:style-name="P1"><text:soft-page-break/>with shut eyes, neither resisting nor co-operating but SUBMITTING. It was</text:p>
      <text:p text:style-name="P1">extraordinarily embarrassing, and, after a while, horrible. But even then</text:p>
      <text:p text:style-name="P1">he could have borne living with her if it had been agreed that they should</text:p>
      <text:p text:style-name="P1">remain celibate. But curiously enough it was Katharine who refused this.</text:p>
      <text:p text:style-name="P1">They must, she said, produce a child if they could. So the performance</text:p>
      <text:p text:style-name="P1">continued to happen, once a week quite regularly, whenever it was not</text:p>
      <text:p text:style-name="P1">impossible. She even used to remind him of it in the morning, as something</text:p>
      <text:p text:style-name="P1">which had to be done that evening and which must not be forgotten. She had</text:p>
      <text:p text:style-name="P1">two names for it. One was 'making a baby', and the other was 'our duty to</text:p>
      <text:p text:style-name="P1">the Party' (yes, she had actually used that phrase). Quite soon he grew to</text:p>
      <text:p text:style-name="P1">have a feeling of positive dread when the appointed day came round. But</text:p>
      <text:p text:style-name="P1">luckily no child appeared, and in the end she agreed to give up trying,</text:p>
      <text:p text:style-name="P1">and soon afterwards they parted.<text:line-break/><text:line-break/>Winston sighed inaudibly. He picked up his pen again and</text:p>
      <text:p text:style-name="P2"><text:span text:style-name="T1">wrote:<text:line-break/><text:line-break/><text:line-break/></text:span> <text:s text:c="2"/><text:span text:style-name="T1">She threw herself down on the bed, and at once, without any kind of</text:span></text:p>
      <text:p text:style-name="P1">preliminary in the most coarse, horrible way you can imagine, pulled up</text:p>
      <text:p text:style-name="P1">her skirt. I----<text:line-break/><text:line-break/><text:line-break/>He saw himself standing there in the dim lamplight, with the smell of bugs</text:p>
      <text:p text:style-name="P1">and cheap scent in his nostrils, and in his heart a feeling of defeat and</text:p>
      <text:p text:style-name="P1">resentment which even at that moment was mixed up with the thought of</text:p>
      <text:p text:style-name="P1">Katharine's white body, frozen for ever by the hypnotic power of the Party.</text:p>
      <text:p text:style-name="P1">Why did it always have to be like this? Why could he not have a woman of</text:p>
      <text:p text:style-name="P1">his own instead of these filthy scuffles at intervals of years? But a real</text:p>
      <text:p text:style-name="P1">love affair was an almost unthinkable event. The women of the Party were</text:p>
      <text:p text:style-name="P1">all alike. Chastity was as deep ingrained in them as Party loyalty. By</text:p>
      <text:p text:style-name="P1">careful early conditioning, by games and cold water, by the rubbish that</text:p>
      <text:p text:style-name="P1">was dinned into them at school and in the Spies and the Youth League, by</text:p>
      <text:p text:style-name="P1">lectures, parades, songs, slogans, and martial music, the natural feeling</text:p>
      <text:p text:style-name="P1">had been driven out of them. His reason told him that there must be</text:p>
      <text:p text:style-name="P1">exceptions, but his heart did not believe it. They were all impregnable,</text:p>
      <text:p text:style-name="P1">as the Party intended that they should be. And what he wanted, more even</text:p>
      <text:p text:style-name="P1">than to be loved, was to break down that wall of virtue, even if it were</text:p>
      <text:p text:style-name="P1">only once in his whole life. The sexual act, successfully performed, was</text:p>
      <text:p text:style-name="P1">rebellion. Desire was thoughtcrime. Even to have awakened Katharine, if he</text:p>
      <text:p text:style-name="P1">could have achieved it, would have been like a seduction, although she was</text:p>
      <text:p text:style-name="P2"><text:span text:style-name="T1">his wife.<text:line-break/><text:line-break/>But the rest of the story had got to be written down. He wrote:<text:line-break/><text:line-break/><text:line-break/></text:span> <text:s text:c="2"/><text:span text:style-name="T1">I turned up the lamp. When I saw her in the light----<text:line-break/><text:line-break/><text:line-break/>After the darkness the feeble light of the paraffin lamp had seemed very</text:span></text:p>
      <text:p text:style-name="P1">bright. For the first time he could see the woman properly. He had taken a</text:p>
      <text:p text:style-name="P1">step towards her and then halted, full of lust and terror. He was painfully</text:p>
      <text:p text:style-name="P1">conscious of the risk he had taken in coming here. It was perfectly</text:p>
      <text:p text:style-name="P1">possible that the patrols would catch him on the way out: for that matter</text:p>
      <text:p text:style-name="P1">they might be waiting outside the door at this moment. If he went away</text:p>
      <text:p text:style-name="P1">without even doing what he had come here to do----!<text:line-break/><text:line-break/>It had got to be written down, it had got to be confessed. What he had</text:p>
      <text:p text:style-name="P1">suddenly seen in the lamplight was that the woman was OLD. The paint was</text:p>
      <text:p text:style-name="P1"><text:soft-page-break/>plastered so thick on her face that it looked as though it might crack</text:p>
      <text:p text:style-name="P1">like a cardboard mask. There were streaks of white in her hair; but the</text:p>
      <text:p text:style-name="P1">truly dreadful detail was that her mouth had fallen a little open,</text:p>
      <text:p text:style-name="P2"><text:span text:style-name="T1">revealing nothing except a cavernous blackness. She had no teeth at all.<text:line-break/><text:line-break/>He wrote hurriedly, in scrabbling handwriting:<text:line-break/><text:line-break/><text:line-break/></text:span> <text:s text:c="2"/><text:span text:style-name="T1">When I saw her in the light she was quite an old woman, fifty years old</text:span></text:p>
      <text:p text:style-name="P1">at least. But I went ahead and did it just the same.<text:line-break/><text:line-break/><text:line-break/>He pressed his fingers against his eyelids again. He had written it down</text:p>
      <text:p text:style-name="P1">at last, but it made no difference. The therapy had not worked. The urge</text:p>
      <text:p text:style-name="P1">to shout filthy words at the top of his voice was as strong as ever.<text:line-break/><text:line-break/><text:line-break/><text:line-break/><text:line-break/>Chapter 7<text:line-break/><text:line-break/><text:line-break/><text:line-break/>'If there is hope,' wrote Winston, 'it lies in the proles.'<text:line-break/><text:line-break/>If there was hope, it MUST lie in the proles, because only there in those</text:p>
      <text:p text:style-name="P1">swarming disregarded masses, 85 per cent of the population of Oceania,</text:p>
      <text:p text:style-name="P1">could the force to destroy the Party ever be generated. The Party could</text:p>
      <text:p text:style-name="P1">not be overthrown from within. Its enemies, if it had any enemies, had</text:p>
      <text:p text:style-name="P1">no way of coming together or even of identifying one another. Even if</text:p>
      <text:p text:style-name="P1">the legendary Brotherhood existed, as just possibly it might, it was</text:p>
      <text:p text:style-name="P1">inconceivable that its members could ever assemble in larger numbers than</text:p>
      <text:p text:style-name="P1">twos and threes. Rebellion meant a look in the eyes, an inflexion of the</text:p>
      <text:p text:style-name="P1">voice, at the most, an occasional whispered word. But the proles, if only</text:p>
      <text:p text:style-name="P1">they could somehow become conscious of their own strength. would have no</text:p>
      <text:p text:style-name="P1">need to conspire. They needed only to rise up and shake themselves like</text:p>
      <text:p text:style-name="P1">a horse shaking off flies. If they chose they could blow the Party to</text:p>
      <text:p text:style-name="P1">pieces tomorrow morning. Surely sooner or later it must occur to them to</text:p>
      <text:p text:style-name="P1">do it? And yet----!<text:line-break/><text:line-break/>He remembered how once he had been walking down a crowded street when a</text:p>
      <text:p text:style-name="P1">tremendous shout of hundreds of voices women's voices--had burst from a</text:p>
      <text:p text:style-name="P1">side-street a little way ahead. It was a great formidable cry of anger</text:p>
      <text:p text:style-name="P1">and despair, a deep, loud 'Oh-o-o-o-oh!' that went humming on like the</text:p>
      <text:p text:style-name="P1">reverberation of a bell. His heart had leapt. It's started! he had thought.</text:p>
      <text:p text:style-name="P1">A riot! The proles are breaking loose at last! When he had reached the spot</text:p>
      <text:p text:style-name="P1">it was to see a mob of two or three hundred women crowding round the stalls</text:p>
      <text:p text:style-name="P1">of a street market, with faces as tragic as though they had been the doomed</text:p>
      <text:p text:style-name="P1">passengers on a sinking ship. But at this moment the general despair broke</text:p>
      <text:p text:style-name="P1">down into a multitude of individual quarrels. It appeared that one of the</text:p>
      <text:p text:style-name="P1">stalls had been selling tin saucepans. They were wretched, flimsy things,</text:p>
      <text:p text:style-name="P1">but cooking-pots of any kind were always difficult to get. Now the supply</text:p>
      <text:p text:style-name="P1">had unexpectedly given out. The successful women, bumped and jostled by</text:p>
      <text:p text:style-name="P1">the rest, were trying to make off with their saucepans while dozens of</text:p>
      <text:p text:style-name="P1">others clamoured round the stall, accusing the stall-keeper of favouritism</text:p>
      <text:p text:style-name="P1">and of having more saucepans somewhere in reserve. There was a fresh</text:p>
      <text:p text:style-name="P1">outburst of yells. Two bloated women, one of them with her hair coming</text:p>
      <text:p text:style-name="P1">down, had got hold of the same saucepan and were trying to tear it out of</text:p>
      <text:p text:style-name="P1">one another's hands. For a moment they were both tugging, and then the</text:p>
      <text:p text:style-name="P1"><text:soft-page-break/>handle came off. Winston watched them disgustedly. And yet, just for a</text:p>
      <text:p text:style-name="P1">moment, what almost frightening power had sounded in that cry from only</text:p>
      <text:p text:style-name="P1">a few hundred throats! Why was it that they could never shout like that</text:p>
      <text:p text:style-name="P2"><text:span text:style-name="T1">about anything that mattered?<text:line-break/><text:line-break/>He wrote:<text:line-break/><text:line-break/><text:line-break/></text:span> <text:s text:c="2"/><text:span text:style-name="T1">Until they become conscious they will never rebel, and until after they</text:span></text:p>
      <text:p text:style-name="P1">have rebelled they cannot become conscious.<text:line-break/><text:line-break/><text:line-break/>That, he reflected, might almost have been a transcription from one of the</text:p>
      <text:p text:style-name="P1">Party textbooks. The Party claimed, of course, to have liberated the proles</text:p>
      <text:p text:style-name="P1">from bondage. Before the Revolution they had been hideously oppressed by</text:p>
      <text:p text:style-name="P1">the capitalists, they had been starved and flogged, women had been forced</text:p>
      <text:p text:style-name="P1">to work in the coal mines (women still did work in the coal mines, as a</text:p>
      <text:p text:style-name="P1">matter of fact), children had been sold into the factories at the age</text:p>
      <text:p text:style-name="P1">of six. But simultaneously, true to the Principles of doublethink, the</text:p>
      <text:p text:style-name="P1">Party taught that the proles were natural inferiors who must be kept in</text:p>
      <text:p text:style-name="P1">subjection, like animals, by the application of a few simple rules. In</text:p>
      <text:p text:style-name="P1">reality very little was known about the proles. It was not necessary to</text:p>
      <text:p text:style-name="P1">know much. So long as they continued to work and breed, their other</text:p>
      <text:p text:style-name="P1">activities were without importance. Left to themselves, like cattle turned</text:p>
      <text:p text:style-name="P1">loose upon the plains of Argentina, they had reverted to a style of life</text:p>
      <text:p text:style-name="P1">that appeared to be natural to them, a sort of ancestral pattern. They were</text:p>
      <text:p text:style-name="P1">born, they grew up in the gutters, they went to work at twelve, they passed</text:p>
      <text:p text:style-name="P1">through a brief blossoming-period of beauty and sexual desire, they married</text:p>
      <text:p text:style-name="P1">at twenty, they were middle-aged at thirty, they died, for the most part,</text:p>
      <text:p text:style-name="P1">at sixty. Heavy physical work, the care of home and children, petty</text:p>
      <text:p text:style-name="P1">quarrels with neighbours, films, football, beer, and above all, gambling,</text:p>
      <text:p text:style-name="P1">filled up the horizon of their minds. To keep them in control was not</text:p>
      <text:p text:style-name="P1">difficult. A few agents of the Thought Police moved always among them,</text:p>
      <text:p text:style-name="P1">spreading false rumours and marking down and eliminating the few</text:p>
      <text:p text:style-name="P1">individuals who were judged capable of becoming dangerous; but no attempt</text:p>
      <text:p text:style-name="P1">was made to indoctrinate them with the ideology of the Party. It was not</text:p>
      <text:p text:style-name="P1">desirable that the proles should have strong political feelings. All that</text:p>
      <text:p text:style-name="P1">was required of them was a primitive patriotism which could be appealed to</text:p>
      <text:p text:style-name="P1">whenever it was necessary to make them accept longer working-hours or</text:p>
      <text:p text:style-name="P1">shorter rations. And even when they became discontented, as they sometimes</text:p>
      <text:p text:style-name="P1">did, their discontent led nowhere, because being without general ideas,</text:p>
      <text:p text:style-name="P1">they could only focus it on petty specific grievances. The larger evils</text:p>
      <text:p text:style-name="P1">invariably escaped their notice. The great majority of proles did not even</text:p>
      <text:p text:style-name="P1">have telescreens in their homes. Even the civil police interfered with them</text:p>
      <text:p text:style-name="P1">very little. There was a vast amount of criminality in London, a whole</text:p>
      <text:p text:style-name="P1">world-within-a-world of thieves, bandits, prostitutes, drug-peddlers, and</text:p>
      <text:p text:style-name="P1">racketeers of every description; but since it all happened among the proles</text:p>
      <text:p text:style-name="P1">themselves, it was of no importance. In all questions of morals they were</text:p>
      <text:p text:style-name="P1">allowed to follow their ancestral code. The sexual puritanism of the</text:p>
      <text:p text:style-name="P1">Party was not imposed upon them. Promiscuity went unpunished, divorce</text:p>
      <text:p text:style-name="P1">was permitted. For that matter, even religious worship would have been</text:p>
      <text:p text:style-name="P1">permitted if the proles had shown any sign of needing or wanting it.</text:p>
      <text:p text:style-name="P1">They were beneath suspicion. As the Party slogan put it: 'Proles and</text:p>
      <text:p text:style-name="P1">animals are free.'<text:line-break/><text:line-break/>Winston reached down and cautiously scratched his varicose ulcer. It</text:p>
      <text:p text:style-name="P1">had begun itching again. The thing you invariably came back to was the</text:p>
      <text:p text:style-name="P1">impossibility of knowing what life before the Revolution had really been</text:p>
      <text:p text:style-name="P1">like. He took out of the drawer a copy of a children's history textbook</text:p>
      <text:p text:style-name="P1"><text:soft-page-break/>which he had borrowed from Mrs Parsons, and began copying a passage into</text:p>
      <text:p text:style-name="P2"><text:span text:style-name="T1">the diary:<text:line-break/><text:line-break/><text:line-break/></text:span> <text:s text:c="2"/><text:span text:style-name="T1">In the old days (it ran), before the glorious Revolution, London was</text:span></text:p>
      <text:p text:style-name="P1">not the beautiful city that we know today. It was a dark, dirty, miserable</text:p>
      <text:p text:style-name="P1">place where hardly anybody had enough to eat and where hundreds and</text:p>
      <text:p text:style-name="P1">thousands of poor people had no boots on their feet and not even a roof to</text:p>
      <text:p text:style-name="P1">sleep under. Children no older than you had to work twelve hours a day for</text:p>
      <text:p text:style-name="P1">cruel masters who flogged them with whips if they worked too slowly and</text:p>
      <text:p text:style-name="P1">fed them on nothing but stale breadcrusts and water. But in among all</text:p>
      <text:p text:style-name="P1">this terrible poverty there were just a few great big beautiful houses</text:p>
      <text:p text:style-name="P1">that were lived in by rich men who had as many as thirty servants to look</text:p>
      <text:p text:style-name="P1">after them. These rich men were called capitalists. They were fat, ugly</text:p>
      <text:p text:style-name="P1">men with wicked faces, like the one in the picture on the opposite page.</text:p>
      <text:p text:style-name="P1">You can see that he is dressed in a long black coat which was called a</text:p>
      <text:p text:style-name="P1">frock coat, and a queer, shiny hat shaped like a stovepipe, which was</text:p>
      <text:p text:style-name="P1">called a top hat. This was the uniform of the capitalists, and no one else</text:p>
      <text:p text:style-name="P1">was allowed to wear it. The capitalists owned everything in the world, and</text:p>
      <text:p text:style-name="P1">everyone else was their slave. They owned all the land, all the houses,</text:p>
      <text:p text:style-name="P1">all the factories, and all the money. If anyone disobeyed them they could</text:p>
      <text:p text:style-name="P1">throw them into prison, or they could take his job away and starve him to</text:p>
      <text:p text:style-name="P1">death. When any ordinary person spoke to a capitalist he had to cringe and</text:p>
      <text:p text:style-name="P1">bow to him, and take off his cap and address him as 'Sir'. The chief of</text:p>
      <text:p text:style-name="P1">all the capitalists was called the King, and----<text:line-break/><text:line-break/><text:line-break/>But he knew the rest of the catalogue. There would be mention of the</text:p>
      <text:p text:style-name="P1">bishops in their lawn sleeves, the judges in their ermine robes, the</text:p>
      <text:p text:style-name="P1">pillory, the stocks, the treadmill, the cat-o'-nine tails, the Lord Mayor's</text:p>
      <text:p text:style-name="P1">Banquet, and the practice of kissing the Pope's toe. There was also</text:p>
      <text:p text:style-name="P1">something called the JUS PRIMAE NOCTIS, which would probably not be</text:p>
      <text:p text:style-name="P1">mentioned in a textbook for children. It was the law by which every</text:p>
      <text:p text:style-name="P1">capitalist had the right to sleep with any woman working in one of his</text:p>
      <text:p text:style-name="P1">factories.<text:line-break/><text:line-break/>How could you tell how much of it was lies? It MIGHT be true that the</text:p>
      <text:p text:style-name="P1">average human being was better off now than he had been before the</text:p>
      <text:p text:style-name="P1">Revolution. The only evidence to the contrary was the mute protest in your</text:p>
      <text:p text:style-name="P1">own bones, the instinctive feeling that the conditions you lived in were</text:p>
      <text:p text:style-name="P1">intolerable and that at some other time they must have been different. It</text:p>
      <text:p text:style-name="P1">struck him that the truly characteristic thing about modern life was not</text:p>
      <text:p text:style-name="P1">its cruelty and insecurity, but simply its bareness, its dinginess, its</text:p>
      <text:p text:style-name="P1">listlessness. Life, if you looked about you, bore no resemblance not only</text:p>
      <text:p text:style-name="P1">to the lies that streamed out of the telescreens, but even to the ideals</text:p>
      <text:p text:style-name="P1">that the Party was trying to achieve. Great areas of it, even for a Party</text:p>
      <text:p text:style-name="P1">member, were neutral and non-political, a matter of slogging through dreary</text:p>
      <text:p text:style-name="P1">jobs, fighting for a place on the Tube, darning a worn-out sock, cadging</text:p>
      <text:p text:style-name="P1">a saccharine tablet, saving a cigarette end. The ideal set up by the</text:p>
      <text:p text:style-name="P1">Party was something huge, terrible, and glittering--a world of steel</text:p>
      <text:p text:style-name="P1">and concrete, of monstrous machines and terrifying weapons--a nation of</text:p>
      <text:p text:style-name="P1">warriors and fanatics, marching forward in perfect unity, all thinking the</text:p>
      <text:p text:style-name="P1">same thoughts and shouting the same slogans, perpetually working, fighting,</text:p>
      <text:p text:style-name="P1">triumphing, persecuting--three hundred million people all with the same</text:p>
      <text:p text:style-name="P1">face. The reality was decaying, dingy cities where underfed people shuffled</text:p>
      <text:p text:style-name="P1">to and fro in leaky shoes, in patched-up nineteenth-century houses that</text:p>
      <text:p text:style-name="P1">smelt always of cabbage and bad lavatories. He seemed to see a vision of</text:p>
      <text:p text:style-name="P1">London, vast and ruinous, city of a million dustbins, and mixed up with it</text:p>
      <text:p text:style-name="P1">was a picture of Mrs Parsons, a woman with lined face and wispy hair,</text:p>
      <text:p text:style-name="P1"><text:soft-page-break/>fiddling helplessly with a blocked waste-pipe.<text:line-break/><text:line-break/>He reached down and scratched his ankle again. Day and night the</text:p>
      <text:p text:style-name="P1">telescreens bruised your ears with statistics proving that people today</text:p>
      <text:p text:style-name="P1">had more food, more clothes, better houses, better recreations--that they</text:p>
      <text:p text:style-name="P1">lived longer, worked shorter hours, were bigger, healthier, stronger,</text:p>
      <text:p text:style-name="P1">happier, more intelligent, better educated, than the people of fifty years</text:p>
      <text:p text:style-name="P1">ago. Not a word of it could ever be proved or disproved. The Party claimed,</text:p>
      <text:p text:style-name="P1">for example, that today 40 per cent of adult proles were literate: before</text:p>
      <text:p text:style-name="P1">the Revolution, it was said, the number had only been 15 per cent. The</text:p>
      <text:p text:style-name="P1">Party claimed that the infant mortality rate was now only 160 per</text:p>
      <text:p text:style-name="P1">thousand, whereas before the Revolution it had been 300--and so it went</text:p>
      <text:p text:style-name="P1">on. It was like a single equation with two unknowns. It might very well be</text:p>
      <text:p text:style-name="P1">that literally every word in the history books, even the things that one</text:p>
      <text:p text:style-name="P1">accepted without question, was pure fantasy. For all he knew there might</text:p>
      <text:p text:style-name="P1">never have been any such law as the JUS PRIMAE NOCTIS, or any such creature</text:p>
      <text:p text:style-name="P1">as a capitalist, or any such garment as a top hat.<text:line-break/><text:line-break/>Everything faded into mist. The past was erased, the erasure was forgotten,</text:p>
      <text:p text:style-name="P1">the lie became truth. Just once in his life he had possessed--AFTER the</text:p>
      <text:p text:style-name="P1">event: that was what counted--concrete, unmistakable evidence of an act of</text:p>
      <text:p text:style-name="P1">falsification. He had held it between his fingers for as long as thirty</text:p>
      <text:p text:style-name="P1">seconds. In 1973, it must have been--at any rate, it was at about the time</text:p>
      <text:p text:style-name="P1">when he and Katharine had parted. But the really relevant date was seven</text:p>
      <text:p text:style-name="P1">or eight years earlier.<text:line-break/><text:line-break/>The story really began in the middle sixties, the period of the great</text:p>
      <text:p text:style-name="P1">purges in which the original leaders of the Revolution were wiped out</text:p>
      <text:p text:style-name="P1">once and for all. By 1970 none of them was left, except Big Brother</text:p>
      <text:p text:style-name="P1">himself. All the rest had by that time been exposed as traitors and</text:p>
      <text:p text:style-name="P1">counter-revolutionaries. Goldstein had fled and was hiding no one knew</text:p>
      <text:p text:style-name="P1">where, and of the others, a few had simply disappeared, while the majority</text:p>
      <text:p text:style-name="P1">had been executed after spectacular public trials at which they made</text:p>
      <text:p text:style-name="P1">confession of their crimes. Among the last survivors were three men named</text:p>
      <text:p text:style-name="P1">Jones, Aaronson, and Rutherford. It must have been in 1965 that these three</text:p>
      <text:p text:style-name="P1">had been arrested. As often happened, they had vanished for a year or more,</text:p>
      <text:p text:style-name="P1">so that one did not know whether they were alive or dead, and then had</text:p>
      <text:p text:style-name="P1">suddenly been brought forth to incriminate themselves in the usual way.</text:p>
      <text:p text:style-name="P1">They had confessed to intelligence with the enemy (at that date, too, the</text:p>
      <text:p text:style-name="P1">enemy was Eurasia), embezzlement of public funds, the murder of various</text:p>
      <text:p text:style-name="P1">trusted Party members, intrigues against the leadership of Big Brother</text:p>
      <text:p text:style-name="P1">which had started long before the Revolution happened, and acts of sabotage</text:p>
      <text:p text:style-name="P1">causing the death of hundreds of thousands of people. After confessing to</text:p>
      <text:p text:style-name="P1">these things they had been pardoned, reinstated in the Party, and given</text:p>
      <text:p text:style-name="P1">posts which were in fact sinecures but which sounded important. All three</text:p>
      <text:p text:style-name="P1">had written long, abject articles in 'The Times', analysing the reasons</text:p>
      <text:p text:style-name="P1">for their defection and promising to make amends.<text:line-break/><text:line-break/>Some time after their release Winston had actually seen all three of them</text:p>
      <text:p text:style-name="P1">in the Chestnut Tree Cafe. He remembered the sort of terrified fascination</text:p>
      <text:p text:style-name="P1">with which he had watched them out of the corner of his eye. They were men</text:p>
      <text:p text:style-name="P1">far older than himself, relics of the ancient world, almost the last great</text:p>
      <text:p text:style-name="P1">figures left over from the heroic days of the Party. The glamour of the</text:p>
      <text:p text:style-name="P1">underground struggle and the civil war still faintly clung to them. He had</text:p>
      <text:p text:style-name="P1">the feeling, though already at that time facts and dates were growing</text:p>
      <text:p text:style-name="P1">blurry, that he had known their names years earlier than he had known that</text:p>
      <text:p text:style-name="P1">of Big Brother. But also they were outlaws, enemies, untouchables, doomed</text:p>
      <text:p text:style-name="P1">with absolute certainty to extinction within a year or two. No one who had</text:p>
      <text:p text:style-name="P1">once fallen into the hands of the Thought Police ever escaped in the end.</text:p>
      <text:p text:style-name="P1"><text:soft-page-break/>They were corpses waiting to be sent back to the grave.<text:line-break/><text:line-break/>There was no one at any of the tables nearest to them. It was not wise</text:p>
      <text:p text:style-name="P1">even to be seen in the neighbourhood of such people. They were sitting</text:p>
      <text:p text:style-name="P1">in silence before glasses of the gin flavoured with cloves which was the</text:p>
      <text:p text:style-name="P1">speciality of the cafe. Of the three, it was Rutherford whose appearance</text:p>
      <text:p text:style-name="P1">had most impressed Winston. Rutherford had once been a famous caricaturist,</text:p>
      <text:p text:style-name="P1">whose brutal cartoons had helped to inflame popular opinion before and</text:p>
      <text:p text:style-name="P1">during the Revolution. Even now, at long intervals, his cartoons were</text:p>
      <text:p text:style-name="P1">appearing in The Times. They were simply an imitation of his earlier</text:p>
      <text:p text:style-name="P1">manner, and curiously lifeless and unconvincing. Always they were a</text:p>
      <text:p text:style-name="P1">rehashing of the ancient themes--slum tenements, starving children, street</text:p>
      <text:p text:style-name="P1">battles, capitalists in top hats--even on the barricades the capitalists</text:p>
      <text:p text:style-name="P1">still seemed to cling to their top hats an endless, hopeless effort to</text:p>
      <text:p text:style-name="P1">get back into the past. He was a monstrous man, with a mane of greasy</text:p>
      <text:p text:style-name="P1">grey hair, his face pouched and seamed, with thick negroid lips. At one</text:p>
      <text:p text:style-name="P1">time he must have been immensely strong; now his great body was sagging,</text:p>
      <text:p text:style-name="P1">sloping, bulging, falling away in every direction. He seemed to be breaking</text:p>
      <text:p text:style-name="P1">up before one's eyes, like a mountain crumbling.<text:line-break/><text:line-break/>It was the lonely hour of fifteen. Winston could not now remember how he</text:p>
      <text:p text:style-name="P1">had come to be in the cafe at such a time. The place was almost empty. A</text:p>
      <text:p text:style-name="P1">tinny music was trickling from the telescreens. The three men sat in their</text:p>
      <text:p text:style-name="P1">corner almost motionless, never speaking. Uncommanded, the waiter brought</text:p>
      <text:p text:style-name="P1">fresh glasses of gin. There was a chessboard on the table beside them, with</text:p>
      <text:p text:style-name="P1">the pieces set out but no game started. And then, for perhaps half a minute</text:p>
      <text:p text:style-name="P1">in all, something happened to the telescreens. The tune that they were</text:p>
      <text:p text:style-name="P1">playing changed, and the tone of the music changed too. There came into</text:p>
      <text:p text:style-name="P1">it--but it was something hard to describe. It was a peculiar, cracked,</text:p>
      <text:p text:style-name="P1">braying, jeering note: in his mind Winston called it a yellow note. And</text:p>
      <text:p text:style-name="P2"><text:span text:style-name="T1">then a voice from the telescreen was singing:<text:line-break/><text:line-break/><text:line-break/></text:span> <text:s/><text:span text:style-name="T1">Under the spreading chestnut tree<text:line-break/></text:span> <text:s/><text:span text:style-name="T1">I sold you and you sold me:<text:line-break/></text:span> <text:s/><text:span text:style-name="T1">There lie they, and here lie we<text:line-break/></text:span> <text:s/><text:span text:style-name="T1">Under the spreading chestnut tree.<text:line-break/><text:line-break/><text:line-break/>The three men never stirred. But when Winston glanced again at Rutherford's</text:span></text:p>
      <text:p text:style-name="P1">ruinous face, he saw that his eyes were full of tears. And for the first</text:p>
      <text:p text:style-name="P1">time he noticed, with a kind of inward shudder, and yet not knowing</text:p>
      <text:p text:style-name="P1">AT WHAT he shuddered, that both Aaronson and Rutherford had broken noses.<text:line-break/><text:line-break/>A little later all three were re-arrested. It appeared that they had</text:p>
      <text:p text:style-name="P1">engaged in fresh conspiracies from the very moment of their release. At</text:p>
      <text:p text:style-name="P1">their second trial they confessed to all their old crimes over again, with</text:p>
      <text:p text:style-name="P1">a whole string of new ones. They were executed, and their fate was recorded</text:p>
      <text:p text:style-name="P1">in the Party histories, a warning to posterity. About five years after</text:p>
      <text:p text:style-name="P1">this, in 1973, Winston was unrolling a wad of documents which had just</text:p>
      <text:p text:style-name="P1">flopped out of the pneumatic tube on to his desk when he came on a fragment</text:p>
      <text:p text:style-name="P1">of paper which had evidently been slipped in among the others and then</text:p>
      <text:p text:style-name="P1">forgotten. The instant he had flattened it out he saw its significance.</text:p>
      <text:p text:style-name="P1">It was a half-page torn out of 'The Times' of about ten years earlier--the</text:p>
      <text:p text:style-name="P1">top half of the page, so that it included the date--and it contained a</text:p>
      <text:p text:style-name="P1">photograph of the delegates at some Party function in New York. Prominent</text:p>
      <text:p text:style-name="P1">in the middle of the group were Jones, Aaronson, and Rutherford. There was</text:p>
      <text:p text:style-name="P1">no mistaking them, in any case their names were in the caption at the</text:p>
      <text:p text:style-name="P1"><text:soft-page-break/>bottom.<text:line-break/><text:line-break/>The point was that at both trials all three men had confessed that on that</text:p>
      <text:p text:style-name="P1">date they had been on Eurasian soil. They had flown from a secret airfield</text:p>
      <text:p text:style-name="P1">in Canada to a rendezvous somewhere in Siberia, and had conferred with</text:p>
      <text:p text:style-name="P1">members of the Eurasian General Staff, to whom they had betrayed important</text:p>
      <text:p text:style-name="P1">military secrets. The date had stuck in Winston's memory because it chanced</text:p>
      <text:p text:style-name="P1">to be midsummer day; but the whole story must be on record in countless</text:p>
      <text:p text:style-name="P1">other places as well. There was only one possible conclusion: the</text:p>
      <text:p text:style-name="P1">confessions were lies.<text:line-break/><text:line-break/>Of course, this was not in itself a discovery. Even at that time Winston</text:p>
      <text:p text:style-name="P1">had not imagined that the people who were wiped out in the purges had</text:p>
      <text:p text:style-name="P1">actually committed the crimes that they were accused of. But this was</text:p>
      <text:p text:style-name="P1">concrete evidence; it was a fragment of the abolished past, like a fossil</text:p>
      <text:p text:style-name="P1">bone which turns up in the wrong stratum and destroys a geological theory.</text:p>
      <text:p text:style-name="P1">It was enough to blow the Party to atoms, if in some way it could have</text:p>
      <text:p text:style-name="P1">been published to the world and its significance made known.<text:line-break/><text:line-break/>He had gone straight on working. As soon as he saw what the photograph</text:p>
      <text:p text:style-name="P1">was, and what it meant, he had covered it up with another sheet of paper.</text:p>
      <text:p text:style-name="P1">Luckily, when he unrolled it, it had been upside-down from the point of</text:p>
      <text:p text:style-name="P1">view of the telescreen.<text:line-break/><text:line-break/>He took his scribbling pad on his knee and pushed back his chair so as</text:p>
      <text:p text:style-name="P1">to get as far away from the telescreen as possible. To keep your face</text:p>
      <text:p text:style-name="P1">expressionless was not difficult, and even your breathing could be</text:p>
      <text:p text:style-name="P1">controlled, with an effort: but you could not control the beating of your</text:p>
      <text:p text:style-name="P1">heart, and the telescreen was quite delicate enough to pick it up. He let</text:p>
      <text:p text:style-name="P1">what he judged to be ten minutes go by, tormented all the while by the</text:p>
      <text:p text:style-name="P1">fear that some accident--a sudden draught blowing across his desk, for</text:p>
      <text:p text:style-name="P1">instance--would betray him. Then, without uncovering it again, he dropped</text:p>
      <text:p text:style-name="P1">the photograph into the memory hole, along with some other waste papers.</text:p>
      <text:p text:style-name="P1">Within another minute, perhaps, it would have crumbled into ashes.<text:line-break/><text:line-break/>That was ten--eleven years ago. Today, probably, he would have kept that</text:p>
      <text:p text:style-name="P1">photograph. It was curious that the fact of having held it in his fingers</text:p>
      <text:p text:style-name="P1">seemed to him to make a difference even now, when the photograph itself,</text:p>
      <text:p text:style-name="P1">as well as the event it recorded, was only memory. Was the Party's hold</text:p>
      <text:p text:style-name="P1">upon the past less strong, he wondered, because a piece of evidence which</text:p>
      <text:p text:style-name="P1">existed no longer HAD ONCE existed?<text:line-break/><text:line-break/>But today, supposing that it could be somehow resurrected from its ashes,</text:p>
      <text:p text:style-name="P1">the photograph might not even be evidence. Already, at the time when he</text:p>
      <text:p text:style-name="P1">made his discovery, Oceania was no longer at war with Eurasia, and it must</text:p>
      <text:p text:style-name="P1">have been to the agents of Eastasia that the three dead men had betrayed</text:p>
      <text:p text:style-name="P1">their country. Since then there had been other changes--two, three,</text:p>
      <text:p text:style-name="P1">he could not remember how many. Very likely the confessions had been</text:p>
      <text:p text:style-name="P1">rewritten and rewritten until the original facts and dates no longer</text:p>
      <text:p text:style-name="P1">had the smallest significance. The past not only changed, but changed</text:p>
      <text:p text:style-name="P1">continuously. What most afflicted him with the sense of nightmare was that</text:p>
      <text:p text:style-name="P1">he had never clearly understood why the huge imposture was undertaken.</text:p>
      <text:p text:style-name="P1">The immediate advantages of falsifying the past were obvious, but the</text:p>
      <text:p text:style-name="P2"><text:span text:style-name="T1">ultimate motive was mysterious. He took up his pen again and wrote:<text:line-break/><text:line-break/><text:line-break/></text:span> <text:s text:c="2"/><text:span text:style-name="T1">I understand HOW: I do not understand WHY.<text:line-break/><text:line-break/></text:span><text:soft-page-break/><text:span text:style-name="T1"><text:line-break/>He wondered, as he had many times wondered before, whether he himself was</text:span></text:p>
      <text:p text:style-name="P1">a lunatic. Perhaps a lunatic was simply a minority of one. At one time it</text:p>
      <text:p text:style-name="P1">had been a sign of madness to believe that the earth goes round the sun;</text:p>
      <text:p text:style-name="P1">today, to believe that the past is unalterable. He might be ALONE in</text:p>
      <text:p text:style-name="P1">holding that belief, and if alone, then a lunatic. But the thought of being</text:p>
      <text:p text:style-name="P1">a lunatic did not greatly trouble him: the horror was that he might also</text:p>
      <text:p text:style-name="P1">be wrong.<text:line-break/><text:line-break/>He picked up the children's history book and looked at the portrait of</text:p>
      <text:p text:style-name="P1">Big Brother which formed its frontispiece. The hypnotic eyes gazed into</text:p>
      <text:p text:style-name="P1">his own. It was as though some huge force were pressing down upon</text:p>
      <text:p text:style-name="P1">you--something that penetrated inside your skull, battering against your</text:p>
      <text:p text:style-name="P1">brain, frightening you out of your beliefs, persuading you, almost, to</text:p>
      <text:p text:style-name="P1">deny the evidence of your senses. In the end the Party would announce that</text:p>
      <text:p text:style-name="P1">two and two made five, and you would have to believe it. It was inevitable</text:p>
      <text:p text:style-name="P1">that they should make that claim sooner or later: the logic of their</text:p>
      <text:p text:style-name="P1">position demanded it. Not merely the validity of experience, but the very</text:p>
      <text:p text:style-name="P1">existence of external reality, was tacitly denied by their philosophy. The</text:p>
      <text:p text:style-name="P1">heresy of heresies was common sense. And what was terrifying was not that</text:p>
      <text:p text:style-name="P1">they would kill you for thinking otherwise, but that they might be right.</text:p>
      <text:p text:style-name="P1">For, after all, how do we know that two and two make four? Or that the</text:p>
      <text:p text:style-name="P1">force of gravity works? Or that the past is unchangeable? If both the past</text:p>
      <text:p text:style-name="P1">and the external world exist only in the mind, and if the mind itself is</text:p>
      <text:p text:style-name="P1">controllable what then?<text:line-break/><text:line-break/>But no! His courage seemed suddenly to stiffen of its own accord. The face</text:p>
      <text:p text:style-name="P1">of O'Brien, not called up by any obvious association, had floated into his</text:p>
      <text:p text:style-name="P1">mind. He knew, with more certainty than before, that O'Brien was on his</text:p>
      <text:p text:style-name="P1">side. He was writing the diary for O'Brien--TO O'Brien: it was like an</text:p>
      <text:p text:style-name="P1">interminable letter which no one would ever read, but which was addressed</text:p>
      <text:p text:style-name="P1">to a particular person and took its colour from that fact.<text:line-break/><text:line-break/>The Party told you to reject the evidence of your eyes and ears. It was</text:p>
      <text:p text:style-name="P1">their final, most essential command. His heart sank as he thought of</text:p>
      <text:p text:style-name="P1">the enormous power arrayed against him, the ease with which any Party</text:p>
      <text:p text:style-name="P1">intellectual would overthrow him in debate, the subtle arguments which he</text:p>
      <text:p text:style-name="P1">would not be able to understand, much less answer. And yet he was in the</text:p>
      <text:p text:style-name="P1">right! They were wrong and he was right. The obvious, the silly, and the</text:p>
      <text:p text:style-name="P1">true had got to be defended. Truisms are true, hold on to that! The solid</text:p>
      <text:p text:style-name="P1">world exists, its laws do not change. Stones are hard, water is wet,</text:p>
      <text:p text:style-name="P1">objects unsupported fall towards the earth's centre. With the feeling that</text:p>
      <text:p text:style-name="P1">he was speaking to O'Brien, and also that he was setting forth an important</text:p>
      <text:p text:style-name="P2"><text:span text:style-name="T1">axiom, he wrote:<text:line-break/><text:line-break/><text:line-break/></text:span> <text:s text:c="2"/><text:span text:style-name="T1">Freedom is the freedom to say that two plus two make four. If that is</text:span></text:p>
      <text:p text:style-name="P1">granted, all else follows.<text:line-break/><text:line-break/><text:line-break/><text:line-break/><text:line-break/>Chapter 8<text:line-break/><text:line-break/><text:line-break/><text:line-break/>From somewhere at the bottom of a passage the smell of roasting</text:p>
      <text:p text:style-name="P1">coffee--real coffee, not Victory Coffee--came floating out into the street.</text:p>
      <text:p text:style-name="P1">Winston paused involuntarily. For perhaps two seconds he was back in the</text:p>
      <text:p text:style-name="P1"><text:soft-page-break/>half-forgotten world of his childhood. Then a door banged, seeming to cut</text:p>
      <text:p text:style-name="P1">off the smell as abruptly as though it had been a sound.<text:line-break/><text:line-break/>He had walked several kilometres over pavements, and his varicose ulcer</text:p>
      <text:p text:style-name="P1">was throbbing. This was the second time in three weeks that he had missed</text:p>
      <text:p text:style-name="P1">an evening at the Community Centre: a rash act, since you could be certain</text:p>
      <text:p text:style-name="P1">that the number of your attendances at the Centre was carefully checked.</text:p>
      <text:p text:style-name="P1">In principle a Party member had no spare time, and was never alone except</text:p>
      <text:p text:style-name="P1">in bed. It was assumed that when he was not working, eating, or sleeping</text:p>
      <text:p text:style-name="P1">he would be taking part in some kind of communal recreation: to do anything</text:p>
      <text:p text:style-name="P1">that suggested a taste for solitude, even to go for a walk by yourself,</text:p>
      <text:p text:style-name="P1">was always slightly dangerous. There was a word for it in Newspeak:</text:p>
      <text:p text:style-name="P1">OWNLIFE, it was called, meaning individualism and eccentricity. But this</text:p>
      <text:p text:style-name="P1">evening as he came out of the Ministry the balminess of the April air had</text:p>
      <text:p text:style-name="P1">tempted him. The sky was a warmer blue than he had seen it that year, and</text:p>
      <text:p text:style-name="P1">suddenly the long, noisy evening at the Centre, the boring, exhausting</text:p>
      <text:p text:style-name="P1">games, the lectures, the creaking camaraderie oiled by gin, had seemed</text:p>
      <text:p text:style-name="P1">intolerable. On impulse he had turned away from the bus-stop and wandered</text:p>
      <text:p text:style-name="P1">off into the labyrinth of London, first south, then east, then north again,</text:p>
      <text:p text:style-name="P1">losing himself among unknown streets and hardly bothering in which</text:p>
      <text:p text:style-name="P1">direction he was going.<text:line-break/><text:line-break/>'If there is hope,' he had written in the diary, 'it lies in the proles.'</text:p>
      <text:p text:style-name="P1">The words kept coming back to him, statement of a mystical truth and a</text:p>
      <text:p text:style-name="P1">palpable absurdity. He was somewhere in the vague, brown-coloured slums</text:p>
      <text:p text:style-name="P1">to the north and east of what had once been Saint Pancras Station. He was</text:p>
      <text:p text:style-name="P1">walking up a cobbled street of little two-storey houses with battered</text:p>
      <text:p text:style-name="P1">doorways which gave straight on the pavement and which were somehow</text:p>
      <text:p text:style-name="P1">curiously suggestive of ratholes. There were puddles of filthy water here</text:p>
      <text:p text:style-name="P1">and there among the cobbles. In and out of the dark doorways, and down</text:p>
      <text:p text:style-name="P1">narrow alley-ways that branched off on either side, people swarmed in</text:p>
      <text:p text:style-name="P1">astonishing numbers--girls in full bloom, with crudely lipsticked mouths,</text:p>
      <text:p text:style-name="P1">and youths who chased the girls, and swollen waddling women who showed you</text:p>
      <text:p text:style-name="P1">what the girls would be like in ten years' time, and old bent creatures</text:p>
      <text:p text:style-name="P1">shuffling along on splayed feet, and ragged barefooted children who played</text:p>
      <text:p text:style-name="P1">in the puddles and then scattered at angry yells from their mothers.</text:p>
      <text:p text:style-name="P1">Perhaps a quarter of the windows in the street were broken and boarded up.</text:p>
      <text:p text:style-name="P1">Most of the people paid no attention to Winston; a few eyed him with a</text:p>
      <text:p text:style-name="P1">sort of guarded curiosity. Two monstrous women with brick-red forearms</text:p>
      <text:p text:style-name="P1">folded across their aprons were talking outside a doorway. Winston caught</text:p>
      <text:p text:style-name="P1">scraps of conversation as he approached.<text:line-break/><text:line-break/>'"Yes," I says to 'er, "that's all very well," I says. "But if you'd of</text:p>
      <text:p text:style-name="P1">been in my place you'd of done the same as what I done. It's easy to</text:p>
      <text:p text:style-name="P1">criticize," I says, "but you ain't got the same problems as what I got."'<text:line-break/><text:line-break/>'Ah,' said the other, 'that's jest it. That's jest where it is.'<text:line-break/><text:line-break/>The strident voices stopped abruptly. The women studied him in hostile</text:p>
      <text:p text:style-name="P1">silence as he went past. But it was not hostility, exactly; merely a kind</text:p>
      <text:p text:style-name="P1">of wariness, a momentary stiffening, as at the passing of some unfamiliar</text:p>
      <text:p text:style-name="P1">animal. The blue overalls of the Party could not be a common sight in a</text:p>
      <text:p text:style-name="P1">street like this. Indeed, it was unwise to be seen in such places, unless</text:p>
      <text:p text:style-name="P1">you had definite business there. The patrols might stop you if you happened</text:p>
      <text:p text:style-name="P1">to run into them. 'May I see your papers, comrade? What are you doing here?</text:p>
      <text:p text:style-name="P1">What time did you leave work? Is this your usual way home?'--and so on and</text:p>
      <text:p text:style-name="P1">so forth. Not that there was any rule against walking home by an unusual</text:p>
      <text:p text:style-name="P1">route: but it was enough to draw attention to you if the Thought Police</text:p>
      <text:p text:style-name="P1"><text:soft-page-break/>heard about it.<text:line-break/><text:line-break/>Suddenly the whole street was in commotion. There were yells of warning</text:p>
      <text:p text:style-name="P1">from all sides. People were shooting into the doorways like rabbits. A</text:p>
      <text:p text:style-name="P1">young woman leapt out of a doorway a little ahead of Winston, grabbed up a</text:p>
      <text:p text:style-name="P1">tiny child playing in a puddle, whipped her apron round it, and leapt back</text:p>
      <text:p text:style-name="P1">again, all in one movement. At the same instant a man in a concertina-like</text:p>
      <text:p text:style-name="P1">black suit, who had emerged from a side alley, ran towards Winston,</text:p>
      <text:p text:style-name="P1">pointing excitedly to the sky.<text:line-break/><text:line-break/>'Steamer!' he yelled. 'Look out, guv'nor! Bang over'ead! Lay down quick!'<text:line-break/><text:line-break/>'Steamer' was a nickname which, for some reason, the proles applied to</text:p>
      <text:p text:style-name="P1">rocket bombs. Winston promptly flung himself on his face. The proles were</text:p>
      <text:p text:style-name="P1">nearly always right when they gave you a warning of this kind. They seemed</text:p>
      <text:p text:style-name="P1">to possess some kind of instinct which told them several seconds in advance</text:p>
      <text:p text:style-name="P1">when a rocket was coming, although the rockets supposedly travelled faster</text:p>
      <text:p text:style-name="P1">than sound. Winston clasped his forearms above his head. There was a roar</text:p>
      <text:p text:style-name="P1">that seemed to make the pavement heave; a shower of light objects pattered</text:p>
      <text:p text:style-name="P1">on to his back. When he stood up he found that he was covered with</text:p>
      <text:p text:style-name="P1">fragments of glass from the nearest window.<text:line-break/><text:line-break/>He walked on. The bomb had demolished a group of houses 200 metres up the</text:p>
      <text:p text:style-name="P1">street. A black plume of smoke hung in the sky, and below it a cloud of</text:p>
      <text:p text:style-name="P1">plaster dust in which a crowd was already forming around the ruins. There</text:p>
      <text:p text:style-name="P1">was a little pile of plaster lying on the pavement ahead of him, and in</text:p>
      <text:p text:style-name="P1">the middle of it he could see a bright red streak. When he got up to it he</text:p>
      <text:p text:style-name="P1">saw that it was a human hand severed at the wrist. Apart from the bloody</text:p>
      <text:p text:style-name="P1">stump, the hand was so completely whitened as to resemble a plaster cast.<text:line-break/><text:line-break/>He kicked the thing into the gutter, and then, to avoid the crowd, turned</text:p>
      <text:p text:style-name="P1">down a side-street to the right. Within three or four minutes he was out</text:p>
      <text:p text:style-name="P1">of the area which the bomb had affected, and the sordid swarming life of</text:p>
      <text:p text:style-name="P1">the streets was going on as though nothing had happened. It was nearly</text:p>
      <text:p text:style-name="P1">twenty hours, and the drinking-shops which the proles frequented ('pubs',</text:p>
      <text:p text:style-name="P1">they called them) were choked with customers. From their grimy swing doors,</text:p>
      <text:p text:style-name="P1">endlessly opening and shutting, there came forth a smell of urine, sawdust,</text:p>
      <text:p text:style-name="P1">and sour beer. In an angle formed by a projecting house-front three men</text:p>
      <text:p text:style-name="P1">were standing very close together, the middle one of them holding a</text:p>
      <text:p text:style-name="P1">folded-up newspaper which the other two were studying over his shoulder.</text:p>
      <text:p text:style-name="P1">Even before he was near enough to make out the expression on their faces,</text:p>
      <text:p text:style-name="P1">Winston could see absorption in every line of their bodies. It was</text:p>
      <text:p text:style-name="P1">obviously some serious piece of news that they were reading. He was a few</text:p>
      <text:p text:style-name="P1">paces away from them when suddenly the group broke up and two of the men</text:p>
      <text:p text:style-name="P1">were in violent altercation. For a moment they seemed almost on the point</text:p>
      <text:p text:style-name="P1">of blows.<text:line-break/><text:line-break/>'Can't you bleeding well listen to what I say? I tell you no number ending</text:p>
      <text:p text:style-name="P1">in seven ain't won for over fourteen months!'<text:line-break/><text:line-break/>'Yes, it 'as, then!'<text:line-break/><text:line-break/>'No, it 'as not! Back 'ome I got the 'ole lot of 'em for over two years</text:p>
      <text:p text:style-name="P1">wrote down on a piece of paper. I takes 'em down reg'lar as the clock. An'</text:p>
      <text:p text:style-name="P1">I tell you, no number ending in seven----'<text:line-break/><text:line-break/>'Yes, a seven 'AS won! I could pretty near tell you the bleeding number.</text:p>
      <text:p text:style-name="P1"><text:soft-page-break/>Four oh seven, it ended in. It were in February--second week in February.'<text:line-break/><text:line-break/>'February your grandmother! I got it all down in black and white. An' I</text:p>
      <text:p text:style-name="P1">tell you, no number----'<text:line-break/><text:line-break/>'Oh, pack it in!' said the third man.<text:line-break/><text:line-break/>They were talking about the Lottery. Winston looked back when he had gone</text:p>
      <text:p text:style-name="P1">thirty metres. They were still arguing, with vivid, passionate faces.</text:p>
      <text:p text:style-name="P1">The Lottery, with its weekly pay-out of enormous prizes, was the one public</text:p>
      <text:p text:style-name="P1">event to which the proles paid serious attention. It was probable that</text:p>
      <text:p text:style-name="P1">there were some millions of proles for whom the Lottery was the principal</text:p>
      <text:p text:style-name="P1">if not the only reason for remaining alive. It was their delight, their</text:p>
      <text:p text:style-name="P1">folly, their anodyne, their intellectual stimulant. Where the Lottery was</text:p>
      <text:p text:style-name="P1">concerned, even people who could barely read and write seemed capable of</text:p>
      <text:p text:style-name="P1">intricate calculations and staggering feats of memory. There was a whole</text:p>
      <text:p text:style-name="P1">tribe of men who made a living simply by selling systems, forecasts, and</text:p>
      <text:p text:style-name="P1">lucky amulets. Winston had nothing to do with the running of the Lottery,</text:p>
      <text:p text:style-name="P1">which was managed by the Ministry of Plenty, but he was aware (indeed</text:p>
      <text:p text:style-name="P1">everyone in the party was aware) that the prizes were largely imaginary.</text:p>
      <text:p text:style-name="P1">Only small sums were actually paid out, the winners of the big prizes being</text:p>
      <text:p text:style-name="P1">non-existent persons. In the absence of any real intercommunication between</text:p>
      <text:p text:style-name="P1">one part of Oceania and another, this was not difficult to arrange.<text:line-break/><text:line-break/>But if there was hope, it lay in the proles. You had to cling on to that.</text:p>
      <text:p text:style-name="P1">When you put it in words it sounded reasonable: it was when you looked at</text:p>
      <text:p text:style-name="P1">the human beings passing you on the pavement that it became an act of</text:p>
      <text:p text:style-name="P1">faith. The street into which he had turned ran downhill. He had a feeling</text:p>
      <text:p text:style-name="P1">that he had been in this neighbourhood before, and that there was a main</text:p>
      <text:p text:style-name="P1">thoroughfare not far away. From somewhere ahead there came a din of</text:p>
      <text:p text:style-name="P1">shouting voices. The street took a sharp turn and then ended in a flight</text:p>
      <text:p text:style-name="P1">of steps which led down into a sunken alley where a few stall-keepers</text:p>
      <text:p text:style-name="P1">were selling tired-looking vegetables. At this moment Winston remembered</text:p>
      <text:p text:style-name="P1">where he was. The alley led out into the main street, and down the next</text:p>
      <text:p text:style-name="P1">turning, not five minutes away, was the junk-shop where he had bought the</text:p>
      <text:p text:style-name="P1">blank book which was now his diary. And in a small stationer's shop not</text:p>
      <text:p text:style-name="P1">far away he had bought his penholder and his bottle of ink.<text:line-break/><text:line-break/>He paused for a moment at the top of the steps. On the opposite side of</text:p>
      <text:p text:style-name="P1">the alley there was a dingy little pub whose windows appeared to be frosted</text:p>
      <text:p text:style-name="P1">over but in reality were merely coated with dust. A very old man, bent but</text:p>
      <text:p text:style-name="P1">active, with white moustaches that bristled forward like those of a prawn,</text:p>
      <text:p text:style-name="P1">pushed open the swing door and went in. As Winston stood watching, it</text:p>
      <text:p text:style-name="P1">occurred to him that the old man, who must be eighty at the least, had</text:p>
      <text:p text:style-name="P1">already been middle-aged when the Revolution happened. He and a few others</text:p>
      <text:p text:style-name="P1">like him were the last links that now existed with the vanished world of</text:p>
      <text:p text:style-name="P1">capitalism. In the Party itself there were not many people left whose ideas</text:p>
      <text:p text:style-name="P1">had been formed before the Revolution. The older generation had mostly</text:p>
      <text:p text:style-name="P1">been wiped out in the great purges of the fifties and sixties, and the few</text:p>
      <text:p text:style-name="P1">who survived had long ago been terrified into complete intellectual</text:p>
      <text:p text:style-name="P1">surrender. If there was any one still alive who could give you a truthful</text:p>
      <text:p text:style-name="P1">account of conditions in the early part of the century, it could only be a</text:p>
      <text:p text:style-name="P1">prole. Suddenly the passage from the history book that he had copied into</text:p>
      <text:p text:style-name="P1">his diary came back into Winston's mind, and a lunatic impulse took hold</text:p>
      <text:p text:style-name="P1">of him. He would go into the pub, he would scrape acquaintance with that</text:p>
      <text:p text:style-name="P1">old man and question him. He would say to him: 'Tell me about your life</text:p>
      <text:p text:style-name="P1">when you were a boy. What was it like in those days? Were things better</text:p>
      <text:p text:style-name="P1"><text:soft-page-break/>than they are now, or were they worse?'<text:line-break/><text:line-break/>Hurriedly, lest he should have time to become frightened, he descended the</text:p>
      <text:p text:style-name="P1">steps and crossed the narrow street. It was madness of course. As usual,</text:p>
      <text:p text:style-name="P1">there was no definite rule against talking to proles and frequenting their</text:p>
      <text:p text:style-name="P1">pubs, but it was far too unusual an action to pass unnoticed. If the</text:p>
      <text:p text:style-name="P1">patrols appeared he might plead an attack of faintness, but it was not</text:p>
      <text:p text:style-name="P1">likely that they would believe him. He pushed open the door, and a hideous</text:p>
      <text:p text:style-name="P1">cheesy smell of sour beer hit him in the face. As he entered the din of</text:p>
      <text:p text:style-name="P1">voices dropped to about half its volume. Behind his back he could feel</text:p>
      <text:p text:style-name="P1">everyone eyeing his blue overalls. A game of darts which was going on at</text:p>
      <text:p text:style-name="P1">the other end of the room interrupted itself for perhaps as much as thirty</text:p>
      <text:p text:style-name="P1">seconds. The old man whom he had followed was standing at the bar, having</text:p>
      <text:p text:style-name="P1">some kind of altercation with the barman, a large, stout, hook-nosed young</text:p>
      <text:p text:style-name="P1">man with enormous forearms. A knot of others, standing round with glasses</text:p>
      <text:p text:style-name="P1">in their hands, were watching the scene.<text:line-break/><text:line-break/>'I arst you civil enough, didn't I?' said the old man, straightening his</text:p>
      <text:p text:style-name="P1">shoulders pugnaciously. 'You telling me you ain't got a pint mug in the</text:p>
      <text:p text:style-name="P1">'ole bleeding boozer?'<text:line-break/><text:line-break/>'And what in hell's name IS a pint?' said the barman, leaning forward with</text:p>
      <text:p text:style-name="P1">the tips of his fingers on the counter.<text:line-break/><text:line-break/>''Ark at 'im! Calls 'isself a barman and don't know what a pint is! Why,</text:p>
      <text:p text:style-name="P1">a pint's the 'alf of a quart, and there's four quarts to the gallon.</text:p>
      <text:p text:style-name="P1">'Ave to teach you the A, B, C next.'<text:line-break/><text:line-break/>'Never heard of 'em,' said the barman shortly. 'Litre and half</text:p>
      <text:p text:style-name="P1">litre--that's all we serve. There's the glasses on the shelf in front</text:p>
      <text:p text:style-name="P1">of you.'<text:line-break/><text:line-break/>'I likes a pint,' persisted the old man. 'You could 'a drawed me off a pint</text:p>
      <text:p text:style-name="P1">easy enough. We didn't 'ave these bleeding litres when I was a young man.'<text:line-break/><text:line-break/>'When you were a young man we were all living in the treetops,' said the</text:p>
      <text:p text:style-name="P1">barman, with a glance at the other customers.<text:line-break/><text:line-break/>There was a shout of laughter, and the uneasiness caused by Winston's entry</text:p>
      <text:p text:style-name="P1">seemed to disappear. The old man's white-stubbled face had flushed pink. He</text:p>
      <text:p text:style-name="P1">turned away, muttering to himself, and bumped into Winston. Winston caught</text:p>
      <text:p text:style-name="P1">him gently by the arm.<text:line-break/><text:line-break/>'May I offer you a drink?' he said.<text:line-break/><text:line-break/>'You're a gent,' said the other, straightening his shoulders again. He</text:p>
      <text:p text:style-name="P1">appeared not to have noticed Winston's blue overalls. 'Pint!' he added</text:p>
      <text:p text:style-name="P1">aggressively to the barman. 'Pint of wallop.'<text:line-break/><text:line-break/>The barman swished two half-litres of dark-brown beer into thick glasses</text:p>
      <text:p text:style-name="P1">which he had rinsed in a bucket under the counter. Beer was the only drink</text:p>
      <text:p text:style-name="P1">you could get in prole pubs. The proles were supposed not to drink gin,</text:p>
      <text:p text:style-name="P1">though in practice they could get hold of it easily enough. The game of</text:p>
      <text:p text:style-name="P1">darts was in full swing again, and the knot of men at the bar had begun</text:p>
      <text:p text:style-name="P1">talking about lottery tickets. Winston's presence was forgotten for a</text:p>
      <text:p text:style-name="P1">moment. There was a deal table under the window where he and the old man</text:p>
      <text:p text:style-name="P1">could talk without fear of being overheard. It was horribly dangerous, but</text:p>
      <text:p text:style-name="P1">at any rate there was no telescreen in the room, a point he had made sure</text:p>
      <text:p text:style-name="P1"><text:soft-page-break/>of as soon as he came in.<text:line-break/><text:line-break/>''E could 'a drawed me off a pint,' grumbled the old man as he settled down</text:p>
      <text:p text:style-name="P1">behind a glass. 'A 'alf litre ain't enough. It don't satisfy. And a 'ole</text:p>
      <text:p text:style-name="P1">litre's too much. It starts my bladder running. Let alone the price.'<text:line-break/><text:line-break/>'You must have seen great changes since you were a young man,' said</text:p>
      <text:p text:style-name="P1">Winston tentatively.<text:line-break/><text:line-break/>The old man's pale blue eyes moved from the darts board to the bar, and</text:p>
      <text:p text:style-name="P1">from the bar to the door of the Gents, as though it were in the bar-room</text:p>
      <text:p text:style-name="P1">that he expected the changes to have occurred.<text:line-break/><text:line-break/>'The beer was better,' he said finally. 'And cheaper! When I was a young</text:p>
      <text:p text:style-name="P1">man, mild beer--wallop we used to call it--was fourpence a pint. That was</text:p>
      <text:p text:style-name="P1">before the war, of course.'<text:line-break/><text:line-break/>'Which war was that?' said Winston.<text:line-break/><text:line-break/>'It's all wars,' said the old man vaguely. He took up his glass, and his</text:p>
      <text:p text:style-name="P1">shoulders straightened again. ''Ere's wishing you the very best of 'ealth!'<text:line-break/><text:line-break/>In his lean throat the sharp-pointed Adam's apple made a surprisingly rapid</text:p>
      <text:p text:style-name="P1">up-and-down movement, and the beer vanished. Winston went to the bar and</text:p>
      <text:p text:style-name="P1">came back with two more half-litres. The old man appeared to have forgotten</text:p>
      <text:p text:style-name="P1">his prejudice against drinking a full litre.<text:line-break/><text:line-break/>'You are very much older than I am,' said Winston. 'You must have been a</text:p>
      <text:p text:style-name="P1">grown man before I was born. You can remember what it was like in the old</text:p>
      <text:p text:style-name="P1">days, before the Revolution. People of my age don't really know anything</text:p>
      <text:p text:style-name="P1">about those times. We can only read about them in books, and what it says</text:p>
      <text:p text:style-name="P1">in the books may not be true. I should like your opinion on that. The</text:p>
      <text:p text:style-name="P1">history books say that life before the Revolution was completely different</text:p>
      <text:p text:style-name="P1">from what it is now. There was the most terrible oppression, injustice,</text:p>
      <text:p text:style-name="P1">poverty worse than anything we can imagine. Here in London, the great mass</text:p>
      <text:p text:style-name="P1">of the people never had enough to eat from birth to death. Half of them</text:p>
      <text:p text:style-name="P1">hadn't even boots on their feet. They worked twelve hours a day, they left</text:p>
      <text:p text:style-name="P1">school at nine, they slept ten in a room. And at the same time there were</text:p>
      <text:p text:style-name="P1">a very few people, only a few thousands--the capitalists, they were</text:p>
      <text:p text:style-name="P1">called--who were rich and powerful. They owned everything that there was</text:p>
      <text:p text:style-name="P1">to own. They lived in great gorgeous houses with thirty servants, they</text:p>
      <text:p text:style-name="P1">rode about in motor-cars and four-horse carriages, they drank champagne,</text:p>
      <text:p text:style-name="P1">they wore top hats----'<text:line-break/><text:line-break/>The old man brightened suddenly.<text:line-break/><text:line-break/>'Top 'ats!' he said. 'Funny you should mention 'em. The same thing come</text:p>
      <text:p text:style-name="P1">into my 'ead only yesterday, I dono why. I was jest thinking, I ain't seen</text:p>
      <text:p text:style-name="P1">a top 'at in years. Gorn right out, they 'ave. The last time I wore one</text:p>
      <text:p text:style-name="P1">was at my sister-in-law's funeral. And that was--well, I couldn't give you</text:p>
      <text:p text:style-name="P1">the date, but it must'a been fifty years ago. Of course it was only 'ired</text:p>
      <text:p text:style-name="P1">for the occasion, you understand.'<text:line-break/><text:line-break/>'It isn't very important about the top hats,' said Winston patiently.</text:p>
      <text:p text:style-name="P1">'The point is, these capitalists--they and a few lawyers and priests and</text:p>
      <text:p text:style-name="P1">so forth who lived on them--were the lords of the earth. Everything existed</text:p>
      <text:p text:style-name="P1">for their benefit. You--the ordinary people, the workers--were their</text:p>
      <text:p text:style-name="P1">slaves. They could do what they liked with you. They could ship you off to</text:p>
      <text:p text:style-name="P1">Canada like cattle. They could sleep with your daughters if they chose.</text:p>
      <text:p text:style-name="P1"><text:soft-page-break/>They could order you to be flogged with something called a cat-o'-nine</text:p>
      <text:p text:style-name="P1">tails. You had to take your cap off when you passed them. Every capitalist</text:p>
      <text:p text:style-name="P1">went about with a gang of lackeys who----'<text:line-break/><text:line-break/>The old man brightened again.<text:line-break/><text:line-break/>'Lackeys!' he said. 'Now there's a word I ain't 'eard since ever so long.</text:p>
      <text:p text:style-name="P1">Lackeys! That reg'lar takes me back, that does. I recollect--oh, donkey's</text:p>
      <text:p text:style-name="P1">years ago--I used to sometimes go to 'Yde Park of a Sunday afternoon to</text:p>
      <text:p text:style-name="P1">'ear the blokes making speeches. Salvation Army, Roman Catholics, Jews,</text:p>
      <text:p text:style-name="P1">Indians--all sorts there was. And there was one bloke--well, I couldn't</text:p>
      <text:p text:style-name="P1">give you 'is name, but a real powerful speaker 'e was. 'E didn't 'alf</text:p>
      <text:p text:style-name="P1">give it 'em! "Lackeys!" 'e says, "lackeys of the bourgeoisie! Flunkies of</text:p>
      <text:p text:style-name="P1">the ruling class!" Parasites--that was another of them. And 'yenas--'e</text:p>
      <text:p text:style-name="P1">definitely called 'em 'yenas. Of course 'e was referring to the Labour</text:p>
      <text:p text:style-name="P1">Party, you understand.'<text:line-break/><text:line-break/>Winston had the feeling that they were talking at cross-purposes.<text:line-break/><text:line-break/>'What I really wanted to know was this,' he said. 'Do you feel that you</text:p>
      <text:p text:style-name="P1">have more freedom now than you had in those days? Are you treated more</text:p>
      <text:p text:style-name="P1">like a human being? In the old days, the rich people, the people at the</text:p>
      <text:p text:style-name="P1">top----'<text:line-break/><text:line-break/>'The 'Ouse of Lords,' put in the old man reminiscently.<text:line-break/><text:line-break/>'The House of Lords, if you like. What I am asking is, were these people</text:p>
      <text:p text:style-name="P1">able to treat you as an inferior, simply because they were rich and you</text:p>
      <text:p text:style-name="P1">were poor? Is it a fact, for instance, that you had to call them "Sir" and</text:p>
      <text:p text:style-name="P1">take off your cap when you passed them?'<text:line-break/><text:line-break/>The old man appeared to think deeply. He drank off about a quarter of his</text:p>
      <text:p text:style-name="P1">beer before answering.<text:line-break/><text:line-break/>'Yes,' he said. 'They liked you to touch your cap to 'em. It showed</text:p>
      <text:p text:style-name="P1">respect, like. I didn't agree with it, myself, but I done it often enough.</text:p>
      <text:p text:style-name="P1">Had to, as you might say.'<text:line-break/><text:line-break/>'And was it usual--I'm only quoting what I've read in history books--was</text:p>
      <text:p text:style-name="P1">it usual for these people and their servants to push you off the pavement</text:p>
      <text:p text:style-name="P1">into the gutter?'<text:line-break/><text:line-break/>'One of 'em pushed me once,' said the old man. 'I recollect it as if it</text:p>
      <text:p text:style-name="P1">was yesterday. It was Boat Race night--terribly rowdy they used to get on</text:p>
      <text:p text:style-name="P1">Boat Race night--and I bumps into a young bloke on Shaftesbury Avenue.</text:p>
      <text:p text:style-name="P1">Quite a gent, 'e was--dress shirt, top 'at, black overcoat. 'E was kind</text:p>
      <text:p text:style-name="P1">of zig-zagging across the pavement, and I bumps into 'im accidental-like.</text:p>
      <text:p text:style-name="P1">'E says, "Why can't you look where you're going?" 'e says. I say, "Ju think</text:p>
      <text:p text:style-name="P1">you've bought the bleeding pavement?" 'E says, "I'll twist your bloody 'ead</text:p>
      <text:p text:style-name="P1">off if you get fresh with me." I says, "You're drunk. I'll give you in</text:p>
      <text:p text:style-name="P1">charge in 'alf a minute," I says. An' if you'll believe me, 'e puts 'is</text:p>
      <text:p text:style-name="P1">'and on my chest and gives me a shove as pretty near sent me under the</text:p>
      <text:p text:style-name="P1">wheels of a bus. Well, I was young in them days, and I was going to 'ave</text:p>
      <text:p text:style-name="P1">fetched 'im one, only----'<text:line-break/><text:line-break/>A sense of helplessness took hold of Winston. The old man's memory was</text:p>
      <text:p text:style-name="P1">nothing but a rubbish-heap of details. One could question him all day</text:p>
      <text:p text:style-name="P1">without getting any real information. The party histories might still be</text:p>
      <text:p text:style-name="P1">true, after a fashion: they might even be completely true. He made a last</text:p>
      <text:p text:style-name="P1"><text:soft-page-break/>attempt.<text:line-break/><text:line-break/>'Perhaps I have not made myself clear,' he said. 'What I'm trying to say</text:p>
      <text:p text:style-name="P1">is this. You have been alive a very long time; you lived half your life</text:p>
      <text:p text:style-name="P1">before the Revolution. In 1925, for instance, you were already grown up.</text:p>
      <text:p text:style-name="P1">Would you say from what you can remember, that life in 1925 was better</text:p>
      <text:p text:style-name="P1">than it is now, or worse? If you could choose, would you prefer to live</text:p>
      <text:p text:style-name="P1">then or now?'<text:line-break/><text:line-break/>The old man looked meditatively at the darts board. He finished up his</text:p>
      <text:p text:style-name="P1">beer, more slowly than before. When he spoke it was with a tolerant</text:p>
      <text:p text:style-name="P1">philosophical air, as though the beer had mellowed him.<text:line-break/><text:line-break/>'I know what you expect me to say,' he said. 'You expect me to say as I'd</text:p>
      <text:p text:style-name="P1">sooner be young again. Most people'd say they'd sooner be young, if you</text:p>
      <text:p text:style-name="P1">arst 'em. You got your 'ealth and strength when you're young. When you</text:p>
      <text:p text:style-name="P1">get to my time of life you ain't never well. I suffer something wicked</text:p>
      <text:p text:style-name="P1">from my feet, and my bladder's jest terrible. Six and seven times a night</text:p>
      <text:p text:style-name="P1">it 'as me out of bed. On the other 'and, there's great advantages in being</text:p>
      <text:p text:style-name="P1">a old man. You ain't got the same worries. No truck with women, and that's</text:p>
      <text:p text:style-name="P1">a great thing. I ain't 'ad a woman for near on thirty year, if you'd</text:p>
      <text:p text:style-name="P1">credit it. Nor wanted to, what's more.'<text:line-break/><text:line-break/>Winston sat back against the window-sill. It was no use going on. He was</text:p>
      <text:p text:style-name="P1">about to buy some more beer when the old man suddenly got up and shuffled</text:p>
      <text:p text:style-name="P1">rapidly into the stinking urinal at the side of the room. The extra</text:p>
      <text:p text:style-name="P1">half-litre was already working on him. Winston sat for a minute or two</text:p>
      <text:p text:style-name="P1">gazing at his empty glass, and hardly noticed when his feet carried him out</text:p>
      <text:p text:style-name="P1">into the street again. Within twenty years at the most, he reflected, the</text:p>
      <text:p text:style-name="P1">huge and simple question, 'Was life better before the Revolution than it</text:p>
      <text:p text:style-name="P1">is now?' would have ceased once and for all to be answerable. But in effect</text:p>
      <text:p text:style-name="P1">it was unanswerable even now, since the few scattered survivors from the</text:p>
      <text:p text:style-name="P1">ancient world were incapable of comparing one age with another. They</text:p>
      <text:p text:style-name="P1">remembered a million useless things, a quarrel with a workmate, a hunt for</text:p>
      <text:p text:style-name="P1">a lost bicycle pump, the expression on a long-dead sister's face, the</text:p>
      <text:p text:style-name="P1">swirls of dust on a windy morning seventy years ago: but all the relevant</text:p>
      <text:p text:style-name="P1">facts were outside the range of their vision. They were like the ant,</text:p>
      <text:p text:style-name="P1">which can see small objects but not large ones. And when memory failed and</text:p>
      <text:p text:style-name="P1">written records were falsified--when that happened, the claim of the Party</text:p>
      <text:p text:style-name="P1">to have improved the conditions of human life had got to be accepted,</text:p>
      <text:p text:style-name="P1">because there did not exist, and never again could exist, any standard</text:p>
      <text:p text:style-name="P1">against which it could be tested.<text:line-break/><text:line-break/>At this moment his train of thought stopped abruptly. He halted and looked</text:p>
      <text:p text:style-name="P1">up. He was in a narrow street, with a few dark little shops, interspersed</text:p>
      <text:p text:style-name="P1">among dwelling-houses. Immediately above his head there hung three</text:p>
      <text:p text:style-name="P1">discoloured metal balls which looked as if they had once been gilded. He</text:p>
      <text:p text:style-name="P1">seemed to know the place. Of course! He was standing outside the junk-shop</text:p>
      <text:p text:style-name="P1">where he had bought the diary.<text:line-break/><text:line-break/>A twinge of fear went through him. It had been a sufficiently rash act to</text:p>
      <text:p text:style-name="P1">buy the book in the beginning, and he had sworn never to come near the</text:p>
      <text:p text:style-name="P1">place again. And yet the instant that he allowed his thoughts to wander,</text:p>
      <text:p text:style-name="P1">his feet had brought him back here of their own accord. It was precisely</text:p>
      <text:p text:style-name="P1">against suicidal impulses of this kind that he had hoped to guard himself</text:p>
      <text:p text:style-name="P1">by opening the diary. At the same time he noticed that although it was</text:p>
      <text:p text:style-name="P1">nearly twenty-one hours the shop was still open. With the feeling that he</text:p>
      <text:p text:style-name="P1">would be less conspicuous inside than hanging about on the pavement, he</text:p>
      <text:p text:style-name="P1">stepped through the doorway. If questioned, he could plausibly say that</text:p>
      <text:p text:style-name="P1"><text:soft-page-break/>he was trying to buy razor blades.<text:line-break/><text:line-break/>The proprietor had just lighted a hanging oil lamp which gave off an</text:p>
      <text:p text:style-name="P1">unclean but friendly smell. He was a man of perhaps sixty, frail and</text:p>
      <text:p text:style-name="P1">bowed, with a long, benevolent nose, and mild eyes distorted by thick</text:p>
      <text:p text:style-name="P1">spectacles. His hair was almost white, but his eyebrows were bushy and</text:p>
      <text:p text:style-name="P1">still black. His spectacles, his gentle, fussy movements, and the fact</text:p>
      <text:p text:style-name="P1">that he was wearing an aged jacket of black velvet, gave him a vague air</text:p>
      <text:p text:style-name="P1">of intellectuality, as though he had been some kind of literary man, or</text:p>
      <text:p text:style-name="P1">perhaps a musician. His voice was soft, as though faded, and his accent</text:p>
      <text:p text:style-name="P1">less debased than that of the majority of proles.<text:line-break/><text:line-break/>'I recognized you on the pavement,' he said immediately. 'You're the</text:p>
      <text:p text:style-name="P1">gentleman that bought the young lady's keepsake album. That was a beautiful</text:p>
      <text:p text:style-name="P1">bit of paper, that was. Cream-laid, it used to be called. There's been no</text:p>
      <text:p text:style-name="P1">paper like that made for--oh, I dare say fifty years.' He peered at Winston</text:p>
      <text:p text:style-name="P1">over the top of his spectacles. 'Is there anything special I can do for</text:p>
      <text:p text:style-name="P1">you? Or did you just want to look round?'<text:line-break/><text:line-break/>'I was passing,' said Winston vaguely. 'I just looked in. I don't want</text:p>
      <text:p text:style-name="P1">anything in particular.'<text:line-break/><text:line-break/>'It's just as well,' said the other, 'because I don't suppose I could have</text:p>
      <text:p text:style-name="P1">satisfied you.' He made an apologetic gesture with his softpalmed hand.</text:p>
      <text:p text:style-name="P1">'You see how it is; an empty shop, you might say. Between you and me, the</text:p>
      <text:p text:style-name="P1">antique trade's just about finished. No demand any longer, and no stock</text:p>
      <text:p text:style-name="P1">either. Furniture, china, glass it's all been broken up by degrees. And</text:p>
      <text:p text:style-name="P1">of course the metal stuff's mostly been melted down. I haven't seen a brass</text:p>
      <text:p text:style-name="P1">candlestick in years.'<text:line-break/><text:line-break/>The tiny interior of the shop was in fact uncomfortably full, but there</text:p>
      <text:p text:style-name="P1">was almost nothing in it of the slightest value. The floorspace was very</text:p>
      <text:p text:style-name="P1">restricted, because all round the walls were stacked innumerable dusty</text:p>
      <text:p text:style-name="P1">picture-frames. In the window there were trays of nuts and bolts, worn-out</text:p>
      <text:p text:style-name="P1">chisels, penknives with broken blades, tarnished watches that did not even</text:p>
      <text:p text:style-name="P1">pretend to be in going order, and other miscellaneous rubbish. Only on a</text:p>
      <text:p text:style-name="P1">small table in the corner was there a litter of odds and ends--lacquered</text:p>
      <text:p text:style-name="P1">snuffboxes, agate brooches, and the like--which looked as though they might</text:p>
      <text:p text:style-name="P1">include something interesting. As Winston wandered towards the table his</text:p>
      <text:p text:style-name="P1">eye was caught by a round, smooth thing that gleamed softly in the</text:p>
      <text:p text:style-name="P1">lamplight, and he picked it up.<text:line-break/><text:line-break/>It was a heavy lump of glass, curved on one side, flat on the other, making</text:p>
      <text:p text:style-name="P1">almost a hemisphere. There was a peculiar softness, as of rainwater, in</text:p>
      <text:p text:style-name="P1">both the colour and the texture of the glass. At the heart of it, magnified</text:p>
      <text:p text:style-name="P1">by the curved surface, there was a strange, pink, convoluted object that</text:p>
      <text:p text:style-name="P1">recalled a rose or a sea anemone.<text:line-break/><text:line-break/>'What is it?' said Winston, fascinated.<text:line-break/><text:line-break/>'That's coral, that is,' said the old man. 'It must have come from the</text:p>
      <text:p text:style-name="P1">Indian Ocean. They used to kind of embed it in the glass. That wasn't made</text:p>
      <text:p text:style-name="P1">less than a hundred years ago. More, by the look of it.'<text:line-break/><text:line-break/>'It's a beautiful thing,' said Winston.<text:line-break/><text:line-break/>'It is a beautiful thing,' said the other appreciatively. 'But there's not</text:p>
      <text:p text:style-name="P1">many that'd say so nowadays.' He coughed. 'Now, if it so happened that you</text:p>
      <text:p text:style-name="P1">wanted to buy it, that'd cost you four dollars. I can remember when a thing</text:p>
      <text:p text:style-name="P1"><text:soft-page-break/>like that would have fetched eight pounds, and eight pounds was--well, I</text:p>
      <text:p text:style-name="P1">can't work it out, but it was a lot of money. But who cares about genuine</text:p>
      <text:p text:style-name="P1">antiques nowadays--even the few that's left?'<text:line-break/><text:line-break/>Winston immediately paid over the four dollars and slid the coveted thing</text:p>
      <text:p text:style-name="P1">into his pocket. What appealed to him about it was not so much its beauty</text:p>
      <text:p text:style-name="P1">as the air it seemed to possess of belonging to an age quite different</text:p>
      <text:p text:style-name="P1">from the present one. The soft, rainwatery glass was not like any glass</text:p>
      <text:p text:style-name="P1">that he had ever seen. The thing was doubly attractive because of its</text:p>
      <text:p text:style-name="P1">apparent uselessness, though he could guess that it must once have been</text:p>
      <text:p text:style-name="P1">intended as a paperweight. It was very heavy in his pocket, but fortunately</text:p>
      <text:p text:style-name="P1">it did not make much of a bulge. It was a queer thing, even a compromising</text:p>
      <text:p text:style-name="P1">thing, for a Party member to have in his possession. Anything old, and for</text:p>
      <text:p text:style-name="P1">that matter anything beautiful, was always vaguely suspect. The old man had</text:p>
      <text:p text:style-name="P1">grown noticeably more cheerful after receiving the four dollars. Winston</text:p>
      <text:p text:style-name="P1">realized that he would have accepted three or even two.<text:line-break/><text:line-break/>'There's another room upstairs that you might care to take a look at,' he</text:p>
      <text:p text:style-name="P1">said. 'There's not much in it. Just a few pieces. We'll do with a light if</text:p>
      <text:p text:style-name="P1">we're going upstairs.'<text:line-break/><text:line-break/>He lit another lamp, and, with bowed back, led the way slowly up the</text:p>
      <text:p text:style-name="P1">steep and worn stairs and along a tiny passage, into a room which did</text:p>
      <text:p text:style-name="P1">not give on the street but looked out on a cobbled yard and a forest of</text:p>
      <text:p text:style-name="P1">chimney-pots. Winston noticed that the furniture was still arranged as</text:p>
      <text:p text:style-name="P1">though the room were meant to be lived in. There was a strip of carpet on</text:p>
      <text:p text:style-name="P1">the floor, a picture or two on the walls, and a deep, slatternly arm-chair</text:p>
      <text:p text:style-name="P1">drawn up to the fireplace. An old-fashioned glass clock with a twelve-hour</text:p>
      <text:p text:style-name="P1">face was ticking away on the mantelpiece. Under the window, and occupying</text:p>
      <text:p text:style-name="P1">nearly a quarter of the room, was an enormous bed with the mattress still</text:p>
      <text:p text:style-name="P1">on it.<text:line-break/><text:line-break/>'We lived here till my wife died,' said the old man half apologetically.</text:p>
      <text:p text:style-name="P1">'I'm selling the furniture off by little and little. Now that's a beautiful</text:p>
      <text:p text:style-name="P1">mahogany bed, or at least it would be if you could get the bugs out of it.</text:p>
      <text:p text:style-name="P1">But I dare say you'd find it a little bit cumbersome.'<text:line-break/><text:line-break/>He was holding the lamp high up, so as to illuminate the whole room, and</text:p>
      <text:p text:style-name="P1">in the warm dim light the place looked curiously inviting. The thought</text:p>
      <text:p text:style-name="P1">flitted through Winston's mind that it would probably be quite easy to</text:p>
      <text:p text:style-name="P1">rent the room for a few dollars a week, if he dared to take the risk. It</text:p>
      <text:p text:style-name="P1">was a wild, impossible notion, to be abandoned as soon as thought of; but</text:p>
      <text:p text:style-name="P1">the room had awakened in him a sort of nostalgia, a sort of ancestral</text:p>
      <text:p text:style-name="P1">memory. It seemed to him that he knew exactly what it felt like to sit in</text:p>
      <text:p text:style-name="P1">a room like this, in an arm-chair beside an open fire with your feet in</text:p>
      <text:p text:style-name="P1">the fender and a kettle on the hob; utterly alone, utterly secure, with</text:p>
      <text:p text:style-name="P1">nobody watching you, no voice pursuing you, no sound except the singing</text:p>
      <text:p text:style-name="P1">of the kettle and the friendly ticking of the clock.<text:line-break/><text:line-break/>'There's no telescreen!' he could not help murmuring.<text:line-break/><text:line-break/>'Ah,' said the old man, 'I never had one of those things. Too expensive.</text:p>
      <text:p text:style-name="P1">And I never seemed to feel the need of it, somehow. Now that's a nice</text:p>
      <text:p text:style-name="P1">gateleg table in the corner there. Though of course you'd have to put new</text:p>
      <text:p text:style-name="P1">hinges on it if you wanted to use the flaps.'<text:line-break/><text:line-break/>There was a small bookcase in the other corner, and Winston had already</text:p>
      <text:p text:style-name="P1">gravitated towards it. It contained nothing but rubbish. The hunting-down</text:p>
      <text:p text:style-name="P1">and destruction of books had been done with the same thoroughness in the</text:p>
      <text:p text:style-name="P1"><text:soft-page-break/>prole quarters as everywhere else. It was very unlikely that there existed</text:p>
      <text:p text:style-name="P1">anywhere in Oceania a copy of a book printed earlier than 1960. The old</text:p>
      <text:p text:style-name="P1">man, still carrying the lamp, was standing in front of a picture in a</text:p>
      <text:p text:style-name="P1">rosewood frame which hung on the other side of the fireplace, opposite</text:p>
      <text:p text:style-name="P1">the bed.<text:line-break/><text:line-break/>'Now, if you happen to be interested in old prints at all----' he began</text:p>
      <text:p text:style-name="P1">delicately.<text:line-break/><text:line-break/>Winston came across to examine the picture. It was a steel engraving of an</text:p>
      <text:p text:style-name="P1">oval building with rectangular windows, and a small tower in front. There</text:p>
      <text:p text:style-name="P1">was a railing running round the building, and at the rear end there was</text:p>
      <text:p text:style-name="P1">what appeared to be a statue. Winston gazed at it for some moments. It</text:p>
      <text:p text:style-name="P1">seemed vaguely familiar, though he did not remember the statue.<text:line-break/><text:line-break/>'The frame's fixed to the wall,' said the old man, 'but I could unscrew it</text:p>
      <text:p text:style-name="P1">for you, I dare say.'<text:line-break/><text:line-break/>'I know that building,' said Winston finally. 'It's a ruin now. It's in</text:p>
      <text:p text:style-name="P1">the middle of the street outside the Palace of Justice.'<text:line-break/><text:line-break/>'That's right. Outside the Law Courts. It was bombed in--oh, many years</text:p>
      <text:p text:style-name="P1">ago. It was a church at one time, St Clement Danes, its name was.' He</text:p>
      <text:p text:style-name="P1">smiled apologetically, as though conscious of saying something slightly</text:p>
      <text:p text:style-name="P1">ridiculous, and added: 'Oranges and lemons, say the bells of St Clement's!'<text:line-break/><text:line-break/>'What's that?' said Winston.<text:line-break/><text:line-break/>'Oh--"Oranges and lemons, say the bells of St Clement's." That was a rhyme</text:p>
      <text:p text:style-name="P1">we had when I was a little boy. How it goes on I don't remember, but I do</text:p>
      <text:p text:style-name="P1">know it ended up, "Here comes a candle to light you to bed, Here comes a</text:p>
      <text:p text:style-name="P1">chopper to chop off your head." It was a kind of a dance. They held out</text:p>
      <text:p text:style-name="P1">their arms for you to pass under, and when they came to "Here comes a</text:p>
      <text:p text:style-name="P1">chopper to chop off your head" they brought their arms down and caught you.</text:p>
      <text:p text:style-name="P1">It was just names of churches. All the London churches were in it--all the</text:p>
      <text:p text:style-name="P1">principal ones, that is.'<text:line-break/><text:line-break/>Winston wondered vaguely to what century the church belonged. It was always</text:p>
      <text:p text:style-name="P1">difficult to determine the age of a London building. Anything large and</text:p>
      <text:p text:style-name="P1">impressive, if it was reasonably new in appearance, was automatically</text:p>
      <text:p text:style-name="P1">claimed as having been built since the Revolution, while anything that was</text:p>
      <text:p text:style-name="P1">obviously of earlier date was ascribed to some dim period called the Middle</text:p>
      <text:p text:style-name="P1">Ages. The centuries of capitalism were held to have produced nothing of any</text:p>
      <text:p text:style-name="P1">value. One could not learn history from architecture any more than one</text:p>
      <text:p text:style-name="P1">could learn it from books. Statues, inscriptions, memorial stones, the</text:p>
      <text:p text:style-name="P1">names of streets--anything that might throw light upon the past had been</text:p>
      <text:p text:style-name="P1">systematically altered.<text:line-break/><text:line-break/>'I never knew it had been a church,' he said.<text:line-break/><text:line-break/>'There's a lot of them left, really,' said the old man, 'though they've</text:p>
      <text:p text:style-name="P2"><text:span text:style-name="T1">been put to other uses. Now, how did that rhyme go? Ah! I've got it!<text:line-break/><text:line-break/><text:line-break/></text:span> <text:s/><text:span text:style-name="T1">"Oranges and lemons, say the bells of St Clement's,</text:span></text:p>
      <text:p text:style-name="P2"><text:s text:c="2"/><text:span text:style-name="T1">You owe me three farthings, say the bells of St Martin's----"<text:line-break/><text:line-break/><text:line-break/>there, now, that's as far as I can get. A farthing, that was a small copper</text:span></text:p>
      <text:p text:style-name="P1"><text:soft-page-break/>coin, looked something like a cent.'<text:line-break/><text:line-break/>'Where was St Martin's?' said Winston.<text:line-break/><text:line-break/>'St Martin's? That's still standing. It's in Victory Square, alongside the</text:p>
      <text:p text:style-name="P1">picture gallery. A building with a kind of a triangular porch and pillars</text:p>
      <text:p text:style-name="P1">in front, and a big flight of steps.'<text:line-break/><text:line-break/>Winston knew the place well. It was a museum used for propaganda displays</text:p>
      <text:p text:style-name="P1">of various kinds--scale models of rocket bombs and Floating Fortresses,</text:p>
      <text:p text:style-name="P1">waxwork tableaux illustrating enemy atrocities, and the like.<text:line-break/><text:line-break/>'St Martin's-in-the-Fields it used to be called,' supplemented the old man,</text:p>
      <text:p text:style-name="P1">'though I don't recollect any fields anywhere in those parts.'<text:line-break/><text:line-break/>Winston did not buy the picture. It would have been an even more</text:p>
      <text:p text:style-name="P1">incongruous possession than the glass paperweight, and impossible to carry</text:p>
      <text:p text:style-name="P1">home, unless it were taken out of its frame. But he lingered for some</text:p>
      <text:p text:style-name="P1">minutes more, talking to the old man, whose name, he discovered, was not</text:p>
      <text:p text:style-name="P1">Weeks--as one might have gathered from the inscription over the</text:p>
      <text:p text:style-name="P1">shop-front--but Charrington. Mr Charrington, it seemed, was a widower aged</text:p>
      <text:p text:style-name="P1">sixty-three and had inhabited this shop for thirty years. Throughout that</text:p>
      <text:p text:style-name="P1">time he had been intending to alter the name over the window, but had never</text:p>
      <text:p text:style-name="P1">quite got to the point of doing it. All the while that they were talking</text:p>
      <text:p text:style-name="P1">the half-remembered rhyme kept running through Winston's head. Oranges and</text:p>
      <text:p text:style-name="P1">lemons say the bells of St Clement's, You owe me three farthings, say</text:p>
      <text:p text:style-name="P1">the bells of St Martin's! It was curious, but when you said it to yourself</text:p>
      <text:p text:style-name="P1">you had the illusion of actually hearing bells, the bells of a lost London</text:p>
      <text:p text:style-name="P1">that still existed somewhere or other, disguised and forgotten. From one</text:p>
      <text:p text:style-name="P1">ghostly steeple after another he seemed to hear them pealing forth. Yet so</text:p>
      <text:p text:style-name="P1">far as he could remember he had never in real life heard church bells</text:p>
      <text:p text:style-name="P1">ringing.<text:line-break/><text:line-break/>He got away from Mr Charrington and went down the stairs alone, so as not</text:p>
      <text:p text:style-name="P1">to let the old man see him reconnoitring the street before stepping out of</text:p>
      <text:p text:style-name="P1">the door. He had already made up his mind that after a suitable</text:p>
      <text:p text:style-name="P1">interval--a month, say--he would take the risk of visiting the shop again.</text:p>
      <text:p text:style-name="P1">It was perhaps not more dangerous than shirking an evening at the Centre.</text:p>
      <text:p text:style-name="P1">The serious piece of folly had been to come back here in the first place,</text:p>
      <text:p text:style-name="P1">after buying the diary and without knowing whether the proprietor of the</text:p>
      <text:p text:style-name="P1">shop could be trusted. However----!<text:line-break/><text:line-break/>Yes, he thought again, he would come back. He would buy further scraps of</text:p>
      <text:p text:style-name="P1">beautiful rubbish. He would buy the engraving of St Clement Danes, take</text:p>
      <text:p text:style-name="P1">it out of its frame, and carry it home concealed under the jacket of his</text:p>
      <text:p text:style-name="P1">overalls. He would drag the rest of that poem out of Mr Charrington's</text:p>
      <text:p text:style-name="P1">memory. Even the lunatic project of renting the room upstairs flashed</text:p>
      <text:p text:style-name="P1">momentarily through his mind again. For perhaps five seconds exaltation</text:p>
      <text:p text:style-name="P1">made him careless, and he stepped out on to the pavement without so much</text:p>
      <text:p text:style-name="P1">as a preliminary glance through the window. He had even started humming</text:p>
      <text:p text:style-name="P2"><text:span text:style-name="T1">to an improvised tune<text:line-break/><text:line-break/><text:line-break/></text:span> <text:s/><text:span text:style-name="T1">Oranges and lemons, say the bells of St Clement's,</text:span></text:p>
      <text:p text:style-name="P2"><text:s text:c="2"/><text:span text:style-name="T1">You owe me three farthings, say the----<text:line-break/><text:line-break/><text:line-break/>Suddenly his heart seemed to turn to ice and his bowels to water. A figure</text:span></text:p>
      <text:p text:style-name="P1">in blue overalls was coming down the pavement, not ten metres away. It was</text:p>
      <text:p text:style-name="P1"><text:soft-page-break/>the girl from the Fiction Department, the girl with dark hair. The light</text:p>
      <text:p text:style-name="P1">was failing, but there was no difficulty in recognizing her. She looked</text:p>
      <text:p text:style-name="P1">him straight in the face, then walked quickly on as though she had not</text:p>
      <text:p text:style-name="P1">seen him.<text:line-break/><text:line-break/>For a few seconds Winston was too paralysed to move. Then he turned to the</text:p>
      <text:p text:style-name="P1">right and walked heavily away, not noticing for the moment that he was</text:p>
      <text:p text:style-name="P1">going in the wrong direction. At any rate, one question was settled. There</text:p>
      <text:p text:style-name="P1">was no doubting any longer that the girl was spying on him. She must have</text:p>
      <text:p text:style-name="P1">followed him here, because it was not credible that by pure chance she</text:p>
      <text:p text:style-name="P1">should have happened to be walking on the same evening up the same obscure</text:p>
      <text:p text:style-name="P1">backstreet, kilometres distant from any quarter where Party members lived.</text:p>
      <text:p text:style-name="P1">It was too great a coincidence. Whether she was really an agent of the</text:p>
      <text:p text:style-name="P1">Thought Police, or simply an amateur spy actuated by officiousness, hardly</text:p>
      <text:p text:style-name="P1">mattered. It was enough that she was watching him. Probably she had seen</text:p>
      <text:p text:style-name="P1">him go into the pub as well.<text:line-break/><text:line-break/>It was an effort to walk. The lump of glass in his pocket banged against</text:p>
      <text:p text:style-name="P1">his thigh at each step, and he was half minded to take it out and throw it</text:p>
      <text:p text:style-name="P1">away. The worst thing was the pain in his belly. For a couple of minutes</text:p>
      <text:p text:style-name="P1">he had the feeling that he would die if he did not reach a lavatory soon.</text:p>
      <text:p text:style-name="P1">But there would be no public lavatories in a quarter like this. Then the</text:p>
      <text:p text:style-name="P1">spasm passed, leaving a dull ache behind.<text:line-break/><text:line-break/>The street was a blind alley. Winston halted, stood for several seconds</text:p>
      <text:p text:style-name="P1">wondering vaguely what to do, then turned round and began to retrace his</text:p>
      <text:p text:style-name="P1">steps. As he turned it occurred to him that the girl had only passed him</text:p>
      <text:p text:style-name="P1">three minutes ago and that by running he could probably catch up with her.</text:p>
      <text:p text:style-name="P1">He could keep on her track till they were in some quiet place, and then</text:p>
      <text:p text:style-name="P1">smash her skull in with a cobblestone. The piece of glass in his pocket</text:p>
      <text:p text:style-name="P1">would be heavy enough for the job. But he abandoned the idea immediately,</text:p>
      <text:p text:style-name="P1">because even the thought of making any physical effort was unbearable. He</text:p>
      <text:p text:style-name="P1">could not run, he could not strike a blow. Besides, she was young and lusty</text:p>
      <text:p text:style-name="P1">and would defend herself. He thought also of hurrying to the Community</text:p>
      <text:p text:style-name="P1">Centre and staying there till the place closed, so as to establish a</text:p>
      <text:p text:style-name="P1">partial alibi for the evening. But that too was impossible. A deadly</text:p>
      <text:p text:style-name="P1">lassitude had taken hold of him. All he wanted was to get home quickly and</text:p>
      <text:p text:style-name="P1">then sit down and be quiet.<text:line-break/><text:line-break/>It was after twenty-two hours when he got back to the flat. The lights</text:p>
      <text:p text:style-name="P1">would be switched off at the main at twenty-three thirty. He went into the</text:p>
      <text:p text:style-name="P1">kitchen and swallowed nearly a teacupful of Victory Gin. Then he went to</text:p>
      <text:p text:style-name="P1">the table in the alcove, sat down, and took the diary out of the drawer.</text:p>
      <text:p text:style-name="P1">But he did not open it at once. From the telescreen a brassy female voice</text:p>
      <text:p text:style-name="P1">was squalling a patriotic song. He sat staring at the marbled cover of the</text:p>
      <text:p text:style-name="P1">book, trying without success to shut the voice out of his consciousness.<text:line-break/><text:line-break/>It was at night that they came for you, always at night. The proper thing</text:p>
      <text:p text:style-name="P1">was to kill yourself before they got you. Undoubtedly some people did so.</text:p>
      <text:p text:style-name="P1">Many of the disappearances were actually suicides. But it needed desperate</text:p>
      <text:p text:style-name="P1">courage to kill yourself in a world where firearms, or any quick and</text:p>
      <text:p text:style-name="P1">certain poison, were completely unprocurable. He thought with a kind of</text:p>
      <text:p text:style-name="P1">astonishment of the biological uselessness of pain and fear, the treachery</text:p>
      <text:p text:style-name="P1">of the human body which always freezes into inertia at exactly the moment</text:p>
      <text:p text:style-name="P1">when a special effort is needed. He might have silenced the dark-haired</text:p>
      <text:p text:style-name="P1">girl if only he had acted quickly enough: but precisely because of the</text:p>
      <text:p text:style-name="P1">extremity of his danger he had lost the power to act. It struck him that</text:p>
      <text:p text:style-name="P1">in moments of crisis one is never fighting against an external enemy, but</text:p>
      <text:p text:style-name="P1">always against one's own body. Even now, in spite of the gin, the dull</text:p>
      <text:p text:style-name="P1"><text:soft-page-break/>ache in his belly made consecutive thought impossible. And it is the same,</text:p>
      <text:p text:style-name="P1">he perceived, in all seemingly heroic or tragic situations. On the</text:p>
      <text:p text:style-name="P1">battlefield, in the torture chamber, on a sinking ship, the issues that</text:p>
      <text:p text:style-name="P1">you are fighting for are always forgotten, because the body swells up until</text:p>
      <text:p text:style-name="P1">it fills the universe, and even when you are not paralysed by fright or</text:p>
      <text:p text:style-name="P1">screaming with pain, life is a moment-to-moment struggle against hunger or</text:p>
      <text:p text:style-name="P1">cold or sleeplessness, against a sour stomach or an aching tooth.<text:line-break/><text:line-break/>He opened the diary. It was important to write something down. The woman</text:p>
      <text:p text:style-name="P1">on the telescreen had started a new song. Her voice seemed to stick into</text:p>
      <text:p text:style-name="P1">his brain like jagged splinters of glass. He tried to think of O'Brien,</text:p>
      <text:p text:style-name="P1">for whom, or to whom, the diary was written, but instead he began thinking</text:p>
      <text:p text:style-name="P1">of the things that would happen to him after the Thought Police took him</text:p>
      <text:p text:style-name="P1">away. It would not matter if they killed you at once. To be killed was</text:p>
      <text:p text:style-name="P1">what you expected. But before death (nobody spoke of such things, yet</text:p>
      <text:p text:style-name="P1">everybody knew of them) there was the routine of confession that had to</text:p>
      <text:p text:style-name="P1">be gone through: the grovelling on the floor and screaming for mercy, the</text:p>
      <text:p text:style-name="P1">crack of broken bones, the smashed teeth and bloody clots of hair.<text:line-break/><text:line-break/>Why did you have to endure it, since the end was always the same? Why was</text:p>
      <text:p text:style-name="P1">it not possible to cut a few days or weeks out of your life? Nobody ever</text:p>
      <text:p text:style-name="P1">escaped detection, and nobody ever failed to confess. When once you had</text:p>
      <text:p text:style-name="P1">succumbed to thoughtcrime it was certain that by a given date you would be</text:p>
      <text:p text:style-name="P1">dead. Why then did that horror, which altered nothing, have to lie embedded</text:p>
      <text:p text:style-name="P1">in future time?<text:line-break/><text:line-break/>He tried with a little more success than before to summon up the image of</text:p>
      <text:p text:style-name="P1">O'Brien. 'We shall meet in the place where there is no darkness,' O'Brien</text:p>
      <text:p text:style-name="P1">had said to him. He knew what it meant, or thought he knew. The place where</text:p>
      <text:p text:style-name="P1">there is no darkness was the imagined future, which one would never see,</text:p>
      <text:p text:style-name="P1">but which, by foreknowledge, one could mystically share in. But with the</text:p>
      <text:p text:style-name="P1">voice from the telescreen nagging at his ears he could not follow the train</text:p>
      <text:p text:style-name="P1">of thought further. He put a cigarette in his mouth. Half the tobacco</text:p>
      <text:p text:style-name="P1">promptly fell out on to his tongue, a bitter dust which was difficult to</text:p>
      <text:p text:style-name="P1">spit out again. The face of Big Brother swam into his mind, displacing that</text:p>
      <text:p text:style-name="P1">of O'Brien. Just as he had done a few days earlier, he slid a coin out of</text:p>
      <text:p text:style-name="P1">his pocket and looked at it. The face gazed up at him, heavy, calm,</text:p>
      <text:p text:style-name="P1">protecting: but what kind of smile was hidden beneath the dark moustache?</text:p>
      <text:p text:style-name="P5"><text:span text:style-name="T4">Like a leaden knell the words came back at him:<text:line-break/><text:line-break/><text:line-break/></text:span><text:span text:style-name="T3"> </text:span><text:span text:style-name="T4">WAR IS PEACE<text:line-break/></text:span><text:span text:style-name="T3"> <text:s/></text:span><text:span text:style-name="T4">FREEDOM IS SLAVERY</text:span><text:span text:style-name="T5"><text:line-break/></text:span><text:span text:style-name="T3"> <text:s text:c="2"/></text:span><text:span text:style-name="T4">IGNORANCE IS STRENGTH<text:line-break/><text:line-break/><text:line-break/><text:line-break/><text:line-break/><text:line-break/>PART TWO<text:line-break/><text:line-break/><text:line-break/><text:line-break/><text:line-break/>Chapter 1<text:line-break/><text:line-break/><text:line-break/><text:line-break/>It was the middle of the morning, and Winston had left the cubicle to go</text:span></text:p>
      <text:p text:style-name="P1"><text:soft-page-break/>to the lavatory.<text:line-break/><text:line-break/>A solitary figure was coming towards him from the other end of the long,</text:p>
      <text:p text:style-name="P1">brightly-lit corridor. It was the girl with dark hair. Four days had gone</text:p>
      <text:p text:style-name="P1">past since the evening when he had run into her outside the junk-shop.</text:p>
      <text:p text:style-name="P1">As she came nearer he saw that her right arm was in a sling, not noticeable</text:p>
      <text:p text:style-name="P1">at a distance because it was of the same colour as her overalls. Probably</text:p>
      <text:p text:style-name="P1">she had crushed her hand while swinging round one of the big kaleidoscopes</text:p>
      <text:p text:style-name="P1">on which the plots of novels were 'roughed in'. It was a common accident</text:p>
      <text:p text:style-name="P1">in the Fiction Department.<text:line-break/><text:line-break/>They were perhaps four metres apart when the girl stumbled and fell almost</text:p>
      <text:p text:style-name="P1">flat on her face. A sharp cry of pain was wrung out of her. She must have</text:p>
      <text:p text:style-name="P1">fallen right on the injured arm. Winston stopped short. The girl had risen</text:p>
      <text:p text:style-name="P1">to her knees. Her face had turned a milky yellow colour against which her</text:p>
      <text:p text:style-name="P1">mouth stood out redder than ever. Her eyes were fixed on his, with an</text:p>
      <text:p text:style-name="P1">appealing expression that looked more like fear than pain.<text:line-break/><text:line-break/>A curious emotion stirred in Winston's heart. In front of him was an enemy</text:p>
      <text:p text:style-name="P1">who was trying to kill him: in front of him, also, was a human creature,</text:p>
      <text:p text:style-name="P1">in pain and perhaps with a broken bone. Already he had instinctively</text:p>
      <text:p text:style-name="P1">started forward to help her. In the moment when he had seen her fall on</text:p>
      <text:p text:style-name="P1">the bandaged arm, it had been as though he felt the pain in his own body.<text:line-break/><text:line-break/>'You're hurt?' he said.<text:line-break/><text:line-break/>'It's nothing. My arm. It'll be all right in a second.'<text:line-break/><text:line-break/>She spoke as though her heart were fluttering. She had certainly turned</text:p>
      <text:p text:style-name="P1">very pale.<text:line-break/><text:line-break/>'You haven't broken anything?'<text:line-break/><text:line-break/>'No, I'm all right. It hurt for a moment, that's all.'<text:line-break/><text:line-break/>She held out her free hand to him, and he helped her up. She had regained</text:p>
      <text:p text:style-name="P1">some of her colour, and appeared very much better.<text:line-break/><text:line-break/>'It's nothing,' she repeated shortly. 'I only gave my wrist a bit of a</text:p>
      <text:p text:style-name="P1">bang. Thanks, comrade!'<text:line-break/><text:line-break/>And with that she walked on in the direction in which she had been going,</text:p>
      <text:p text:style-name="P1">as briskly as though it had really been nothing. The whole incident could</text:p>
      <text:p text:style-name="P1">not have taken as much as half a minute. Not to let one's feelings appear</text:p>
      <text:p text:style-name="P1">in one's face was a habit that had acquired the status of an instinct,</text:p>
      <text:p text:style-name="P1">and in any case they had been standing straight in front of a telescreen</text:p>
      <text:p text:style-name="P1">when the thing happened. Nevertheless it had been very difficult not to</text:p>
      <text:p text:style-name="P1">betray a momentary surprise, for in the two or three seconds while he was</text:p>
      <text:p text:style-name="P1">helping her up the girl had slipped something into his hand. There was no</text:p>
      <text:p text:style-name="P1">question that she had done it intentionally. It was something small and</text:p>
      <text:p text:style-name="P1">flat. As he passed through the lavatory door he transferred it to his</text:p>
      <text:p text:style-name="P1">pocket and felt it with the tips of his fingers. It was a scrap of paper</text:p>
      <text:p text:style-name="P1">folded into a square.<text:line-break/><text:line-break/>While he stood at the urinal he managed, with a little more fingering, to</text:p>
      <text:p text:style-name="P1">get it unfolded. Obviously there must be a message of some kind written on</text:p>
      <text:p text:style-name="P1">it. For a moment he was tempted to take it into one of the water-closets</text:p>
      <text:p text:style-name="P1">and read it at once. But that would be shocking folly, as he well knew.</text:p>
      <text:p text:style-name="P1">There was no place where you could be more certain that the telescreens</text:p>
      <text:p text:style-name="P1"><text:soft-page-break/>were watched continuously.<text:line-break/><text:line-break/>He went back to his cubicle, sat down, threw the fragment of paper</text:p>
      <text:p text:style-name="P1">casually among the other papers on the desk, put on his spectacles and</text:p>
      <text:p text:style-name="P1">hitched the speakwrite towards him. 'Five minutes,' he told himself,</text:p>
      <text:p text:style-name="P1">'five minutes at the very least!' His heart bumped in his breast with</text:p>
      <text:p text:style-name="P1">frightening loudness. Fortunately the piece of work he was engaged on was</text:p>
      <text:p text:style-name="P1">mere routine, the rectification of a long list of figures, not needing</text:p>
      <text:p text:style-name="P1">close attention.<text:line-break/><text:line-break/>Whatever was written on the paper, it must have some kind of political</text:p>
      <text:p text:style-name="P1">meaning. So far as he could see there were two possibilities. One, much</text:p>
      <text:p text:style-name="P1">the more likely, was that the girl was an agent of the Thought Police,</text:p>
      <text:p text:style-name="P1">just as he had feared. He did not know why the Thought Police should</text:p>
      <text:p text:style-name="P1">choose to deliver their messages in such a fashion, but perhaps they had</text:p>
      <text:p text:style-name="P1">their reasons. The thing that was written on the paper might be a threat, a</text:p>
      <text:p text:style-name="P1">summons, an order to commit suicide, a trap of some description. But there</text:p>
      <text:p text:style-name="P1">was another, wilder possibility that kept raising its head, though he</text:p>
      <text:p text:style-name="P1">tried vainly to suppress it. This was, that the message did not come from</text:p>
      <text:p text:style-name="P1">the Thought Police at all, but from some kind of underground organization.</text:p>
      <text:p text:style-name="P1">Perhaps the Brotherhood existed after all! Perhaps the girl was part of it!</text:p>
      <text:p text:style-name="P1">No doubt the idea was absurd, but it had sprung into his mind in the very</text:p>
      <text:p text:style-name="P1">instant of feeling the scrap of paper in his hand. It was not till a couple</text:p>
      <text:p text:style-name="P1">of minutes later that the other, more probable explanation had occurred to</text:p>
      <text:p text:style-name="P1">him. And even now, though his intellect told him that the message probably</text:p>
      <text:p text:style-name="P1">meant death--still, that was not what he believed, and the unreasonable</text:p>
      <text:p text:style-name="P1">hope persisted, and his heart banged, and it was with difficulty that he</text:p>
      <text:p text:style-name="P1">kept his voice from trembling as he murmured his figures into the</text:p>
      <text:p text:style-name="P1">speakwrite.<text:line-break/><text:line-break/>He rolled up the completed bundle of work and slid it into the pneumatic</text:p>
      <text:p text:style-name="P1">tube. Eight minutes had gone by. He re-adjusted his spectacles on his nose,</text:p>
      <text:p text:style-name="P1">sighed, and drew the next batch of work towards him, with the scrap of</text:p>
      <text:p text:style-name="P1">paper on top of it. He flattened it out. On it was written, in a large</text:p>
      <text:p text:style-name="P1">unformed handwriting:<text:line-break/><text:line-break/>I LOVE YOU.<text:line-break/><text:line-break/>For several seconds he was too stunned even to throw the incriminating</text:p>
      <text:p text:style-name="P1">thing into the memory hole. When he did so, although he knew very well the</text:p>
      <text:p text:style-name="P1">danger of showing too much interest, he could not resist reading it once</text:p>
      <text:p text:style-name="P1">again, just to make sure that the words were really there.<text:line-break/><text:line-break/>For the rest of the morning it was very difficult to work. What was even</text:p>
      <text:p text:style-name="P1">worse than having to focus his mind on a series of niggling jobs was the</text:p>
      <text:p text:style-name="P1">need to conceal his agitation from the telescreen. He felt as though a</text:p>
      <text:p text:style-name="P1">fire were burning in his belly. Lunch in the hot, crowded, noise-filled</text:p>
      <text:p text:style-name="P1">canteen was torment. He had hoped to be alone for a little while during</text:p>
      <text:p text:style-name="P1">the lunch hour, but as bad luck would have it the imbecile Parsons flopped</text:p>
      <text:p text:style-name="P1">down beside him, the tang of his sweat almost defeating the tinny smell of</text:p>
      <text:p text:style-name="P1">stew, and kept up a stream of talk about the preparations for Hate Week.</text:p>
      <text:p text:style-name="P1">He was particularly enthusiastic about a papier-mache model of Big</text:p>
      <text:p text:style-name="P1">Brother's head, two metres wide, which was being made for the occasion by</text:p>
      <text:p text:style-name="P1">his daughter's troop of Spies. The irritating thing was that in the racket</text:p>
      <text:p text:style-name="P1">of voices Winston could hardly hear what Parsons was saying, and was</text:p>
      <text:p text:style-name="P1">constantly having to ask for some fatuous remark to be repeated. Just once</text:p>
      <text:p text:style-name="P1">he caught a glimpse of the girl, at a table with two other girls at the</text:p>
      <text:p text:style-name="P1">far end of the room. She appeared not to have seen him, and he did not</text:p>
      <text:p text:style-name="P1"><text:soft-page-break/>look in that direction again.<text:line-break/><text:line-break/>The afternoon was more bearable. Immediately after lunch there arrived a</text:p>
      <text:p text:style-name="P1">delicate, difficult piece of work which would take several hours and</text:p>
      <text:p text:style-name="P1">necessitated putting everything else aside. It consisted in falsifying a</text:p>
      <text:p text:style-name="P1">series of production reports of two years ago, in such a way as to cast</text:p>
      <text:p text:style-name="P1">discredit on a prominent member of the Inner Party, who was now under a</text:p>
      <text:p text:style-name="P1">cloud. This was the kind of thing that Winston was good at, and for more</text:p>
      <text:p text:style-name="P1">than two hours he succeeded in shutting the girl out of his mind</text:p>
      <text:p text:style-name="P1">altogether. Then the memory of her face came back, and with it a raging,</text:p>
      <text:p text:style-name="P1">intolerable desire to be alone. Until he could be alone it was impossible</text:p>
      <text:p text:style-name="P1">to think this new development out. Tonight was one of his nights at the</text:p>
      <text:p text:style-name="P1">Community Centre. He wolfed another tasteless meal in the canteen, hurried</text:p>
      <text:p text:style-name="P1">off to the Centre, took part in the solemn foolery of a 'discussion group',</text:p>
      <text:p text:style-name="P1">played two games of table tennis, swallowed several glasses of gin, and</text:p>
      <text:p text:style-name="P1">sat for half an hour through a lecture entitled 'Ingsoc in relation to</text:p>
      <text:p text:style-name="P1">chess'. His soul writhed with boredom, but for once he had had no impulse</text:p>
      <text:p text:style-name="P1">to shirk his evening at the Centre. At the sight of the words I LOVE YOU</text:p>
      <text:p text:style-name="P1">the desire to stay alive had welled up in him, and the taking of minor</text:p>
      <text:p text:style-name="P1">risks suddenly seemed stupid. It was not till twenty-three hours, when he</text:p>
      <text:p text:style-name="P1">was home and in bed--in the darkness, where you were safe even from the</text:p>
      <text:p text:style-name="P1">telescreen so long as you kept silent--that he was able to think</text:p>
      <text:p text:style-name="P1">continuously.<text:line-break/><text:line-break/>It was a physical problem that had to be solved: how to get in touch with</text:p>
      <text:p text:style-name="P1">the girl and arrange a meeting. He did not consider any longer the</text:p>
      <text:p text:style-name="P1">possibility that she might be laying some kind of trap for him. He knew</text:p>
      <text:p text:style-name="P1">that it was not so, because of her unmistakable agitation when she handed</text:p>
      <text:p text:style-name="P1">him the note. Obviously she had been frightened out of her wits, as well</text:p>
      <text:p text:style-name="P1">she might be. Nor did the idea of refusing her advances even cross his</text:p>
      <text:p text:style-name="P1">mind. Only five nights ago he had contemplated smashing her skull in with</text:p>
      <text:p text:style-name="P1">a cobblestone, but that was of no importance. He thought of her naked,</text:p>
      <text:p text:style-name="P1">youthful body, as he had seen it in his dream. He had imagined her a fool</text:p>
      <text:p text:style-name="P1">like all the rest of them, her head stuffed with lies and hatred, her</text:p>
      <text:p text:style-name="P1">belly full of ice. A kind of fever seized him at the thought that he might</text:p>
      <text:p text:style-name="P1">lose her, the white youthful body might slip away from him! What he feared</text:p>
      <text:p text:style-name="P1">more than anything else was that she would simply change her mind if he</text:p>
      <text:p text:style-name="P1">did not get in touch with her quickly. But the physical difficulty of</text:p>
      <text:p text:style-name="P1">meeting was enormous. It was like trying to make a move at chess when you</text:p>
      <text:p text:style-name="P1">were already mated. Whichever way you turned, the telescreen faced you.</text:p>
      <text:p text:style-name="P1">Actually, all the possible ways of communicating with her had occurred to</text:p>
      <text:p text:style-name="P1">him within five minutes of reading the note; but now, with time to think,</text:p>
      <text:p text:style-name="P1">he went over them one by one, as though laying out a row of instruments</text:p>
      <text:p text:style-name="P1">on a table.<text:line-break/><text:line-break/>Obviously the kind of encounter that had happened this morning could not</text:p>
      <text:p text:style-name="P1">be repeated. If she had worked in the Records Department it might have</text:p>
      <text:p text:style-name="P1">been comparatively simple, but he had only a very dim idea whereabouts in</text:p>
      <text:p text:style-name="P1">the building the Fiction Department lay, and he had no pretext for going</text:p>
      <text:p text:style-name="P1">there. If he had known where she lived, and at what time she left work,</text:p>
      <text:p text:style-name="P1">he could have contrived to meet her somewhere on her way home; but to try</text:p>
      <text:p text:style-name="P1">to follow her home was not safe, because it would mean loitering about</text:p>
      <text:p text:style-name="P1">outside the Ministry, which was bound to be noticed. As for sending a</text:p>
      <text:p text:style-name="P1">letter through the mails, it was out of the question. By a routine that</text:p>
      <text:p text:style-name="P1">was not even secret, all letters were opened in transit. Actually, few</text:p>
      <text:p text:style-name="P1">people ever wrote letters. For the messages that it was occasionally</text:p>
      <text:p text:style-name="P1">necessary to send, there were printed postcards with long lists of phrases,</text:p>
      <text:p text:style-name="P1">and you struck out the ones that were inapplicable. In any case he did not</text:p>
      <text:p text:style-name="P1">know the girl's name, let alone her address. Finally he decided that the</text:p>
      <text:p text:style-name="P1"><text:soft-page-break/>safest place was the canteen. If he could get her at a table by herself,</text:p>
      <text:p text:style-name="P1">somewhere in the middle of the room, not too near the telescreens, and</text:p>
      <text:p text:style-name="P1">with a sufficient buzz of conversation all round--if these conditions</text:p>
      <text:p text:style-name="P1">endured for, say, thirty seconds, it might be possible to exchange a few</text:p>
      <text:p text:style-name="P1">words.<text:line-break/><text:line-break/>For a week after this, life was like a restless dream. On the next day she</text:p>
      <text:p text:style-name="P1">did not appear in the canteen until he was leaving it, the whistle having</text:p>
      <text:p text:style-name="P1">already blown. Presumably she had been changed on to a later shift. They</text:p>
      <text:p text:style-name="P1">passed each other without a glance. On the day after that she was in the</text:p>
      <text:p text:style-name="P1">canteen at the usual time, but with three other girls and immediately</text:p>
      <text:p text:style-name="P1">under a telescreen. Then for three dreadful days she did not appear at</text:p>
      <text:p text:style-name="P1">all. His whole mind and body seemed to be afflicted with an unbearable</text:p>
      <text:p text:style-name="P1">sensitivity, a sort of transparency, which made every movement, every</text:p>
      <text:p text:style-name="P1">sound, every contact, every word that he had to speak or listen to, an</text:p>
      <text:p text:style-name="P1">agony. Even in sleep he could not altogether escape from her image. He did</text:p>
      <text:p text:style-name="P1">not touch the diary during those days. If there was any relief, it was in</text:p>
      <text:p text:style-name="P1">his work, in which he could sometimes forget himself for ten minutes at a</text:p>
      <text:p text:style-name="P1">stretch. He had absolutely no clue as to what had happened to her. There</text:p>
      <text:p text:style-name="P1">was no enquiry he could make. She might have been vaporized, she might</text:p>
      <text:p text:style-name="P1">have committed suicide, she might have been transferred to the other end</text:p>
      <text:p text:style-name="P1">of Oceania: worst and likeliest of all, she might simply have changed her</text:p>
      <text:p text:style-name="P1">mind and decided to avoid him.<text:line-break/><text:line-break/>The next day she reappeared. Her arm was out of the sling and she had a</text:p>
      <text:p text:style-name="P1">band of sticking-plaster round her wrist. The relief of seeing her was</text:p>
      <text:p text:style-name="P1">so great that he could not resist staring directly at her for several</text:p>
      <text:p text:style-name="P1">seconds. On the following day he very nearly succeeded in speaking to her.</text:p>
      <text:p text:style-name="P1">When he came into the canteen she was sitting at a table well out from the</text:p>
      <text:p text:style-name="P1">wall, and was quite alone. It was early, and the place was not very full.</text:p>
      <text:p text:style-name="P1">The queue edged forward till Winston was almost at the counter, then was</text:p>
      <text:p text:style-name="P1">held up for two minutes because someone in front was complaining that he</text:p>
      <text:p text:style-name="P1">had not received his tablet of saccharine. But the girl was still alone</text:p>
      <text:p text:style-name="P1">when Winston secured his tray and began to make for her table. He walked</text:p>
      <text:p text:style-name="P1">casually towards her, his eyes searching for a place at some table beyond</text:p>
      <text:p text:style-name="P1">her. She was perhaps three metres away from him. Another two seconds would</text:p>
      <text:p text:style-name="P1">do it. Then a voice behind him called, 'Smith!' He pretended not to hear.</text:p>
      <text:p text:style-name="P1">'Smith!' repeated the voice, more loudly. It was no use. He turned round.</text:p>
      <text:p text:style-name="P1">A blond-headed, silly-faced young man named Wilsher, whom he barely knew,</text:p>
      <text:p text:style-name="P1">was inviting him with a smile to a vacant place at his table. It was not</text:p>
      <text:p text:style-name="P1">safe to refuse. After having been recognized, he could not go and sit at</text:p>
      <text:p text:style-name="P1">a table with an unattended girl. It was too noticeable. He sat down with</text:p>
      <text:p text:style-name="P1">a friendly smile. The silly blond face beamed into his. Winston had a</text:p>
      <text:p text:style-name="P1">hallucination of himself smashing a pick-axe right into the middle of it.</text:p>
      <text:p text:style-name="P1">The girl's table filled up a few minutes later.<text:line-break/><text:line-break/>But she must have seen him coming towards her, and perhaps she would take</text:p>
      <text:p text:style-name="P1">the hint. Next day he took care to arrive early. Surely enough, she was at</text:p>
      <text:p text:style-name="P1">a table in about the same place, and again alone. The person immediately</text:p>
      <text:p text:style-name="P1">ahead of him in the queue was a small, swiftly-moving, beetle-like man</text:p>
      <text:p text:style-name="P1">with a flat face and tiny, suspicious eyes. As Winston turned away from</text:p>
      <text:p text:style-name="P1">the counter with his tray, he saw that the little man was making straight</text:p>
      <text:p text:style-name="P1">for the girl's table. His hopes sank again. There was a vacant place at a</text:p>
      <text:p text:style-name="P1">table further away, but something in the little man's appearance suggested</text:p>
      <text:p text:style-name="P1">that he would be sufficiently attentive to his own comfort to choose the</text:p>
      <text:p text:style-name="P1">emptiest table. With ice at his heart Winston followed. It was no use</text:p>
      <text:p text:style-name="P1">unless he could get the girl alone. At this moment there was a tremendous</text:p>
      <text:p text:style-name="P1">crash. The little man was sprawling on all fours, his tray had gone flying,</text:p>
      <text:p text:style-name="P1">two streams of soup and coffee were flowing across the floor. He started</text:p>
      <text:p text:style-name="P1"><text:soft-page-break/>to his feet with a malignant glance at Winston, whom he evidently</text:p>
      <text:p text:style-name="P1">suspected of having tripped him up. But it was all right. Five seconds</text:p>
      <text:p text:style-name="P1">later, with a thundering heart, Winston was sitting at the girl's table.<text:line-break/><text:line-break/>He did not look at her. He unpacked his tray and promptly began eating.</text:p>
      <text:p text:style-name="P1">It was all-important to speak at once, before anyone else came, but now</text:p>
      <text:p text:style-name="P1">a terrible fear had taken possession of him. A week had gone by since</text:p>
      <text:p text:style-name="P1">she had first approached him. She would have changed her mind, she must</text:p>
      <text:p text:style-name="P1">have changed her mind! It was impossible that this affair should end</text:p>
      <text:p text:style-name="P1">successfully; such things did not happen in real life. He might have</text:p>
      <text:p text:style-name="P1">flinched altogether from speaking if at this moment he had not seen</text:p>
      <text:p text:style-name="P1">Ampleforth, the hairy-eared poet, wandering limply round the room with</text:p>
      <text:p text:style-name="P1">a tray, looking for a place to sit down. In his vague way Ampleforth</text:p>
      <text:p text:style-name="P1">was attached to Winston, and would certainly sit down at his table if</text:p>
      <text:p text:style-name="P1">he caught sight of him. There was perhaps a minute in which to act. Both</text:p>
      <text:p text:style-name="P1">Winston and the girl were eating steadily. The stuff they were eating was</text:p>
      <text:p text:style-name="P1">a thin stew, actually a soup, of haricot beans. In a low murmur Winston</text:p>
      <text:p text:style-name="P1">began speaking. Neither of them looked up; steadily they spooned the</text:p>
      <text:p text:style-name="P1">watery stuff into their mouths, and between spoonfuls exchanged the few</text:p>
      <text:p text:style-name="P1">necessary words in low expressionless voices.<text:line-break/><text:line-break/>'What time do you leave work?'<text:line-break/><text:line-break/>'Eighteen-thirty.'<text:line-break/><text:line-break/>'Where can we meet?'<text:line-break/><text:line-break/>'Victory Square, near the monument.'<text:line-break/><text:line-break/>'It's full of telescreens.'<text:line-break/><text:line-break/>'It doesn't matter if there's a crowd.'<text:line-break/><text:line-break/>'Any signal?'<text:line-break/><text:line-break/>'No. Don't come up to me until you see me among a lot of people. And don't</text:p>
      <text:p text:style-name="P1">look at me. Just keep somewhere near me.'<text:line-break/><text:line-break/>'What time?'<text:line-break/><text:line-break/>'Nineteen hours.'<text:line-break/><text:line-break/>'All right.'<text:line-break/><text:line-break/>Ampleforth failed to see Winston and sat down at another table. They did</text:p>
      <text:p text:style-name="P1">not speak again, and, so far as it was possible for two people sitting on</text:p>
      <text:p text:style-name="P1">opposite sides of the same table, they did not look at one another. The</text:p>
      <text:p text:style-name="P1">girl finished her lunch quickly and made off, while Winston stayed to</text:p>
      <text:p text:style-name="P1">smoke a cigarette.<text:line-break/><text:line-break/>Winston was in Victory Square before the appointed time. He wandered round</text:p>
      <text:p text:style-name="P1">the base of the enormous fluted column, at the top of which Big Brother's</text:p>
      <text:p text:style-name="P1">statue gazed southward towards the skies where he had vanquished the</text:p>
      <text:p text:style-name="P1">Eurasian aeroplanes (the Eastasian aeroplanes, it had been, a few years</text:p>
      <text:p text:style-name="P1">ago) in the Battle of Airstrip One. In the street in front of it there was</text:p>
      <text:p text:style-name="P1">a statue of a man on horseback which was supposed to represent Oliver</text:p>
      <text:p text:style-name="P1">Cromwell. At five minutes past the hour the girl had still not appeared.</text:p>
      <text:p text:style-name="P1">Again the terrible fear seized upon Winston. She was not coming, she had</text:p>
      <text:p text:style-name="P1">changed her mind! He walked slowly up to the north side of the square and</text:p>
      <text:p text:style-name="P1"><text:soft-page-break/>got a sort of pale-coloured pleasure from identifying St Martin's Church,</text:p>
      <text:p text:style-name="P1">whose bells, when it had bells, had chimed 'You owe me three farthings.'</text:p>
      <text:p text:style-name="P1">Then he saw the girl standing at the base of the monument, reading or</text:p>
      <text:p text:style-name="P1">pretending to read a poster which ran spirally up the column. It was not</text:p>
      <text:p text:style-name="P1">safe to go near her until some more people had accumulated. There were</text:p>
      <text:p text:style-name="P1">telescreens all round the pediment. But at this moment there was a din of</text:p>
      <text:p text:style-name="P1">shouting and a zoom of heavy vehicles from somewhere to the left. Suddenly</text:p>
      <text:p text:style-name="P1">everyone seemed to be running across the square. The girl nipped nimbly</text:p>
      <text:p text:style-name="P1">round the lions at the base of the monument and joined in the rush.</text:p>
      <text:p text:style-name="P1">Winston followed. As he ran, he gathered from some shouted remarks that</text:p>
      <text:p text:style-name="P1">a convoy of Eurasian prisoners was passing.<text:line-break/><text:line-break/>Already a dense mass of people was blocking the south side of the square.</text:p>
      <text:p text:style-name="P1">Winston, at normal times the kind of person who gravitates to the outer</text:p>
      <text:p text:style-name="P1">edge of any kind of scrimmage, shoved, butted, squirmed his way forward</text:p>
      <text:p text:style-name="P1">into the heart of the crowd. Soon he was within arm's length of the girl,</text:p>
      <text:p text:style-name="P1">but the way was blocked by an enormous prole and an almost equally enormous</text:p>
      <text:p text:style-name="P1">woman, presumably his wife, who seemed to form an impenetrable wall of</text:p>
      <text:p text:style-name="P1">flesh. Winston wriggled himself sideways, and with a violent lunge managed</text:p>
      <text:p text:style-name="P1">to drive his shoulder between them. For a moment it felt as though his</text:p>
      <text:p text:style-name="P1">entrails were being ground to pulp between the two muscular hips, then he</text:p>
      <text:p text:style-name="P1">had broken through, sweating a little. He was next to the girl. They were</text:p>
      <text:p text:style-name="P1">shoulder to shoulder, both staring fixedly in front of them.<text:line-break/><text:line-break/>A long line of trucks, with wooden-faced guards armed with sub-machine</text:p>
      <text:p text:style-name="P1">guns standing upright in each corner, was passing slowly down the street.</text:p>
      <text:p text:style-name="P1">In the trucks little yellow men in shabby greenish uniforms were squatting,</text:p>
      <text:p text:style-name="P1">jammed close together. Their sad, Mongolian faces gazed out over the sides</text:p>
      <text:p text:style-name="P1">of the trucks utterly incurious. Occasionally when a truck jolted there</text:p>
      <text:p text:style-name="P1">was a clank-clank of metal: all the prisoners were wearing leg-irons.</text:p>
      <text:p text:style-name="P1">Truck-load after truck-load of the sad faces passed. Winston knew they</text:p>
      <text:p text:style-name="P1">were there but he saw them only intermittently. The girl's shoulder, and</text:p>
      <text:p text:style-name="P1">her arm right down to the elbow, were pressed against his. Her cheek was</text:p>
      <text:p text:style-name="P1">almost near enough for him to feel its warmth. She had immediately taken</text:p>
      <text:p text:style-name="P1">charge of the situation, just as she had done in the canteen. She began</text:p>
      <text:p text:style-name="P1">speaking in the same expressionless voice as before, with lips barely</text:p>
      <text:p text:style-name="P1">moving, a mere murmur easily drowned by the din of voices and the rumbling</text:p>
      <text:p text:style-name="P1">of the trucks.<text:line-break/><text:line-break/>'Can you hear me?'<text:line-break/><text:line-break/>'Yes.'<text:line-break/><text:line-break/>'Can you get Sunday afternoon off?'<text:line-break/><text:line-break/>'Yes.'<text:line-break/><text:line-break/>'Then listen carefully. You'll have to remember this. Go to Paddington</text:p>
      <text:p text:style-name="P1">Station----'<text:line-break/><text:line-break/>With a sort of military precision that astonished him, she outlined the</text:p>
      <text:p text:style-name="P1">route that he was to follow. A half-hour railway journey; turn left outside</text:p>
      <text:p text:style-name="P1">the station; two kilometres along the road; a gate with the top bar</text:p>
      <text:p text:style-name="P1">missing; a path across a field; a grass-grown lane; a track between bushes;</text:p>
      <text:p text:style-name="P1">a dead tree with moss on it. It was as though she had a map inside her</text:p>
      <text:p text:style-name="P1">head. 'Can you remember all that?' she murmured finally.<text:line-break/><text:line-break/>'Yes.'<text:line-break/><text:line-break/><text:soft-page-break/>'You turn left, then right, then left again. And the gate's got no top bar.'<text:line-break/><text:line-break/>'Yes. What time?'<text:line-break/><text:line-break/>'About fifteen. You may have to wait. I'll get there by another way. Are</text:p>
      <text:p text:style-name="P1">you sure you remember everything?'<text:line-break/><text:line-break/>'Yes.'<text:line-break/><text:line-break/>'Then get away from me as quick as you can.'<text:line-break/><text:line-break/>She need not have told him that. But for the moment they could not</text:p>
      <text:p text:style-name="P1">extricate themselves from the crowd. The trucks were still filing past,</text:p>
      <text:p text:style-name="P1">the people still insatiably gaping. At the start there had been a few boos</text:p>
      <text:p text:style-name="P1">and hisses, but it came only from the Party members among the crowd, and</text:p>
      <text:p text:style-name="P1">had soon stopped. The prevailing emotion was simply curiosity. Foreigners,</text:p>
      <text:p text:style-name="P1">whether from Eurasia or from Eastasia, were a kind of strange animal. One</text:p>
      <text:p text:style-name="P1">literally never saw them except in the guise of prisoners, and even as</text:p>
      <text:p text:style-name="P1">prisoners one never got more than a momentary glimpse of them. Nor did</text:p>
      <text:p text:style-name="P1">one know what became of them, apart from the few who were hanged as</text:p>
      <text:p text:style-name="P1">war-criminals: the others simply vanished, presumably into forced-labour</text:p>
      <text:p text:style-name="P1">camps. The round Mogol faces had given way to faces of a more European</text:p>
      <text:p text:style-name="P1">type, dirty, bearded and exhausted. From over scrubby cheekbones eyes</text:p>
      <text:p text:style-name="P1">looked into Winston's, sometimes with strange intensity, and flashed away</text:p>
      <text:p text:style-name="P1">again. The convoy was drawing to an end. In the last truck he could see an</text:p>
      <text:p text:style-name="P1">aged man, his face a mass of grizzled hair, standing upright with wrists</text:p>
      <text:p text:style-name="P1">crossed in front of him, as though he were used to having them bound</text:p>
      <text:p text:style-name="P1">together. It was almost time for Winston and the girl to part. But at the</text:p>
      <text:p text:style-name="P1">last moment, while the crowd still hemmed them in, her hand felt for his</text:p>
      <text:p text:style-name="P1">and gave it a fleeting squeeze.<text:line-break/><text:line-break/>It could not have been ten seconds, and yet it seemed a long time that</text:p>
      <text:p text:style-name="P1">their hands were clasped together. He had time to learn every detail</text:p>
      <text:p text:style-name="P1">of her hand. He explored the long fingers, the shapely nails, the</text:p>
      <text:p text:style-name="P1">work-hardened palm with its row of callouses, the smooth flesh under the</text:p>
      <text:p text:style-name="P1">wrist. Merely from feeling it he would have known it by sight. In the</text:p>
      <text:p text:style-name="P1">same instant it occurred to him that he did not know what colour the</text:p>
      <text:p text:style-name="P1">girl's eyes were. They were probably brown, but people with dark hair</text:p>
      <text:p text:style-name="P1">sometimes had blue eyes. To turn his head and look at her would have</text:p>
      <text:p text:style-name="P1">been inconceivable folly. With hands locked together, invisible among</text:p>
      <text:p text:style-name="P1">the press of bodies, they stared steadily in front of them, and instead</text:p>
      <text:p text:style-name="P1">of the eyes of the girl, the eyes of the aged prisoner gazed mournfully</text:p>
      <text:p text:style-name="P1">at Winston out of nests of hair.<text:line-break/><text:line-break/><text:line-break/><text:line-break/><text:line-break/>Chapter 2<text:line-break/><text:line-break/><text:line-break/><text:line-break/>Winston picked his way up the lane through dappled light and shade,</text:p>
      <text:p text:style-name="P1">stepping out into pools of gold wherever the boughs parted. Under the</text:p>
      <text:p text:style-name="P1">trees to the left of him the ground was misty with bluebells. The air</text:p>
      <text:p text:style-name="P1">seemed to kiss one's skin. It was the second of May. From somewhere deeper</text:p>
      <text:p text:style-name="P1">in the heart of the wood came the droning of ring-doves.<text:line-break/><text:line-break/>He was a bit early. There had been no difficulties about the journey, and</text:p>
      <text:p text:style-name="P1">the girl was so evidently experienced that he was less frightened than he</text:p>
      <text:p text:style-name="P1"><text:soft-page-break/>would normally have been. Presumably she could be trusted to find a safe</text:p>
      <text:p text:style-name="P1">place. In general you could not assume that you were much safer in the</text:p>
      <text:p text:style-name="P1">country than in London. There were no telescreens, of course, but there</text:p>
      <text:p text:style-name="P1">was always the danger of concealed microphones by which your voice might</text:p>
      <text:p text:style-name="P1">be picked up and recognized; besides, it was not easy to make a journey</text:p>
      <text:p text:style-name="P1">by yourself without attracting attention. For distances of less than</text:p>
      <text:p text:style-name="P1">100 kilometres it was not necessary to get your passport endorsed, but</text:p>
      <text:p text:style-name="P1">sometimes there were patrols hanging about the railway stations, who</text:p>
      <text:p text:style-name="P1">examined the papers of any Party member they found there and asked awkward</text:p>
      <text:p text:style-name="P1">questions. However, no patrols had appeared, and on the walk from the</text:p>
      <text:p text:style-name="P1">station he had made sure by cautious backward glances that he was not</text:p>
      <text:p text:style-name="P1">being followed. The train was full of proles, in holiday mood because of</text:p>
      <text:p text:style-name="P1">the summery weather. The wooden-seated carriage in which he travelled was</text:p>
      <text:p text:style-name="P1">filled to overflowing by a single enormous family, ranging from a toothless</text:p>
      <text:p text:style-name="P1">great-grandmother to a month-old baby, going out to spend an afternoon</text:p>
      <text:p text:style-name="P1">with 'in-laws' in the country, and, as they freely explained to Winston,</text:p>
      <text:p text:style-name="P1">to get hold of a little black-market butter.<text:line-break/><text:line-break/>The lane widened, and in a minute he came to the footpath she had told him</text:p>
      <text:p text:style-name="P1">of, a mere cattle-track which plunged between the bushes. He had no watch,</text:p>
      <text:p text:style-name="P1">but it could not be fifteen yet. The bluebells were so thick underfoot</text:p>
      <text:p text:style-name="P1">that it was impossible not to tread on them. He knelt down and began</text:p>
      <text:p text:style-name="P1">picking some partly to pass the time away, but also from a vague idea that</text:p>
      <text:p text:style-name="P1">he would like to have a bunch of flowers to offer to the girl when they</text:p>
      <text:p text:style-name="P1">met. He had got together a big bunch and was smelling their faint sickly</text:p>
      <text:p text:style-name="P1">scent when a sound at his back froze him, the unmistakable crackle of a</text:p>
      <text:p text:style-name="P1">foot on twigs. He went on picking bluebells. It was the best thing to do.</text:p>
      <text:p text:style-name="P1">It might be the girl, or he might have been followed after all. To look</text:p>
      <text:p text:style-name="P1">round was to show guilt. He picked another and another. A hand fell</text:p>
      <text:p text:style-name="P1">lightly on his shoulder.<text:line-break/><text:line-break/>He looked up. It was the girl. She shook her head, evidently as a warning</text:p>
      <text:p text:style-name="P1">that he must keep silent, then parted the bushes and quickly led the way</text:p>
      <text:p text:style-name="P1">along the narrow track into the wood. Obviously she had been that way</text:p>
      <text:p text:style-name="P1">before, for she dodged the boggy bits as though by habit. Winston followed,</text:p>
      <text:p text:style-name="P1">still clasping his bunch of flowers. His first feeling was relief, but as</text:p>
      <text:p text:style-name="P1">he watched the strong slender body moving in front of him, with the scarlet</text:p>
      <text:p text:style-name="P1">sash that was just tight enough to bring out the curve of her hips, the</text:p>
      <text:p text:style-name="P1">sense of his own inferiority was heavy upon him. Even now it seemed quite</text:p>
      <text:p text:style-name="P1">likely that when she turned round and looked at him she would draw back</text:p>
      <text:p text:style-name="P1">after all. The sweetness of the air and the greenness of the leaves daunted</text:p>
      <text:p text:style-name="P1">him. Already on the walk from the station the May sunshine had made him</text:p>
      <text:p text:style-name="P1">feel dirty and etiolated, a creature of indoors, with the sooty dust of</text:p>
      <text:p text:style-name="P1">London in the pores of his skin. It occurred to him that till now she had</text:p>
      <text:p text:style-name="P1">probably never seen him in broad daylight in the open. They came to the</text:p>
      <text:p text:style-name="P1">fallen tree that she had spoken of. The girl hopped over and forced apart</text:p>
      <text:p text:style-name="P1">the bushes, in which there did not seem to be an opening. When Winston</text:p>
      <text:p text:style-name="P1">followed her, he found that they were in a natural clearing, a tiny grassy</text:p>
      <text:p text:style-name="P1">knoll surrounded by tall saplings that shut it in completely. The girl</text:p>
      <text:p text:style-name="P1">stopped and turned.<text:line-break/><text:line-break/>'Here we are,' she said.<text:line-break/><text:line-break/>He was facing her at several paces' distance. As yet he did not dare move</text:p>
      <text:p text:style-name="P1">nearer to her.<text:line-break/><text:line-break/>'I didn't want to say anything in the lane,' she went on, 'in case there's</text:p>
      <text:p text:style-name="P1">a mike hidden there. I don't suppose there is, but there could be. There's</text:p>
      <text:p text:style-name="P1">always the chance of one of those swine recognizing your voice. We're all</text:p>
      <text:p text:style-name="P1"><text:soft-page-break/>right here.'<text:line-break/><text:line-break/>He still had not the courage to approach her. 'We're all right here?'</text:p>
      <text:p text:style-name="P1">he repeated stupidly.<text:line-break/><text:line-break/>'Yes. Look at the trees.' They were small ashes, which at some time had</text:p>
      <text:p text:style-name="P1">been cut down and had sprouted up again into a forest of poles, none of</text:p>
      <text:p text:style-name="P1">them thicker than one's wrist. 'There's nothing big enough to hide a mike</text:p>
      <text:p text:style-name="P1">in. Besides, I've been here before.'<text:line-break/><text:line-break/>They were only making conversation. He had managed to move closer to her</text:p>
      <text:p text:style-name="P1">now. She stood before him very upright, with a smile on her face that</text:p>
      <text:p text:style-name="P1">looked faintly ironical, as though she were wondering why he was so slow</text:p>
      <text:p text:style-name="P1">to act. The bluebells had cascaded on to the ground. They seemed to have</text:p>
      <text:p text:style-name="P1">fallen of their own accord. He took her hand.<text:line-break/><text:line-break/>'Would you believe,' he said, 'that till this moment I didn't know what</text:p>
      <text:p text:style-name="P1">colour your eyes were?' They were brown, he noted, a rather light shade of</text:p>
      <text:p text:style-name="P1">brown, with dark lashes. 'Now that you've seen what I'm really like,</text:p>
      <text:p text:style-name="P1">can you still bear to look at me?'<text:line-break/><text:line-break/>'Yes, easily.'<text:line-break/><text:line-break/>'I'm thirty-nine years old. I've got a wife that I can't get rid of. I've</text:p>
      <text:p text:style-name="P1">got varicose veins. I've got five false teeth.'<text:line-break/><text:line-break/>'I couldn't care less,' said the girl.<text:line-break/><text:line-break/>The next moment, it was hard to say by whose act, she was in his arms.</text:p>
      <text:p text:style-name="P1">At the beginning he had no feeling except sheer incredulity. The youthful</text:p>
      <text:p text:style-name="P1">body was strained against his own, the mass of dark hair was against his</text:p>
      <text:p text:style-name="P1">face, and yes! actually she had turned her face up and he was kissing the</text:p>
      <text:p text:style-name="P1">wide red mouth. She had clasped her arms about his neck, she was calling</text:p>
      <text:p text:style-name="P1">him darling, precious one, loved one. He had pulled her down on to the</text:p>
      <text:p text:style-name="P1">ground, she was utterly unresisting, he could do what he liked with her.</text:p>
      <text:p text:style-name="P1">But the truth was that he had no physical sensation, except that of mere</text:p>
      <text:p text:style-name="P1">contact. All he felt was incredulity and pride. He was glad that this was</text:p>
      <text:p text:style-name="P1">happening, but he had no physical desire. It was too soon, her youth and</text:p>
      <text:p text:style-name="P1">prettiness had frightened him, he was too much used to living without</text:p>
      <text:p text:style-name="P1">women--he did not know the reason. The girl picked herself up and pulled a</text:p>
      <text:p text:style-name="P1">bluebell out of her hair. She sat against him, putting her arm round his</text:p>
      <text:p text:style-name="P1">waist.<text:line-break/><text:line-break/>'Never mind, dear. There's no hurry. We've got the whole afternoon. Isn't</text:p>
      <text:p text:style-name="P1">this a splendid hide-out? I found it when I got lost once on a community</text:p>
      <text:p text:style-name="P1">hike. If anyone was coming you could hear them a hundred metres away.'<text:line-break/><text:line-break/>'What is your name?' said Winston.<text:line-break/><text:line-break/>'Julia. I know yours. It's Winston--Winston Smith.'<text:line-break/><text:line-break/>'How did you find that out?'<text:line-break/><text:line-break/>'I expect I'm better at finding things out than you are, dear. Tell me,</text:p>
      <text:p text:style-name="P1">what did you think of me before that day I gave you the note?'<text:line-break/><text:line-break/>He did not feel any temptation to tell lies to her. It was even a sort of</text:p>
      <text:p text:style-name="P1"><text:soft-page-break/>love-offering to start off by telling the worst.<text:line-break/><text:line-break/>'I hated the sight of you,' he said. 'I wanted to rape you and then murder</text:p>
      <text:p text:style-name="P1">you afterwards. Two weeks ago I thought seriously of smashing your head in</text:p>
      <text:p text:style-name="P1">with a cobblestone. If you really want to know, I imagined that you had</text:p>
      <text:p text:style-name="P1">something to do with the Thought Police.'<text:line-break/><text:line-break/>The girl laughed delightedly, evidently taking this as a</text:p>
      <text:p text:style-name="P1">tribute to the excellence of her disguise.<text:line-break/><text:line-break/>'Not the Thought Police! You didn't honestly think that?'<text:line-break/><text:line-break/>'Well, perhaps not exactly that. But from your general appearance--merely</text:p>
      <text:p text:style-name="P1">because you're young and fresh and healthy, you understand--I thought that</text:p>
      <text:p text:style-name="P1">probably----'<text:line-break/><text:line-break/>'You thought I was a good Party member. Pure in word and deed. Banners,</text:p>
      <text:p text:style-name="P1">processions, slogans, games, community hikes all that stuff. And you</text:p>
      <text:p text:style-name="P1">thought that if I had a quarter of a chance I'd denounce you as a</text:p>
      <text:p text:style-name="P1">thought-criminal and get you killed off?'<text:line-break/><text:line-break/>'Yes, something of that kind. A great many young girls are like that,</text:p>
      <text:p text:style-name="P1">you know.'<text:line-break/><text:line-break/>'It's this bloody thing that does it,' she said, ripping off the scarlet</text:p>
      <text:p text:style-name="P1">sash of the Junior Anti-Sex League and flinging it on to a bough. Then,</text:p>
      <text:p text:style-name="P1">as though touching her waist had reminded her of something, she felt in</text:p>
      <text:p text:style-name="P1">the pocket of her overalls and produced a small slab of chocolate. She</text:p>
      <text:p text:style-name="P1">broke it in half and gave one of the pieces to Winston. Even before he had</text:p>
      <text:p text:style-name="P1">taken it he knew by the smell that it was very unusual chocolate. It was</text:p>
      <text:p text:style-name="P1">dark and shiny, and was wrapped in silver paper. Chocolate normally was</text:p>
      <text:p text:style-name="P1">dull-brown crumbly stuff that tasted, as nearly as one could describe it,</text:p>
      <text:p text:style-name="P1">like the smoke of a rubbish fire. But at some time or another he had tasted</text:p>
      <text:p text:style-name="P1">chocolate like the piece she had given him. The first whiff of its scent</text:p>
      <text:p text:style-name="P1">had stirred up some memory which he could not pin down, but which was</text:p>
      <text:p text:style-name="P1">powerful and troubling.<text:line-break/><text:line-break/>'Where did you get this stuff?' he said.<text:line-break/><text:line-break/>'Black market,' she said indifferently. 'Actually I am that sort of girl,</text:p>
      <text:p text:style-name="P1">to look at. I'm good at games. I was a troop-leader in the Spies. I do</text:p>
      <text:p text:style-name="P1">voluntary work three evenings a week for the Junior Anti-Sex League. Hours</text:p>
      <text:p text:style-name="P1">and hours I've spent pasting their bloody rot all over London. I always</text:p>
      <text:p text:style-name="P1">carry one end of a banner in the processions. I always look cheerful and</text:p>
      <text:p text:style-name="P1">I never shirk anything. Always yell with the crowd, that's what I say.</text:p>
      <text:p text:style-name="P1">It's the only way to be safe.'<text:line-break/><text:line-break/>The first fragment of chocolate had melted on Winston's tongue. The taste</text:p>
      <text:p text:style-name="P1">was delightful. But there was still that memory moving round the edges of</text:p>
      <text:p text:style-name="P1">his consciousness, something strongly felt but not reducible to definite</text:p>
      <text:p text:style-name="P1">shape, like an object seen out of the corner of one's eye. He pushed it</text:p>
      <text:p text:style-name="P1">away from him, aware only that it was the memory of some action which he</text:p>
      <text:p text:style-name="P1">would have liked to undo but could not.<text:line-break/><text:line-break/>'You are very young,' he said. 'You are ten or fifteen years younger than</text:p>
      <text:p text:style-name="P1">I am. What could you see to attract you in a man like me?'<text:line-break/><text:line-break/>'It was something in your face. I thought I'd take a chance. I'm good at</text:p>
      <text:p text:style-name="P1">spotting people who don't belong. As soon as I saw you I knew you were</text:p>
      <text:p text:style-name="P1"><text:soft-page-break/>against THEM.'<text:line-break/><text:line-break/>THEM, it appeared, meant the Party, and above all the Inner Party, about</text:p>
      <text:p text:style-name="P1">whom she talked with an open jeering hatred which made Winston feel uneasy,</text:p>
      <text:p text:style-name="P1">although he knew that they were safe here if they could be safe anywhere.</text:p>
      <text:p text:style-name="P1">A thing that astonished him about her was the coarseness of her language.</text:p>
      <text:p text:style-name="P1">Party members were supposed not to swear, and Winston himself very seldom</text:p>
      <text:p text:style-name="P1">did swear, aloud, at any rate. Julia, however, seemed unable to mention</text:p>
      <text:p text:style-name="P1">the Party, and especially the Inner Party, without using the kind of words</text:p>
      <text:p text:style-name="P1">that you saw chalked up in dripping alley-ways. He did not dislike it. It</text:p>
      <text:p text:style-name="P1">was merely one symptom of her revolt against the Party and all its ways,</text:p>
      <text:p text:style-name="P1">and somehow it seemed natural and healthy, like the sneeze of a horse that</text:p>
      <text:p text:style-name="P1">smells bad hay. They had left the clearing and were wandering again</text:p>
      <text:p text:style-name="P1">through the chequered shade, with their arms round each other's waists</text:p>
      <text:p text:style-name="P1">whenever it was wide enough to walk two abreast. He noticed how much</text:p>
      <text:p text:style-name="P1">softer her waist seemed to feel now that the sash was gone. They did not</text:p>
      <text:p text:style-name="P1">speak above a whisper. Outside the clearing, Julia said, it was better to</text:p>
      <text:p text:style-name="P1">go quietly. Presently they had reached the edge of the little wood. She</text:p>
      <text:p text:style-name="P1">stopped him.<text:line-break/><text:line-break/>'Don't go out into the open. There might be someone watching. We're all</text:p>
      <text:p text:style-name="P1">right if we keep behind the boughs.'<text:line-break/><text:line-break/>They were standing in the shade of hazel bushes. The sunlight, filtering</text:p>
      <text:p text:style-name="P1">through innumerable leaves, was still hot on their faces. Winston looked</text:p>
      <text:p text:style-name="P1">out into the field beyond, and underwent a curious, slow shock of</text:p>
      <text:p text:style-name="P1">recognition. He knew it by sight. An old, close-bitten pasture, with a</text:p>
      <text:p text:style-name="P1">footpath wandering across it and a molehill here and there. In the ragged</text:p>
      <text:p text:style-name="P1">hedge on the opposite side the boughs of the elm trees swayed just</text:p>
      <text:p text:style-name="P1">perceptibly in the breeze, and their leaves stirred faintly in dense</text:p>
      <text:p text:style-name="P1">masses like women's hair. Surely somewhere nearby, but out of sight,</text:p>
      <text:p text:style-name="P1">there must be a stream with green pools where dace were swimming?<text:line-break/><text:line-break/>'Isn't there a stream somewhere near here?' he whispered.<text:line-break/><text:line-break/>'That's right, there is a stream. It's at the edge of the next field,</text:p>
      <text:p text:style-name="P1">actually. There are fish in it, great big ones. You can watch them lying</text:p>
      <text:p text:style-name="P1">in the pools under the willow trees, waving their tails.'<text:line-break/><text:line-break/>'It's the Golden Country--almost,' he murmured.<text:line-break/><text:line-break/>'The Golden Country?'<text:line-break/><text:line-break/>'It's nothing, really. A landscape I've seen sometimes in a dream.'<text:line-break/><text:line-break/>'Look!' whispered Julia.<text:line-break/><text:line-break/>A thrush had alighted on a bough not five metres away, almost at the level</text:p>
      <text:p text:style-name="P1">of their faces. Perhaps it had not seen them. It was in the sun, they in</text:p>
      <text:p text:style-name="P1">the shade. It spread out its wings, fitted them carefully into place</text:p>
      <text:p text:style-name="P1">again, ducked its head for a moment, as though making a sort of obeisance</text:p>
      <text:p text:style-name="P1">to the sun, and then began to pour forth a torrent of song. In the</text:p>
      <text:p text:style-name="P1">afternoon hush the volume of sound was startling. Winston and Julia clung</text:p>
      <text:p text:style-name="P1">together, fascinated. The music went on and on, minute after minute, with</text:p>
      <text:p text:style-name="P1">astonishing variations, never once repeating itself, almost as though the</text:p>
      <text:p text:style-name="P1">bird were deliberately showing off its virtuosity. Sometimes it stopped</text:p>
      <text:p text:style-name="P1">for a few seconds, spread out and resettled its wings, then swelled its</text:p>
      <text:p text:style-name="P1">speckled breast and again burst into song. Winston watched it with a sort</text:p>
      <text:p text:style-name="P1">of vague reverence. For whom, for what, was that bird singing? No mate,</text:p>
      <text:p text:style-name="P1"><text:soft-page-break/>no rival was watching it. What made it sit at the edge of the lonely wood</text:p>
      <text:p text:style-name="P1">and pour its music into nothingness? He wondered whether after all there</text:p>
      <text:p text:style-name="P1">was a microphone hidden somewhere near. He and Julia had spoken only in</text:p>
      <text:p text:style-name="P1">low whispers, and it would not pick up what they had said, but it would</text:p>
      <text:p text:style-name="P1">pick up the thrush. Perhaps at the other end of the instrument some small,</text:p>
      <text:p text:style-name="P1">beetle-like man was listening intently--listening to that. But by degrees</text:p>
      <text:p text:style-name="P1">the flood of music drove all speculations out of his mind. It was as</text:p>
      <text:p text:style-name="P1">though it were a kind of liquid stuff that poured all over him and got</text:p>
      <text:p text:style-name="P1">mixed up with the sunlight that filtered through the leaves. He stopped</text:p>
      <text:p text:style-name="P1">thinking and merely felt. The girl's waist in the bend of his arm was soft</text:p>
      <text:p text:style-name="P1">and warm. He pulled her round so that they were breast to breast; her body</text:p>
      <text:p text:style-name="P1">seemed to melt into his. Wherever his hands moved it was all as yielding as</text:p>
      <text:p text:style-name="P1">water. Their mouths clung together; it was quite different from the hard</text:p>
      <text:p text:style-name="P1">kisses they had exchanged earlier. When they moved their faces apart again</text:p>
      <text:p text:style-name="P1">both of them sighed deeply. The bird took fright and fled with a clatter</text:p>
      <text:p text:style-name="P1">of wings.<text:line-break/><text:line-break/>Winston put his lips against her ear. 'NOW,' he whispered.<text:line-break/><text:line-break/>'Not here,' she whispered back. 'Come back to the hide-out. It's safer.'<text:line-break/><text:line-break/>Quickly, with an occasional crackle of twigs, they threaded their way back</text:p>
      <text:p text:style-name="P1">to the clearing. When they were once inside the ring of saplings she turned</text:p>
      <text:p text:style-name="P1">and faced him. They were both breathing fast, but the smile had reappeared</text:p>
      <text:p text:style-name="P1">round the corners of her mouth. She stood looking at him for an instant,</text:p>
      <text:p text:style-name="P1">then felt at the zipper of her overalls. And, yes! it was almost as in his</text:p>
      <text:p text:style-name="P1">dream. Almost as swiftly as he had imagined it, she had torn her clothes</text:p>
      <text:p text:style-name="P1">off, and when she flung them aside it was with that same magnificent</text:p>
      <text:p text:style-name="P1">gesture by which a whole civilization seemed to be annihilated. Her body</text:p>
      <text:p text:style-name="P1">gleamed white in the sun. But for a moment he did not look at her body;</text:p>
      <text:p text:style-name="P1">his eyes were anchored by the freckled face with its faint, bold smile.</text:p>
      <text:p text:style-name="P1">He knelt down before her and took her hands in his.<text:line-break/><text:line-break/>'Have you done this before?'<text:line-break/><text:line-break/>'Of course. Hundreds of times--well, scores of times, anyway.'<text:line-break/><text:line-break/>'With Party members?'<text:line-break/><text:line-break/>'Yes, always with Party members.'<text:line-break/><text:line-break/>'With members of the Inner Party?'<text:line-break/><text:line-break/>'Not with those swine, no. But there's plenty that WOULD if they got half</text:p>
      <text:p text:style-name="P1">a chance. They're not so holy as they make out.'<text:line-break/><text:line-break/>His heart leapt. Scores of times she had done it: he wished it had been</text:p>
      <text:p text:style-name="P1">hundreds--thousands. Anything that hinted at corruption always filled him</text:p>
      <text:p text:style-name="P1">with a wild hope. Who knew, perhaps the Party was rotten under the surface,</text:p>
      <text:p text:style-name="P1">its cult of strenuousness and self-denial simply a sham concealing</text:p>
      <text:p text:style-name="P1">iniquity. If he could have infected the whole lot of them with leprosy or</text:p>
      <text:p text:style-name="P1">syphilis, how gladly he would have done so! Anything to rot, to weaken, to</text:p>
      <text:p text:style-name="P1">undermine! He pulled her down so that they were kneeling face to face.<text:line-break/><text:line-break/>'Listen. The more men you've had, the more I love you. Do you understand</text:p>
      <text:p text:style-name="P1">that?'<text:line-break/><text:line-break/>'Yes, perfectly.'<text:line-break/><text:soft-page-break/><text:line-break/>'I hate purity, I hate goodness! I don't want any virtue to exist anywhere.</text:p>
      <text:p text:style-name="P1">I want everyone to be corrupt to the bones.'<text:line-break/><text:line-break/>'Well then, I ought to suit you, dear. I'm corrupt to the bones.'<text:line-break/><text:line-break/>'You like doing this? I don't mean simply me: I mean the thing in itself?'<text:line-break/><text:line-break/>'I adore it.'<text:line-break/><text:line-break/>That was above all what he wanted to hear. Not merely the love of one</text:p>
      <text:p text:style-name="P1">person but the animal instinct, the simple undifferentiated desire: that</text:p>
      <text:p text:style-name="P1">was the force that would tear the Party to pieces. He pressed her down</text:p>
      <text:p text:style-name="P1">upon the grass, among the fallen bluebells. This time there was no</text:p>
      <text:p text:style-name="P1">difficulty. Presently the rising and falling of their breasts slowed to</text:p>
      <text:p text:style-name="P1">normal speed, and in a sort of pleasant helplessness they fell apart. The</text:p>
      <text:p text:style-name="P1">sun seemed to have grown hotter. They were both sleepy. He reached out for</text:p>
      <text:p text:style-name="P1">the discarded overalls and pulled them partly over her. Almost immediately</text:p>
      <text:p text:style-name="P1">they fell asleep and slept for about half an hour.<text:line-break/><text:line-break/>Winston woke first. He sat up and watched the freckled face, still</text:p>
      <text:p text:style-name="P1">peacefully asleep, pillowed on the palm of her hand. Except for her mouth,</text:p>
      <text:p text:style-name="P1">you could not call her beautiful. There was a line or two round the eyes,</text:p>
      <text:p text:style-name="P1">if you looked closely. The short dark hair was extraordinarily thick and</text:p>
      <text:p text:style-name="P1">soft. It occurred to him that he still did not know her surname or where</text:p>
      <text:p text:style-name="P1">she lived.<text:line-break/><text:line-break/>The young, strong body, now helpless in sleep, awoke in him a pitying,</text:p>
      <text:p text:style-name="P1">protecting feeling. But the mindless tenderness that he had felt under</text:p>
      <text:p text:style-name="P1">the hazel tree, while the thrush was singing, had not quite come back.</text:p>
      <text:p text:style-name="P1">He pulled the overalls aside and studied her smooth white flank. In the</text:p>
      <text:p text:style-name="P1">old days, he thought, a man looked at a girl's body and saw that it was</text:p>
      <text:p text:style-name="P1">desirable, and that was the end of the story. But you could not have pure</text:p>
      <text:p text:style-name="P1">love or pure lust nowadays. No emotion was pure, because everything was</text:p>
      <text:p text:style-name="P1">mixed up with fear and hatred. Their embrace had been a battle, the climax</text:p>
      <text:p text:style-name="P1">a victory. It was a blow struck against the Party. It was a political act.<text:line-break/><text:line-break/><text:line-break/><text:line-break/><text:line-break/>Chapter 3<text:line-break/><text:line-break/><text:line-break/><text:line-break/>'We can come here once again,' said Julia. 'It's generally safe to use any</text:p>
      <text:p text:style-name="P1">hide-out twice. But not for another month or two, of course.'<text:line-break/><text:line-break/>As soon as she woke up her demeanour had changed. She became alert and</text:p>
      <text:p text:style-name="P1">business-like, put her clothes on, knotted the scarlet sash about her</text:p>
      <text:p text:style-name="P1">waist, and began arranging the details of the journey home. It seemed</text:p>
      <text:p text:style-name="P1">natural to leave this to her. She obviously had a practical cunning which</text:p>
      <text:p text:style-name="P1">Winston lacked, and she seemed also to have an exhaustive knowledge of the</text:p>
      <text:p text:style-name="P1">countryside round London, stored away from innumerable community hikes.</text:p>
      <text:p text:style-name="P1">The route she gave him was quite different from the one by which he had</text:p>
      <text:p text:style-name="P1">come, and brought him out at a different railway station. 'Never go home</text:p>
      <text:p text:style-name="P1">the same way as you went out,' she said, as though enunciating an important</text:p>
      <text:p text:style-name="P1">general principle. She would leave first, and Winston was to wait half an</text:p>
      <text:p text:style-name="P1"><text:soft-page-break/>hour before following her.<text:line-break/><text:line-break/>She had named a place where they could meet after work, four evenings</text:p>
      <text:p text:style-name="P1">hence. It was a street in one of the poorer quarters, where there was an</text:p>
      <text:p text:style-name="P1">open market which was generally crowded and noisy. She would be hanging</text:p>
      <text:p text:style-name="P1">about among the stalls, pretending to be in search of shoelaces or</text:p>
      <text:p text:style-name="P1">sewing-thread. If she judged that the coast was clear she would blow</text:p>
      <text:p text:style-name="P1">her nose when he approached; otherwise he was to walk past her without</text:p>
      <text:p text:style-name="P1">recognition. But with luck, in the middle of the crowd, it would be</text:p>
      <text:p text:style-name="P1">safe to talk for a quarter of an hour and arrange another meeting.<text:line-break/><text:line-break/>'And now I must go,' she said as soon as he had mastered his instructions.</text:p>
      <text:p text:style-name="P1">'I'm due back at nineteen-thirty. I've got to put in two hours for the</text:p>
      <text:p text:style-name="P1">Junior Anti-Sex League, handing out leaflets, or something. Isn't it</text:p>
      <text:p text:style-name="P1">bloody? Give me a brush-down, would you? Have I got any twigs in my hair?</text:p>
      <text:p text:style-name="P1">Are you sure? Then good-bye, my love, good-bye!'<text:line-break/><text:line-break/>She flung herself into his arms, kissed him almost violently, and a moment</text:p>
      <text:p text:style-name="P1">later pushed her way through the saplings and disappeared into the wood</text:p>
      <text:p text:style-name="P1">with very little noise. Even now he had not found out her surname or her</text:p>
      <text:p text:style-name="P1">address. However, it made no difference, for it was inconceivable that</text:p>
      <text:p text:style-name="P1">they could ever meet indoors or exchange any kind of written communication.<text:line-break/><text:line-break/>As it happened, they never went back to the clearing in the wood. During</text:p>
      <text:p text:style-name="P1">the month of May there was only one further occasion on which they actually</text:p>
      <text:p text:style-name="P1">succeeded in making love. That was in another hiding-place known to Julia,</text:p>
      <text:p text:style-name="P1">the belfry of a ruinous church in an almost-deserted stretch of country</text:p>
      <text:p text:style-name="P1">where an atomic bomb had fallen thirty years earlier. It was a good</text:p>
      <text:p text:style-name="P1">hiding-place when once you got there, but the getting there was very</text:p>
      <text:p text:style-name="P1">dangerous. For the rest they could meet only in the streets, in a different</text:p>
      <text:p text:style-name="P1">place every evening and never for more than half an hour at a time. In the</text:p>
      <text:p text:style-name="P1">street it was usually possible to talk, after a fashion. As they drifted</text:p>
      <text:p text:style-name="P1">down the crowded pavements, not quite abreast and never looking at one</text:p>
      <text:p text:style-name="P1">another, they carried on a curious, intermittent conversation which flicked</text:p>
      <text:p text:style-name="P1">on and off like the beams of a lighthouse, suddenly nipped into silence</text:p>
      <text:p text:style-name="P1">by the approach of a Party uniform or the proximity of a telescreen, then</text:p>
      <text:p text:style-name="P1">taken up again minutes later in the middle of a sentence, then abruptly</text:p>
      <text:p text:style-name="P1">cut short as they parted at the agreed spot, then continued almost without</text:p>
      <text:p text:style-name="P1">introduction on the following day. Julia appeared to be quite used to this</text:p>
      <text:p text:style-name="P1">kind of conversation, which she called 'talking by instalments'. She was</text:p>
      <text:p text:style-name="P1">also surprisingly adept at speaking without moving her lips. Just once in</text:p>
      <text:p text:style-name="P1">almost a month of nightly meetings they managed to exchange a kiss. They</text:p>
      <text:p text:style-name="P1">were passing in silence down a side-street (Julia would never speak when</text:p>
      <text:p text:style-name="P1">they were away from the main streets) when there was a deafening roar, the</text:p>
      <text:p text:style-name="P1">earth heaved, and the air darkened, and Winston found himself lying on his</text:p>
      <text:p text:style-name="P1">side, bruised and terrified. A rocket bomb must have dropped quite near at</text:p>
      <text:p text:style-name="P1">hand. Suddenly he became aware of Julia's face a few centimetres from his</text:p>
      <text:p text:style-name="P1">own, deathly white, as white as chalk. Even her lips were white. She was</text:p>
      <text:p text:style-name="P1">dead! He clasped her against him and found that he was kissing a live</text:p>
      <text:p text:style-name="P1">warm face. But there was some powdery stuff that got in the way of his</text:p>
      <text:p text:style-name="P1">lips. Both of their faces were thickly coated with plaster.<text:line-break/><text:line-break/>There were evenings when they reached their rendezvous and then had to</text:p>
      <text:p text:style-name="P1">walk past one another without a sign, because a patrol had just come round</text:p>
      <text:p text:style-name="P1">the corner or a helicopter was hovering overhead. Even if it had been</text:p>
      <text:p text:style-name="P1">less dangerous, it would still have been difficult to find time to meet.</text:p>
      <text:p text:style-name="P1">Winston's working week was sixty hours, Julia's was even longer, and</text:p>
      <text:p text:style-name="P1">their free days varied according to the pressure of work and did not</text:p>
      <text:p text:style-name="P1">often coincide. Julia, in any case, seldom had an evening completely free.</text:p>
      <text:p text:style-name="P1"><text:soft-page-break/>She spent an astonishing amount of time in attending lectures and</text:p>
      <text:p text:style-name="P1">demonstrations, distributing literature for the junior Anti-Sex League,</text:p>
      <text:p text:style-name="P1">preparing banners for Hate Week, making collections for the savings</text:p>
      <text:p text:style-name="P1">campaign, and such-like activities. It paid, she said, it was camouflage.</text:p>
      <text:p text:style-name="P1">If you kept the small rules, you could break the big ones. She even induced</text:p>
      <text:p text:style-name="P1">Winston to mortgage yet another of his evenings by enrolling himself for</text:p>
      <text:p text:style-name="P1">the part-time munition work which was done voluntarily by zealous Party</text:p>
      <text:p text:style-name="P1">members. So, one evening every week, Winston spent four hours of paralysing</text:p>
      <text:p text:style-name="P1">boredom, screwing together small bits of metal which were probably parts</text:p>
      <text:p text:style-name="P1">of bomb fuses, in a draughty, ill-lit workshop where the knocking of</text:p>
      <text:p text:style-name="P1">hammers mingled drearily with the music of the telescreens.<text:line-break/><text:line-break/>When they met in the church tower the gaps in their fragmentary</text:p>
      <text:p text:style-name="P1">conversation were filled up. It was a blazing afternoon. The air in the</text:p>
      <text:p text:style-name="P1">little square chamber above the bells was hot and stagnant, and smelt</text:p>
      <text:p text:style-name="P1">overpoweringly of pigeon dung. They sat talking for hours on the dusty,</text:p>
      <text:p text:style-name="P1">twig-littered floor, one or other of them getting up from time to time to</text:p>
      <text:p text:style-name="P1">cast a glance through the arrowslits and make sure that no one was coming.<text:line-break/><text:line-break/>Julia was twenty-six years old. She lived in a hostel with thirty other</text:p>
      <text:p text:style-name="P1">girls ('Always in the stink of women! How I hate women!' she said</text:p>
      <text:p text:style-name="P1">parenthetically), and she worked, as he had guessed, on the novel-writing</text:p>
      <text:p text:style-name="P1">machines in the Fiction Department. She enjoyed her work, which consisted</text:p>
      <text:p text:style-name="P1">chiefly in running and servicing a powerful but tricky electric motor.</text:p>
      <text:p text:style-name="P1">She was 'not clever', but was fond of using her hands and felt at home</text:p>
      <text:p text:style-name="P1">with machinery. She could describe the whole process of composing a novel,</text:p>
      <text:p text:style-name="P1">from the general directive issued by the Planning Committee down to the</text:p>
      <text:p text:style-name="P1">final touching-up by the Rewrite Squad. But she was not interested in the</text:p>
      <text:p text:style-name="P1">finished product. She 'didn't much care for reading,' she said. Books were</text:p>
      <text:p text:style-name="P1">just a commodity that had to be produced, like jam or bootlaces.<text:line-break/><text:line-break/>She had no memories of anything before the early sixties and the only</text:p>
      <text:p text:style-name="P1">person she had ever known who talked frequently of the days before the</text:p>
      <text:p text:style-name="P1">Revolution was a grandfather who had disappeared when she was eight. At</text:p>
      <text:p text:style-name="P1">school she had been captain of the hockey team and had won the gymnastics</text:p>
      <text:p text:style-name="P1">trophy two years running. She had been a troop-leader in the Spies and a</text:p>
      <text:p text:style-name="P1">branch secretary in the Youth League before joining the Junior Anti-Sex</text:p>
      <text:p text:style-name="P1">League. She had always borne an excellent character. She had even (an</text:p>
      <text:p text:style-name="P1">infallible mark of good reputation) been picked out to work in Pornosec,</text:p>
      <text:p text:style-name="P1">the sub-section of the Fiction Department which turned out cheap</text:p>
      <text:p text:style-name="P1">pornography for distribution among the proles. It was nicknamed Muck House</text:p>
      <text:p text:style-name="P1">by the people who worked in it, she remarked. There she had remained for</text:p>
      <text:p text:style-name="P1">a year, helping to produce booklets in sealed packets with titles like</text:p>
      <text:p text:style-name="P1">'Spanking Stories' or 'One Night in a Girls' School', to be bought</text:p>
      <text:p text:style-name="P1">furtively by proletarian youths who were under the impression that they</text:p>
      <text:p text:style-name="P1">were buying something illegal.<text:line-break/><text:line-break/>'What are these books like?' said Winston curiously.<text:line-break/><text:line-break/>'Oh, ghastly rubbish. They're boring, really. They only have six plots,</text:p>
      <text:p text:style-name="P1">but they swap them round a bit. Of course I was only on the kaleidoscopes.</text:p>
      <text:p text:style-name="P1">I was never in the Rewrite Squad. I'm not literary, dear--not even enough</text:p>
      <text:p text:style-name="P1">for that.'<text:line-break/><text:line-break/>He learned with astonishment that all the workers in Pornosec, except the</text:p>
      <text:p text:style-name="P1">heads of the departments, were girls. The theory was that men, whose sex</text:p>
      <text:p text:style-name="P1">instincts were less controllable than those of women, were in greater</text:p>
      <text:p text:style-name="P1"><text:soft-page-break/>danger of being corrupted by the filth they handled.<text:line-break/><text:line-break/>'They don't even like having married women there,' she added. Girls are</text:p>
      <text:p text:style-name="P1">always supposed to be so pure. Here's one who isn't, anyway.<text:line-break/><text:line-break/>She had had her first love-affair when she was sixteen, with a Party member</text:p>
      <text:p text:style-name="P1">of sixty who later committed suicide to avoid arrest. 'And a good job too,'</text:p>
      <text:p text:style-name="P1">said Julia, 'otherwise they'd have had my name out of him when he</text:p>
      <text:p text:style-name="P1">confessed.' Since then there had been various others. Life as she saw it</text:p>
      <text:p text:style-name="P1">was quite simple. You wanted a good time; 'they', meaning the Party,</text:p>
      <text:p text:style-name="P1">wanted to stop you having it; you broke the rules as best you could. She</text:p>
      <text:p text:style-name="P1">seemed to think it just as natural that 'they' should want to rob you of</text:p>
      <text:p text:style-name="P1">your pleasures as that you should want to avoid being caught. She hated</text:p>
      <text:p text:style-name="P1">the Party, and said so in the crudest words, but she made no general</text:p>
      <text:p text:style-name="P1">criticism of it. Except where it touched upon her own life she had no</text:p>
      <text:p text:style-name="P1">interest in Party doctrine. He noticed that she never used Newspeak words</text:p>
      <text:p text:style-name="P1">except the ones that had passed into everyday use. She had never heard of</text:p>
      <text:p text:style-name="P1">the Brotherhood, and refused to believe in its existence. Any kind of</text:p>
      <text:p text:style-name="P1">organized revolt against the Party, which was bound to be a failure,</text:p>
      <text:p text:style-name="P1">struck her as stupid. The clever thing was to break the rules and stay</text:p>
      <text:p text:style-name="P1">alive all the same. He wondered vaguely how many others like her there</text:p>
      <text:p text:style-name="P1">might be in the younger generation people who had grown up in the world of</text:p>
      <text:p text:style-name="P1">the Revolution, knowing nothing else, accepting the Party as something</text:p>
      <text:p text:style-name="P1">unalterable, like the sky, not rebelling against its authority but simply</text:p>
      <text:p text:style-name="P1">evading it, as a rabbit dodges a dog.<text:line-break/><text:line-break/>They did not discuss the possibility of getting married. It was too remote</text:p>
      <text:p text:style-name="P1">to be worth thinking about. No imaginable committee would ever sanction</text:p>
      <text:p text:style-name="P1">such a marriage even if Katharine, Winston's wife, could somehow have been</text:p>
      <text:p text:style-name="P1">got rid of. It was hopeless even as a daydream.<text:line-break/><text:line-break/>'What was she like, your wife?' said Julia.<text:line-break/><text:line-break/>'She was--do you know the Newspeak word GOODTHINKFUL? Meaning naturally</text:p>
      <text:p text:style-name="P1">orthodox, incapable of thinking a bad thought?'<text:line-break/><text:line-break/>'No, I didn't know the word, but I know the kind of person, right enough.'<text:line-break/><text:line-break/>He began telling her the story of his married life, but curiously enough</text:p>
      <text:p text:style-name="P1">she appeared to know the essential parts of it already. She described</text:p>
      <text:p text:style-name="P1">to him, almost as though she had seen or felt it, the stiffening of</text:p>
      <text:p text:style-name="P1">Katharine's body as soon as he touched her, the way in which she still</text:p>
      <text:p text:style-name="P1">seemed to be pushing him from her with all her strength, even when her</text:p>
      <text:p text:style-name="P1">arms were clasped tightly round him. With Julia he felt no difficulty in</text:p>
      <text:p text:style-name="P1">talking about such things: Katharine, in any case, had long ceased to be</text:p>
      <text:p text:style-name="P1">a painful memory and became merely a distasteful one.<text:line-break/><text:line-break/>'I could have stood it if it hadn't been for one thing,' he said. He told</text:p>
      <text:p text:style-name="P1">her about the frigid little ceremony that Katharine had forced him to go</text:p>
      <text:p text:style-name="P1">through on the same night every week. 'She hated it, but nothing would</text:p>
      <text:p text:style-name="P1">make her stop doing it. She used to call it--but you'll never guess.'<text:line-break/><text:line-break/>'Our duty to the Party,' said Julia promptly.<text:line-break/><text:line-break/>'How did you know that?'<text:line-break/><text:line-break/>'I've been at school too, dear. Sex talks once a month for the</text:p>
      <text:p text:style-name="P1">over-sixteens. And in the Youth Movement. They rub it into you for years.</text:p>
      <text:p text:style-name="P1">I dare say it works in a lot of cases. But of course you can never tell;</text:p>
      <text:p text:style-name="P1"><text:soft-page-break/>people are such hypocrites.'<text:line-break/><text:line-break/>She began to enlarge upon the subject. With Julia, everything came back</text:p>
      <text:p text:style-name="P1">to her own sexuality. As soon as this was touched upon in any way she was</text:p>
      <text:p text:style-name="P1">capable of great acuteness. Unlike Winston, she had grasped the inner</text:p>
      <text:p text:style-name="P1">meaning of the Party's sexual puritanism. It was not merely that the sex</text:p>
      <text:p text:style-name="P1">instinct created a world of its own which was outside the Party's control</text:p>
      <text:p text:style-name="P1">and which therefore had to be destroyed if possible. What was more</text:p>
      <text:p text:style-name="P1">important was that sexual privation induced hysteria, which was desirable</text:p>
      <text:p text:style-name="P1">because it could be transformed into war-fever and leader-worship. The way</text:p>
      <text:p text:style-name="P1">she put it was:<text:line-break/><text:line-break/>'When you make love you're using up energy; and afterwards you feel happy</text:p>
      <text:p text:style-name="P1">and don't give a damn for anything. They can't bear you to feel like that.</text:p>
      <text:p text:style-name="P1">They want you to be bursting with energy all the time. All this marching</text:p>
      <text:p text:style-name="P1">up and down and cheering and waving flags is simply sex gone sour. If</text:p>
      <text:p text:style-name="P1">you're happy inside yourself, why should you get excited about Big Brother</text:p>
      <text:p text:style-name="P1">and the Three-Year Plans and the Two Minutes Hate and all the rest of</text:p>
      <text:p text:style-name="P1">their bloody rot?'<text:line-break/><text:line-break/>That was very true, he thought. There was a direct intimate connexion</text:p>
      <text:p text:style-name="P1">between chastity and political orthodoxy. For how could the fear, the</text:p>
      <text:p text:style-name="P1">hatred, and the lunatic credulity which the Party needed in its members be</text:p>
      <text:p text:style-name="P1">kept at the right pitch, except by bottling down some powerful instinct</text:p>
      <text:p text:style-name="P1">and using it as a driving force? The sex impulse was dangerous to the</text:p>
      <text:p text:style-name="P1">Party, and the Party had turned it to account. They had played a similar</text:p>
      <text:p text:style-name="P1">trick with the instinct of parenthood. The family could not actually be</text:p>
      <text:p text:style-name="P1">abolished, and, indeed, people were encouraged to be fond of their</text:p>
      <text:p text:style-name="P1">children, in almost the old-fashioned way. The children, on the other hand,</text:p>
      <text:p text:style-name="P1">were systematically turned against their parents and taught to spy on them</text:p>
      <text:p text:style-name="P1">and report their deviations. The family had become in effect an extension</text:p>
      <text:p text:style-name="P1">of the Thought Police. It was a device by means of which everyone could be</text:p>
      <text:p text:style-name="P1">surrounded night and day by informers who knew him intimately.<text:line-break/><text:line-break/>Abruptly his mind went back to Katharine. Katharine would unquestionably</text:p>
      <text:p text:style-name="P1">have denounced him to the Thought Police if she had not happened to be too</text:p>
      <text:p text:style-name="P1">stupid to detect the unorthodoxy of his opinions. But what really recalled</text:p>
      <text:p text:style-name="P1">her to him at this moment was the stifling heat of the afternoon, which</text:p>
      <text:p text:style-name="P1">had brought the sweat out on his forehead. He began telling Julia of</text:p>
      <text:p text:style-name="P1">something that had happened, or rather had failed to happen, on another</text:p>
      <text:p text:style-name="P1">sweltering summer afternoon, eleven years ago.<text:line-break/><text:line-break/>It was three or four months after they were married. They had lost their</text:p>
      <text:p text:style-name="P1">way on a community hike somewhere in Kent. They had only lagged behind</text:p>
      <text:p text:style-name="P1">the others for a couple of minutes, but they took a wrong turning, and</text:p>
      <text:p text:style-name="P1">presently found themselves pulled up short by the edge of an old chalk</text:p>
      <text:p text:style-name="P1">quarry. It was a sheer drop of ten or twenty metres, with boulders at the</text:p>
      <text:p text:style-name="P1">bottom. There was nobody of whom they could ask the way. As soon as she</text:p>
      <text:p text:style-name="P1">realized that they were lost Katharine became very uneasy. To be away</text:p>
      <text:p text:style-name="P1">from the noisy mob of hikers even for a moment gave her a feeling of</text:p>
      <text:p text:style-name="P1">wrong-doing. She wanted to hurry back by the way they had come and start</text:p>
      <text:p text:style-name="P1">searching in the other direction. But at this moment Winston noticed some</text:p>
      <text:p text:style-name="P1">tufts of loosestrife growing in the cracks of the cliff beneath them.</text:p>
      <text:p text:style-name="P1">One tuft was of two colours, magenta and brick-red, apparently growing on</text:p>
      <text:p text:style-name="P1">the same root. He had never seen anything of the kind before, and he called</text:p>
      <text:p text:style-name="P1">to Katharine to come and look at it.<text:line-break/><text:line-break/>'Look, Katharine! Look at those flowers. That clump down near the bottom.</text:p>
      <text:p text:style-name="P1"><text:soft-page-break/>Do you see they're two different colours?'<text:line-break/><text:line-break/>She had already turned to go, but she did rather fretfully come back for</text:p>
      <text:p text:style-name="P1">a moment. She even leaned out over the cliff face to see where he was</text:p>
      <text:p text:style-name="P1">pointing. He was standing a little behind her, and he put his hand on</text:p>
      <text:p text:style-name="P1">her waist to steady her. At this moment it suddenly occurred to him how</text:p>
      <text:p text:style-name="P1">completely alone they were. There was not a human creature anywhere, not a</text:p>
      <text:p text:style-name="P1">leaf stirring, not even a bird awake. In a place like this the danger that</text:p>
      <text:p text:style-name="P1">there would be a hidden microphone was very small, and even if there was a</text:p>
      <text:p text:style-name="P1">microphone it would only pick up sounds. It was the hottest sleepiest hour</text:p>
      <text:p text:style-name="P1">of the afternoon. The sun blazed down upon them, the sweat tickled his</text:p>
      <text:p text:style-name="P1">face. And the thought struck him...<text:line-break/><text:line-break/>'Why didn't you give her a good shove?' said Julia. 'I would have.'<text:line-break/><text:line-break/>'Yes, dear, you would have. I would, if I'd been the same person then as</text:p>
      <text:p text:style-name="P1">I am now. Or perhaps I would--I'm not certain.'<text:line-break/><text:line-break/>'Are you sorry you didn't?'<text:line-break/><text:line-break/>'Yes. On the whole I'm sorry I didn't.'<text:line-break/><text:line-break/>They were sitting side by side on the dusty floor. He pulled her closer</text:p>
      <text:p text:style-name="P1">against him. Her head rested on his shoulder, the pleasant smell of her</text:p>
      <text:p text:style-name="P1">hair conquering the pigeon dung. She was very young, he thought, she</text:p>
      <text:p text:style-name="P1">still expected something from life, she did not understand that to push</text:p>
      <text:p text:style-name="P1">an inconvenient person over a cliff solves nothing.<text:line-break/><text:line-break/>'Actually it would have made no difference,' he said.<text:line-break/><text:line-break/>'Then why are you sorry you didn't do it?'<text:line-break/><text:line-break/>'Only because I prefer a positive to a negative. In this game that we're</text:p>
      <text:p text:style-name="P1">playing, we can't win. Some kinds of failure are better than other kinds,</text:p>
      <text:p text:style-name="P1">that's all.'<text:line-break/><text:line-break/>He felt her shoulders give a wriggle of dissent. She always contradicted</text:p>
      <text:p text:style-name="P1">him when he said anything of this kind. She would not accept it as a law</text:p>
      <text:p text:style-name="P1">of nature that the individual is always defeated. In a way she realized</text:p>
      <text:p text:style-name="P1">that she herself was doomed, that sooner or later the Thought Police would</text:p>
      <text:p text:style-name="P1">catch her and kill her, but with another part of her mind she believed</text:p>
      <text:p text:style-name="P1">that it was somehow possible to construct a secret world in which you could</text:p>
      <text:p text:style-name="P1">live as you chose. All you needed was luck and cunning and boldness. She</text:p>
      <text:p text:style-name="P1">did not understand that there was no such thing as happiness, that the</text:p>
      <text:p text:style-name="P1">only victory lay in the far future, long after you were dead, that from</text:p>
      <text:p text:style-name="P1">the moment of declaring war on the Party it was better to think of yourself</text:p>
      <text:p text:style-name="P1">as a corpse.<text:line-break/><text:line-break/>'We are the dead,' he said.<text:line-break/><text:line-break/>'We're not dead yet,' said Julia prosaically.<text:line-break/><text:line-break/>'Not physically. Six months, a year--five years, conceivably. I am afraid</text:p>
      <text:p text:style-name="P1">of death. You are young, so presumably you're more afraid of it than I am.</text:p>
      <text:p text:style-name="P1">Obviously we shall put it off as long as we can. But it makes very little</text:p>
      <text:p text:style-name="P1">difference. So long as human beings stay human, death and life are the</text:p>
      <text:p text:style-name="P1">same thing.'<text:line-break/><text:line-break/>'Oh, rubbish! Which would you sooner sleep with, me or a skeleton? Don't</text:p>
      <text:p text:style-name="P1"><text:soft-page-break/>you enjoy being alive? Don't you like feeling: This is me, this is my hand,</text:p>
      <text:p text:style-name="P1">this is my leg, I'm real, I'm solid, I'm alive! Don't you like THIS?'<text:line-break/><text:line-break/>She twisted herself round and pressed her bosom against him. He could feel</text:p>
      <text:p text:style-name="P1">her breasts, ripe yet firm, through her overalls. Her body seemed to be</text:p>
      <text:p text:style-name="P1">pouring some of its youth and vigour into his.<text:line-break/><text:line-break/>'Yes, I like that,' he said.<text:line-break/><text:line-break/>'Then stop talking about dying. And now listen, dear, we've got to fix</text:p>
      <text:p text:style-name="P1">up about the next time we meet. We may as well go back to the place in</text:p>
      <text:p text:style-name="P1">the wood. We've given it a good long rest. But you must get there by a</text:p>
      <text:p text:style-name="P1">different way this time. I've got it all planned out. You take the</text:p>
      <text:p text:style-name="P1">train--but look, I'll draw it out for you.'<text:line-break/><text:line-break/>And in her practical way she scraped together a small square of dust,</text:p>
      <text:p text:style-name="P1">and with a twig from a pigeon's nest began drawing a map on the floor.<text:line-break/><text:line-break/><text:line-break/><text:line-break/><text:line-break/>Chapter 4<text:line-break/><text:line-break/><text:line-break/><text:line-break/>Winston looked round the shabby little room above Mr Charrington's shop.</text:p>
      <text:p text:style-name="P1">Beside the window the enormous bed was made up, with ragged blankets and</text:p>
      <text:p text:style-name="P1">a coverless bolster. The old-fashioned clock with the twelve-hour face was</text:p>
      <text:p text:style-name="P1">ticking away on the mantelpiece. In the corner, on the gateleg table, the</text:p>
      <text:p text:style-name="P1">glass paperweight which he had bought on his last visit gleamed softly out</text:p>
      <text:p text:style-name="P1">of the half-darkness.<text:line-break/><text:line-break/>In the fender was a battered tin oilstove, a saucepan, and two cups,</text:p>
      <text:p text:style-name="P1">provided by Mr Charrington. Winston lit the burner and set a pan of water</text:p>
      <text:p text:style-name="P1">to boil. He had brought an envelope full of Victory Coffee and some</text:p>
      <text:p text:style-name="P1">saccharine tablets. The clock's hands said seventeen-twenty: it was</text:p>
      <text:p text:style-name="P1">nineteen-twenty really. She was coming at nineteen-thirty.<text:line-break/><text:line-break/>Folly, folly, his heart kept saying: conscious, gratuitous, suicidal folly.</text:p>
      <text:p text:style-name="P1">Of all the crimes that a Party member could commit, this one was the least</text:p>
      <text:p text:style-name="P1">possible to conceal. Actually the idea had first floated into his head in</text:p>
      <text:p text:style-name="P1">the form of a vision, of the glass paperweight mirrored by the surface</text:p>
      <text:p text:style-name="P1">of the gateleg table. As he had foreseen, Mr Charrington had made no</text:p>
      <text:p text:style-name="P1">difficulty about letting the room. He was obviously glad of the few dollars</text:p>
      <text:p text:style-name="P1">that it would bring him. Nor did he seem shocked or become offensively</text:p>
      <text:p text:style-name="P1">knowing when it was made clear that Winston wanted the room for the purpose</text:p>
      <text:p text:style-name="P1">of a love-affair. Instead he looked into the middle distance and spoke in</text:p>
      <text:p text:style-name="P1">generalities, with so delicate an air as to give the impression that he</text:p>
      <text:p text:style-name="P1">had become partly invisible. Privacy, he said, was a very valuable thing.</text:p>
      <text:p text:style-name="P1">Everyone wanted a place where they could be alone occasionally. And when</text:p>
      <text:p text:style-name="P1">they had such a place, it was only common courtesy in anyone else who knew</text:p>
      <text:p text:style-name="P1">of it to keep his knowledge to himself. He even, seeming almost to fade</text:p>
      <text:p text:style-name="P1">out of existence as he did so, added that there were two entries to the</text:p>
      <text:p text:style-name="P1">house, one of them through the back yard, which gave on an alley.<text:line-break/><text:line-break/>Under the window somebody was singing. Winston peeped out, secure in the</text:p>
      <text:p text:style-name="P1">protection of the muslin curtain. The June sun was still high in the sky,</text:p>
      <text:p text:style-name="P1">and in the sun-filled court below, a monstrous woman, solid as a Norman</text:p>
      <text:p text:style-name="P1">pillar, with brawny red forearms and a sacking apron strapped about her</text:p>
      <text:p text:style-name="P1"><text:soft-page-break/>middle, was stumping to and fro between a washtub and a clothes line,</text:p>
      <text:p text:style-name="P1">pegging out a series of square white things which Winston recognized as</text:p>
      <text:p text:style-name="P1">babies' diapers. Whenever her mouth was not corked with clothes pegs she</text:p>
      <text:p text:style-name="P4"><text:span text:style-name="T1">was singing in a powerful contralto:<text:line-break/><text:line-break/><text:line-break/></text:span> <text:s/><text:span text:style-name="T1">It was only an 'opeless fancy.<text:line-break/></text:span> <text:s/><text:span text:style-name="T1">It passed like an Ipril dye,<text:line-break/></text:span> <text:s/><text:span text:style-name="T1">But a look an' a word an' the dreams they stirred!<text:line-break/></text:span> <text:s/><text:span text:style-name="T1">They 'ave stolen my 'eart awye!<text:line-break/><text:line-break/><text:line-break/>The tune had been haunting London for weeks past. It was one of countless</text:span></text:p>
      <text:p text:style-name="P1">similar songs published for the benefit of the proles by a sub-section of</text:p>
      <text:p text:style-name="P1">the Music Department. The words of these songs were composed without any</text:p>
      <text:p text:style-name="P1">human intervention whatever on an instrument known as a versificator.</text:p>
      <text:p text:style-name="P1">But the woman sang so tunefully as to turn the dreadful rubbish into an</text:p>
      <text:p text:style-name="P1">almost pleasant sound. He could hear the woman singing and the scrape of</text:p>
      <text:p text:style-name="P1">her shoes on the flagstones, and the cries of the children in the street,</text:p>
      <text:p text:style-name="P1">and somewhere in the far distance a faint roar of traffic, and yet the</text:p>
      <text:p text:style-name="P1">room seemed curiously silent, thanks to the absence of a telescreen.<text:line-break/><text:line-break/>Folly, folly, folly! he thought again. It was inconceivable that they could</text:p>
      <text:p text:style-name="P1">frequent this place for more than a few weeks without being caught. But</text:p>
      <text:p text:style-name="P1">the temptation of having a hiding-place that was truly their own, indoors</text:p>
      <text:p text:style-name="P1">and near at hand, had been too much for both of them. For some time</text:p>
      <text:p text:style-name="P1">after their visit to the church belfry it had been impossible to arrange</text:p>
      <text:p text:style-name="P1">meetings. Working hours had been drastically increased in anticipation of</text:p>
      <text:p text:style-name="P1">Hate Week. It was more than a month distant, but the enormous, complex</text:p>
      <text:p text:style-name="P1">preparations that it entailed were throwing extra work on to everybody.</text:p>
      <text:p text:style-name="P1">Finally both of them managed to secure a free afternoon on the same day.</text:p>
      <text:p text:style-name="P1">They had agreed to go back to the clearing in the wood. On the evening</text:p>
      <text:p text:style-name="P1">beforehand they met briefly in the street. As usual, Winston hardly looked</text:p>
      <text:p text:style-name="P1">at Julia as they drifted towards one another in the crowd, but from the</text:p>
      <text:p text:style-name="P1">short glance he gave her it seemed to him that she was paler than usual.<text:line-break/><text:line-break/>'It's all off,' she murmured as soon as she judged it safe to speak.</text:p>
      <text:p text:style-name="P1">'Tomorrow, I mean.'<text:line-break/><text:line-break/>'What?'<text:line-break/><text:line-break/>'Tomorrow afternoon. I can't come.'<text:line-break/><text:line-break/>'Why not?'<text:line-break/><text:line-break/>'Oh, the usual reason. It's started early this time.'<text:line-break/><text:line-break/>For a moment he was violently angry. During the month that he had known</text:p>
      <text:p text:style-name="P1">her the nature of his desire for her had changed. At the beginning there</text:p>
      <text:p text:style-name="P1">had been little true sensuality in it. Their first love-making had been</text:p>
      <text:p text:style-name="P1">simply an act of the will. But after the second time it was different. The</text:p>
      <text:p text:style-name="P1">smell of her hair, the taste of her mouth, the feeling of her skin seemed</text:p>
      <text:p text:style-name="P1">to have got inside him, or into the air all round him. She had become a</text:p>
      <text:p text:style-name="P1">physical necessity, something that he not only wanted but felt that he</text:p>
      <text:p text:style-name="P1">had a right to. When she said that she could not come, he had the feeling</text:p>
      <text:p text:style-name="P1">that she was cheating him. But just at this moment the crowd pressed</text:p>
      <text:p text:style-name="P1">them together and their hands accidentally met. She gave the tips of his</text:p>
      <text:p text:style-name="P1">fingers a quick squeeze that seemed to invite not desire but affection. It</text:p>
      <text:p text:style-name="P1">struck him that when one lived with a woman this particular disappointment</text:p>
      <text:p text:style-name="P1"><text:soft-page-break/>must be a normal, recurring event; and a deep tenderness, such as he had</text:p>
      <text:p text:style-name="P1">not felt for her before, suddenly took hold of him. He wished that they</text:p>
      <text:p text:style-name="P1">were a married couple of ten years' standing. He wished that he were</text:p>
      <text:p text:style-name="P1">walking through the streets with her just as they were doing now but openly</text:p>
      <text:p text:style-name="P1">and without fear, talking of trivialities and buying odds and ends for the</text:p>
      <text:p text:style-name="P1">household. He wished above all that they had some place where they could</text:p>
      <text:p text:style-name="P1">be alone together without feeling the obligation to make love every time</text:p>
      <text:p text:style-name="P1">they met. It was not actually at that moment, but at some time on the</text:p>
      <text:p text:style-name="P1">following day, that the idea of renting Mr Charrington's room had occurred</text:p>
      <text:p text:style-name="P1">to him. When he suggested it to Julia she had agreed with unexpected</text:p>
      <text:p text:style-name="P1">readiness. Both of them knew that it was lunacy. It was as though they were</text:p>
      <text:p text:style-name="P1">intentionally stepping nearer to their graves. As he sat waiting on the</text:p>
      <text:p text:style-name="P1">edge of the bed he thought again of the cellars of the Ministry of Love.</text:p>
      <text:p text:style-name="P1">It was curious how that predestined horror moved in and out of one's</text:p>
      <text:p text:style-name="P1">consciousness. There it lay, fixed in future times, preceding death as</text:p>
      <text:p text:style-name="P1">surely as 99 precedes 100. One could not avoid it, but one could perhaps</text:p>
      <text:p text:style-name="P1">postpone it: and yet instead, every now and again, by a conscious, wilful</text:p>
      <text:p text:style-name="P1">act, one chose to shorten the interval before it happened.<text:line-break/><text:line-break/>At this moment there was a quick step on the stairs. Julia burst into the</text:p>
      <text:p text:style-name="P1">room. She was carrying a tool-bag of coarse brown canvas, such as he had</text:p>
      <text:p text:style-name="P1">sometimes seen her carrying to and fro at the Ministry. He started forward</text:p>
      <text:p text:style-name="P1">to take her in his arms, but she disengaged herself rather hurriedly,</text:p>
      <text:p text:style-name="P1">partly because she was still holding the tool-bag.<text:line-break/><text:line-break/>'Half a second,' she said. 'Just let me show you what I've brought. Did</text:p>
      <text:p text:style-name="P1">you bring some of that filthy Victory Coffee? I thought you would. You</text:p>
      <text:p text:style-name="P1">can chuck it away again, because we shan't be needing it. Look here.'<text:line-break/><text:line-break/>She fell on her knees, threw open the bag, and tumbled out some spanners</text:p>
      <text:p text:style-name="P1">and a screwdriver that filled the top part of it. Underneath were a number</text:p>
      <text:p text:style-name="P1">of neat paper packets. The first packet that she passed to Winston had a</text:p>
      <text:p text:style-name="P1">strange and yet vaguely familiar feeling. It was filled with some kind of</text:p>
      <text:p text:style-name="P1">heavy, sand-like stuff which yielded wherever you touched it.<text:line-break/><text:line-break/>'It isn't sugar?' he said.<text:line-break/><text:line-break/>'Real sugar. Not saccharine, sugar. And here's a loaf of bread--proper</text:p>
      <text:p text:style-name="P1">white bread, not our bloody stuff--and a little pot of jam. And here's a</text:p>
      <text:p text:style-name="P1">tin of milk--but look! This is the one I'm really proud of. I had to wrap</text:p>
      <text:p text:style-name="P1">a bit of sacking round it, because----'<text:line-break/><text:line-break/>But she did not need to tell him why she had wrapped it up. The smell was</text:p>
      <text:p text:style-name="P1">already filling the room, a rich hot smell which seemed like an emanation</text:p>
      <text:p text:style-name="P1">from his early childhood, but which one did occasionally meet with even</text:p>
      <text:p text:style-name="P1">now, blowing down a passage-way before a door slammed, or diffusing itself</text:p>
      <text:p text:style-name="P1">mysteriously in a crowded street, sniffed for an instant and then lost</text:p>
      <text:p text:style-name="P1">again.<text:line-break/><text:line-break/>'It's coffee,' he murmured, 'real coffee.'<text:line-break/><text:line-break/>'It's Inner Party coffee. There's a whole kilo here,' she said.<text:line-break/><text:line-break/>'How did you manage to get hold of all these things?'<text:line-break/><text:line-break/>'It's all Inner Party stuff. There's nothing those swine don't have,</text:p>
      <text:p text:style-name="P1">nothing. But of course waiters and servants and people pinch things,</text:p>
      <text:p text:style-name="P1">and--look, I got a little packet of tea as well.'<text:line-break/><text:line-break/><text:soft-page-break/>Winston had squatted down beside her. He tore open a corner of the packet.<text:line-break/><text:line-break/>'It's real tea. Not blackberry leaves.'<text:line-break/><text:line-break/>'There's been a lot of tea about lately. They've captured India, or</text:p>
      <text:p text:style-name="P1">something,' she said vaguely. 'But listen, dear. I want you to turn your</text:p>
      <text:p text:style-name="P1">back on me for three minutes. Go and sit on the other side of the bed.</text:p>
      <text:p text:style-name="P1">Don't go too near the window. And don't turn round till I tell you.'<text:line-break/><text:line-break/>Winston gazed abstractedly through the muslin curtain. Down in the yard</text:p>
      <text:p text:style-name="P1">the red-armed woman was still marching to and fro between the washtub and</text:p>
      <text:p text:style-name="P1">the line. She took two more pegs out of her mouth and sang with deep</text:p>
      <text:p text:style-name="P2"><text:span text:style-name="T1">feeling:<text:line-break/><text:line-break/><text:line-break/></text:span> <text:s/><text:span text:style-name="T1">They sye that time 'eals all things,<text:line-break/></text:span> <text:s/><text:span text:style-name="T1">They sye you can always forget;<text:line-break/></text:span> <text:s/><text:span text:style-name="T1">But the smiles an' the tears acrorss the years<text:line-break/></text:span> <text:s/><text:span text:style-name="T1">They twist my 'eart-strings yet!<text:line-break/><text:line-break/><text:line-break/>She knew the whole drivelling song by heart, it seemed. Her voice floated</text:span></text:p>
      <text:p text:style-name="P1">upward with the sweet summer air, very tuneful, charged with a sort of</text:p>
      <text:p text:style-name="P1">happy melancholy. One had the feeling that she would have been perfectly</text:p>
      <text:p text:style-name="P1">content, if the June evening had been endless and the supply of clothes</text:p>
      <text:p text:style-name="P1">inexhaustible, to remain there for a thousand years, pegging out diapers</text:p>
      <text:p text:style-name="P1">and singing rubbish. It struck him as a curious fact that he had never</text:p>
      <text:p text:style-name="P1">heard a member of the Party singing alone and spontaneously. It would even</text:p>
      <text:p text:style-name="P1">have seemed slightly unorthodox, a dangerous eccentricity, like talking to</text:p>
      <text:p text:style-name="P1">oneself. Perhaps it was only when people were somewhere near the starvation</text:p>
      <text:p text:style-name="P1">level that they had anything to sing about.<text:line-break/><text:line-break/>'You can turn round now,' said Julia.<text:line-break/><text:line-break/>He turned round, and for a second almost failed to recognize her. What he</text:p>
      <text:p text:style-name="P1">had actually expected was to see her naked. But she was not naked. The</text:p>
      <text:p text:style-name="P1">transformation that had happened was much more surprising than that. She</text:p>
      <text:p text:style-name="P1">had painted her face.<text:line-break/><text:line-break/>She must have slipped into some shop in the proletarian quarters and bought</text:p>
      <text:p text:style-name="P1">herself a complete set of make-up materials. Her lips were deeply reddened,</text:p>
      <text:p text:style-name="P1">her cheeks rouged, her nose powdered; there was even a touch of something</text:p>
      <text:p text:style-name="P1">under the eyes to make them brighter. It was not very skilfully done, but</text:p>
      <text:p text:style-name="P1">Winston's standards in such matters were not high. He had never before</text:p>
      <text:p text:style-name="P1">seen or imagined a woman of the Party with cosmetics on her face. The</text:p>
      <text:p text:style-name="P1">improvement in her appearance was startling. With just a few dabs of colour</text:p>
      <text:p text:style-name="P1">in the right places she had become not only very much prettier, but, above</text:p>
      <text:p text:style-name="P1">all, far more feminine. Her short hair and boyish overalls merely added</text:p>
      <text:p text:style-name="P1">to the effect. As he took her in his arms a wave of synthetic violets</text:p>
      <text:p text:style-name="P1">flooded his nostrils. He remembered the half-darkness of a basement</text:p>
      <text:p text:style-name="P1">kitchen, and a woman's cavernous mouth. It was the very same scent that</text:p>
      <text:p text:style-name="P1">she had used; but at the moment it did not seem to matter.<text:line-break/><text:line-break/>'Scent too!' he said.<text:line-break/><text:line-break/>'Yes, dear, scent too. And do you know what I'm going to do next? I'm</text:p>
      <text:p text:style-name="P1">going to get hold of a real woman's frock from somewhere and wear it</text:p>
      <text:p text:style-name="P1">instead of these bloody trousers. I'll wear silk stockings and high-heeled</text:p>
      <text:p text:style-name="P1"><text:soft-page-break/>shoes! In this room I'm going to be a woman, not a Party comrade.'<text:line-break/><text:line-break/>They flung their clothes off and climbed into the huge mahogany bed. It</text:p>
      <text:p text:style-name="P1">was the first time that he had stripped himself naked in her presence.</text:p>
      <text:p text:style-name="P1">Until now he had been too much ashamed of his pale and meagre body, with</text:p>
      <text:p text:style-name="P1">the varicose veins standing out on his calves and the discoloured patch</text:p>
      <text:p text:style-name="P1">over his ankle. There were no sheets, but the blanket they lay on was</text:p>
      <text:p text:style-name="P1">threadbare and smooth, and the size and springiness of the bed astonished</text:p>
      <text:p text:style-name="P1">both of them. 'It's sure to be full of bugs, but who cares?' said Julia.</text:p>
      <text:p text:style-name="P1">One never saw a double bed nowadays, except in the homes of the proles.</text:p>
      <text:p text:style-name="P1">Winston had occasionally slept in one in his boyhood: Julia had never been</text:p>
      <text:p text:style-name="P1">in one before, so far as she could remember.<text:line-break/><text:line-break/>Presently they fell asleep for a little while. When Winston woke up the</text:p>
      <text:p text:style-name="P1">hands of the clock had crept round to nearly nine. He did not stir, because</text:p>
      <text:p text:style-name="P1">Julia was sleeping with her head in the crook of his arm. Most of her</text:p>
      <text:p text:style-name="P1">make-up had transferred itself to his own face or the bolster, but a light</text:p>
      <text:p text:style-name="P1">stain of rouge still brought out the beauty of her cheekbone. A yellow ray</text:p>
      <text:p text:style-name="P1">from the sinking sun fell across the foot of the bed and lighted up the</text:p>
      <text:p text:style-name="P1">fireplace, where the water in the pan was boiling fast. Down in the yard</text:p>
      <text:p text:style-name="P1">the woman had stopped singing, but the faint shouts of children floated in</text:p>
      <text:p text:style-name="P1">from the street. He wondered vaguely whether in the abolished past it had</text:p>
      <text:p text:style-name="P1">been a normal experience to lie in bed like this, in the cool of a summer</text:p>
      <text:p text:style-name="P1">evening, a man and a woman with no clothes on, making love when they chose,</text:p>
      <text:p text:style-name="P1">talking of what they chose, not feeling any compulsion to get up, simply</text:p>
      <text:p text:style-name="P1">lying there and listening to peaceful sounds outside. Surely there could</text:p>
      <text:p text:style-name="P1">never have been a time when that seemed ordinary? Julia woke up, rubbed</text:p>
      <text:p text:style-name="P1">her eyes, and raised herself on her elbow to look at the oilstove.<text:line-break/><text:line-break/>'Half that water's boiled away,' she said. 'I'll get up and make some</text:p>
      <text:p text:style-name="P1">coffee in another moment. We've got an hour. What time do they cut the</text:p>
      <text:p text:style-name="P1">lights off at your flats?'<text:line-break/><text:line-break/>'Twenty-three thirty.'<text:line-break/><text:line-break/>'It's twenty-three at the hostel. But you have to get in earlier than that,</text:p>
      <text:p text:style-name="P1">because--Hi! Get out, you filthy brute!'<text:line-break/><text:line-break/>She suddenly twisted herself over in the bed, seized a shoe from the floor,</text:p>
      <text:p text:style-name="P1">and sent it hurtling into the corner with a boyish jerk of her arm, exactly</text:p>
      <text:p text:style-name="P1">as he had seen her fling the dictionary at Goldstein, that morning during</text:p>
      <text:p text:style-name="P1">the Two Minutes Hate.<text:line-break/><text:line-break/>'What was it?' he said in surprise.<text:line-break/><text:line-break/>'A rat. I saw him stick his beastly nose out of the wainscoting. There's a</text:p>
      <text:p text:style-name="P1">hole down there. I gave him a good fright, anyway.'<text:line-break/><text:line-break/>'Rats!' murmured Winston. 'In this room!'<text:line-break/><text:line-break/>'They're all over the place,' said Julia indifferently as she lay down</text:p>
      <text:p text:style-name="P1">again. 'We've even got them in the kitchen at the hostel. Some parts of</text:p>
      <text:p text:style-name="P1">London are swarming with them. Did you know they attack children? Yes,</text:p>
      <text:p text:style-name="P1">they do. In some of these streets a woman daren't leave a baby alone for</text:p>
      <text:p text:style-name="P1">two minutes. It's the great huge brown ones that do it. And the nasty</text:p>
      <text:p text:style-name="P1">thing is that the brutes always----'<text:line-break/><text:line-break/>'DON'T GO ON!' said Winston, with his eyes tightly shut.<text:line-break/><text:soft-page-break/><text:line-break/>'Dearest! You've gone quite pale. What's the matter? Do they make you feel</text:p>
      <text:p text:style-name="P1">sick?'<text:line-break/><text:line-break/>'Of all horrors in the world--a rat!'<text:line-break/><text:line-break/>She pressed herself against him and wound her limbs round him, as though</text:p>
      <text:p text:style-name="P1">to reassure him with the warmth of her body. He did not reopen his eyes</text:p>
      <text:p text:style-name="P1">immediately. For several moments he had had the feeling of being back in a</text:p>
      <text:p text:style-name="P1">nightmare which had recurred from time to time throughout his life. It was</text:p>
      <text:p text:style-name="P1">always very much the same. He was standing in front of a wall of darkness,</text:p>
      <text:p text:style-name="P1">and on the other side of it there was something unendurable, something too</text:p>
      <text:p text:style-name="P1">dreadful to be faced. In the dream his deepest feeling was always one of</text:p>
      <text:p text:style-name="P1">self-deception, because he did in fact know what was behind the wall of</text:p>
      <text:p text:style-name="P1">darkness. With a deadly effort, like wrenching a piece out of his own</text:p>
      <text:p text:style-name="P1">brain, he could even have dragged the thing into the open. He always woke</text:p>
      <text:p text:style-name="P1">up without discovering what it was: but somehow it was connected with what</text:p>
      <text:p text:style-name="P1">Julia had been saying when he cut her short.<text:line-break/><text:line-break/>'I'm sorry,' he said, 'it's nothing. I don't like rats, that's all.'<text:line-break/><text:line-break/>'Don't worry, dear, we're not going to have the filthy brutes in here.</text:p>
      <text:p text:style-name="P1">I'll stuff the hole with a bit of sacking before we go. And next time we</text:p>
      <text:p text:style-name="P1">come here I'll bring some plaster and bung it up properly.'<text:line-break/><text:line-break/>Already the black instant of panic was half-forgotten. Feeling slightly</text:p>
      <text:p text:style-name="P1">ashamed of himself, he sat up against the bedhead. Julia got out of bed,</text:p>
      <text:p text:style-name="P1">pulled on her overalls, and made the coffee. The smell that rose from the</text:p>
      <text:p text:style-name="P1">saucepan was so powerful and exciting that they shut the window lest</text:p>
      <text:p text:style-name="P1">anybody outside should notice it and become inquisitive. What was even</text:p>
      <text:p text:style-name="P1">better than the taste of the coffee was the silky texture given to it by</text:p>
      <text:p text:style-name="P1">the sugar, a thing Winston had almost forgotten after years of saccharine.</text:p>
      <text:p text:style-name="P1">With one hand in her pocket and a piece of bread and jam in the other,</text:p>
      <text:p text:style-name="P1">Julia wandered about the room, glancing indifferently at the bookcase,</text:p>
      <text:p text:style-name="P1">pointing out the best way of repairing the gateleg table, plumping herself</text:p>
      <text:p text:style-name="P1">down in the ragged arm-chair to see if it was comfortable, and examining</text:p>
      <text:p text:style-name="P1">the absurd twelve-hour clock with a sort of tolerant amusement. She brought</text:p>
      <text:p text:style-name="P1">the glass paperweight over to the bed to have a look at it in a better</text:p>
      <text:p text:style-name="P1">light. He took it out of her hand, fascinated, as always, by the soft,</text:p>
      <text:p text:style-name="P1">rainwatery appearance of the glass.<text:line-break/><text:line-break/>'What is it, do you think?' said Julia.<text:line-break/><text:line-break/>'I don't think it's anything--I mean, I don't think it was ever put to any</text:p>
      <text:p text:style-name="P1">use. That's what I like about it. It's a little chunk of history that</text:p>
      <text:p text:style-name="P1">they've forgotten to alter. It's a message from a hundred years ago, if</text:p>
      <text:p text:style-name="P1">one knew how to read it.'<text:line-break/><text:line-break/>'And that picture over there'--she nodded at the engraving on the opposite</text:p>
      <text:p text:style-name="P1">wall--'would that be a hundred years old?'<text:line-break/><text:line-break/>'More. Two hundred, I dare say. One can't tell. It's impossible to discover</text:p>
      <text:p text:style-name="P1">the age of anything nowadays.'<text:line-break/><text:line-break/>She went over to look at it. 'Here's where that brute stuck his nose out,'</text:p>
      <text:p text:style-name="P1">she said, kicking the wainscoting immediately below the picture. 'What is</text:p>
      <text:p text:style-name="P1">this place? I've seen it before somewhere.'<text:line-break/><text:line-break/>'It's a church, or at least it used to be. St Clement Danes its name was.'</text:p>
      <text:p text:style-name="P1"><text:soft-page-break/>The fragment of rhyme that Mr Charrington had taught him came back into</text:p>
      <text:p text:style-name="P1">his head, and he added half-nostalgically: "Oranges and lemons, say the</text:p>
      <text:p text:style-name="P2"><text:span text:style-name="T1">bells of St Clement's!"<text:line-break/><text:line-break/>To his astonishment she capped the line:<text:line-break/><text:line-break/><text:line-break/></text:span> <text:s/><text:span text:style-name="T1">'You owe me three farthings, say the bells of St Martin's,<text:line-break/></text:span> <text:s/><text:span text:style-name="T1">When will you pay me? say the bells of Old Bailey----'<text:line-break/><text:line-break/><text:line-break/>'I can't remember how it goes on after that. But anyway I remember it ends</text:span></text:p>
      <text:p text:style-name="P1">up, "Here comes a candle to light you to bed, here comes a chopper to chop</text:p>
      <text:p text:style-name="P1">off your head!"'<text:line-break/><text:line-break/>It was like the two halves of a countersign. But there must be another</text:p>
      <text:p text:style-name="P1">line after 'the bells of Old Bailey'. Perhaps it could be dug out of</text:p>
      <text:p text:style-name="P1">Mr Charrington's memory, if he were suitably prompted.<text:line-break/><text:line-break/>'Who taught you that?' he said.<text:line-break/><text:line-break/>'My grandfather. He used to say it to me when I was a little girl. He was</text:p>
      <text:p text:style-name="P1">vaporized when I was eight--at any rate, he disappeared. I wonder what a</text:p>
      <text:p text:style-name="P1">lemon was,' she added inconsequently. 'I've seen oranges. They're a kind</text:p>
      <text:p text:style-name="P1">of round yellow fruit with a thick skin.'<text:line-break/><text:line-break/>'I can remember lemons,' said Winston. 'They were quite common in the</text:p>
      <text:p text:style-name="P1">fifties. They were so sour that it set your teeth on edge even to smell</text:p>
      <text:p text:style-name="P1">them.'<text:line-break/><text:line-break/>'I bet that picture's got bugs behind it,' said Julia. 'I'll take it down</text:p>
      <text:p text:style-name="P1">and give it a good clean some day. I suppose it's almost time we were</text:p>
      <text:p text:style-name="P1">leaving. I must start washing this paint off. What a bore! I'll get the</text:p>
      <text:p text:style-name="P1">lipstick off your face afterwards.'<text:line-break/><text:line-break/>Winston did not get up for a few minutes more. The room was darkening. He</text:p>
      <text:p text:style-name="P1">turned over towards the light and lay gazing into the glass paperweight.</text:p>
      <text:p text:style-name="P1">The inexhaustibly interesting thing was not the fragment of coral but the</text:p>
      <text:p text:style-name="P1">interior of the glass itself. There was such a depth of it, and yet it was</text:p>
      <text:p text:style-name="P1">almost as transparent as air. It was as though the surface of the glass</text:p>
      <text:p text:style-name="P1">had been the arch of the sky, enclosing a tiny world with its atmosphere</text:p>
      <text:p text:style-name="P1">complete. He had the feeling that he could get inside it, and that in</text:p>
      <text:p text:style-name="P1">fact he was inside it, along with the mahogany bed and the gateleg table,</text:p>
      <text:p text:style-name="P1">and the clock and the steel engraving and the paperweight itself. The</text:p>
      <text:p text:style-name="P1">paperweight was the room he was in, and the coral was Julia's life and his</text:p>
      <text:p text:style-name="P1">own, fixed in a sort of eternity at the heart of the crystal.<text:line-break/><text:line-break/><text:line-break/><text:line-break/><text:line-break/>Chapter 5<text:line-break/><text:line-break/><text:line-break/><text:line-break/>Syme had vanished. A morning came, and he was missing from work: a few</text:p>
      <text:p text:style-name="P1">thoughtless people commented on his absence. On the next day nobody</text:p>
      <text:p text:style-name="P1">mentioned him. On the third day Winston went into the vestibule of the</text:p>
      <text:p text:style-name="P1">Records Department to look at the notice-board. One of the notices carried</text:p>
      <text:p text:style-name="P1">a printed list of the members of the Chess Committee, of whom Syme had</text:p>
      <text:p text:style-name="P1"><text:soft-page-break/>been one. It looked almost exactly as it had looked before--nothing had</text:p>
      <text:p text:style-name="P1">been crossed out--but it was one name shorter. It was enough. Syme had</text:p>
      <text:p text:style-name="P1">ceased to exist: he had never existed.<text:line-break/><text:line-break/>The weather was baking hot. In the labyrinthine Ministry the windowless,</text:p>
      <text:p text:style-name="P1">air-conditioned rooms kept their normal temperature, but outside the</text:p>
      <text:p text:style-name="P1">pavements scorched one's feet and the stench of the Tubes at the rush hours</text:p>
      <text:p text:style-name="P1">was a horror. The preparations for Hate Week were in full swing, and the</text:p>
      <text:p text:style-name="P1">staffs of all the Ministries were working overtime. Processions, meetings,</text:p>
      <text:p text:style-name="P1">military parades, lectures, waxworks, displays, film shows, telescreen</text:p>
      <text:p text:style-name="P1">programmes all had to be organized; stands had to be erected, effigies</text:p>
      <text:p text:style-name="P1">built, slogans coined, songs written, rumours circulated, photographs</text:p>
      <text:p text:style-name="P1">faked. Julia's unit in the Fiction Department had been taken off the</text:p>
      <text:p text:style-name="P1">production of novels and was rushing out a series of atrocity pamphlets.</text:p>
      <text:p text:style-name="P1">Winston, in addition to his regular work, spent long periods every day in</text:p>
      <text:p text:style-name="P1">going through back files of 'The Times' and altering and embellishing news</text:p>
      <text:p text:style-name="P1">items which were to be quoted in speeches. Late at night, when crowds of</text:p>
      <text:p text:style-name="P1">rowdy proles roamed the streets, the town had a curiously febrile air. The</text:p>
      <text:p text:style-name="P1">rocket bombs crashed oftener than ever, and sometimes in the far distance</text:p>
      <text:p text:style-name="P1">there were enormous explosions which no one could explain and about which</text:p>
      <text:p text:style-name="P1">there were wild rumours.<text:line-break/><text:line-break/>The new tune which was to be the theme-song of Hate Week (the Hate Song,</text:p>
      <text:p text:style-name="P1">it was called) had already been composed and was being endlessly plugged</text:p>
      <text:p text:style-name="P1">on the telescreens. It had a savage, barking rhythm which could not exactly</text:p>
      <text:p text:style-name="P1">be called music, but resembled the beating of a drum. Roared out by</text:p>
      <text:p text:style-name="P1">hundreds of voices to the tramp of marching feet, it was terrifying. The</text:p>
      <text:p text:style-name="P1">proles had taken a fancy to it, and in the midnight streets it competed</text:p>
      <text:p text:style-name="P1">with the still-popular 'It was only a hopeless fancy'. The Parsons children</text:p>
      <text:p text:style-name="P1">played it at all hours of the night and day, unbearably, on a comb and a</text:p>
      <text:p text:style-name="P1">piece of toilet paper. Winston's evenings were fuller than ever. Squads of</text:p>
      <text:p text:style-name="P1">volunteers, organized by Parsons, were preparing the street for Hate Week,</text:p>
      <text:p text:style-name="P1">stitching banners, painting posters, erecting flagstaffs on the roofs, and</text:p>
      <text:p text:style-name="P1">perilously slinging wires across the street for the reception of streamers.</text:p>
      <text:p text:style-name="P1">Parsons boasted that Victory Mansions alone would display four hundred</text:p>
      <text:p text:style-name="P1">metres of bunting. He was in his native element and as happy as a lark.</text:p>
      <text:p text:style-name="P1">The heat and the manual work had even given him a pretext for reverting</text:p>
      <text:p text:style-name="P1">to shorts and an open shirt in the evenings. He was everywhere at once,</text:p>
      <text:p text:style-name="P1">pushing, pulling, sawing, hammering, improvising, jollying everyone along</text:p>
      <text:p text:style-name="P1">with comradely exhortations and giving out from every fold of his body what</text:p>
      <text:p text:style-name="P1">seemed an inexhaustible supply of acrid-smelling sweat.<text:line-break/><text:line-break/>A new poster had suddenly appeared all over London. It had no caption,</text:p>
      <text:p text:style-name="P1">and represented simply the monstrous figure of a Eurasian soldier, three</text:p>
      <text:p text:style-name="P1">or four metres high, striding forward with expressionless Mongolian face</text:p>
      <text:p text:style-name="P1">and enormous boots, a submachine gun pointed from his hip. From whatever</text:p>
      <text:p text:style-name="P1">angle you looked at the poster, the muzzle of the gun, magnified by the</text:p>
      <text:p text:style-name="P1">foreshortening, seemed to be pointed straight at you. The thing had been</text:p>
      <text:p text:style-name="P1">plastered on every blank space on every wall, even outnumbering the</text:p>
      <text:p text:style-name="P1">portraits of Big Brother. The proles, normally apathetic about the war,</text:p>
      <text:p text:style-name="P1">were being lashed into one of their periodical frenzies of patriotism.</text:p>
      <text:p text:style-name="P1">As though to harmonize with the general mood, the rocket bombs had been</text:p>
      <text:p text:style-name="P1">killing larger numbers of people than usual. One fell on a crowded film</text:p>
      <text:p text:style-name="P1">theatre in Stepney, burying several hundred victims among the ruins. The</text:p>
      <text:p text:style-name="P1">whole population of the neighbourhood turned out for a long, trailing</text:p>
      <text:p text:style-name="P1">funeral which went on for hours and was in effect an indignation meeting.</text:p>
      <text:p text:style-name="P1">Another bomb fell on a piece of waste ground which was used as a playground</text:p>
      <text:p text:style-name="P1">and several dozen children were blown to pieces. There were further angry</text:p>
      <text:p text:style-name="P1">demonstrations, Goldstein was burned in effigy, hundreds of copies of the</text:p>
      <text:p text:style-name="P1"><text:soft-page-break/>poster of the Eurasian soldier were torn down and added to the flames, and</text:p>
      <text:p text:style-name="P1">a number of shops were looted in the turmoil; then a rumour flew round</text:p>
      <text:p text:style-name="P1">that spies were directing the rocket bombs by means of wireless waves, and</text:p>
      <text:p text:style-name="P1">an old couple who were suspected of being of foreign extraction had their</text:p>
      <text:p text:style-name="P1">house set on fire and perished of suffocation.<text:line-break/><text:line-break/>In the room over Mr Charrington's shop, when they could get there, Julia</text:p>
      <text:p text:style-name="P1">and Winston lay side by side on a stripped bed under the open window,</text:p>
      <text:p text:style-name="P1">naked for the sake of coolness. The rat had never come back, but the bugs</text:p>
      <text:p text:style-name="P1">had multiplied hideously in the heat. It did not seem to matter. Dirty or</text:p>
      <text:p text:style-name="P1">clean, the room was paradise. As soon as they arrived they would sprinkle</text:p>
      <text:p text:style-name="P1">everything with pepper bought on the black market, tear off their clothes,</text:p>
      <text:p text:style-name="P1">and make love with sweating bodies, then fall asleep and wake to find that</text:p>
      <text:p text:style-name="P1">the bugs had rallied and were massing for the counter-attack.<text:line-break/><text:line-break/>Four, five, six--seven times they met during the month of June. Winston</text:p>
      <text:p text:style-name="P1">had dropped his habit of drinking gin at all hours. He seemed to have lost</text:p>
      <text:p text:style-name="P1">the need for it. He had grown fatter, his varicose ulcer had subsided,</text:p>
      <text:p text:style-name="P1">leaving only a brown stain on the skin above his ankle, his fits of</text:p>
      <text:p text:style-name="P1">coughing in the early morning had stopped. The process of life had ceased</text:p>
      <text:p text:style-name="P1">to be intolerable, he had no longer any impulse to make faces at the</text:p>
      <text:p text:style-name="P1">telescreen or shout curses at the top of his voice. Now that they had a</text:p>
      <text:p text:style-name="P1">secure hiding-place, almost a home, it did not even seem a hardship that</text:p>
      <text:p text:style-name="P1">they could only meet infrequently and for a couple of hours at a time.</text:p>
      <text:p text:style-name="P1">What mattered was that the room over the junk-shop should exist. To know</text:p>
      <text:p text:style-name="P1">that it was there, inviolate, was almost the same as being in it. The room</text:p>
      <text:p text:style-name="P1">was a world, a pocket of the past where extinct animals could walk.</text:p>
      <text:p text:style-name="P1">Mr Charrington, thought Winston, was another extinct animal. He usually</text:p>
      <text:p text:style-name="P1">stopped to talk with Mr Charrington for a few minutes on his way upstairs.</text:p>
      <text:p text:style-name="P1">The old man seemed seldom or never to go out of doors, and on the other</text:p>
      <text:p text:style-name="P1">hand to have almost no customers. He led a ghostlike existence between the</text:p>
      <text:p text:style-name="P1">tiny, dark shop, and an even tinier back kitchen where he prepared his</text:p>
      <text:p text:style-name="P1">meals and which contained, among other things, an unbelievably ancient</text:p>
      <text:p text:style-name="P1">gramophone with an enormous horn. He seemed glad of the opportunity to</text:p>
      <text:p text:style-name="P1">talk. Wandering about among his worthless stock, with his long nose and</text:p>
      <text:p text:style-name="P1">thick spectacles and his bowed shoulders in the velvet jacket, he had</text:p>
      <text:p text:style-name="P1">always vaguely the air of being a collector rather than a tradesman.</text:p>
      <text:p text:style-name="P1">With a sort of faded enthusiasm he would finger this scrap of rubbish or</text:p>
      <text:p text:style-name="P1">that--a china bottle-stopper, the painted lid of a broken snuffbox, a</text:p>
      <text:p text:style-name="P1">pinchbeck locket containing a strand of some long-dead baby's hair--never</text:p>
      <text:p text:style-name="P1">asking that Winston should buy it, merely that he should admire it. To</text:p>
      <text:p text:style-name="P1">talk to him was like listening to the tinkling of a worn-out musical-box.</text:p>
      <text:p text:style-name="P1">He had dragged out from the corners of his memory some more fragments of</text:p>
      <text:p text:style-name="P1">forgotten rhymes. There was one about four and twenty blackbirds, and</text:p>
      <text:p text:style-name="P1">another about a cow with a crumpled horn, and another about the death</text:p>
      <text:p text:style-name="P1">of poor Cock Robin. 'It just occurred to me you might be interested,' he</text:p>
      <text:p text:style-name="P1">would say with a deprecating little laugh whenever he produced a new</text:p>
      <text:p text:style-name="P1">fragment. But he could never recall more than a few lines of any one</text:p>
      <text:p text:style-name="P1">rhyme.<text:line-break/><text:line-break/>Both of them knew--in a way, it was never out of their minds that what</text:p>
      <text:p text:style-name="P1">was now happening could not last long. There were times when the fact of</text:p>
      <text:p text:style-name="P1">impending death seemed as palpable as the bed they lay on, and they would</text:p>
      <text:p text:style-name="P1">cling together with a sort of despairing sensuality, like a damned soul</text:p>
      <text:p text:style-name="P1">grasping at his last morsel of pleasure when the clock is within five</text:p>
      <text:p text:style-name="P1">minutes of striking. But there were also times when they had the illusion</text:p>
      <text:p text:style-name="P1">not only of safety but of permanence. So long as they were actually in</text:p>
      <text:p text:style-name="P1">this room, they both felt, no harm could come to them. Getting there was</text:p>
      <text:p text:style-name="P1">difficult and dangerous, but the room itself was sanctuary. It was as when</text:p>
      <text:p text:style-name="P1"><text:soft-page-break/>Winston had gazed into the heart of the paperweight, with the feeling that</text:p>
      <text:p text:style-name="P1">it would be possible to get inside that glassy world, and that once inside</text:p>
      <text:p text:style-name="P1">it time could be arrested. Often they gave themselves up to daydreams of</text:p>
      <text:p text:style-name="P1">escape. Their luck would hold indefinitely, and they would carry on their</text:p>
      <text:p text:style-name="P1">intrigue, just like this, for the remainder of their natural lives. Or</text:p>
      <text:p text:style-name="P1">Katharine would die, and by subtle manoeuvrings Winston and Julia would</text:p>
      <text:p text:style-name="P1">succeed in getting married. Or they would commit suicide together. Or</text:p>
      <text:p text:style-name="P1">they would disappear, alter themselves out of recognition, learn to speak</text:p>
      <text:p text:style-name="P1">with proletarian accents, get jobs in a factory and live out their lives</text:p>
      <text:p text:style-name="P1">undetected in a back-street. It was all nonsense, as they both knew. In</text:p>
      <text:p text:style-name="P1">reality there was no escape. Even the one plan that was practicable,</text:p>
      <text:p text:style-name="P1">suicide, they had no intention of carrying out. To hang on from day to day</text:p>
      <text:p text:style-name="P1">and from week to week, spinning out a present that had no future, seemed</text:p>
      <text:p text:style-name="P1">an unconquerable instinct, just as one's lungs will always draw the next</text:p>
      <text:p text:style-name="P1">breath so long as there is air available.<text:line-break/><text:line-break/>Sometimes, too, they talked of engaging in active rebellion against the</text:p>
      <text:p text:style-name="P1">Party, but with no notion of how to take the first step. Even if the</text:p>
      <text:p text:style-name="P1">fabulous Brotherhood was a reality, there still remained the difficulty</text:p>
      <text:p text:style-name="P1">of finding one's way into it. He told her of the strange intimacy that</text:p>
      <text:p text:style-name="P1">existed, or seemed to exist, between himself and O'Brien, and of the</text:p>
      <text:p text:style-name="P1">impulse he sometimes felt, simply to walk into O'Brien's presence, announce</text:p>
      <text:p text:style-name="P1">that he was the enemy of the Party, and demand his help. Curiously enough,</text:p>
      <text:p text:style-name="P1">this did not strike her as an impossibly rash thing to do. She was used to</text:p>
      <text:p text:style-name="P1">judging people by their faces, and it seemed natural to her that Winston</text:p>
      <text:p text:style-name="P1">should believe O'Brien to be trustworthy on the strength of a single flash</text:p>
      <text:p text:style-name="P1">of the eyes. Moreover she took it for granted that everyone, or nearly</text:p>
      <text:p text:style-name="P1">everyone, secretly hated the Party and would break the rules if he thought</text:p>
      <text:p text:style-name="P1">it safe to do so. But she refused to believe that widespread, organized</text:p>
      <text:p text:style-name="P1">opposition existed or could exist. The tales about Goldstein and his</text:p>
      <text:p text:style-name="P1">underground army, she said, were simply a lot of rubbish which the Party</text:p>
      <text:p text:style-name="P1">had invented for its own purposes and which you had to pretend to believe</text:p>
      <text:p text:style-name="P1">in. Times beyond number, at Party rallies and spontaneous demonstrations,</text:p>
      <text:p text:style-name="P1">she had shouted at the top of her voice for the execution of people whose</text:p>
      <text:p text:style-name="P1">names she had never heard and in whose supposed crimes she had not the</text:p>
      <text:p text:style-name="P1">faintest belief. When public trials were happening she had taken her place</text:p>
      <text:p text:style-name="P1">in the detachments from the Youth League who surrounded the courts from</text:p>
      <text:p text:style-name="P1">morning to night, chanting at intervals 'Death to the traitors!' During</text:p>
      <text:p text:style-name="P1">the Two Minutes Hate she always excelled all others in shouting insults</text:p>
      <text:p text:style-name="P1">at Goldstein. Yet she had only the dimmest idea of who Goldstein was and</text:p>
      <text:p text:style-name="P1">what doctrines he was supposed to represent. She had grown up since the</text:p>
      <text:p text:style-name="P1">Revolution and was too young to remember the ideological battles of the</text:p>
      <text:p text:style-name="P1">fifties and sixties. Such a thing as an independent political movement was</text:p>
      <text:p text:style-name="P1">outside her imagination: and in any case the Party was invincible. It</text:p>
      <text:p text:style-name="P1">would always exist, and it would always be the same. You could only rebel</text:p>
      <text:p text:style-name="P1">against it by secret disobedience or, at most, by isolated acts of</text:p>
      <text:p text:style-name="P1">violence such as killing somebody or blowing something up.<text:line-break/><text:line-break/>In some ways she was far more acute than Winston, and far less susceptible</text:p>
      <text:p text:style-name="P1">to Party propaganda. Once when he happened in some connexion to mention</text:p>
      <text:p text:style-name="P1">the war against Eurasia, she startled him by saying casually that in her</text:p>
      <text:p text:style-name="P1">opinion the war was not happening. The rocket bombs which fell daily on</text:p>
      <text:p text:style-name="P1">London were probably fired by the Government of Oceania itself, 'just to</text:p>
      <text:p text:style-name="P1">keep people frightened'. This was an idea that had literally never occurred</text:p>
      <text:p text:style-name="P1">to him. She also stirred a sort of envy in him by telling him that during</text:p>
      <text:p text:style-name="P1">the Two Minutes Hate her great difficulty was to avoid bursting out</text:p>
      <text:p text:style-name="P1">laughing. But she only questioned the teachings of the Party when they</text:p>
      <text:p text:style-name="P1">in some way touched upon her own life. Often she was ready to accept</text:p>
      <text:p text:style-name="P1">the official mythology, simply because the difference between truth and</text:p>
      <text:p text:style-name="P1"><text:soft-page-break/>falsehood did not seem important to her. She believed, for instance, having</text:p>
      <text:p text:style-name="P1">learnt it at school, that the Party had invented aeroplanes. (In his own</text:p>
      <text:p text:style-name="P1">schooldays, Winston remembered, in the late fifties, it was only the</text:p>
      <text:p text:style-name="P1">helicopter that the Party claimed to have invented; a dozen years later,</text:p>
      <text:p text:style-name="P1">when Julia was at school, it was already claiming the aeroplane; one</text:p>
      <text:p text:style-name="P1">generation more, and it would be claiming the steam engine.) And when he</text:p>
      <text:p text:style-name="P1">told her that aeroplanes had been in existence before he was born and long</text:p>
      <text:p text:style-name="P1">before the Revolution, the fact struck her as totally uninteresting. After</text:p>
      <text:p text:style-name="P1">all, what did it matter who had invented aeroplanes? It was rather more</text:p>
      <text:p text:style-name="P1">of a shock to him when he discovered from some chance remark that she did</text:p>
      <text:p text:style-name="P1">not remember that Oceania, four years ago, had been at war with Eastasia</text:p>
      <text:p text:style-name="P1">and at peace with Eurasia. It was true that she regarded the whole war as</text:p>
      <text:p text:style-name="P1">a sham: but apparently she had not even noticed that the name of the enemy</text:p>
      <text:p text:style-name="P1">had changed. 'I thought we'd always been at war with Eurasia,' she said</text:p>
      <text:p text:style-name="P1">vaguely. It frightened him a little. The invention of aeroplanes dated</text:p>
      <text:p text:style-name="P1">from long before her birth, but the switchover in the war had happened</text:p>
      <text:p text:style-name="P1">only four years ago, well after she was grown up. He argued with her about</text:p>
      <text:p text:style-name="P1">it for perhaps a quarter of an hour. In the end he succeeded in forcing</text:p>
      <text:p text:style-name="P1">her memory back until she did dimly recall that at one time Eastasia and</text:p>
      <text:p text:style-name="P1">not Eurasia had been the enemy. But the issue still struck her as</text:p>
      <text:p text:style-name="P1">unimportant. 'Who cares?' she said impatiently. 'It's always one bloody</text:p>
      <text:p text:style-name="P1">war after another, and one knows the news is all lies anyway.'<text:line-break/><text:line-break/>Sometimes he talked to her of the Records Department and the impudent</text:p>
      <text:p text:style-name="P1">forgeries that he committed there. Such things did not appear to horrify</text:p>
      <text:p text:style-name="P1">her. She did not feel the abyss opening beneath her feet at the thought</text:p>
      <text:p text:style-name="P1">of lies becoming truths. He told her the story of Jones, Aaronson, and</text:p>
      <text:p text:style-name="P1">Rutherford and the momentous slip of paper which he had once held between</text:p>
      <text:p text:style-name="P1">his fingers. It did not make much impression on her. At first, indeed, she</text:p>
      <text:p text:style-name="P1">failed to grasp the point of the story.<text:line-break/><text:line-break/>'Were they friends of yours?' she said.<text:line-break/><text:line-break/>'No, I never knew them. They were Inner Party members. Besides, they were</text:p>
      <text:p text:style-name="P1">far older men than I was. They belonged to the old days, before the</text:p>
      <text:p text:style-name="P1">Revolution. I barely knew them by sight.'<text:line-break/><text:line-break/>'Then what was there to worry about? People are being killed off all the</text:p>
      <text:p text:style-name="P1">time, aren't they?'<text:line-break/><text:line-break/>He tried to make her understand. 'This was an exceptional case. It wasn't</text:p>
      <text:p text:style-name="P1">just a question of somebody being killed. Do you realize that the past,</text:p>
      <text:p text:style-name="P1">starting from yesterday, has been actually abolished? If it survives</text:p>
      <text:p text:style-name="P1">anywhere, it's in a few solid objects with no words attached to them, like</text:p>
      <text:p text:style-name="P1">that lump of glass there. Already we know almost literally nothing about</text:p>
      <text:p text:style-name="P1">the Revolution and the years before the Revolution. Every record has been</text:p>
      <text:p text:style-name="P1">destroyed or falsified, every book has been rewritten, every picture has</text:p>
      <text:p text:style-name="P1">been repainted, every statue and street and building has been renamed,</text:p>
      <text:p text:style-name="P1">every date has been altered. And that process is continuing day by day and</text:p>
      <text:p text:style-name="P1">minute by minute. History has stopped. Nothing exists except an endless</text:p>
      <text:p text:style-name="P1">present in which the Party is always right. I know, of course, that the</text:p>
      <text:p text:style-name="P1">past is falsified, but it would never be possible for me to prove it, even</text:p>
      <text:p text:style-name="P1">when I did the falsification myself. After the thing is done, no evidence</text:p>
      <text:p text:style-name="P1">ever remains. The only evidence is inside my own mind, and I don't know</text:p>
      <text:p text:style-name="P1">with any certainty that any other human being shares my memories. Just in</text:p>
      <text:p text:style-name="P1">that one instance, in my whole life, I did possess actual concrete evidence</text:p>
      <text:p text:style-name="P1">after the event--years after it.'<text:line-break/><text:line-break/>'And what good was that?'<text:line-break/><text:soft-page-break/><text:line-break/>'It was no good, because I threw it away a few minutes later. But if the</text:p>
      <text:p text:style-name="P1">same thing happened today, I should keep it.'<text:line-break/><text:line-break/>'Well, I wouldn't!' said Julia. 'I'm quite ready to take risks, but only</text:p>
      <text:p text:style-name="P1">for something worth while, not for bits of old newspaper. What could you</text:p>
      <text:p text:style-name="P1">have done with it even if you had kept it?'<text:line-break/><text:line-break/>'Not much, perhaps. But it was evidence. It might have planted a few doubts</text:p>
      <text:p text:style-name="P1">here and there, supposing that I'd dared to show it to anybody. I don't</text:p>
      <text:p text:style-name="P1">imagine that we can alter anything in our own lifetime. But one can imagine</text:p>
      <text:p text:style-name="P1">little knots of resistance springing up here and there--small groups of</text:p>
      <text:p text:style-name="P1">people banding themselves together, and gradually growing, and even leaving</text:p>
      <text:p text:style-name="P1">a few records behind, so that the next generations can carry on where we</text:p>
      <text:p text:style-name="P1">leave off.'<text:line-break/><text:line-break/>'I'm not interested in the next generation, dear. I'm interested in US.'<text:line-break/><text:line-break/>'You're only a rebel from the waist downwards,' he told her.<text:line-break/><text:line-break/>She thought this brilliantly witty and flung her arms round him in delight.<text:line-break/><text:line-break/>In the ramifications of party doctrine she had not the faintest interest.</text:p>
      <text:p text:style-name="P1">Whenever he began to talk of the principles of Ingsoc, doublethink, the</text:p>
      <text:p text:style-name="P1">mutability of the past, and the denial of objective reality, and to use</text:p>
      <text:p text:style-name="P1">Newspeak words, she became bored and confused and said that she never paid</text:p>
      <text:p text:style-name="P1">any attention to that kind of thing. One knew that it was all rubbish, so</text:p>
      <text:p text:style-name="P1">why let oneself be worried by it? She knew when to cheer and when to boo,</text:p>
      <text:p text:style-name="P1">and that was all one needed. If he persisted in talking of such subjects,</text:p>
      <text:p text:style-name="P1">she had a disconcerting habit of falling asleep. She was one of those</text:p>
      <text:p text:style-name="P1">people who can go to sleep at any hour and in any position. Talking to her,</text:p>
      <text:p text:style-name="P1">he realized how easy it was to present an appearance of orthodoxy while</text:p>
      <text:p text:style-name="P1">having no grasp whatever of what orthodoxy meant. In a way, the world-view</text:p>
      <text:p text:style-name="P1">of the Party imposed itself most successfully on people incapable of</text:p>
      <text:p text:style-name="P1">understanding it. They could be made to accept the most flagrant violations</text:p>
      <text:p text:style-name="P1">of reality, because they never fully grasped the enormity of what was</text:p>
      <text:p text:style-name="P1">demanded of them, and were not sufficiently interested in public events to</text:p>
      <text:p text:style-name="P1">notice what was happening. By lack of understanding they remained sane.</text:p>
      <text:p text:style-name="P1">They simply swallowed everything, and what they swallowed did them no harm,</text:p>
      <text:p text:style-name="P1">because it left no residue behind, just as a grain of corn will pass</text:p>
      <text:p text:style-name="P1">undigested through the body of a bird.<text:line-break/><text:line-break/><text:line-break/><text:line-break/><text:line-break/>Chapter 6<text:line-break/><text:line-break/><text:line-break/><text:line-break/>It had happened at last. The expected message had come. All his life, it</text:p>
      <text:p text:style-name="P1">seemed to him, he had been waiting for this to happen.<text:line-break/><text:line-break/>He was walking down the long corridor at the Ministry and he was almost</text:p>
      <text:p text:style-name="P1">at the spot where Julia had slipped the note into his hand when he became</text:p>
      <text:p text:style-name="P1">aware that someone larger than himself was walking just behind him. The</text:p>
      <text:p text:style-name="P1">person, whoever it was, gave a small cough, evidently as a prelude to</text:p>
      <text:p text:style-name="P1">speaking. Winston stopped abruptly and turned. It was O'Brien.<text:line-break/><text:line-break/>At last they were face to face, and it seemed that his only impulse was</text:p>
      <text:p text:style-name="P1"><text:soft-page-break/>to run away. His heart bounded violently. He would have been incapable of</text:p>
      <text:p text:style-name="P1">speaking. O'Brien, however, had continued forward in the same movement,</text:p>
      <text:p text:style-name="P1">laying a friendly hand for a moment on Winston's arm, so that the two of</text:p>
      <text:p text:style-name="P1">them were walking side by side. He began speaking with the peculiar grave</text:p>
      <text:p text:style-name="P1">courtesy that differentiated him from the majority of Inner Party members.<text:line-break/><text:line-break/>'I had been hoping for an opportunity of talking to you,' he said. 'I was</text:p>
      <text:p text:style-name="P1">reading one of your Newspeak articles in 'The Times' the other day. You</text:p>
      <text:p text:style-name="P1">take a scholarly interest in Newspeak, I believe?'<text:line-break/><text:line-break/>Winston had recovered part of his self-possession. 'Hardly scholarly,' he</text:p>
      <text:p text:style-name="P1">said. 'I'm only an amateur. It's not my subject. I have never had anything</text:p>
      <text:p text:style-name="P1">to do with the actual construction of the language.'<text:line-break/><text:line-break/>'But you write it very elegantly,' said O'Brien. 'That is not only my own</text:p>
      <text:p text:style-name="P1">opinion. I was talking recently to a friend of yours who is certainly an</text:p>
      <text:p text:style-name="P1">expert. His name has slipped my memory for the moment.'<text:line-break/><text:line-break/>Again Winston's heart stirred painfully. It was inconceivable that this</text:p>
      <text:p text:style-name="P1">was anything other than a reference to Syme. But Syme was not only dead,</text:p>
      <text:p text:style-name="P1">he was abolished, an unperson. Any identifiable reference to him would have</text:p>
      <text:p text:style-name="P1">been mortally dangerous. O'Brien's remark must obviously have been intended</text:p>
      <text:p text:style-name="P1">as a signal, a codeword. By sharing a small act of thoughtcrime he had</text:p>
      <text:p text:style-name="P1">turned the two of them into accomplices. They had continued to stroll</text:p>
      <text:p text:style-name="P1">slowly down the corridor, but now O'Brien halted. With the curious,</text:p>
      <text:p text:style-name="P1">disarming friendliness that he always managed to put in to the gesture he</text:p>
      <text:p text:style-name="P1">resettled his spectacles on his nose. Then he went on:<text:line-break/><text:line-break/>'What I had really intended to say was that in your article I noticed you</text:p>
      <text:p text:style-name="P1">had used two words which have become obsolete. But they have only become</text:p>
      <text:p text:style-name="P1">so very recently. Have you seen the tenth edition of the Newspeak</text:p>
      <text:p text:style-name="P1">Dictionary?'<text:line-break/><text:line-break/>'No,' said Winston. 'I didn't think it had been issued yet. We are still</text:p>
      <text:p text:style-name="P1">using the ninth in the Records Department.'<text:line-break/><text:line-break/>'The tenth edition is not due to appear for some months, I believe. But a</text:p>
      <text:p text:style-name="P1">few advance copies have been circulated. I have one myself. It might</text:p>
      <text:p text:style-name="P1">interest you to look at it, perhaps?'<text:line-break/><text:line-break/>'Very much so,' said Winston, immediately seeing where this tended.<text:line-break/><text:line-break/>'Some of the new developments are most ingenious. The reduction in the</text:p>
      <text:p text:style-name="P1">number of verbs--that is the point that will appeal to you, I think. Let</text:p>
      <text:p text:style-name="P1">me see, shall I send a messenger to you with the dictionary? But I am</text:p>
      <text:p text:style-name="P1">afraid I invariably forget anything of that kind. Perhaps you could pick</text:p>
      <text:p text:style-name="P1">it up at my flat at some time that suited you? Wait. Let me give you my</text:p>
      <text:p text:style-name="P1">address.'<text:line-break/><text:line-break/>They were standing in front of a telescreen. Somewhat absent-mindedly</text:p>
      <text:p text:style-name="P1">O'Brien felt two of his pockets and then produced a small leather-covered</text:p>
      <text:p text:style-name="P1">notebook and a gold ink-pencil. Immediately beneath the telescreen, in</text:p>
      <text:p text:style-name="P1">such a position that anyone who was watching at the other end of the</text:p>
      <text:p text:style-name="P1">instrument could read what he was writing, he scribbled an address, tore</text:p>
      <text:p text:style-name="P1">out the page and handed it to Winston.<text:line-break/><text:line-break/>'I am usually at home in the evenings,' he said. 'If not, my servant will</text:p>
      <text:p text:style-name="P1"><text:soft-page-break/>give you the dictionary.'<text:line-break/><text:line-break/>He was gone, leaving Winston holding the scrap of paper, which this time</text:p>
      <text:p text:style-name="P1">there was no need to conceal. Nevertheless he carefully memorized what was</text:p>
      <text:p text:style-name="P1">written on it, and some hours later dropped it into the memory hole along</text:p>
      <text:p text:style-name="P1">with a mass of other papers.<text:line-break/><text:line-break/>They had been talking to one another for a couple of minutes at the most.</text:p>
      <text:p text:style-name="P1">There was only one meaning that the episode could possibly have. It had</text:p>
      <text:p text:style-name="P1">been contrived as a way of letting Winston know O'Brien's address. This</text:p>
      <text:p text:style-name="P1">was necessary, because except by direct enquiry it was never possible to</text:p>
      <text:p text:style-name="P1">discover where anyone lived. There were no directories of any kind. 'If</text:p>
      <text:p text:style-name="P1">you ever want to see me, this is where I can be found,' was what O'Brien</text:p>
      <text:p text:style-name="P1">had been saying to him. Perhaps there would even be a message concealed</text:p>
      <text:p text:style-name="P1">somewhere in the dictionary. But at any rate, one thing was certain. The</text:p>
      <text:p text:style-name="P1">conspiracy that he had dreamed of did exist, and he had reached the outer</text:p>
      <text:p text:style-name="P1">edges of it.<text:line-break/><text:line-break/>He knew that sooner or later he would obey O'Brien's summons. Perhaps</text:p>
      <text:p text:style-name="P1">tomorrow, perhaps after a long delay--he was not certain. What was</text:p>
      <text:p text:style-name="P1">happening was only the working-out of a process that had started years</text:p>
      <text:p text:style-name="P1">ago. The first step had been a secret, involuntary thought, the second</text:p>
      <text:p text:style-name="P1">had been the opening of the diary. He had moved from thoughts to words,</text:p>
      <text:p text:style-name="P1">and now from words to actions. The last step was something that would</text:p>
      <text:p text:style-name="P1">happen in the Ministry of Love. He had accepted it. The end was contained</text:p>
      <text:p text:style-name="P1">in the beginning. But it was frightening: or, more exactly, it was like</text:p>
      <text:p text:style-name="P1">a foretaste of death, like being a little less alive. Even while he was</text:p>
      <text:p text:style-name="P1">speaking to O'Brien, when the meaning of the words had sunk in, a chilly</text:p>
      <text:p text:style-name="P1">shuddering feeling had taken possession of his body. He had the sensation</text:p>
      <text:p text:style-name="P1">of stepping into the dampness of a grave, and it was not much better</text:p>
      <text:p text:style-name="P1">because he had always known that the grave was there and waiting for him.<text:line-break/><text:line-break/><text:line-break/><text:line-break/><text:line-break/>Chapter 7<text:line-break/><text:line-break/><text:line-break/><text:line-break/>Winston had woken up with his eyes full of tears. Julia rolled sleepily</text:p>
      <text:p text:style-name="P1">against him, murmuring something that might have been 'What's the matter?'<text:line-break/><text:line-break/>'I dreamt--' he began, and stopped short. It was too complex to be put</text:p>
      <text:p text:style-name="P1">into words. There was the dream itself, and there was a memory connected</text:p>
      <text:p text:style-name="P1">with it that had swum into his mind in the few seconds after waking.<text:line-break/><text:line-break/>He lay back with his eyes shut, still sodden in the atmosphere of the</text:p>
      <text:p text:style-name="P1">dream. It was a vast, luminous dream in which his whole life seemed to</text:p>
      <text:p text:style-name="P1">stretch out before him like a landscape on a summer evening after rain.</text:p>
      <text:p text:style-name="P1">It had all occurred inside the glass paperweight, but the surface of the</text:p>
      <text:p text:style-name="P1">glass was the dome of the sky, and inside the dome everything was flooded</text:p>
      <text:p text:style-name="P1">with clear soft light in which one could see into interminable distances.</text:p>
      <text:p text:style-name="P1">The dream had also been comprehended by--indeed, in some sense it had</text:p>
      <text:p text:style-name="P1">consisted in--a gesture of the arm made by his mother, and made again</text:p>
      <text:p text:style-name="P1">thirty years later by the Jewish woman he had seen on the news film,</text:p>
      <text:p text:style-name="P1">trying to shelter the small boy from the bullets, before the helicopter</text:p>
      <text:p text:style-name="P1">blew them both to pieces.<text:line-break/><text:line-break/>'Do you know,' he said, 'that until this moment I believed I had murdered</text:p>
      <text:p text:style-name="P1"><text:soft-page-break/>my mother?'<text:line-break/><text:line-break/>'Why did you murder her?' said Julia, almost asleep.<text:line-break/><text:line-break/>'I didn't murder her. Not physically.'<text:line-break/><text:line-break/>In the dream he had remembered his last glimpse of his mother, and within</text:p>
      <text:p text:style-name="P1">a few moments of waking the cluster of small events surrounding it had all</text:p>
      <text:p text:style-name="P1">come back. It was a memory that he must have deliberately pushed out of</text:p>
      <text:p text:style-name="P1">his consciousness over many years. He was not certain of the date, but he</text:p>
      <text:p text:style-name="P1">could not have been less than ten years old, possibly twelve, when it had</text:p>
      <text:p text:style-name="P1">happened.<text:line-break/><text:line-break/>His father had disappeared some time earlier, how much earlier he could</text:p>
      <text:p text:style-name="P1">not remember. He remembered better the rackety, uneasy circumstances of</text:p>
      <text:p text:style-name="P1">the time: the periodical panics about air-raids and the sheltering in Tube</text:p>
      <text:p text:style-name="P1">stations, the piles of rubble everywhere, the unintelligible proclamations</text:p>
      <text:p text:style-name="P1">posted at street corners, the gangs of youths in shirts all the same</text:p>
      <text:p text:style-name="P1">colour, the enormous queues outside the bakeries, the intermittent</text:p>
      <text:p text:style-name="P1">machine-gun fire in the distance--above all, the fact that there was</text:p>
      <text:p text:style-name="P1">never enough to eat. He remembered long afternoons spent with other boys</text:p>
      <text:p text:style-name="P1">in scrounging round dustbins and rubbish heaps, picking out the ribs of</text:p>
      <text:p text:style-name="P1">cabbage leaves, potato peelings, sometimes even scraps of stale breadcrust</text:p>
      <text:p text:style-name="P1">from which they carefully scraped away the cinders; and also in waiting</text:p>
      <text:p text:style-name="P1">for the passing of trucks which travelled over a certain route and were</text:p>
      <text:p text:style-name="P1">known to carry cattle feed, and which, when they jolted over the bad</text:p>
      <text:p text:style-name="P1">patches in the road, sometimes spilt a few fragments of oil-cake.<text:line-break/><text:line-break/>When his father disappeared, his mother did not show any surprise or any</text:p>
      <text:p text:style-name="P1">violent grief, but a sudden change came over her. She seemed to have</text:p>
      <text:p text:style-name="P1">become completely spiritless. It was evident even to Winston that she was</text:p>
      <text:p text:style-name="P1">waiting for something that she knew must happen. She did everything that</text:p>
      <text:p text:style-name="P1">was needed--cooked, washed, mended, made the bed, swept the floor, dusted</text:p>
      <text:p text:style-name="P1">the mantelpiece--always very slowly and with a curious lack of superfluous</text:p>
      <text:p text:style-name="P1">motion, like an artist's lay-figure moving of its own accord. Her large</text:p>
      <text:p text:style-name="P1">shapely body seemed to relapse naturally into stillness. For hours at a</text:p>
      <text:p text:style-name="P1">time she would sit almost immobile on the bed, nursing his young sister,</text:p>
      <text:p text:style-name="P1">a tiny, ailing, very silent child of two or three, with a face made simian</text:p>
      <text:p text:style-name="P1">by thinness. Very occasionally she would take Winston in her arms and</text:p>
      <text:p text:style-name="P1">press him against her for a long time without saying anything. He was</text:p>
      <text:p text:style-name="P1">aware, in spite of his youthfulness and selfishness, that this was somehow</text:p>
      <text:p text:style-name="P1">connected with the never-mentioned thing that was about to happen.<text:line-break/><text:line-break/>He remembered the room where they lived, a dark, close-smelling room that</text:p>
      <text:p text:style-name="P1">seemed half filled by a bed with a white counterpane. There was a gas ring</text:p>
      <text:p text:style-name="P1">in the fender, and a shelf where food was kept, and on the landing outside</text:p>
      <text:p text:style-name="P1">there was a brown earthenware sink, common to several rooms. He remembered</text:p>
      <text:p text:style-name="P1">his mother's statuesque body bending over the gas ring to stir at something</text:p>
      <text:p text:style-name="P1">in a saucepan. Above all he remembered his continuous hunger, and the</text:p>
      <text:p text:style-name="P1">fierce sordid battles at mealtimes. He would ask his mother naggingly,</text:p>
      <text:p text:style-name="P1">over and over again, why there was not more food, he would shout and storm</text:p>
      <text:p text:style-name="P1">at her (he even remembered the tones of his voice, which was beginning to</text:p>
      <text:p text:style-name="P1">break prematurely and sometimes boomed in a peculiar way), or he would</text:p>
      <text:p text:style-name="P1">attempt a snivelling note of pathos in his efforts to get more than his</text:p>
      <text:p text:style-name="P1">share. His mother was quite ready to give him more than his share. She</text:p>
      <text:p text:style-name="P1">took it for granted that he, 'the boy', should have the biggest portion;</text:p>
      <text:p text:style-name="P1">but however much she gave him he invariably demanded more. At every meal</text:p>
      <text:p text:style-name="P1">she would beseech him not to be selfish and to remember that his little</text:p>
      <text:p text:style-name="P1">sister was sick and also needed food, but it was no use. He would cry out</text:p>
      <text:p text:style-name="P1"><text:soft-page-break/>with rage when she stopped ladling, he would try to wrench the saucepan</text:p>
      <text:p text:style-name="P1">and spoon out of her hands, he would grab bits from his sister's plate.</text:p>
      <text:p text:style-name="P1">He knew that he was starving the other two, but he could not help it; he</text:p>
      <text:p text:style-name="P1">even felt that he had a right to do it. The clamorous hunger in his belly</text:p>
      <text:p text:style-name="P1">seemed to justify him. Between meals, if his mother did not stand guard,</text:p>
      <text:p text:style-name="P1">he was constantly pilfering at the wretched store of food on the shelf.<text:line-break/><text:line-break/>One day a chocolate ration was issued. There had been no such issue for</text:p>
      <text:p text:style-name="P1">weeks or months past. He remembered quite clearly that precious little</text:p>
      <text:p text:style-name="P1">morsel of chocolate. It was a two-ounce slab (they still talked about</text:p>
      <text:p text:style-name="P1">ounces in those days) between the three of them. It was obvious that it</text:p>
      <text:p text:style-name="P1">ought to be divided into three equal parts. Suddenly, as though he were</text:p>
      <text:p text:style-name="P1">listening to somebody else, Winston heard himself demanding in a loud</text:p>
      <text:p text:style-name="P1">booming voice that he should be given the whole piece. His mother told him</text:p>
      <text:p text:style-name="P1">not to be greedy. There was a long, nagging argument that went round and</text:p>
      <text:p text:style-name="P1">round, with shouts, whines, tears, remonstrances, bargainings. His tiny</text:p>
      <text:p text:style-name="P1">sister, clinging to her mother with both hands, exactly like a baby monkey,</text:p>
      <text:p text:style-name="P1">sat looking over her shoulder at him with large, mournful eyes. In the</text:p>
      <text:p text:style-name="P1">end his mother broke off three-quarters of the chocolate and gave it to</text:p>
      <text:p text:style-name="P1">Winston, giving the other quarter to his sister. The little girl took hold</text:p>
      <text:p text:style-name="P1">of it and looked at it dully, perhaps not knowing what it was. Winston</text:p>
      <text:p text:style-name="P1">stood watching her for a moment. Then with a sudden swift spring he had</text:p>
      <text:p text:style-name="P1">snatched the piece of chocolate out of his sister's hand and was fleeing</text:p>
      <text:p text:style-name="P1">for the door.<text:line-break/><text:line-break/>'Winston, Winston!' his mother called after him. 'Come back! Give your</text:p>
      <text:p text:style-name="P1">sister back her chocolate!'<text:line-break/><text:line-break/>He stopped, but did not come back. His mother's anxious eyes were fixed on</text:p>
      <text:p text:style-name="P1">his face. Even now he was thinking about the thing, he did not know what</text:p>
      <text:p text:style-name="P1">it was that was on the point of happening. His sister, conscious of having</text:p>
      <text:p text:style-name="P1">been robbed of something, had set up a feeble wail. His mother drew her</text:p>
      <text:p text:style-name="P1">arm round the child and pressed its face against her breast. Something in</text:p>
      <text:p text:style-name="P1">the gesture told him that his sister was dying. He turned and fled down</text:p>
      <text:p text:style-name="P1">the stairs, with the chocolate growing sticky in his hand.<text:line-break/><text:line-break/>He never saw his mother again. After he had devoured the chocolate he felt</text:p>
      <text:p text:style-name="P1">somewhat ashamed of himself and hung about in the streets for several</text:p>
      <text:p text:style-name="P1">hours, until hunger drove him home. When he came back his mother had</text:p>
      <text:p text:style-name="P1">disappeared. This was already becoming normal at that time. Nothing was</text:p>
      <text:p text:style-name="P1">gone from the room except his mother and his sister. They had not taken</text:p>
      <text:p text:style-name="P1">any clothes, not even his mother's overcoat. To this day he did not know</text:p>
      <text:p text:style-name="P1">with any certainty that his mother was dead. It was perfectly possible</text:p>
      <text:p text:style-name="P1">that she had merely been sent to a forced-labour camp. As for his sister,</text:p>
      <text:p text:style-name="P1">she might have been removed, like Winston himself, to one of the colonies</text:p>
      <text:p text:style-name="P1">for homeless children (Reclamation Centres, they were called) which had</text:p>
      <text:p text:style-name="P1">grown up as a result of the civil war, or she might have been sent to the</text:p>
      <text:p text:style-name="P1">labour camp along with his mother, or simply left somewhere or other</text:p>
      <text:p text:style-name="P1">to die.<text:line-break/><text:line-break/>The dream was still vivid in his mind, especially the enveloping protecting</text:p>
      <text:p text:style-name="P1">gesture of the arm in which its whole meaning seemed to be contained. His</text:p>
      <text:p text:style-name="P1">mind went back to another dream of two months ago. Exactly as his mother</text:p>
      <text:p text:style-name="P1">had sat on the dingy white-quilted bed, with the child clinging to her, so</text:p>
      <text:p text:style-name="P1">she had sat in the sunken ship, far underneath him, and drowning deeper</text:p>
      <text:p text:style-name="P1">every minute, but still looking up at him through the darkening water.<text:line-break/><text:line-break/>He told Julia the story of his mother's disappearance. Without opening her</text:p>
      <text:p text:style-name="P1"><text:soft-page-break/>eyes she rolled over and settled herself into a more comfortable position.<text:line-break/><text:line-break/>'I expect you were a beastly little swine in those days,' she said</text:p>
      <text:p text:style-name="P1">indistinctly. 'All children are swine.'<text:line-break/><text:line-break/>'Yes. But the real point of the story----'<text:line-break/><text:line-break/>From her breathing it was evident that she was going off to sleep again.</text:p>
      <text:p text:style-name="P1">He would have liked to continue talking about his mother. He did not</text:p>
      <text:p text:style-name="P1">suppose, from what he could remember of her, that she had been an unusual</text:p>
      <text:p text:style-name="P1">woman, still less an intelligent one; and yet she had possessed a kind of</text:p>
      <text:p text:style-name="P1">nobility, a kind of purity, simply because the standards that she obeyed</text:p>
      <text:p text:style-name="P1">were private ones. Her feelings were her own, and could not be altered</text:p>
      <text:p text:style-name="P1">from outside. It would not have occurred to her that an action which is</text:p>
      <text:p text:style-name="P1">ineffectual thereby becomes meaningless. If you loved someone, you loved</text:p>
      <text:p text:style-name="P1">him, and when you had nothing else to give, you still gave him love. When</text:p>
      <text:p text:style-name="P1">the last of the chocolate was gone, his mother had clasped the child in</text:p>
      <text:p text:style-name="P1">her arms. It was no use, it changed nothing, it did not produce more</text:p>
      <text:p text:style-name="P1">chocolate, it did not avert the child's death or her own; but it seemed</text:p>
      <text:p text:style-name="P1">natural to her to do it. The refugee woman in the boat had also covered</text:p>
      <text:p text:style-name="P1">the little boy with her arm, which was no more use against the bullets</text:p>
      <text:p text:style-name="P1">than a sheet of paper. The terrible thing that the Party had done was to</text:p>
      <text:p text:style-name="P1">persuade you that mere impulses, mere feelings, were of no account, while</text:p>
      <text:p text:style-name="P1">at the same time robbing you of all power over the material world. When</text:p>
      <text:p text:style-name="P1">once you were in the grip of the Party, what you felt or did not feel,</text:p>
      <text:p text:style-name="P1">what you did or refrained from doing, made literally no difference.</text:p>
      <text:p text:style-name="P1">Whatever happened you vanished, and neither you nor your actions were ever</text:p>
      <text:p text:style-name="P1">heard of again. You were lifted clean out of the stream of history. And</text:p>
      <text:p text:style-name="P1">yet to the people of only two generations ago this would not have seemed</text:p>
      <text:p text:style-name="P1">all-important, because they were not attempting to alter history. They</text:p>
      <text:p text:style-name="P1">were governed by private loyalties which they did not question. What</text:p>
      <text:p text:style-name="P1">mattered were individual relationships, and a completely helpless gesture,</text:p>
      <text:p text:style-name="P1">an embrace, a tear, a word spoken to a dying man, could have value in</text:p>
      <text:p text:style-name="P1">itself. The proles, it suddenly occurred to him, had remained in this</text:p>
      <text:p text:style-name="P1">condition. They were not loyal to a party or a country or an idea, they</text:p>
      <text:p text:style-name="P1">were loyal to one another. For the first time in his life he did not</text:p>
      <text:p text:style-name="P1">despise the proles or think of them merely as an inert force which would</text:p>
      <text:p text:style-name="P1">one day spring to life and regenerate the world. The proles had stayed</text:p>
      <text:p text:style-name="P1">human. They had not become hardened inside. They had held on to the</text:p>
      <text:p text:style-name="P1">primitive emotions which he himself had to re-learn by conscious effort.</text:p>
      <text:p text:style-name="P1">And in thinking this he remembered, without apparent relevance, how a few</text:p>
      <text:p text:style-name="P1">weeks ago he had seen a severed hand lying on the pavement and had kicked</text:p>
      <text:p text:style-name="P1">it into the gutter as though it had been a cabbage-stalk.<text:line-break/><text:line-break/>'The proles are human beings,' he said aloud. 'We are not human.'<text:line-break/><text:line-break/>'Why not?' said Julia, who had woken up again.<text:line-break/><text:line-break/>He thought for a little while. 'Has it ever occurred to you,' he said,</text:p>
      <text:p text:style-name="P1">'that the best thing for us to do would be simply to walk out of here</text:p>
      <text:p text:style-name="P1">before it's too late, and never see each other again?'<text:line-break/><text:line-break/>'Yes, dear, it has occurred to me, several times. But I'm not going to do</text:p>
      <text:p text:style-name="P1">it, all the same.'<text:line-break/><text:line-break/>'We've been lucky,' he said 'but it can't last much longer. You're young.</text:p>
      <text:p text:style-name="P1">You look normal and innocent. If you keep clear of people like me, you</text:p>
      <text:p text:style-name="P1"><text:soft-page-break/>might stay alive for another fifty years.'<text:line-break/><text:line-break/>'No. I've thought it all out. What you do, I'm going to do. And don't be</text:p>
      <text:p text:style-name="P1">too downhearted. I'm rather good at staying alive.'<text:line-break/><text:line-break/>'We may be together for another six months--a year--there's no knowing.</text:p>
      <text:p text:style-name="P1">At the end we're certain to be apart. Do you realize how utterly alone we</text:p>
      <text:p text:style-name="P1">shall be? When once they get hold of us there will be nothing, literally</text:p>
      <text:p text:style-name="P1">nothing, that either of us can do for the other. If I confess, they'll</text:p>
      <text:p text:style-name="P1">shoot you, and if I refuse to confess, they'll shoot you just the same.</text:p>
      <text:p text:style-name="P1">Nothing that I can do or say, or stop myself from saying, will put off</text:p>
      <text:p text:style-name="P1">your death for as much as five minutes. Neither of us will even know</text:p>
      <text:p text:style-name="P1">whether the other is alive or dead. We shall be utterly without power of</text:p>
      <text:p text:style-name="P1">any kind. The one thing that matters is that we shouldn't betray one</text:p>
      <text:p text:style-name="P1">another, although even that can't make the slightest difference.'<text:line-break/><text:line-break/>'If you mean confessing,' she said, 'we shall do that, right enough.</text:p>
      <text:p text:style-name="P1">Everybody always confesses. You can't help it. They torture you.'<text:line-break/><text:line-break/>'I don't mean confessing. Confession is not betrayal. What you say or do</text:p>
      <text:p text:style-name="P1">doesn't matter: only feelings matter. If they could make me stop loving</text:p>
      <text:p text:style-name="P1">you--that would be the real betrayal.'<text:line-break/><text:line-break/>She thought it over. 'They can't do that,' she said finally. 'It's the one</text:p>
      <text:p text:style-name="P1">thing they can't do. They can make you say anything--ANYTHING--but they</text:p>
      <text:p text:style-name="P1">can't make you believe it. They can't get inside you.'<text:line-break/><text:line-break/>'No,' he said a little more hopefully, 'no; that's quite true. They can't</text:p>
      <text:p text:style-name="P1">get inside you. If you can FEEL that staying human is worth while, even</text:p>
      <text:p text:style-name="P1">when it can't have any result whatever, you've beaten them.'<text:line-break/><text:line-break/>He thought of the telescreen with its never-sleeping ear. They could spy</text:p>
      <text:p text:style-name="P1">upon you night and day, but if you kept your head you could still outwit</text:p>
      <text:p text:style-name="P1">them. With all their cleverness they had never mastered the secret of</text:p>
      <text:p text:style-name="P1">finding out what another human being was thinking. Perhaps that was less</text:p>
      <text:p text:style-name="P1">true when you were actually in their hands. One did not know what happened</text:p>
      <text:p text:style-name="P1">inside the Ministry of Love, but it was possible to guess: tortures, drugs,</text:p>
      <text:p text:style-name="P1">delicate instruments that registered your nervous reactions, gradual</text:p>
      <text:p text:style-name="P1">wearing-down by sleeplessness and solitude and persistent questioning.</text:p>
      <text:p text:style-name="P1">Facts, at any rate, could not be kept hidden. They could be tracked down</text:p>
      <text:p text:style-name="P1">by enquiry, they could be squeezed out of you by torture. But if the object</text:p>
      <text:p text:style-name="P1">was not to stay alive but to stay human, what difference did it ultimately</text:p>
      <text:p text:style-name="P1">make? They could not alter your feelings: for that matter you could not</text:p>
      <text:p text:style-name="P1">alter them yourself, even if you wanted to. They could lay bare in the</text:p>
      <text:p text:style-name="P1">utmost detail everything that you had done or said or thought; but the</text:p>
      <text:p text:style-name="P1">inner heart, whose workings were mysterious even to yourself, remained</text:p>
      <text:p text:style-name="P1">impregnable.<text:line-break/><text:line-break/><text:line-break/><text:line-break/><text:line-break/>Chapter 8<text:line-break/><text:line-break/><text:line-break/><text:line-break/>They had done it, they had done it at last!<text:line-break/><text:line-break/>The room they were standing in was long-shaped and softly lit. The</text:p>
      <text:p text:style-name="P1">telescreen was dimmed to a low murmur; the richness of the dark-blue carpet</text:p>
      <text:p text:style-name="P1"><text:soft-page-break/>gave one the impression of treading on velvet. At the far end of the room</text:p>
      <text:p text:style-name="P1">O'Brien was sitting at a table under a green-shaded lamp, with a mass of</text:p>
      <text:p text:style-name="P1">papers on either side of him. He had not bothered to look up when the</text:p>
      <text:p text:style-name="P1">servant showed Julia and Winston in.<text:line-break/><text:line-break/>Winston's heart was thumping so hard that he doubted whether he would be</text:p>
      <text:p text:style-name="P1">able to speak. They had done it, they had done it at last, was all he</text:p>
      <text:p text:style-name="P1">could think. It had been a rash act to come here at all, and sheer folly</text:p>
      <text:p text:style-name="P1">to arrive together; though it was true that they had come by different</text:p>
      <text:p text:style-name="P1">routes and only met on O'Brien's doorstep. But merely to walk into such a</text:p>
      <text:p text:style-name="P1">place needed an effort of the nerve. It was only on very rare occasions</text:p>
      <text:p text:style-name="P1">that one saw inside the dwelling-places of the Inner Party, or even</text:p>
      <text:p text:style-name="P1">penetrated into the quarter of the town where they lived. The whole</text:p>
      <text:p text:style-name="P1">atmosphere of the huge block of flats, the richness and spaciousness of</text:p>
      <text:p text:style-name="P1">everything, the unfamiliar smells of good food and good tobacco, the</text:p>
      <text:p text:style-name="P1">silent and incredibly rapid lifts sliding up and down, the white-jacketed</text:p>
      <text:p text:style-name="P1">servants hurrying to and fro--everything was intimidating. Although he had</text:p>
      <text:p text:style-name="P1">a good pretext for coming here, he was haunted at every step by the fear</text:p>
      <text:p text:style-name="P1">that a black-uniformed guard would suddenly appear from round the corner,</text:p>
      <text:p text:style-name="P1">demand his papers, and order him to get out. O'Brien's servant, however,</text:p>
      <text:p text:style-name="P1">had admitted the two of them without demur. He was a small, dark-haired</text:p>
      <text:p text:style-name="P1">man in a white jacket, with a diamond-shaped, completely expressionless</text:p>
      <text:p text:style-name="P1">face which might have been that of a Chinese. The passage down which he</text:p>
      <text:p text:style-name="P1">led them was softly carpeted, with cream-papered walls and white</text:p>
      <text:p text:style-name="P1">wainscoting, all exquisitely clean. That too was intimidating. Winston</text:p>
      <text:p text:style-name="P1">could not remember ever to have seen a passageway whose walls were not</text:p>
      <text:p text:style-name="P1">grimy from the contact of human bodies.<text:line-break/><text:line-break/>O'Brien had a slip of paper between his fingers and seemed to be studying</text:p>
      <text:p text:style-name="P1">it intently. His heavy face, bent down so that one could see the line of</text:p>
      <text:p text:style-name="P1">the nose, looked both formidable and intelligent. For perhaps twenty</text:p>
      <text:p text:style-name="P1">seconds he sat without stirring. Then he pulled the speakwrite towards</text:p>
      <text:p text:style-name="P1">him and rapped out a message in the hybrid jargon of the Ministries:<text:line-break/><text:line-break/>'Items one comma five comma seven approved fullwise stop suggestion</text:p>
      <text:p text:style-name="P1">contained item six doubleplus ridiculous verging crimethink cancel stop</text:p>
      <text:p text:style-name="P1">unproceed constructionwise antegetting plusfull estimates machinery</text:p>
      <text:p text:style-name="P1">overheads stop end message.'<text:line-break/><text:line-break/>He rose deliberately from his chair and came towards them across the</text:p>
      <text:p text:style-name="P1">soundless carpet. A little of the official atmosphere seemed to have fallen</text:p>
      <text:p text:style-name="P1">away from him with the Newspeak words, but his expression was grimmer than</text:p>
      <text:p text:style-name="P1">usual, as though he were not pleased at being disturbed. The terror that</text:p>
      <text:p text:style-name="P1">Winston already felt was suddenly shot through by a streak of ordinary</text:p>
      <text:p text:style-name="P1">embarrassment. It seemed to him quite possible that he had simply made a</text:p>
      <text:p text:style-name="P1">stupid mistake. For what evidence had he in reality that O'Brien was any</text:p>
      <text:p text:style-name="P1">kind of political conspirator? Nothing but a flash of the eyes and a single</text:p>
      <text:p text:style-name="P1">equivocal remark: beyond that, only his own secret imaginings, founded on</text:p>
      <text:p text:style-name="P1">a dream. He could not even fall back on the pretence that he had come to</text:p>
      <text:p text:style-name="P1">borrow the dictionary, because in that case Julia's presence was impossible</text:p>
      <text:p text:style-name="P1">to explain. As O'Brien passed the telescreen a thought seemed to strike</text:p>
      <text:p text:style-name="P1">him. He stopped, turned aside and pressed a switch on the wall. There was</text:p>
      <text:p text:style-name="P1">a sharp snap. The voice had stopped.<text:line-break/><text:line-break/>Julia uttered a tiny sound, a sort of squeak of surprise. Even in the midst</text:p>
      <text:p text:style-name="P1">of his panic, Winston was too much taken aback to be able to hold his</text:p>
      <text:p text:style-name="P1">tongue.<text:line-break/><text:line-break/>'You can turn it off!' he said.<text:line-break/><text:soft-page-break/><text:line-break/>'Yes,' said O'Brien, 'we can turn it off. We have that privilege.'<text:line-break/><text:line-break/>He was opposite them now. His solid form towered over the pair of them,</text:p>
      <text:p text:style-name="P1">and the expression on his face was still indecipherable. He was waiting,</text:p>
      <text:p text:style-name="P1">somewhat sternly, for Winston to speak, but about what? Even now it was</text:p>
      <text:p text:style-name="P1">quite conceivable that he was simply a busy man wondering irritably why he</text:p>
      <text:p text:style-name="P1">had been interrupted. Nobody spoke. After the stopping of the telescreen</text:p>
      <text:p text:style-name="P1">the room seemed deadly silent. The seconds marched past, enormous. With</text:p>
      <text:p text:style-name="P1">difficulty Winston continued to keep his eyes fixed on O'Brien's. Then</text:p>
      <text:p text:style-name="P1">suddenly the grim face broke down into what might have been the beginnings</text:p>
      <text:p text:style-name="P1">of a smile. With his characteristic gesture O'Brien resettled his</text:p>
      <text:p text:style-name="P1">spectacles on his nose.<text:line-break/><text:line-break/>'Shall I say it, or will you?' he said.<text:line-break/><text:line-break/>'I will say it,' said Winston promptly. 'That thing is really turned off?'<text:line-break/><text:line-break/>'Yes, everything is turned off. We are alone.'<text:line-break/><text:line-break/>'We have come here because----'<text:line-break/><text:line-break/>He paused, realizing for the first time the vagueness of</text:p>
      <text:p text:style-name="P1">his own motives. Since he did not in fact know what kind of</text:p>
      <text:p text:style-name="P1">help he expected from O'Brien, it was not easy to say why he</text:p>
      <text:p text:style-name="P1">had come here. He went on, conscious that what he was saying</text:p>
      <text:p text:style-name="P1">must sound both feeble and pretentious:<text:line-break/><text:line-break/>'We believe that there is some kind of conspiracy, some kind of secret</text:p>
      <text:p text:style-name="P1">organization working against the Party, and that you are involved in it.</text:p>
      <text:p text:style-name="P1">We want to join it and work for it. We are enemies of the Party. We</text:p>
      <text:p text:style-name="P1">disbelieve in the principles of Ingsoc. We are thought-criminals. We are</text:p>
      <text:p text:style-name="P1">also adulterers. I tell you this because we want to put ourselves at your</text:p>
      <text:p text:style-name="P1">mercy. If you want us to incriminate ourselves in any other way, we are</text:p>
      <text:p text:style-name="P1">ready.'<text:line-break/><text:line-break/>He stopped and glanced over his shoulder, with the feeling that the door</text:p>
      <text:p text:style-name="P1">had opened. Sure enough, the little yellow-faced servant had come in</text:p>
      <text:p text:style-name="P1">without knocking. Winston saw that he was carrying a tray with a decanter</text:p>
      <text:p text:style-name="P1">and glasses.<text:line-break/><text:line-break/>'Martin is one of us,' said O'Brien impassively. 'Bring the drinks over</text:p>
      <text:p text:style-name="P1">here, Martin. Put them on the round table. Have we enough chairs? Then</text:p>
      <text:p text:style-name="P1">we may as well sit down and talk in comfort. Bring a chair for yourself,</text:p>
      <text:p text:style-name="P1">Martin. This is business. You can stop being a servant for the next ten</text:p>
      <text:p text:style-name="P1">minutes.'<text:line-break/><text:line-break/>The little man sat down, quite at his ease, and yet still with a</text:p>
      <text:p text:style-name="P1">servant-like air, the air of a valet enjoying a privilege. Winston</text:p>
      <text:p text:style-name="P1">regarded him out of the corner of his eye. It struck him that the man's</text:p>
      <text:p text:style-name="P1">whole life was playing a part, and that he felt it to be dangerous to</text:p>
      <text:p text:style-name="P1">drop his assumed personality even for a moment. O'Brien took the decanter</text:p>
      <text:p text:style-name="P1">by the neck and filled up the glasses with a dark-red liquid. It aroused</text:p>
      <text:p text:style-name="P1">in Winston dim memories of something seen long ago on a wall or a</text:p>
      <text:p text:style-name="P1">hoarding--a vast bottle composed of electric lights which seemed to move</text:p>
      <text:p text:style-name="P1">up and down and pour its contents into a glass. Seen from the top the</text:p>
      <text:p text:style-name="P1">stuff looked almost black, but in the decanter it gleamed like a ruby.</text:p>
      <text:p text:style-name="P1">It had a sour-sweet smell. He saw Julia pick up her glass and sniff at</text:p>
      <text:p text:style-name="P1"><text:soft-page-break/>it with frank curiosity.<text:line-break/><text:line-break/>'It is called wine,' said O'Brien with a faint smile. 'You will have read</text:p>
      <text:p text:style-name="P1">about it in books, no doubt. Not much of it gets to the Outer Party, I am</text:p>
      <text:p text:style-name="P1">afraid.' His face grew solemn again, and he raised his glass: 'I think it</text:p>
      <text:p text:style-name="P1">is fitting that we should begin by drinking a health. To our Leader: To</text:p>
      <text:p text:style-name="P1">Emmanuel Goldstein.'<text:line-break/><text:line-break/>Winston took up his glass with a certain eagerness. Wine was a thing he</text:p>
      <text:p text:style-name="P1">had read and dreamed about. Like the glass paperweight or Mr Charrington's</text:p>
      <text:p text:style-name="P1">half-remembered rhymes, it belonged to the vanished, romantic past, the</text:p>
      <text:p text:style-name="P1">olden time as he liked to call it in his secret thoughts. For some reason</text:p>
      <text:p text:style-name="P1">he had always thought of wine as having an intensely sweet taste, like</text:p>
      <text:p text:style-name="P1">that of blackberry jam and an immediate intoxicating effect. Actually,</text:p>
      <text:p text:style-name="P1">when he came to swallow it, the stuff was distinctly disappointing. The</text:p>
      <text:p text:style-name="P1">truth was that after years of gin-drinking he could barely taste it. He</text:p>
      <text:p text:style-name="P1">set down the empty glass.<text:line-break/><text:line-break/>'Then there is such a person as Goldstein?' he said.<text:line-break/><text:line-break/>'Yes, there is such a person, and he is alive. Where, I do not know.'<text:line-break/><text:line-break/>'And the conspiracy--the organization? Is it real? It is not simply an</text:p>
      <text:p text:style-name="P1">invention of the Thought Police?'<text:line-break/><text:line-break/>'No, it is real. The Brotherhood, we call it. You will never learn much</text:p>
      <text:p text:style-name="P1">more about the Brotherhood than that it exists and that you belong to it.</text:p>
      <text:p text:style-name="P1">I will come back to that presently.' He looked at his wrist-watch. 'It is</text:p>
      <text:p text:style-name="P1">unwise even for members of the Inner Party to turn off the telescreen for</text:p>
      <text:p text:style-name="P1">more than half an hour. You ought not to have come here together, and</text:p>
      <text:p text:style-name="P1">you will have to leave separately. You, comrade'--he bowed his head to</text:p>
      <text:p text:style-name="P1">Julia--'will leave first. We have about twenty minutes at our disposal.</text:p>
      <text:p text:style-name="P1">You will understand that I must start by asking you certain questions.</text:p>
      <text:p text:style-name="P1">In general terms, what are you prepared to do?'<text:line-break/><text:line-break/>'Anything that we are capable of,' said Winston.<text:line-break/><text:line-break/>O'Brien had turned himself a little in his chair so that he was facing</text:p>
      <text:p text:style-name="P1">Winston. He almost ignored Julia, seeming to take it for granted that</text:p>
      <text:p text:style-name="P1">Winston could speak for her. For a moment the lids flitted down over his</text:p>
      <text:p text:style-name="P1">eyes. He began asking his questions in a low, expressionless voice, as</text:p>
      <text:p text:style-name="P1">though this were a routine, a sort of catechism, most of whose answers</text:p>
      <text:p text:style-name="P1">were known to him already.<text:line-break/><text:line-break/>'You are prepared to give your lives?'<text:line-break/><text:line-break/>'Yes.'<text:line-break/><text:line-break/>'You are prepared to commit murder?'<text:line-break/><text:line-break/>'Yes.'<text:line-break/><text:line-break/>'To commit acts of sabotage which may cause the death of hundreds of</text:p>
      <text:p text:style-name="P1">innocent people?'<text:line-break/><text:line-break/>'Yes.'<text:line-break/><text:line-break/>'To betray your country to foreign powers?'<text:line-break/><text:line-break/><text:soft-page-break/>'Yes.'<text:line-break/><text:line-break/>'You are prepared to cheat, to forge, to blackmail, to corrupt the minds</text:p>
      <text:p text:style-name="P1">of children, to distribute habit-forming drugs, to encourage prostitution,</text:p>
      <text:p text:style-name="P1">to disseminate venereal diseases--to do anything which is likely to cause</text:p>
      <text:p text:style-name="P1">demoralization and weaken the power of the Party?'<text:line-break/><text:line-break/>'Yes.'<text:line-break/><text:line-break/>'If, for example, it would somehow serve our interests to throw sulphuric</text:p>
      <text:p text:style-name="P1">acid in a child's face--are you prepared to do that?'<text:line-break/><text:line-break/>'Yes.'<text:line-break/><text:line-break/>'You are prepared to lose your identity and live out the rest of your life</text:p>
      <text:p text:style-name="P1">as a waiter or a dock-worker?'<text:line-break/><text:line-break/>'Yes.'<text:line-break/><text:line-break/>'You are prepared to commit suicide, if and when we order you to do so?'<text:line-break/><text:line-break/>'Yes.'<text:line-break/><text:line-break/>'You are prepared, the two of you, to separate and never see one another</text:p>
      <text:p text:style-name="P1">again?'<text:line-break/><text:line-break/>'No!' broke in Julia.<text:line-break/><text:line-break/>It appeared to Winston that a long time passed before he answered. For a</text:p>
      <text:p text:style-name="P1">moment he seemed even to have been deprived of the power of speech. His</text:p>
      <text:p text:style-name="P1">tongue worked soundlessly, forming the opening syllables first of one word,</text:p>
      <text:p text:style-name="P1">then of the other, over and over again. Until he had said it, he did not</text:p>
      <text:p text:style-name="P1">know which word he was going to say. 'No,' he said finally.<text:line-break/><text:line-break/>'You did well to tell me,' said O'Brien. 'It is necessary for us to know</text:p>
      <text:p text:style-name="P1">everything.'<text:line-break/><text:line-break/>He turned himself toward Julia and added in a voice with somewhat more</text:p>
      <text:p text:style-name="P1">expression in it:<text:line-break/><text:line-break/>'Do you understand that even if he survives, it may be as a different</text:p>
      <text:p text:style-name="P1">person? We may be obliged to give him a new identity. His face, his</text:p>
      <text:p text:style-name="P1">movements, the shape of his hands, the colour of his hair--even his voice</text:p>
      <text:p text:style-name="P1">would be different. And you yourself might have become a different person.</text:p>
      <text:p text:style-name="P1">Our surgeons can alter people beyond recognition. Sometimes it is</text:p>
      <text:p text:style-name="P1">necessary. Sometimes we even amputate a limb.'<text:line-break/><text:line-break/>Winston could not help snatching another sidelong glance at Martin's</text:p>
      <text:p text:style-name="P1">Mongolian face. There were no scars that he could see. Julia had turned a</text:p>
      <text:p text:style-name="P1">shade paler, so that her freckles were showing, but she faced O'Brien</text:p>
      <text:p text:style-name="P1">boldly. She murmured something that seemed to be assent.<text:line-break/><text:line-break/>'Good. Then that is settled.'<text:line-break/><text:line-break/>There was a silver box of cigarettes on the table. With a rather</text:p>
      <text:p text:style-name="P1">absent-minded air O'Brien pushed them towards the others, took one himself,</text:p>
      <text:p text:style-name="P1">then stood up and began to pace slowly to and fro, as though he could think</text:p>
      <text:p text:style-name="P1">better standing. They were very good cigarettes, very thick and</text:p>
      <text:p text:style-name="P1">well-packed, with an unfamiliar silkiness in the paper. O'Brien looked at</text:p>
      <text:p text:style-name="P1"><text:soft-page-break/>his wrist-watch again.<text:line-break/><text:line-break/>'You had better go back to your Pantry, Martin,' he said. 'I shall switch</text:p>
      <text:p text:style-name="P1">on in a quarter of an hour. Take a good look at these comrades' faces</text:p>
      <text:p text:style-name="P1">before you go. You will be seeing them again. I may not.'<text:line-break/><text:line-break/>Exactly as they had done at the front door, the little man's dark eyes</text:p>
      <text:p text:style-name="P1">flickered over their faces. There was not a trace of friendliness in his</text:p>
      <text:p text:style-name="P1">manner. He was memorizing their appearance, but he felt no interest in</text:p>
      <text:p text:style-name="P1">them, or appeared to feel none. It occurred to Winston that a synthetic</text:p>
      <text:p text:style-name="P1">face was perhaps incapable of changing its expression. Without speaking</text:p>
      <text:p text:style-name="P1">or giving any kind of salutation, Martin went out, closing the door</text:p>
      <text:p text:style-name="P1">silently behind him. O'Brien was strolling up and down, one hand in the</text:p>
      <text:p text:style-name="P1">pocket of his black overalls, the other holding his cigarette.<text:line-break/><text:line-break/>'You understand,' he said, 'that you will be fighting in the dark. You</text:p>
      <text:p text:style-name="P1">will always be in the dark. You will receive orders and you will obey them,</text:p>
      <text:p text:style-name="P1">without knowing why. Later I shall send you a book from which you will</text:p>
      <text:p text:style-name="P1">learn the true nature of the society we live in, and the strategy by which</text:p>
      <text:p text:style-name="P1">we shall destroy it. When you have read the book, you will be full members</text:p>
      <text:p text:style-name="P1">of the Brotherhood. But between the general aims that we are fighting for</text:p>
      <text:p text:style-name="P1">and the immediate tasks of the moment, you will never know anything. I</text:p>
      <text:p text:style-name="P1">tell you that the Brotherhood exists, but I cannot tell you whether it</text:p>
      <text:p text:style-name="P1">numbers a hundred members, or ten million. From your personal knowledge</text:p>
      <text:p text:style-name="P1">you will never be able to say that it numbers even as many as a dozen. You</text:p>
      <text:p text:style-name="P1">will have three or four contacts, who will be renewed from time to time as</text:p>
      <text:p text:style-name="P1">they disappear. As this was your first contact, it will be preserved. When</text:p>
      <text:p text:style-name="P1">you receive orders, they will come from me. If we find it necessary to</text:p>
      <text:p text:style-name="P1">communicate with you, it will be through Martin. When you are finally</text:p>
      <text:p text:style-name="P1">caught, you will confess. That is unavoidable. But you will have very</text:p>
      <text:p text:style-name="P1">little to confess, other than your own actions. You will not be able to</text:p>
      <text:p text:style-name="P1">betray more than a handful of unimportant people. Probably you will not</text:p>
      <text:p text:style-name="P1">even betray me. By that time I may be dead, or I shall have become a</text:p>
      <text:p text:style-name="P1">different person, with a different face.'<text:line-break/><text:line-break/>He continued to move to and fro over the soft carpet. In spite of the</text:p>
      <text:p text:style-name="P1">bulkiness of his body there was a remarkable grace in his movements. It</text:p>
      <text:p text:style-name="P1">came out even in the gesture with which he thrust a hand into his pocket,</text:p>
      <text:p text:style-name="P1">or manipulated a cigarette. More even than of strength, he gave an</text:p>
      <text:p text:style-name="P1">impression of confidence and of an understanding tinged by irony. However</text:p>
      <text:p text:style-name="P1">much in earnest he might be, he had nothing of the single-mindedness that</text:p>
      <text:p text:style-name="P1">belongs to a fanatic. When he spoke of murder, suicide, venereal disease,</text:p>
      <text:p text:style-name="P1">amputated limbs, and altered faces, it was with a faint air of persiflage.</text:p>
      <text:p text:style-name="P1">'This is unavoidable,' his voice seemed to say; 'this is what we have got</text:p>
      <text:p text:style-name="P1">to do, unflinchingly. But this is not what we shall be doing when life is</text:p>
      <text:p text:style-name="P1">worth living again.' A wave of admiration, almost of worship, flowed out</text:p>
      <text:p text:style-name="P1">from Winston towards O'Brien. For the moment he had forgotten the shadowy</text:p>
      <text:p text:style-name="P1">figure of Goldstein. When you looked at O'Brien's powerful shoulders and</text:p>
      <text:p text:style-name="P1">his blunt-featured face, so ugly and yet so civilized, it was impossible</text:p>
      <text:p text:style-name="P1">to believe that he could be defeated. There was no stratagem that he was</text:p>
      <text:p text:style-name="P1">not equal to, no danger that he could not foresee. Even Julia seemed to</text:p>
      <text:p text:style-name="P1">be impressed. She had let her cigarette go out and was listening intently.</text:p>
      <text:p text:style-name="P1">O'Brien went on:<text:line-break/><text:line-break/>'You will have heard rumours of the existence of the Brotherhood. No doubt</text:p>
      <text:p text:style-name="P1">you have formed your own picture of it. You have imagined, probably, a</text:p>
      <text:p text:style-name="P1">huge underworld of conspirators, meeting secretly in cellars, scribbling</text:p>
      <text:p text:style-name="P1">messages on walls, recognizing one another by codewords or by special</text:p>
      <text:p text:style-name="P1">movements of the hand. Nothing of the kind exists. The members of the</text:p>
      <text:p text:style-name="P1"><text:soft-page-break/>Brotherhood have no way of recognizing one another, and it is impossible</text:p>
      <text:p text:style-name="P1">for any one member to be aware of the identity of more than a few others.</text:p>
      <text:p text:style-name="P1">Goldstein himself, if he fell into the hands of the Thought Police, could</text:p>
      <text:p text:style-name="P1">not give them a complete list of members, or any information that would</text:p>
      <text:p text:style-name="P1">lead them to a complete list. No such list exists. The Brotherhood cannot</text:p>
      <text:p text:style-name="P1">be wiped out because it is not an organization in the ordinary sense.</text:p>
      <text:p text:style-name="P1">Nothing holds it together except an idea which is indestructible. You</text:p>
      <text:p text:style-name="P1">will never have anything to sustain you, except the idea. You will get no</text:p>
      <text:p text:style-name="P1">comradeship and no encouragement. When finally you are caught, you will</text:p>
      <text:p text:style-name="P1">get no help. We never help our members. At most, when it is absolutely</text:p>
      <text:p text:style-name="P1">necessary that someone should be silenced, we are occasionally able to</text:p>
      <text:p text:style-name="P1">smuggle a razor blade into a prisoner's cell. You will have to get used</text:p>
      <text:p text:style-name="P1">to living without results and without hope. You will work for a while,</text:p>
      <text:p text:style-name="P1">you will be caught, you will confess, and then you will die. Those are</text:p>
      <text:p text:style-name="P1">the only results that you will ever see. There is no possibility that any</text:p>
      <text:p text:style-name="P1">perceptible change will happen within our own lifetime. We are the dead.</text:p>
      <text:p text:style-name="P1">Our only true life is in the future. We shall take part in it as handfuls</text:p>
      <text:p text:style-name="P1">of dust and splinters of bone. But how far away that future may be, there</text:p>
      <text:p text:style-name="P1">is no knowing. It might be a thousand years. At present nothing is possible</text:p>
      <text:p text:style-name="P1">except to extend the area of sanity little by little. We cannot act</text:p>
      <text:p text:style-name="P1">collectively. We can only spread our knowledge outwards from individual to</text:p>
      <text:p text:style-name="P1">individual, generation after generation. In the face of the Thought Police</text:p>
      <text:p text:style-name="P1">there is no other way.'<text:line-break/><text:line-break/>He halted and looked for the third time at his wrist-watch.<text:line-break/><text:line-break/>'It is almost time for you to leave, comrade,' he said to Julia. 'Wait.</text:p>
      <text:p text:style-name="P1">The decanter is still half full.'<text:line-break/><text:line-break/>He filled the glasses and raised his own glass by the stem.<text:line-break/><text:line-break/>'What shall it be this time?' he said, still with the same faint</text:p>
      <text:p text:style-name="P1">suggestion of irony. 'To the confusion of the Thought Police? To the</text:p>
      <text:p text:style-name="P1">death of Big Brother? To humanity? To the future?'<text:line-break/><text:line-break/>'To the past,' said Winston.<text:line-break/><text:line-break/>'The past is more important,' agreed O'Brien gravely.<text:line-break/><text:line-break/>They emptied their glasses, and a moment later Julia stood up to go.</text:p>
      <text:p text:style-name="P1">O'Brien took a small box from the top of a cabinet and handed her a flat</text:p>
      <text:p text:style-name="P1">white tablet which he told her to place on her tongue. It was important,</text:p>
      <text:p text:style-name="P1">he said, not to go out smelling of wine: the lift attendants were very</text:p>
      <text:p text:style-name="P1">observant. As soon as the door had shut behind her he appeared to forget</text:p>
      <text:p text:style-name="P1">her existence. He took another pace or two up and down, then stopped.<text:line-break/><text:line-break/>'There are details to be settled,' he said. 'I assume that you have a</text:p>
      <text:p text:style-name="P1">hiding-place of some kind?'<text:line-break/><text:line-break/>Winston explained about the room over Mr Charrington's shop.<text:line-break/><text:line-break/>'That will do for the moment. Later we will arrange something else for you.</text:p>
      <text:p text:style-name="P1">It is important to change one's hiding-place frequently. Meanwhile I shall</text:p>
      <text:p text:style-name="P1">send you a copy of THE BOOK'--even O'Brien, Winston noticed, seemed to</text:p>
      <text:p text:style-name="P1">pronounce the words as though they were in italics--'Goldstein's book, you</text:p>
      <text:p text:style-name="P1">understand, as soon as possible. It may be some days before I can get hold</text:p>
      <text:p text:style-name="P1">of one. There are not many in existence, as you can imagine. The Thought</text:p>
      <text:p text:style-name="P1">Police hunt them down and destroy them almost as fast as we can produce</text:p>
      <text:p text:style-name="P1">them. It makes very little difference. The book is indestructible. If</text:p>
      <text:p text:style-name="P1"><text:soft-page-break/>the last copy were gone, we could reproduce it almost word for word. Do</text:p>
      <text:p text:style-name="P1">you carry a brief-case to work with you?' he added.<text:line-break/><text:line-break/>'As a rule, yes.'<text:line-break/><text:line-break/>'What is it like?'<text:line-break/><text:line-break/>'Black, very shabby. With two straps.'<text:line-break/><text:line-break/>'Black, two straps, very shabby--good. One day in the fairly near</text:p>
      <text:p text:style-name="P1">future--I cannot give a date--one of the messages among your morning's</text:p>
      <text:p text:style-name="P1">work will contain a misprinted word, and you will have to ask for a</text:p>
      <text:p text:style-name="P1">repeat. On the following day you will go to work without your brief-case.</text:p>
      <text:p text:style-name="P1">At some time during the day, in the street, a man will touch you on the</text:p>
      <text:p text:style-name="P1">arm and say "I think you have dropped your brief-case." The one he gives</text:p>
      <text:p text:style-name="P1">you will contain a copy of Goldstein's book. You will return it within</text:p>
      <text:p text:style-name="P1">fourteen days.'<text:line-break/><text:line-break/>They were silent for a moment.<text:line-break/><text:line-break/>'There are a couple of minutes before you need go,' said O'Brien. 'We</text:p>
      <text:p text:style-name="P1">shall meet again--if we do meet again----'<text:line-break/><text:line-break/>Winston looked up at him. 'In the place where there is no darkness?'</text:p>
      <text:p text:style-name="P1">he said hesitantly.<text:line-break/><text:line-break/>O'Brien nodded without appearance of surprise. 'In the place where there</text:p>
      <text:p text:style-name="P1">is no darkness,' he said, as though he had recognized the allusion. 'And</text:p>
      <text:p text:style-name="P1">in the meantime, is there anything that you wish to say before you leave?</text:p>
      <text:p text:style-name="P1">Any message? Any question?.'<text:line-break/><text:line-break/>Winston thought. There did not seem to be any further question that he</text:p>
      <text:p text:style-name="P1">wanted to ask: still less did he feel any impulse to utter high-sounding</text:p>
      <text:p text:style-name="P1">generalities. Instead of anything directly connected with O'Brien or the</text:p>
      <text:p text:style-name="P1">Brotherhood, there came into his mind a sort of composite picture of the</text:p>
      <text:p text:style-name="P1">dark bedroom where his mother had spent her last days, and the little room</text:p>
      <text:p text:style-name="P1">over Mr Charrington's shop, and the glass paperweight, and the steel</text:p>
      <text:p text:style-name="P1">engraving in its rosewood frame. Almost at random he said:<text:line-break/><text:line-break/>'Did you ever happen to hear an old rhyme that begins "Oranges and lemons,</text:p>
      <text:p text:style-name="P1">say the bells of St Clement's"?'<text:line-break/><text:line-break/>Again O'Brien nodded. With a sort of grave courtesy he completed the</text:p>
      <text:p text:style-name="P2"><text:span text:style-name="T1">stanza:<text:line-break/><text:line-break/><text:line-break/></text:span> <text:s/><text:span text:style-name="T1">'Oranges and lemons, say the bells of St Clement's,<text:line-break/></text:span> <text:s/><text:span text:style-name="T1">You owe me three farthings, say the bells of St Martin's,<text:line-break/></text:span> <text:s/><text:span text:style-name="T1">When will you pay me? say the bells of Old Bailey,<text:line-break/></text:span> <text:s/><text:span text:style-name="T1">When I grow rich, say the bells of Shoreditch.'<text:line-break/><text:line-break/><text:line-break/>'You knew the last line!' said Winston.<text:line-break/><text:line-break/>'Yes, I knew the last line. And now, I am afraid, it is time for you to go.</text:span></text:p>
      <text:p text:style-name="P1">But wait. You had better let me give you one of these tablets.'<text:line-break/><text:line-break/>As Winston stood up O'Brien held out a hand. His powerful grip crushed</text:p>
      <text:p text:style-name="P1">the bones of Winston's palm. At the door Winston looked back, but O'Brien</text:p>
      <text:p text:style-name="P1"><text:soft-page-break/>seemed already to be in process of putting him out of mind. He was waiting</text:p>
      <text:p text:style-name="P1">with his hand on the switch that controlled the telescreen. Beyond him</text:p>
      <text:p text:style-name="P1">Winston could see the writing-table with its green-shaded lamp and the</text:p>
      <text:p text:style-name="P1">speakwrite and the wire baskets deep-laden with papers. The incident was</text:p>
      <text:p text:style-name="P1">closed. Within thirty seconds, it occurred to him, O'Brien would be back</text:p>
      <text:p text:style-name="P1">at his interrupted and important work on behalf of the Party.<text:line-break/><text:line-break/><text:line-break/><text:line-break/><text:line-break/>Chapter 9<text:line-break/><text:line-break/><text:line-break/><text:line-break/>Winston was gelatinous with fatigue. Gelatinous was the right word. It had</text:p>
      <text:p text:style-name="P1">come into his head spontaneously. His body seemed to have not only the</text:p>
      <text:p text:style-name="P1">weakness of a jelly, but its translucency. He felt that if he held up his</text:p>
      <text:p text:style-name="P1">hand he would be able to see the light through it. All the blood and</text:p>
      <text:p text:style-name="P1">lymph had been drained out of him by an enormous debauch of work, leaving</text:p>
      <text:p text:style-name="P1">only a frail structure of nerves, bones, and skin. All sensations seemed</text:p>
      <text:p text:style-name="P1">to be magnified. His overalls fretted his shoulders, the pavement tickled</text:p>
      <text:p text:style-name="P1">his feet, even the opening and closing of a hand was an effort that made</text:p>
      <text:p text:style-name="P1">his joints creak.<text:line-break/><text:line-break/>He had worked more than ninety hours in five days. So had everyone else in</text:p>
      <text:p text:style-name="P1">the Ministry. Now it was all over, and he had literally nothing to do, no</text:p>
      <text:p text:style-name="P1">Party work of any description, until tomorrow morning. He could spend six</text:p>
      <text:p text:style-name="P1">hours in the hiding-place and another nine in his own bed. Slowly, in</text:p>
      <text:p text:style-name="P1">mild afternoon sunshine, he walked up a dingy street in the direction</text:p>
      <text:p text:style-name="P1">of Mr Charrington's shop, keeping one eye open for the patrols, but</text:p>
      <text:p text:style-name="P1">irrationally convinced that this afternoon there was no danger of anyone</text:p>
      <text:p text:style-name="P1">interfering with him. The heavy brief-case that he was carrying bumped</text:p>
      <text:p text:style-name="P1">against his knee at each step, sending a tingling sensation up and down</text:p>
      <text:p text:style-name="P1">the skin of his leg. Inside it was the book, which he had now had in his</text:p>
      <text:p text:style-name="P1">possession for six days and had not yet opened, nor even looked at.<text:line-break/><text:line-break/>On the sixth day of Hate Week, after the processions, the speeches, the</text:p>
      <text:p text:style-name="P1">shouting, the singing, the banners, the posters, the films, the waxworks,</text:p>
      <text:p text:style-name="P1">the rolling of drums and squealing of trumpets, the tramp of marching feet,</text:p>
      <text:p text:style-name="P1">the grinding of the caterpillars of tanks, the roar of massed planes,</text:p>
      <text:p text:style-name="P1">the booming of guns--after six days of this, when the great orgasm was</text:p>
      <text:p text:style-name="P1">quivering to its climax and the general hatred of Eurasia had boiled up</text:p>
      <text:p text:style-name="P1">into such delirium that if the crowd could have got their hands on the</text:p>
      <text:p text:style-name="P1">2,000 Eurasian war-criminals who were to be publicly hanged on the last</text:p>
      <text:p text:style-name="P1">day of the proceedings, they would unquestionably have torn them to</text:p>
      <text:p text:style-name="P1">pieces--at just this moment it had been announced that Oceania was not</text:p>
      <text:p text:style-name="P1">after all at war with Eurasia. Oceania was at war with Eastasia. Eurasia</text:p>
      <text:p text:style-name="P1">was an ally.<text:line-break/><text:line-break/>There was, of course, no admission that any change had taken place. Merely</text:p>
      <text:p text:style-name="P1">it became known, with extreme suddenness and everywhere at once, that</text:p>
      <text:p text:style-name="P1">Eastasia and not Eurasia was the enemy. Winston was taking part in a</text:p>
      <text:p text:style-name="P1">demonstration in one of the central London squares at the moment when it</text:p>
      <text:p text:style-name="P1">happened. It was night, and the white faces and the scarlet banners were</text:p>
      <text:p text:style-name="P1">luridly floodlit. The square was packed with several thousand people,</text:p>
      <text:p text:style-name="P1">including a block of about a thousand schoolchildren in the uniform of the</text:p>
      <text:p text:style-name="P1">Spies. On a scarlet-draped platform an orator of the Inner Party, a small</text:p>
      <text:p text:style-name="P1">lean man with disproportionately long arms and a large bald skull over</text:p>
      <text:p text:style-name="P1">which a few lank locks straggled, was haranguing the crowd. A little</text:p>
      <text:p text:style-name="P1"><text:soft-page-break/>Rumpelstiltskin figure, contorted with hatred, he gripped the neck of the</text:p>
      <text:p text:style-name="P1">microphone with one hand while the other, enormous at the end of a bony</text:p>
      <text:p text:style-name="P1">arm, clawed the air menacingly above his head. His voice, made metallic by</text:p>
      <text:p text:style-name="P1">the amplifiers, boomed forth an endless catalogue of atrocities, massacres,</text:p>
      <text:p text:style-name="P1">deportations, lootings, rapings, torture of prisoners, bombing of</text:p>
      <text:p text:style-name="P1">civilians, lying propaganda, unjust aggressions, broken treaties. It was</text:p>
      <text:p text:style-name="P1">almost impossible to listen to him without being first convinced and then</text:p>
      <text:p text:style-name="P1">maddened. At every few moments the fury of the crowd boiled over and the</text:p>
      <text:p text:style-name="P1">voice of the speaker was drowned by a wild beast-like roaring that rose</text:p>
      <text:p text:style-name="P1">uncontrollably from thousands of throats. The most savage yells of all</text:p>
      <text:p text:style-name="P1">came from the schoolchildren. The speech had been proceeding for perhaps</text:p>
      <text:p text:style-name="P1">twenty minutes when a messenger hurried on to the platform and a scrap of</text:p>
      <text:p text:style-name="P1">paper was slipped into the speaker's hand. He unrolled and read it without</text:p>
      <text:p text:style-name="P1">pausing in his speech. Nothing altered in his voice or manner, or in the</text:p>
      <text:p text:style-name="P1">content of what he was saying, but suddenly the names were different.</text:p>
      <text:p text:style-name="P1">Without words said, a wave of understanding rippled through the crowd.</text:p>
      <text:p text:style-name="P1">Oceania was at war with Eastasia! The next moment there was a tremendous</text:p>
      <text:p text:style-name="P1">commotion. The banners and posters with which the square was decorated</text:p>
      <text:p text:style-name="P1">were all wrong! Quite half of them had the wrong faces on them. It was</text:p>
      <text:p text:style-name="P1">sabotage! The agents of Goldstein had been at work! There was a riotous</text:p>
      <text:p text:style-name="P1">interlude while posters were ripped from the walls, banners torn to shreds</text:p>
      <text:p text:style-name="P1">and trampled underfoot. The Spies performed prodigies of activity in</text:p>
      <text:p text:style-name="P1">clambering over the rooftops and cutting the streamers that fluttered from</text:p>
      <text:p text:style-name="P1">the chimneys. But within two or three minutes it was all over. The orator,</text:p>
      <text:p text:style-name="P1">still gripping the neck of the microphone, his shoulders hunched forward,</text:p>
      <text:p text:style-name="P1">his free hand clawing at the air, had gone straight on with his speech.</text:p>
      <text:p text:style-name="P1">One minute more, and the feral roars of rage were again bursting from the</text:p>
      <text:p text:style-name="P1">crowd. The Hate continued exactly as before, except that the target had</text:p>
      <text:p text:style-name="P1">been changed.<text:line-break/><text:line-break/>The thing that impressed Winston in looking back was that the speaker had</text:p>
      <text:p text:style-name="P1">switched from one line to the other actually in midsentence, not only</text:p>
      <text:p text:style-name="P1">without a pause, but without even breaking the syntax. But at the moment</text:p>
      <text:p text:style-name="P1">he had other things to preoccupy him. It was during the moment of disorder</text:p>
      <text:p text:style-name="P1">while the posters were being torn down that a man whose face he did not</text:p>
      <text:p text:style-name="P1">see had tapped him on the shoulder and said, 'Excuse me, I think you've</text:p>
      <text:p text:style-name="P1">dropped your brief-case.' He took the brief-case abstractedly, without</text:p>
      <text:p text:style-name="P1">speaking. He knew that it would be days before he had an opportunity to</text:p>
      <text:p text:style-name="P1">look inside it. The instant that the demonstration was over he went</text:p>
      <text:p text:style-name="P1">straight to the Ministry of Truth, though the time was now nearly</text:p>
      <text:p text:style-name="P1">twenty-three hours. The entire staff of the Ministry had done likewise.</text:p>
      <text:p text:style-name="P1">The orders already issuing from the telescreen, recalling them to their</text:p>
      <text:p text:style-name="P1">posts, were hardly necessary.<text:line-break/><text:line-break/>Oceania was at war with Eastasia: Oceania had always been at war with</text:p>
      <text:p text:style-name="P1">Eastasia. A large part of the political literature of five years was now</text:p>
      <text:p text:style-name="P1">completely obsolete. Reports and records of all kinds, newspapers, books,</text:p>
      <text:p text:style-name="P1">pamphlets, films, sound-tracks, photographs--all had to be rectified at</text:p>
      <text:p text:style-name="P1">lightning speed. Although no directive was ever issued, it was known that</text:p>
      <text:p text:style-name="P1">the chiefs of the Department intended that within one week no reference</text:p>
      <text:p text:style-name="P1">to the war with Eurasia, or the alliance with Eastasia, should remain in</text:p>
      <text:p text:style-name="P1">existence anywhere. The work was overwhelming, all the more so because</text:p>
      <text:p text:style-name="P1">the processes that it involved could not be called by their true</text:p>
      <text:p text:style-name="P1">names. Everyone in the Records Department worked eighteen hours in the</text:p>
      <text:p text:style-name="P1">twenty-four, with two three-hour snatches of sleep. Mattresses were brought</text:p>
      <text:p text:style-name="P1">up from the cellars and pitched all over the corridors: meals consisted of</text:p>
      <text:p text:style-name="P1">sandwiches and Victory Coffee wheeled round on trolleys by attendants from</text:p>
      <text:p text:style-name="P1">the canteen. Each time that Winston broke off for one of his spells of</text:p>
      <text:p text:style-name="P1">sleep he tried to leave his desk clear of work, and each time that he</text:p>
      <text:p text:style-name="P1"><text:soft-page-break/>crawled back sticky-eyed and aching, it was to find that another shower</text:p>
      <text:p text:style-name="P1">of paper cylinders had covered the desk like a snowdrift, half-burying the</text:p>
      <text:p text:style-name="P1">speakwrite and overflowing on to the floor, so that the first job was</text:p>
      <text:p text:style-name="P1">always to stack them into a neat enough pile to give him room to work.</text:p>
      <text:p text:style-name="P1">What was worst of all was that the work was by no means purely mechanical.</text:p>
      <text:p text:style-name="P1">Often it was enough merely to substitute one name for another, but any</text:p>
      <text:p text:style-name="P1">detailed report of events demanded care and imagination. Even the</text:p>
      <text:p text:style-name="P1">geographical knowledge that one needed in transferring the war from one</text:p>
      <text:p text:style-name="P1">part of the world to another was considerable.<text:line-break/><text:line-break/>By the third day his eyes ached unbearably and his spectacles needed wiping</text:p>
      <text:p text:style-name="P1">every few minutes. It was like struggling with some crushing physical task,</text:p>
      <text:p text:style-name="P1">something which one had the right to refuse and which one was nevertheless</text:p>
      <text:p text:style-name="P1">neurotically anxious to accomplish. In so far as he had time to remember</text:p>
      <text:p text:style-name="P1">it, he was not troubled by the fact that every word he murmured into the</text:p>
      <text:p text:style-name="P1">speakwrite, every stroke of his ink-pencil, was a deliberate lie. He was</text:p>
      <text:p text:style-name="P1">as anxious as anyone else in the Department that the forgery should be</text:p>
      <text:p text:style-name="P1">perfect. On the morning of the sixth day the dribble of cylinders slowed</text:p>
      <text:p text:style-name="P1">down. For as much as half an hour nothing came out of the tube; then one</text:p>
      <text:p text:style-name="P1">more cylinder, then nothing. Everywhere at about the same time the work</text:p>
      <text:p text:style-name="P1">was easing off. A deep and as it were secret sigh went through the</text:p>
      <text:p text:style-name="P1">Department. A mighty deed, which could never be mentioned, had been</text:p>
      <text:p text:style-name="P1">achieved. It was now impossible for any human being to prove by documentary</text:p>
      <text:p text:style-name="P1">evidence that the war with Eurasia had ever happened. At twelve hundred it</text:p>
      <text:p text:style-name="P1">was unexpectedly announced that all workers in the Ministry were free till</text:p>
      <text:p text:style-name="P1">tomorrow morning. Winston, still carrying the brief-case containing the</text:p>
      <text:p text:style-name="P1">book, which had remained between his feet while he worked and under his</text:p>
      <text:p text:style-name="P1">body while he slept, went home, shaved himself, and almost fell asleep in</text:p>
      <text:p text:style-name="P1">his bath, although the water was barely more than tepid.<text:line-break/><text:line-break/>With a sort of voluptuous creaking in his joints he climbed the stair above</text:p>
      <text:p text:style-name="P1">Mr Charrington's shop. He was tired, but not sleepy any longer. He opened</text:p>
      <text:p text:style-name="P1">the window, lit the dirty little oilstove and put on a pan of water for</text:p>
      <text:p text:style-name="P1">coffee. Julia would arrive presently: meanwhile there was the book. He</text:p>
      <text:p text:style-name="P1">sat down in the sluttish armchair and undid the straps of the brief-case.<text:line-break/><text:line-break/>A heavy black volume, amateurishly bound, with no name or title on the</text:p>
      <text:p text:style-name="P1">cover. The print also looked slightly irregular. The pages were worn at</text:p>
      <text:p text:style-name="P1">the edges, and fell apart, easily, as though the book had passed through</text:p>
      <text:p text:style-name="P2"><text:span text:style-name="T1">many hands. The inscription on the title-page ran:<text:line-break/><text:line-break/><text:line-break/></text:span> <text:s/><text:span text:style-name="T1">THE THEORY AND PRACTICE OF<text:line-break/></text:span> <text:s/><text:span text:style-name="T1">OLIGARCHICAL COLLECTIVISM<text:line-break/></text:span> <text:s/><text:span text:style-name="T1">by</text:span></text:p>
      <text:p text:style-name="P2"><text:s text:c="2"/><text:span text:style-name="T1">Emmanuel Goldstein<text:line-break/><text:line-break/><text:line-break/>Winston began reading:<text:line-break/><text:line-break/><text:line-break/>Chapter I</text:span></text:p>
      <text:p text:style-name="P1">Ignorance is Strength<text:line-break/><text:line-break/>Throughout recorded time, and probably since the end of the Neolithic Age,</text:p>
      <text:p text:style-name="P1">there have been three kinds of people in the world, the High, the Middle,</text:p>
      <text:p text:style-name="P1">and the Low. They have been subdivided in many ways, they have borne</text:p>
      <text:p text:style-name="P1">countless different names, and their relative numbers, as well as their</text:p>
      <text:p text:style-name="P1">attitude towards one another, have varied from age to age: but the</text:p>
      <text:p text:style-name="P1"><text:soft-page-break/>essential structure of society has never altered. Even after enormous</text:p>
      <text:p text:style-name="P1">upheavals and seemingly irrevocable changes, the same pattern has always</text:p>
      <text:p text:style-name="P1">reasserted itself, just as a gyroscope will always return to equilibrium,</text:p>
      <text:p text:style-name="P1">however far it is pushed one way or the other.<text:line-break/><text:line-break/>The aims of these groups are entirely irreconcilable...<text:line-break/><text:line-break/><text:line-break/>Winston stopped reading, chiefly in order to appreciate the fact that he</text:p>
      <text:p text:style-name="P1">was reading, in comfort and safety. He was alone: no telescreen, no ear at</text:p>
      <text:p text:style-name="P1">the keyhole, no nervous impulse to glance over his shoulder or cover the</text:p>
      <text:p text:style-name="P1">page with his hand. The sweet summer air played against his cheek. From</text:p>
      <text:p text:style-name="P1">somewhere far away there floated the faint shouts of children: in the room</text:p>
      <text:p text:style-name="P1">itself there was no sound except the insect voice of the clock. He settled</text:p>
      <text:p text:style-name="P1">deeper into the arm-chair and put his feet up on the fender. It was bliss,</text:p>
      <text:p text:style-name="P1">it was eternity. Suddenly, as one sometimes does with a book of which one</text:p>
      <text:p text:style-name="P1">knows that one will ultimately read and re-read every word, he opened it</text:p>
      <text:p text:style-name="P1">at a different place and found himself at Chapter III. He went on reading:<text:line-break/><text:line-break/><text:line-break/>Chapter III</text:p>
      <text:p text:style-name="P1">War is Peace<text:line-break/><text:line-break/>The splitting up of the world into three great super-states was an event</text:p>
      <text:p text:style-name="P1">which could be and indeed was foreseen before the middle of the twentieth</text:p>
      <text:p text:style-name="P1">century. With the absorption of Europe by Russia and of the British Empire</text:p>
      <text:p text:style-name="P1">by the United States, two of the three existing powers, Eurasia and</text:p>
      <text:p text:style-name="P1">Oceania, were already effectively in being. The third, Eastasia, only</text:p>
      <text:p text:style-name="P1">emerged as a distinct unit after another decade of confused fighting. The</text:p>
      <text:p text:style-name="P1">frontiers between the three super-states are in some places arbitrary, and</text:p>
      <text:p text:style-name="P1">in others they fluctuate according to the fortunes of war, but in general</text:p>
      <text:p text:style-name="P1">they follow geographical lines. Eurasia comprises the whole of the northern</text:p>
      <text:p text:style-name="P1">part of the European and Asiatic land-mass, from Portugal to the Bering</text:p>
      <text:p text:style-name="P1">Strait. Oceania comprises the Americas, the Atlantic islands including the</text:p>
      <text:p text:style-name="P1">British Isles, Australasia, and the southern portion of Africa. Eastasia,</text:p>
      <text:p text:style-name="P1">smaller than the others and with a less definite western frontier,</text:p>
      <text:p text:style-name="P1">comprises China and the countries to the south of it, the Japanese islands</text:p>
      <text:p text:style-name="P1">and a large but fluctuating portion of Manchuria, Mongolia, and Tibet.<text:line-break/><text:line-break/>In one combination or another, these three super-states are permanently at</text:p>
      <text:p text:style-name="P1">war, and have been so for the past twenty-five years. War, however, is no</text:p>
      <text:p text:style-name="P1">longer the desperate, annihilating struggle that it was in the early</text:p>
      <text:p text:style-name="P1">decades of the twentieth century. It is a warfare of limited aims between</text:p>
      <text:p text:style-name="P1">combatants who are unable to destroy one another, have no material cause</text:p>
      <text:p text:style-name="P1">for fighting and are not divided by any genuine ideological difference.</text:p>
      <text:p text:style-name="P1">This is not to say that either the conduct of war, or the prevailing</text:p>
      <text:p text:style-name="P1">attitude towards it, has become less bloodthirsty or more chivalrous.</text:p>
      <text:p text:style-name="P1">On the contrary, war hysteria is continuous and universal in all countries,</text:p>
      <text:p text:style-name="P1">and such acts as raping, looting, the slaughter of children, the reduction</text:p>
      <text:p text:style-name="P1">of whole populations to slavery, and reprisals against prisoners which</text:p>
      <text:p text:style-name="P1">extend even to boiling and burying alive, are looked upon as normal,</text:p>
      <text:p text:style-name="P1">and, when they are committed by one's own side and not by the enemy,</text:p>
      <text:p text:style-name="P1">meritorious. But in a physical sense war involves very small numbers of</text:p>
      <text:p text:style-name="P1">people, mostly highly-trained specialists, and causes comparatively few</text:p>
      <text:p text:style-name="P1">casualties. The fighting, when there is any, takes place on the vague</text:p>
      <text:p text:style-name="P1">frontiers whose whereabouts the average man can only guess at, or round</text:p>
      <text:p text:style-name="P1">the Floating Fortresses which guard strategic spots on the sea lanes. In</text:p>
      <text:p text:style-name="P1">the centres of civilization war means no more than a continuous shortage</text:p>
      <text:p text:style-name="P1">of consumption goods, and the occasional crash of a rocket bomb which may</text:p>
      <text:p text:style-name="P1"><text:soft-page-break/>cause a few scores of deaths. War has in fact changed its character. More</text:p>
      <text:p text:style-name="P1">exactly, the reasons for which war is waged have changed in their order of</text:p>
      <text:p text:style-name="P1">importance. Motives which were already present to some small extent in the</text:p>
      <text:p text:style-name="P1">great wars of the early twentieth century have now become dominant and</text:p>
      <text:p text:style-name="P1">are consciously recognized and acted upon.<text:line-break/><text:line-break/>To understand the nature of the present war--for in spite of the regrouping</text:p>
      <text:p text:style-name="P1">which occurs every few years, it is always the same war--one must realize</text:p>
      <text:p text:style-name="P1">in the first place that it is impossible for it to be decisive. None of</text:p>
      <text:p text:style-name="P1">the three super-states could be definitively conquered even by the other</text:p>
      <text:p text:style-name="P1">two in combination. They are too evenly matched, and their natural defences</text:p>
      <text:p text:style-name="P1">are too formidable. Eurasia is protected by its vast land spaces, Oceania</text:p>
      <text:p text:style-name="P1">by the width of the Atlantic and the Pacific, Eastasia by the fecundity</text:p>
      <text:p text:style-name="P1">and industriousness of its inhabitants. Secondly, there is no longer, in</text:p>
      <text:p text:style-name="P1">a material sense, anything to fight about. With the establishment of</text:p>
      <text:p text:style-name="P1">self-contained economies, in which production and consumption are geared</text:p>
      <text:p text:style-name="P1">to one another, the scramble for markets which was a main cause of</text:p>
      <text:p text:style-name="P1">previous wars has come to an end, while the competition for raw materials</text:p>
      <text:p text:style-name="P1">is no longer a matter of life and death. In any case each of the three</text:p>
      <text:p text:style-name="P1">super-states is so vast that it can obtain almost all the materials that</text:p>
      <text:p text:style-name="P1">it needs within its own boundaries. In so far as the war has a direct</text:p>
      <text:p text:style-name="P1">economic purpose, it is a war for labour power. Between the frontiers of</text:p>
      <text:p text:style-name="P1">the super-states, and not permanently in the possession of any of them,</text:p>
      <text:p text:style-name="P1">there lies a rough quadrilateral with its corners at Tangier, Brazzaville,</text:p>
      <text:p text:style-name="P1">Darwin, and Hong Kong, containing within it about a fifth of the population</text:p>
      <text:p text:style-name="P1">of the earth. It is for the possession of these thickly-populated regions,</text:p>
      <text:p text:style-name="P1">and of the northern ice-cap, that the three powers are constantly</text:p>
      <text:p text:style-name="P1">struggling. In practice no one power ever controls the whole of the</text:p>
      <text:p text:style-name="P1">disputed area. Portions of it are constantly changing hands, and it is the</text:p>
      <text:p text:style-name="P1">chance of seizing this or that fragment by a sudden stroke of treachery</text:p>
      <text:p text:style-name="P1">that dictates the endless changes of alignment.<text:line-break/><text:line-break/>All of the disputed territories contain valuable minerals, and some of</text:p>
      <text:p text:style-name="P1">them yield important vegetable products such as rubber which in colder</text:p>
      <text:p text:style-name="P1">climates it is necessary to synthesize by comparatively expensive methods.</text:p>
      <text:p text:style-name="P1">But above all they contain a bottomless reserve of cheap labour. Whichever</text:p>
      <text:p text:style-name="P1">power controls equatorial Africa, or the countries of the Middle East, or</text:p>
      <text:p text:style-name="P1">Southern India, or the Indonesian Archipelago, disposes also of the bodies</text:p>
      <text:p text:style-name="P1">of scores or hundreds of millions of ill-paid and hard-working coolies.</text:p>
      <text:p text:style-name="P1">The inhabitants of these areas, reduced more or less openly to the status</text:p>
      <text:p text:style-name="P1">of slaves, pass continually from conqueror to conqueror, and are expended</text:p>
      <text:p text:style-name="P1">like so much coal or oil in the race to turn out more armaments, to capture</text:p>
      <text:p text:style-name="P1">more territory, to control more labour power, to turn out more armaments,</text:p>
      <text:p text:style-name="P1">to capture more territory, and so on indefinitely. It should be noted that</text:p>
      <text:p text:style-name="P1">the fighting never really moves beyond the edges of the disputed areas.</text:p>
      <text:p text:style-name="P1">The frontiers of Eurasia flow back and forth between the basin of the Congo</text:p>
      <text:p text:style-name="P1">and the northern shore of the Mediterranean; the islands of the Indian</text:p>
      <text:p text:style-name="P1">Ocean and the Pacific are constantly being captured and recaptured by</text:p>
      <text:p text:style-name="P1">Oceania or by Eastasia; in Mongolia the dividing line between Eurasia and</text:p>
      <text:p text:style-name="P1">Eastasia is never stable; round the Pole all three powers lay claim to</text:p>
      <text:p text:style-name="P1">enormous territories which in fact are largely uninhabited and unexplored:</text:p>
      <text:p text:style-name="P1">but the balance of power always remains roughly even, and the territory</text:p>
      <text:p text:style-name="P1">which forms the heartland of each super-state always remains inviolate.</text:p>
      <text:p text:style-name="P1">Moreover, the labour of the exploited peoples round the Equator is not</text:p>
      <text:p text:style-name="P1">really necessary to the world's economy. They add nothing to the wealth of</text:p>
      <text:p text:style-name="P1">the world, since whatever they produce is used for purposes of war, and</text:p>
      <text:p text:style-name="P1">the object of waging a war is always to be in a better position in which</text:p>
      <text:p text:style-name="P1">to wage another war. By their labour the slave populations allow the tempo</text:p>
      <text:p text:style-name="P1">of continuous warfare to be speeded up. But if they did not exist, the</text:p>
      <text:p text:style-name="P1"><text:soft-page-break/>structure of world society, and the process by which it maintains itself,</text:p>
      <text:p text:style-name="P1">would not be essentially different.<text:line-break/><text:line-break/>The primary aim of modern warfare (in accordance with the principles of</text:p>
      <text:p text:style-name="P1">DOUBLETHINK, this aim is simultaneously recognized and not recognized by</text:p>
      <text:p text:style-name="P1">the directing brains of the Inner Party) is to use up the products of the</text:p>
      <text:p text:style-name="P1">machine without raising the general standard of living. Ever since the end</text:p>
      <text:p text:style-name="P1">of the nineteenth century, the problem of what to do with the surplus of</text:p>
      <text:p text:style-name="P1">consumption goods has been latent in industrial society. At present, when</text:p>
      <text:p text:style-name="P1">few human beings even have enough to eat, this problem is obviously not</text:p>
      <text:p text:style-name="P1">urgent, and it might not have become so, even if no artificial processes</text:p>
      <text:p text:style-name="P1">of destruction had been at work. The world of today is a bare, hungry,</text:p>
      <text:p text:style-name="P1">dilapidated place compared with the world that existed before 1914, and</text:p>
      <text:p text:style-name="P1">still more so if compared with the imaginary future to which the people of</text:p>
      <text:p text:style-name="P1">that period looked forward. In the early twentieth century, the vision of</text:p>
      <text:p text:style-name="P1">a future society unbelievably rich, leisured, orderly, and efficient--a</text:p>
      <text:p text:style-name="P1">glittering antiseptic world of glass and steel and snow-white concrete--was</text:p>
      <text:p text:style-name="P1">part of the consciousness of nearly every literate person. Science and</text:p>
      <text:p text:style-name="P1">technology were developing at a prodigious speed, and it seemed natural to</text:p>
      <text:p text:style-name="P1">assume that they would go on developing. This failed to happen, partly</text:p>
      <text:p text:style-name="P1">because of the impoverishment caused by a long series of wars and</text:p>
      <text:p text:style-name="P1">revolutions, partly because scientific and technical progress depended on</text:p>
      <text:p text:style-name="P1">the empirical habit of thought, which could not survive in a strictly</text:p>
      <text:p text:style-name="P1">regimented society. As a whole the world is more primitive today than it</text:p>
      <text:p text:style-name="P1">was fifty years ago. Certain backward areas have advanced, and various</text:p>
      <text:p text:style-name="P1">devices, always in some way connected with warfare and police espionage,</text:p>
      <text:p text:style-name="P1">have been developed, but experiment and invention have largely stopped,</text:p>
      <text:p text:style-name="P1">and the ravages of the atomic war of the nineteen-fifties have never been</text:p>
      <text:p text:style-name="P1">fully repaired. Nevertheless the dangers inherent in the machine are still</text:p>
      <text:p text:style-name="P1">there. From the moment when the machine first made its appearance it</text:p>
      <text:p text:style-name="P1">was clear to all thinking people that the need for human drudgery, and</text:p>
      <text:p text:style-name="P1">therefore to a great extent for human inequality, had disappeared. If the</text:p>
      <text:p text:style-name="P1">machine were used deliberately for that end, hunger, overwork, dirt,</text:p>
      <text:p text:style-name="P1">illiteracy, and disease could be eliminated within a few generations.</text:p>
      <text:p text:style-name="P1">And in fact, without being used for any such purpose, but by a sort of</text:p>
      <text:p text:style-name="P1">automatic process--by producing wealth which it was sometimes impossible</text:p>
      <text:p text:style-name="P1">not to distribute--the machine did raise the living standards of the</text:p>
      <text:p text:style-name="P1">average human being very greatly over a period of about fifty years at</text:p>
      <text:p text:style-name="P1">the end of the nineteenth and the beginning of the twentieth centuries.<text:line-break/><text:line-break/>But it was also clear that an all-round increase in wealth threatened the</text:p>
      <text:p text:style-name="P1">destruction--indeed, in some sense was the destruction--of a hierarchical</text:p>
      <text:p text:style-name="P1">society. In a world in which everyone worked short hours, had enough to</text:p>
      <text:p text:style-name="P1">eat, lived in a house with a bathroom and a refrigerator, and possessed</text:p>
      <text:p text:style-name="P1">a motor-car or even an aeroplane, the most obvious and perhaps the most</text:p>
      <text:p text:style-name="P1">important form of inequality would already have disappeared. If it once</text:p>
      <text:p text:style-name="P1">became general, wealth would confer no distinction. It was possible, no</text:p>
      <text:p text:style-name="P1">doubt, to imagine a society in which WEALTH, in the sense of personal</text:p>
      <text:p text:style-name="P1">possessions and luxuries, should be evenly distributed, while POWER</text:p>
      <text:p text:style-name="P1">remained in the hands of a small privileged caste. But in practice such</text:p>
      <text:p text:style-name="P1">a society could not long remain stable. For if leisure and security were</text:p>
      <text:p text:style-name="P1">enjoyed by all alike, the great mass of human beings who are normally</text:p>
      <text:p text:style-name="P1">stupefied by poverty would become literate and would learn to think for</text:p>
      <text:p text:style-name="P1">themselves; and when once they had done this, they would sooner or later</text:p>
      <text:p text:style-name="P1">realize that the privileged minority had no function, and they would sweep</text:p>
      <text:p text:style-name="P1">it away. In the long run, a hierarchical society was only possible on a</text:p>
      <text:p text:style-name="P1">basis of poverty and ignorance. To return to the agricultural past, as</text:p>
      <text:p text:style-name="P1">some thinkers about the beginning of the twentieth century dreamed of</text:p>
      <text:p text:style-name="P1">doing, was not a practicable solution. It conflicted with the tendency</text:p>
      <text:p text:style-name="P1"><text:soft-page-break/>towards mechanization which had become quasi-instinctive throughout almost</text:p>
      <text:p text:style-name="P1">the whole world, and moreover, any country which remained industrially</text:p>
      <text:p text:style-name="P1">backward was helpless in a military sense and was bound to be dominated,</text:p>
      <text:p text:style-name="P1">directly or indirectly, by its more advanced rivals.<text:line-break/><text:line-break/>Nor was it a satisfactory solution to keep the masses in poverty by</text:p>
      <text:p text:style-name="P1">restricting the output of goods. This happened to a great extent during</text:p>
      <text:p text:style-name="P1">the final phase of capitalism, roughly between 1920 and 1940. The economy</text:p>
      <text:p text:style-name="P1">of many countries was allowed to stagnate, land went out of cultivation,</text:p>
      <text:p text:style-name="P1">capital equipment was not added to, great blocks of the population were</text:p>
      <text:p text:style-name="P1">prevented from working and kept half alive by State charity. But this,</text:p>
      <text:p text:style-name="P1">too, entailed military weakness, and since the privations it inflicted</text:p>
      <text:p text:style-name="P1">were obviously unnecessary, it made opposition inevitable. The problem was</text:p>
      <text:p text:style-name="P1">how to keep the wheels of industry turning without increasing the real</text:p>
      <text:p text:style-name="P1">wealth of the world. Goods must be produced, but they must not be</text:p>
      <text:p text:style-name="P1">distributed. And in practice the only way of achieving this was by</text:p>
      <text:p text:style-name="P1">continuous warfare.<text:line-break/><text:line-break/>The essential act of war is destruction, not necessarily of human lives,</text:p>
      <text:p text:style-name="P1">but of the products of human labour. War is a way of shattering to pieces,</text:p>
      <text:p text:style-name="P1">or pouring into the stratosphere, or sinking in the depths of the sea,</text:p>
      <text:p text:style-name="P1">materials which might otherwise be used to make the masses too comfortable,</text:p>
      <text:p text:style-name="P1">and hence, in the long run, too intelligent. Even when weapons of war are</text:p>
      <text:p text:style-name="P1">not actually destroyed, their manufacture is still a convenient way of</text:p>
      <text:p text:style-name="P1">expending labour power without producing anything that can be consumed.</text:p>
      <text:p text:style-name="P1">A Floating Fortress, for example, has locked up in it the labour that</text:p>
      <text:p text:style-name="P1">would build several hundred cargo-ships. Ultimately it is scrapped as</text:p>
      <text:p text:style-name="P1">obsolete, never having brought any material benefit to anybody, and with</text:p>
      <text:p text:style-name="P1">further enormous labours another Floating Fortress is built. In principle</text:p>
      <text:p text:style-name="P1">the war effort is always so planned as to eat up any surplus that might</text:p>
      <text:p text:style-name="P1">exist after meeting the bare needs of the population. In practice the needs</text:p>
      <text:p text:style-name="P1">of the population are always underestimated, with the result that there is</text:p>
      <text:p text:style-name="P1">a chronic shortage of half the necessities of life; but this is looked on</text:p>
      <text:p text:style-name="P1">as an advantage. It is deliberate policy to keep even the favoured groups</text:p>
      <text:p text:style-name="P1">somewhere near the brink of hardship, because a general state of scarcity</text:p>
      <text:p text:style-name="P1">increases the importance of small privileges and thus magnifies the</text:p>
      <text:p text:style-name="P1">distinction between one group and another. By the standards of the early</text:p>
      <text:p text:style-name="P1">twentieth century, even a member of the Inner Party lives an austere,</text:p>
      <text:p text:style-name="P1">laborious kind of life. Nevertheless, the few luxuries that he does enjoy</text:p>
      <text:p text:style-name="P1">his large, well-appointed flat, the better texture of his clothes, the</text:p>
      <text:p text:style-name="P1">better quality of his food and drink and tobacco, his two or three</text:p>
      <text:p text:style-name="P1">servants, his private motor-car or helicopter--set him in a different world</text:p>
      <text:p text:style-name="P1">from a member of the Outer Party, and the members of the Outer Party have</text:p>
      <text:p text:style-name="P1">a similar advantage in comparison with the submerged masses whom we call</text:p>
      <text:p text:style-name="P1">'the proles'. The social atmosphere is that of a besieged city, where the</text:p>
      <text:p text:style-name="P1">possession of a lump of horseflesh makes the difference between wealth and</text:p>
      <text:p text:style-name="P1">poverty. And at the same time the consciousness of being at war, and</text:p>
      <text:p text:style-name="P1">therefore in danger, makes the handing-over of all power to a small caste</text:p>
      <text:p text:style-name="P1">seem the natural, unavoidable condition of survival.<text:line-break/><text:line-break/>War, it will be seen, accomplishes the necessary destruction, but</text:p>
      <text:p text:style-name="P1">accomplishes it in a psychologically acceptable way. In principle it would</text:p>
      <text:p text:style-name="P1">be quite simple to waste the surplus labour of the world by building</text:p>
      <text:p text:style-name="P1">temples and pyramids, by digging holes and filling them up again, or even</text:p>
      <text:p text:style-name="P1">by producing vast quantities of goods and then setting fire to them. But</text:p>
      <text:p text:style-name="P1">this would provide only the economic and not the emotional basis for a</text:p>
      <text:p text:style-name="P1">hierarchical society. What is concerned here is not the morale of masses,</text:p>
      <text:p text:style-name="P1">whose attitude is unimportant so long as they are kept steadily at work,</text:p>
      <text:p text:style-name="P1">but the morale of the Party itself. Even the humblest Party member is</text:p>
      <text:p text:style-name="P1"><text:soft-page-break/>expected to be competent, industrious, and even intelligent within narrow</text:p>
      <text:p text:style-name="P1">limits, but it is also necessary that he should be a credulous and ignorant</text:p>
      <text:p text:style-name="P1">fanatic whose prevailing moods are fear, hatred, adulation, and orgiastic</text:p>
      <text:p text:style-name="P1">triumph. In other words it is necessary that he should have the mentality</text:p>
      <text:p text:style-name="P1">appropriate to a state of war. It does not matter whether the war is</text:p>
      <text:p text:style-name="P1">actually happening, and, since no decisive victory is possible, it does</text:p>
      <text:p text:style-name="P1">not matter whether the war is going well or badly. All that is needed is</text:p>
      <text:p text:style-name="P1">that a state of war should exist. The splitting of the intelligence which</text:p>
      <text:p text:style-name="P1">the Party requires of its members, and which is more easily achieved in an</text:p>
      <text:p text:style-name="P1">atmosphere of war, is now almost universal, but the higher up the ranks</text:p>
      <text:p text:style-name="P1">one goes, the more marked it becomes. It is precisely in the Inner Party</text:p>
      <text:p text:style-name="P1">that war hysteria and hatred of the enemy are strongest. In his capacity</text:p>
      <text:p text:style-name="P1">as an administrator, it is often necessary for a member of the Inner Party</text:p>
      <text:p text:style-name="P1">to know that this or that item of war news is untruthful, and he may often</text:p>
      <text:p text:style-name="P1">be aware that the entire war is spurious and is either not happening or</text:p>
      <text:p text:style-name="P1">is being waged for purposes quite other than the declared ones: but such</text:p>
      <text:p text:style-name="P1">knowledge is easily neutralized by the technique of DOUBLETHINK. Meanwhile</text:p>
      <text:p text:style-name="P1">no Inner Party member wavers for an instant in his mystical belief that</text:p>
      <text:p text:style-name="P1">the war is real, and that it is bound to end victoriously, with Oceania</text:p>
      <text:p text:style-name="P1">the undisputed master of the entire world.<text:line-break/><text:line-break/>All members of the Inner Party believe in this coming conquest as an</text:p>
      <text:p text:style-name="P1">article of faith. It is to be achieved either by gradually acquiring more</text:p>
      <text:p text:style-name="P1">and more territory and so building up an overwhelming preponderance of</text:p>
      <text:p text:style-name="P1">power, or by the discovery of some new and unanswerable weapon. The search</text:p>
      <text:p text:style-name="P1">for new weapons continues unceasingly, and is one of the very few remaining</text:p>
      <text:p text:style-name="P1">activities in which the inventive or speculative type of mind can find any</text:p>
      <text:p text:style-name="P1">outlet. In Oceania at the present day, Science, in the old sense, has</text:p>
      <text:p text:style-name="P1">almost ceased to exist. In Newspeak there is no word for 'Science'. The</text:p>
      <text:p text:style-name="P1">empirical method of thought, on which all the scientific achievements of</text:p>
      <text:p text:style-name="P1">the past were founded, is opposed to the most fundamental principles of</text:p>
      <text:p text:style-name="P1">Ingsoc. And even technological progress only happens when its products can</text:p>
      <text:p text:style-name="P1">in some way be used for the diminution of human liberty. In all the useful</text:p>
      <text:p text:style-name="P1">arts the world is either standing still or going backwards. The fields are</text:p>
      <text:p text:style-name="P1">cultivated with horse-ploughs while books are written by machinery. But</text:p>
      <text:p text:style-name="P1">in matters of vital importance--meaning, in effect, war and police</text:p>
      <text:p text:style-name="P1">espionage--the empirical approach is still encouraged, or at least</text:p>
      <text:p text:style-name="P1">tolerated. The two aims of the Party are to conquer the whole surface of</text:p>
      <text:p text:style-name="P1">the earth and to extinguish once and for all the possibility of independent</text:p>
      <text:p text:style-name="P1">thought. There are therefore two great problems which the Party is</text:p>
      <text:p text:style-name="P1">concerned to solve. One is how to discover, against his will, what another</text:p>
      <text:p text:style-name="P1">human being is thinking, and the other is how to kill several hundred</text:p>
      <text:p text:style-name="P1">million people in a few seconds without giving warning beforehand. In</text:p>
      <text:p text:style-name="P1">so far as scientific research still continues, this is its subject matter.</text:p>
      <text:p text:style-name="P1">The scientist of today is either a mixture of psychologist and inquisitor,</text:p>
      <text:p text:style-name="P1">studying with real ordinary minuteness the meaning of facial expressions,</text:p>
      <text:p text:style-name="P1">gestures, and tones of voice, and testing the truth-producing effects of</text:p>
      <text:p text:style-name="P1">drugs, shock therapy, hypnosis, and physical torture; or he is chemist,</text:p>
      <text:p text:style-name="P1">physicist, or biologist concerned only with such branches of his special</text:p>
      <text:p text:style-name="P1">subject as are relevant to the taking of life. In the vast laboratories</text:p>
      <text:p text:style-name="P1">of the Ministry of Peace, and in the experimental stations hidden in the</text:p>
      <text:p text:style-name="P1">Brazilian forests, or in the Australian desert, or on lost islands of</text:p>
      <text:p text:style-name="P1">the Antarctic, the teams of experts are indefatigably at work. Some are</text:p>
      <text:p text:style-name="P1">concerned simply with planning the logistics of future wars; others devise</text:p>
      <text:p text:style-name="P1">larger and larger rocket bombs, more and more powerful explosives, and more</text:p>
      <text:p text:style-name="P1">and more impenetrable armour-plating; others search for new and deadlier</text:p>
      <text:p text:style-name="P1">gases, or for soluble poisons capable of being produced in such quantities</text:p>
      <text:p text:style-name="P1">as to destroy the vegetation of whole continents, or for breeds of disease</text:p>
      <text:p text:style-name="P1">germs immunized against all possible antibodies; others strive to produce</text:p>
      <text:p text:style-name="P1"><text:soft-page-break/>a vehicle that shall bore its way under the soil like a submarine under</text:p>
      <text:p text:style-name="P1">the water, or an aeroplane as independent of its base as a sailing-ship;</text:p>
      <text:p text:style-name="P1">others explore even remoter possibilities such as focusing the sun's rays</text:p>
      <text:p text:style-name="P1">through lenses suspended thousands of kilometres away in space, or</text:p>
      <text:p text:style-name="P1">producing artificial earthquakes and tidal waves by tapping the heat at</text:p>
      <text:p text:style-name="P1">the earth's centre.<text:line-break/><text:line-break/>But none of these projects ever comes anywhere near realization, and none</text:p>
      <text:p text:style-name="P1">of the three super-states ever gains a significant lead on the others.</text:p>
      <text:p text:style-name="P1">What is more remarkable is that all three powers already possess, in the</text:p>
      <text:p text:style-name="P1">atomic bomb, a weapon far more powerful than any that their present</text:p>
      <text:p text:style-name="P1">researches are likely to discover. Although the Party, according to its</text:p>
      <text:p text:style-name="P1">habit, claims the invention for itself, atomic bombs first appeared as</text:p>
      <text:p text:style-name="P1">early as the nineteen-forties, and were first used on a large scale about</text:p>
      <text:p text:style-name="P1">ten years later. At that time some hundreds of bombs were dropped on</text:p>
      <text:p text:style-name="P1">industrial centres, chiefly in European Russia, Western Europe, and</text:p>
      <text:p text:style-name="P1">North America. The effect was to convince the ruling groups of all</text:p>
      <text:p text:style-name="P1">countries that a few more atomic bombs would mean the end of organized</text:p>
      <text:p text:style-name="P1">society, and hence of their own power. Thereafter, although no formal</text:p>
      <text:p text:style-name="P1">agreement was ever made or hinted at, no more bombs were dropped. All three</text:p>
      <text:p text:style-name="P1">powers merely continue to produce atomic bombs and store them up against</text:p>
      <text:p text:style-name="P1">the decisive opportunity which they all believe will come sooner or later.</text:p>
      <text:p text:style-name="P1">And meanwhile the art of war has remained almost stationary for thirty or</text:p>
      <text:p text:style-name="P1">forty years. Helicopters are more used than they were formerly, bombing</text:p>
      <text:p text:style-name="P1">planes have been largely superseded by self-propelled projectiles, and the</text:p>
      <text:p text:style-name="P1">fragile movable battleship has given way to the almost unsinkable Floating</text:p>
      <text:p text:style-name="P1">Fortress; but otherwise there has been little development. The tank, the</text:p>
      <text:p text:style-name="P1">submarine, the torpedo, the machine gun, even the rifle and the hand</text:p>
      <text:p text:style-name="P1">grenade are still in use. And in spite of the endless slaughters reported</text:p>
      <text:p text:style-name="P1">in the Press and on the telescreens, the desperate battles of earlier wars,</text:p>
      <text:p text:style-name="P1">in which hundreds of thousands or even millions of men were often killed</text:p>
      <text:p text:style-name="P1">in a few weeks, have never been repeated.<text:line-break/><text:line-break/>None of the three super-states ever attempts any manoeuvre which involves</text:p>
      <text:p text:style-name="P1">the risk of serious defeat. When any large operation is undertaken, it is</text:p>
      <text:p text:style-name="P1">usually a surprise attack against an ally. The strategy that all three</text:p>
      <text:p text:style-name="P1">powers are following, or pretend to themselves that they are following,</text:p>
      <text:p text:style-name="P1">is the same. The plan is, by a combination of fighting, bargaining, and</text:p>
      <text:p text:style-name="P1">well-timed strokes of treachery, to acquire a ring of bases completely</text:p>
      <text:p text:style-name="P1">encircling one or other of the rival states, and then to sign a pact of</text:p>
      <text:p text:style-name="P1">friendship with that rival and remain on peaceful terms for so many years</text:p>
      <text:p text:style-name="P1">as to lull suspicion to sleep. During this time rockets loaded with atomic</text:p>
      <text:p text:style-name="P1">bombs can be assembled at all the strategic spots; finally they will all</text:p>
      <text:p text:style-name="P1">be fired simultaneously, with effects so devastating as to make retaliation</text:p>
      <text:p text:style-name="P1">impossible. It will then be time to sign a pact of friendship with the</text:p>
      <text:p text:style-name="P1">remaining world-power, in preparation for another attack. This scheme, it</text:p>
      <text:p text:style-name="P1">is hardly necessary to say, is a mere daydream, impossible of realization.</text:p>
      <text:p text:style-name="P1">Moreover, no fighting ever occurs except in the disputed areas round the</text:p>
      <text:p text:style-name="P1">Equator and the Pole: no invasion of enemy territory is ever undertaken.</text:p>
      <text:p text:style-name="P1">This explains the fact that in some places the frontiers between the</text:p>
      <text:p text:style-name="P1">super-states are arbitrary. Eurasia, for example, could easily conquer the</text:p>
      <text:p text:style-name="P1">British Isles, which are geographically part of Europe, or on the other</text:p>
      <text:p text:style-name="P1">hand it would be possible for Oceania to push its frontiers to the Rhine</text:p>
      <text:p text:style-name="P1">or even to the Vistula. But this would violate the principle, followed on</text:p>
      <text:p text:style-name="P1">all sides though never formulated, of cultural integrity. If Oceania were</text:p>
      <text:p text:style-name="P1">to conquer the areas that used once to be known as France and Germany, it</text:p>
      <text:p text:style-name="P1">would be necessary either to exterminate the inhabitants, a task of great</text:p>
      <text:p text:style-name="P1">physical difficulty, or to assimilate a population of about a hundred</text:p>
      <text:p text:style-name="P1">million people, who, so far as technical development goes, are roughly on</text:p>
      <text:p text:style-name="P1"><text:soft-page-break/>the Oceanic level. The problem is the same for all three super-states.</text:p>
      <text:p text:style-name="P1">It is absolutely necessary to their structure that there should be no</text:p>
      <text:p text:style-name="P1">contact with foreigners, except, to a limited extent, with war prisoners</text:p>
      <text:p text:style-name="P1">and coloured slaves. Even the official ally of the moment is always</text:p>
      <text:p text:style-name="P1">regarded with the darkest suspicion. War prisoners apart, the average</text:p>
      <text:p text:style-name="P1">citizen of Oceania never sets eyes on a citizen of either Eurasia or</text:p>
      <text:p text:style-name="P1">Eastasia, and he is forbidden the knowledge of foreign languages. If he</text:p>
      <text:p text:style-name="P1">were allowed contact with foreigners he would discover that they are</text:p>
      <text:p text:style-name="P1">creatures similar to himself and that most of what he has been told about</text:p>
      <text:p text:style-name="P1">them is lies. The sealed world in which he lives would be broken, and the</text:p>
      <text:p text:style-name="P1">fear, hatred, and self-righteousness on which his morale depends might</text:p>
      <text:p text:style-name="P1">evaporate. It is therefore realized on all sides that however often Persia,</text:p>
      <text:p text:style-name="P1">or Egypt, or Java, or Ceylon may change hands, the main frontiers must</text:p>
      <text:p text:style-name="P1">never be crossed by anything except bombs.<text:line-break/><text:line-break/>Under this lies a fact never mentioned aloud, but tacitly understood and</text:p>
      <text:p text:style-name="P1">acted upon: namely, that the conditions of life in all three super-states</text:p>
      <text:p text:style-name="P1">are very much the same. In Oceania the prevailing philosophy is called</text:p>
      <text:p text:style-name="P1">Ingsoc, in Eurasia it is called Neo-Bolshevism, and in Eastasia it is</text:p>
      <text:p text:style-name="P1">called by a Chinese name usually translated as Death-Worship, but perhaps</text:p>
      <text:p text:style-name="P1">better rendered as Obliteration of the Self. The citizen of Oceania is not</text:p>
      <text:p text:style-name="P1">allowed to know anything of the tenets of the other two philosophies, but</text:p>
      <text:p text:style-name="P1">he is taught to execrate them as barbarous outrages upon morality and</text:p>
      <text:p text:style-name="P1">common sense. Actually the three philosophies are barely distinguishable,</text:p>
      <text:p text:style-name="P1">and the social systems which they support are not distinguishable at all.</text:p>
      <text:p text:style-name="P1">Everywhere there is the same pyramidal structure, the same worship of</text:p>
      <text:p text:style-name="P1">semi-divine leader, the same economy existing by and for continuous</text:p>
      <text:p text:style-name="P1">warfare. It follows that the three super-states not only cannot conquer</text:p>
      <text:p text:style-name="P1">one another, but would gain no advantage by doing so. On the contrary,</text:p>
      <text:p text:style-name="P1">so long as they remain in conflict they prop one another up, like three</text:p>
      <text:p text:style-name="P1">sheaves of corn. And, as usual, the ruling groups of all three powers are</text:p>
      <text:p text:style-name="P1">simultaneously aware and unaware of what they are doing. Their lives are</text:p>
      <text:p text:style-name="P1">dedicated to world conquest, but they also know that it is necessary that</text:p>
      <text:p text:style-name="P1">the war should continue everlastingly and without victory. Meanwhile the</text:p>
      <text:p text:style-name="P1">fact that there IS no danger of conquest makes possible the denial of</text:p>
      <text:p text:style-name="P1">reality which is the special feature of Ingsoc and its rival systems of</text:p>
      <text:p text:style-name="P1">thought. Here it is necessary to repeat what has been said earlier, that</text:p>
      <text:p text:style-name="P1">by becoming continuous war has fundamentally changed its character.<text:line-break/><text:line-break/>In past ages, a war, almost by definition, was something that sooner or</text:p>
      <text:p text:style-name="P1">later came to an end, usually in unmistakable victory or defeat. In the</text:p>
      <text:p text:style-name="P1">past, also, war was one of the main instruments by which human societies</text:p>
      <text:p text:style-name="P1">were kept in touch with physical reality. All rulers in all ages have tried</text:p>
      <text:p text:style-name="P1">to impose a false view of the world upon their followers, but they could</text:p>
      <text:p text:style-name="P1">not afford to encourage any illusion that tended to impair military</text:p>
      <text:p text:style-name="P1">efficiency. So long as defeat meant the loss of independence, or some other</text:p>
      <text:p text:style-name="P1">result generally held to be undesirable, the precautions against defeat</text:p>
      <text:p text:style-name="P1">had to be serious. Physical facts could not be ignored. In philosophy, or</text:p>
      <text:p text:style-name="P1">religion, or ethics, or politics, two and two might make five, but when</text:p>
      <text:p text:style-name="P1">one was designing a gun or an aeroplane they had to make four. Inefficient</text:p>
      <text:p text:style-name="P1">nations were always conquered sooner or later, and the struggle for</text:p>
      <text:p text:style-name="P1">efficiency was inimical to illusions. Moreover, to be efficient it was</text:p>
      <text:p text:style-name="P1">necessary to be able to learn from the past, which meant having a fairly</text:p>
      <text:p text:style-name="P1">accurate idea of what had happened in the past. Newspapers and history</text:p>
      <text:p text:style-name="P1">books were, of course, always coloured and biased, but falsification of</text:p>
      <text:p text:style-name="P1">the kind that is practised today would have been impossible. War was a</text:p>
      <text:p text:style-name="P1">sure safeguard of sanity, and so far as the ruling classes were concerned</text:p>
      <text:p text:style-name="P1">it was probably the most important of all safeguards. While wars could be</text:p>
      <text:p text:style-name="P1"><text:soft-page-break/>won or lost, no ruling class could be completely irresponsible.<text:line-break/><text:line-break/>But when war becomes literally continuous, it also ceases to be dangerous.</text:p>
      <text:p text:style-name="P1">When war is continuous there is no such thing as military necessity.</text:p>
      <text:p text:style-name="P1">Technical progress can cease and the most palpable facts can be denied or</text:p>
      <text:p text:style-name="P1">disregarded. As we have seen, researches that could be called scientific</text:p>
      <text:p text:style-name="P1">are still carried out for the purposes of war, but they are essentially a</text:p>
      <text:p text:style-name="P1">kind of daydreaming, and their failure to show results is not important.</text:p>
      <text:p text:style-name="P1">Efficiency, even military efficiency, is no longer needed. Nothing is</text:p>
      <text:p text:style-name="P1">efficient in Oceania except the Thought Police. Since each of the three</text:p>
      <text:p text:style-name="P1">super-states is unconquerable, each is in effect a separate universe within</text:p>
      <text:p text:style-name="P1">which almost any perversion of thought can be safely practised. Reality</text:p>
      <text:p text:style-name="P1">only exerts its pressure through the needs of everyday life--the need to</text:p>
      <text:p text:style-name="P1">eat and drink, to get shelter and clothing, to avoid swallowing poison or</text:p>
      <text:p text:style-name="P1">stepping out of top-storey windows, and the like. Between life and death,</text:p>
      <text:p text:style-name="P1">and between physical pleasure and physical pain, there is still a</text:p>
      <text:p text:style-name="P1">distinction, but that is all. Cut off from contact with the outer world,</text:p>
      <text:p text:style-name="P1">and with the past, the citizen of Oceania is like a man in interstellar</text:p>
      <text:p text:style-name="P1">space, who has no way of knowing which direction is up and which is down.</text:p>
      <text:p text:style-name="P1">The rulers of such a state are absolute, as the Pharaohs or the Caesars</text:p>
      <text:p text:style-name="P1">could not be. They are obliged to prevent their followers from starving</text:p>
      <text:p text:style-name="P1">to death in numbers large enough to be inconvenient, and they are obliged</text:p>
      <text:p text:style-name="P1">to remain at the same low level of military technique as their rivals; but</text:p>
      <text:p text:style-name="P1">once that minimum is achieved, they can twist reality into whatever shape</text:p>
      <text:p text:style-name="P1">they choose.<text:line-break/><text:line-break/>The war, therefore, if we judge it by the standards of previous wars, is</text:p>
      <text:p text:style-name="P1">merely an imposture. It is like the battles between certain ruminant</text:p>
      <text:p text:style-name="P1">animals whose horns are set at such an angle that they are incapable of</text:p>
      <text:p text:style-name="P1">hurting one another. But though it is unreal it is not meaningless. It</text:p>
      <text:p text:style-name="P1">eats up the surplus of consumable goods, and it helps to preserve the</text:p>
      <text:p text:style-name="P1">special mental atmosphere that a hierarchical society needs. War, it will</text:p>
      <text:p text:style-name="P1">be seen, is now a purely internal affair. In the past, the ruling groups</text:p>
      <text:p text:style-name="P1">of all countries, although they might recognize their common interest and</text:p>
      <text:p text:style-name="P1">therefore limit the destructiveness of war, did fight against one another,</text:p>
      <text:p text:style-name="P1">and the victor always plundered the vanquished. In our own day they are</text:p>
      <text:p text:style-name="P1">not fighting against one another at all. The war is waged by each ruling</text:p>
      <text:p text:style-name="P1">group against its own subjects, and the object of the war is not to make</text:p>
      <text:p text:style-name="P1">or prevent conquests of territory, but to keep the structure of society</text:p>
      <text:p text:style-name="P1">intact. The very word 'war', therefore, has become misleading. It would</text:p>
      <text:p text:style-name="P1">probably be accurate to say that by becoming continuous war has ceased to</text:p>
      <text:p text:style-name="P1">exist. The peculiar pressure that it exerted on human beings between the</text:p>
      <text:p text:style-name="P1">Neolithic Age and the early twentieth century has disappeared and been</text:p>
      <text:p text:style-name="P1">replaced by something quite different. The effect would be much the same</text:p>
      <text:p text:style-name="P1">if the three super-states, instead of fighting one another, should agree</text:p>
      <text:p text:style-name="P1">to live in perpetual peace, each inviolate within its own boundaries. For</text:p>
      <text:p text:style-name="P1">in that case each would still be a self-contained universe, freed for ever</text:p>
      <text:p text:style-name="P1">from the sobering influence of external danger. A peace that was truly</text:p>
      <text:p text:style-name="P1">permanent would be the same as a permanent war. This--although the vast</text:p>
      <text:p text:style-name="P1">majority of Party members understand it only in a shallower sense--is the</text:p>
      <text:p text:style-name="P1">inner meaning of the Party slogan: WAR IS PEACE.<text:line-break/><text:line-break/><text:line-break/>Winston stopped reading for a moment. Somewhere in remote distance a</text:p>
      <text:p text:style-name="P1">rocket bomb thundered. The blissful feeling of being alone with the</text:p>
      <text:p text:style-name="P1">forbidden book, in a room with no telescreen, had not worn off. Solitude</text:p>
      <text:p text:style-name="P1">and safety were physical sensations, mixed up somehow with the tiredness</text:p>
      <text:p text:style-name="P1">of his body, the softness of the chair, the touch of the faint breeze from</text:p>
      <text:p text:style-name="P1">the window that played upon his cheek. The book fascinated him, or more</text:p>
      <text:p text:style-name="P1"><text:soft-page-break/>exactly it reassured him. In a sense it told him nothing that was new, but</text:p>
      <text:p text:style-name="P1">that was part of the attraction. It said what he would have said, if it</text:p>
      <text:p text:style-name="P1">had been possible for him to set his scattered thoughts in order. It was</text:p>
      <text:p text:style-name="P1">the product of a mind similar to his own, but enormously more powerful,</text:p>
      <text:p text:style-name="P1">more systematic, less fear-ridden. The best books, he perceived, are those</text:p>
      <text:p text:style-name="P1">that tell you what you know already. He had just turned back to Chapter I</text:p>
      <text:p text:style-name="P1">when he heard Julia's footstep on the stair and started out of his chair</text:p>
      <text:p text:style-name="P1">to meet her. She dumped her brown tool-bag on the floor and flung herself</text:p>
      <text:p text:style-name="P1">into his arms. It was more than a week since they had seen one another.<text:line-break/><text:line-break/>'I've got THE BOOK,' he said as they disentangled themselves.<text:line-break/><text:line-break/>'Oh, you've got it? Good,' she said without much interest, and almost</text:p>
      <text:p text:style-name="P1">immediately knelt down beside the oil stove to make the coffee.<text:line-break/><text:line-break/>They did not return to the subject until they had been in bed for half an</text:p>
      <text:p text:style-name="P1">hour. The evening was just cool enough to make it worth while to pull up</text:p>
      <text:p text:style-name="P1">the counterpane. From below came the familiar sound of singing and the</text:p>
      <text:p text:style-name="P1">scrape of boots on the flagstones. The brawny red-armed woman whom Winston</text:p>
      <text:p text:style-name="P1">had seen there on his first visit was almost a fixture in the yard. There</text:p>
      <text:p text:style-name="P1">seemed to be no hour of daylight when she was not marching to and fro</text:p>
      <text:p text:style-name="P1">between the washtub and the line, alternately gagging herself with clothes</text:p>
      <text:p text:style-name="P1">pegs and breaking forth into lusty song. Julia had settled down on her</text:p>
      <text:p text:style-name="P1">side and seemed to be already on the point of falling asleep. He reached</text:p>
      <text:p text:style-name="P1">out for the book, which was lying on the floor, and sat up against the</text:p>
      <text:p text:style-name="P1">bedhead.<text:line-break/><text:line-break/>'We must read it,' he said. 'You too. All members of the Brotherhood have</text:p>
      <text:p text:style-name="P1">to read it.'<text:line-break/><text:line-break/>'You read it,' she said with her eyes shut. 'Read it aloud. That's the</text:p>
      <text:p text:style-name="P1">best way. Then you can explain it to me as you go.'<text:line-break/><text:line-break/>The clock's hands said six, meaning eighteen. They had three or four hours</text:p>
      <text:p text:style-name="P1">ahead of them. He propped the book against his knees and began reading:<text:line-break/><text:line-break/><text:line-break/>Chapter I</text:p>
      <text:p text:style-name="P1">Ignorance is Strength<text:line-break/><text:line-break/>Throughout recorded time, and probably since the end of the Neolithic Age,</text:p>
      <text:p text:style-name="P1">there have been three kinds of people in the world, the High, the Middle,</text:p>
      <text:p text:style-name="P1">and the Low. They have been subdivided in many ways, they have borne</text:p>
      <text:p text:style-name="P1">countless different names, and their relative numbers, as well as their</text:p>
      <text:p text:style-name="P1">attitude towards one another, have varied from age to age: but the</text:p>
      <text:p text:style-name="P1">essential structure of society has never altered. Even after enormous</text:p>
      <text:p text:style-name="P1">upheavals and seemingly irrevocable changes, the same pattern has always</text:p>
      <text:p text:style-name="P1">reasserted itself, just as a gyroscope will always return to equilibrium,</text:p>
      <text:p text:style-name="P1">however far it is pushed one way or the other<text:line-break/><text:line-break/><text:line-break/>'Julia, are you awake?' said Winston.<text:line-break/><text:line-break/>'Yes, my love, I'm listening. Go on. It's marvellous.'<text:line-break/><text:line-break/>He continued reading:<text:line-break/><text:line-break/><text:line-break/>The aims of these three groups are entirely irreconcilable. The aim of</text:p>
      <text:p text:style-name="P1"><text:soft-page-break/>the High is to remain where they are. The aim of the Middle is to change</text:p>
      <text:p text:style-name="P1">places with the High. The aim of the Low, when they have an aim--for it</text:p>
      <text:p text:style-name="P1">is an abiding characteristic of the Low that they are too much crushed</text:p>
      <text:p text:style-name="P1">by drudgery to be more than intermittently conscious of anything outside</text:p>
      <text:p text:style-name="P1">their daily lives--is to abolish all distinctions and create a society in</text:p>
      <text:p text:style-name="P1">which all men shall be equal. Thus throughout history a struggle which is</text:p>
      <text:p text:style-name="P1">the same in its main outlines recurs over and over again. For long periods</text:p>
      <text:p text:style-name="P1">the High seem to be securely in power, but sooner or later there always</text:p>
      <text:p text:style-name="P1">comes a moment when they lose either their belief in themselves or their</text:p>
      <text:p text:style-name="P1">capacity to govern efficiently, or both. They are then overthrown by the</text:p>
      <text:p text:style-name="P1">Middle, who enlist the Low on their side by pretending to them that they</text:p>
      <text:p text:style-name="P1">are fighting for liberty and justice. As soon as they have reached their</text:p>
      <text:p text:style-name="P1">objective, the Middle thrust the Low back into their old position of</text:p>
      <text:p text:style-name="P1">servitude, and themselves become the High. Presently a new Middle group</text:p>
      <text:p text:style-name="P1">splits off from one of the other groups, or from both of them, and the</text:p>
      <text:p text:style-name="P1">struggle begins over again. Of the three groups, only the Low are never</text:p>
      <text:p text:style-name="P1">even temporarily successful in achieving their aims. It would be an</text:p>
      <text:p text:style-name="P1">exaggeration to say that throughout history there has been no progress of</text:p>
      <text:p text:style-name="P1">a material kind. Even today, in a period of decline, the average human</text:p>
      <text:p text:style-name="P1">being is physically better off than he was a few centuries ago. But no</text:p>
      <text:p text:style-name="P1">advance in wealth, no softening of manners, no reform or revolution has</text:p>
      <text:p text:style-name="P1">ever brought human equality a millimetre nearer. From the point of view of</text:p>
      <text:p text:style-name="P1">the Low, no historic change has ever meant much more than a change in the</text:p>
      <text:p text:style-name="P1">name of their masters.<text:line-break/><text:line-break/>By the late nineteenth century the recurrence of this pattern had become</text:p>
      <text:p text:style-name="P1">obvious to many observers. There then rose schools of thinkers who</text:p>
      <text:p text:style-name="P1">interpreted history as a cyclical process and claimed to show that</text:p>
      <text:p text:style-name="P1">inequality was the unalterable law of human life. This doctrine, of course,</text:p>
      <text:p text:style-name="P1">had always had its adherents, but in the manner in which it was now put</text:p>
      <text:p text:style-name="P1">forward there was a significant change. In the past the need for a</text:p>
      <text:p text:style-name="P1">hierarchical form of society had been the doctrine specifically of the</text:p>
      <text:p text:style-name="P1">High. It had been preached by kings and aristocrats and by the priests,</text:p>
      <text:p text:style-name="P1">lawyers, and the like who were parasitical upon them, and it had generally</text:p>
      <text:p text:style-name="P1">been softened by promises of compensation in an imaginary world beyond the</text:p>
      <text:p text:style-name="P1">grave. The Middle, so long as it was struggling for power, had always made</text:p>
      <text:p text:style-name="P1">use of such terms as freedom, justice, and fraternity. Now, however, the</text:p>
      <text:p text:style-name="P1">concept of human brotherhood began to be assailed by people who were not</text:p>
      <text:p text:style-name="P1">yet in positions of command, but merely hoped to be so before long. In the</text:p>
      <text:p text:style-name="P1">past the Middle had made revolutions under the banner of equality, and</text:p>
      <text:p text:style-name="P1">then had established a fresh tyranny as soon as the old one was overthrown.</text:p>
      <text:p text:style-name="P1">The new Middle groups in effect proclaimed their tyranny beforehand.</text:p>
      <text:p text:style-name="P1">Socialism, a theory which appeared in the early nineteenth century and was</text:p>
      <text:p text:style-name="P1">the last link in a chain of thought stretching back to the slave rebellions</text:p>
      <text:p text:style-name="P1">of antiquity, was still deeply infected by the Utopianism of past ages.</text:p>
      <text:p text:style-name="P1">But in each variant of Socialism that appeared from about 1900 onwards the</text:p>
      <text:p text:style-name="P1">aim of establishing liberty and equality was more and more openly</text:p>
      <text:p text:style-name="P1">abandoned. The new movements which appeared in the middle years of the</text:p>
      <text:p text:style-name="P1">century, Ingsoc in Oceania, Neo-Bolshevism in Eurasia, Death-Worship, as</text:p>
      <text:p text:style-name="P1">it is commonly called, in Eastasia, had the conscious aim of perpetuating</text:p>
      <text:p text:style-name="P1">UNfreedom and INequality. These new movements, of course, grew out of the</text:p>
      <text:p text:style-name="P1">old ones and tended to keep their names and pay lip-service to their</text:p>
      <text:p text:style-name="P1">ideology. But the purpose of all of them was to arrest progress and freeze</text:p>
      <text:p text:style-name="P1">history at a chosen moment. The familiar pendulum swing was to happen once</text:p>
      <text:p text:style-name="P1">more, and then stop. As usual, the High were to be turned out by the</text:p>
      <text:p text:style-name="P1">Middle, who would then become the High; but this time, by conscious</text:p>
      <text:p text:style-name="P1">strategy, the High would be able to maintain their position permanently.<text:line-break/><text:line-break/>The new doctrines arose partly because of the accumulation of historical</text:p>
      <text:p text:style-name="P1"><text:soft-page-break/>knowledge, and the growth of the historical sense, which had hardly existed</text:p>
      <text:p text:style-name="P1">before the nineteenth century. The cyclical movement of history was now</text:p>
      <text:p text:style-name="P1">intelligible, or appeared to be so; and if it was intelligible, then it</text:p>
      <text:p text:style-name="P1">was alterable. But the principal, underlying cause was that, as early</text:p>
      <text:p text:style-name="P1">as the beginning of the twentieth century, human equality had become</text:p>
      <text:p text:style-name="P1">technically possible. It was still true that men were not equal in their</text:p>
      <text:p text:style-name="P1">native talents and that functions had to be specialized in ways that</text:p>
      <text:p text:style-name="P1">favoured some individuals against others; but there was no longer any real</text:p>
      <text:p text:style-name="P1">need for class distinctions or for large differences of wealth. In earlier</text:p>
      <text:p text:style-name="P1">ages, class distinctions had been not only inevitable but desirable.</text:p>
      <text:p text:style-name="P1">Inequality was the price of civilization. With the development of machine</text:p>
      <text:p text:style-name="P1">production, however, the case was altered. Even if it was still necessary</text:p>
      <text:p text:style-name="P1">for human beings to do different kinds of work, it was no longer necessary</text:p>
      <text:p text:style-name="P1">for them to live at different social or economic levels. Therefore, from</text:p>
      <text:p text:style-name="P1">the point of view of the new groups who were on the point of seizing power,</text:p>
      <text:p text:style-name="P1">human equality was no longer an ideal to be striven after, but a danger to</text:p>
      <text:p text:style-name="P1">be averted. In more primitive ages, when a just and peaceful society was</text:p>
      <text:p text:style-name="P1">in fact not possible, it had been fairly easy to believe it. The idea of</text:p>
      <text:p text:style-name="P1">an earthly paradise in which men should live together in a state of</text:p>
      <text:p text:style-name="P1">brotherhood, without laws and without brute labour, had haunted the human</text:p>
      <text:p text:style-name="P1">imagination for thousands of years. And this vision had had a certain hold</text:p>
      <text:p text:style-name="P1">even on the groups who actually profited by each historical change. The</text:p>
      <text:p text:style-name="P1">heirs of the French, English, and American revolutions had partly believed</text:p>
      <text:p text:style-name="P1">in their own phrases about the rights of man, freedom of speech, equality</text:p>
      <text:p text:style-name="P1">before the law, and the like, and have even allowed their conduct to be</text:p>
      <text:p text:style-name="P1">influenced by them to some extent. But by the fourth decade of the</text:p>
      <text:p text:style-name="P1">twentieth century all the main currents of political thought were</text:p>
      <text:p text:style-name="P1">authoritarian. The earthly paradise had been discredited at exactly the</text:p>
      <text:p text:style-name="P1">moment when it became realizable. Every new political theory, by whatever</text:p>
      <text:p text:style-name="P1">name it called itself, led back to hierarchy and regimentation. And in the</text:p>
      <text:p text:style-name="P1">general hardening of outlook that set in round about 1930, practices which</text:p>
      <text:p text:style-name="P1">had been long abandoned, in some cases for hundreds of years--imprisonment</text:p>
      <text:p text:style-name="P1">without trial, the use of war prisoners as slaves, public executions,</text:p>
      <text:p text:style-name="P1">torture to extract confessions, the use of hostages, and the deportation</text:p>
      <text:p text:style-name="P1">of whole populations--not only became common again, but were tolerated</text:p>
      <text:p text:style-name="P1">and even defended by people who considered themselves enlightened and</text:p>
      <text:p text:style-name="P1">progressive.<text:line-break/><text:line-break/>It was only after a decade of national wars, civil wars, revolutions, and</text:p>
      <text:p text:style-name="P1">counter-revolutions in all parts of the world that Ingsoc and its rivals</text:p>
      <text:p text:style-name="P1">emerged as fully worked-out political theories. But they had been</text:p>
      <text:p text:style-name="P1">foreshadowed by the various systems, generally called totalitarian, which</text:p>
      <text:p text:style-name="P1">had appeared earlier in the century, and the main outlines of the world</text:p>
      <text:p text:style-name="P1">which would emerge from the prevailing chaos had long been obvious. What</text:p>
      <text:p text:style-name="P1">kind of people would control this world had been equally obvious. The new</text:p>
      <text:p text:style-name="P1">aristocracy was made up for the most part of bureaucrats, scientists,</text:p>
      <text:p text:style-name="P1">technicians, trade-union organizers, publicity experts, sociologists,</text:p>
      <text:p text:style-name="P1">teachers, journalists, and professional politicians. These people, whose</text:p>
      <text:p text:style-name="P1">origins lay in the salaried middle class and the upper grades of the</text:p>
      <text:p text:style-name="P1">working class, had been shaped and brought together by the barren world of</text:p>
      <text:p text:style-name="P1">monopoly industry and centralized government. As compared with their</text:p>
      <text:p text:style-name="P1">opposite numbers in past ages, they were less avaricious, less tempted by</text:p>
      <text:p text:style-name="P1">luxury, hungrier for pure power, and, above all, more conscious of what</text:p>
      <text:p text:style-name="P1">they were doing and more intent on crushing opposition. This last</text:p>
      <text:p text:style-name="P1">difference was cardinal. By comparison with that existing today, all the</text:p>
      <text:p text:style-name="P1">tyrannies of the past were half-hearted and inefficient. The ruling groups</text:p>
      <text:p text:style-name="P1">were always infected to some extent by liberal ideas, and were content to</text:p>
      <text:p text:style-name="P1">leave loose ends everywhere, to regard only the overt act and to be</text:p>
      <text:p text:style-name="P1">uninterested in what their subjects were thinking. Even the Catholic Church</text:p>
      <text:p text:style-name="P1"><text:soft-page-break/>of the Middle Ages was tolerant by modern standards. Part of the reason</text:p>
      <text:p text:style-name="P1">for this was that in the past no government had the power to keep its</text:p>
      <text:p text:style-name="P1">citizens under constant surveillance. The invention of print, however,</text:p>
      <text:p text:style-name="P1">made it easier to manipulate public opinion, and the film and the radio</text:p>
      <text:p text:style-name="P1">carried the process further. With the development of television, and</text:p>
      <text:p text:style-name="P1">the technical advance which made it possible to receive and transmit</text:p>
      <text:p text:style-name="P1">simultaneously on the same instrument, private life came to an end. Every</text:p>
      <text:p text:style-name="P1">citizen, or at least every citizen important enough to be worth watching,</text:p>
      <text:p text:style-name="P1">could be kept for twenty-four hours a day under the eyes of the police</text:p>
      <text:p text:style-name="P1">and in the sound of official propaganda, with all other channels of</text:p>
      <text:p text:style-name="P1">communication closed. The possibility of enforcing not only complete</text:p>
      <text:p text:style-name="P1">obedience to the will of the State, but complete uniformity of opinion</text:p>
      <text:p text:style-name="P1">on all subjects, now existed for the first time.<text:line-break/><text:line-break/>After the revolutionary period of the fifties and sixties, society</text:p>
      <text:p text:style-name="P1">regrouped itself, as always, into High, Middle, and Low. But the new High</text:p>
      <text:p text:style-name="P1">group, unlike all its forerunners, did not act upon instinct but knew what</text:p>
      <text:p text:style-name="P1">was needed to safeguard its position. It had long been realized that the</text:p>
      <text:p text:style-name="P1">only secure basis for oligarchy is collectivism. Wealth and privilege</text:p>
      <text:p text:style-name="P1">are most easily defended when they are possessed jointly. The so-called</text:p>
      <text:p text:style-name="P1">'abolition of private property' which took place in the middle years of</text:p>
      <text:p text:style-name="P1">the century meant, in effect, the concentration of property in far fewer</text:p>
      <text:p text:style-name="P1">hands than before: but with this difference, that the new owners were a</text:p>
      <text:p text:style-name="P1">group instead of a mass of individuals. Individually, no member of the</text:p>
      <text:p text:style-name="P1">Party owns anything, except petty personal belongings. Collectively, the</text:p>
      <text:p text:style-name="P1">Party owns everything in Oceania, because it controls everything, and</text:p>
      <text:p text:style-name="P1">disposes of the products as it thinks fit. In the years following the</text:p>
      <text:p text:style-name="P1">Revolution it was able to step into this commanding position almost</text:p>
      <text:p text:style-name="P1">unopposed, because the whole process was represented as an act of</text:p>
      <text:p text:style-name="P1">collectivization. It had always been assumed that if the capitalist class</text:p>
      <text:p text:style-name="P1">were expropriated, Socialism must follow: and unquestionably the</text:p>
      <text:p text:style-name="P1">capitalists had been expropriated. Factories, mines, land, houses,</text:p>
      <text:p text:style-name="P1">transport--everything had been taken away from them: and since these</text:p>
      <text:p text:style-name="P1">things were no longer private property, it followed that they must be</text:p>
      <text:p text:style-name="P1">public property. Ingsoc, which grew out of the earlier Socialist movement</text:p>
      <text:p text:style-name="P1">and inherited its phraseology, has in fact carried out the main item in</text:p>
      <text:p text:style-name="P1">the Socialist programme; with the result, foreseen and intended beforehand,</text:p>
      <text:p text:style-name="P1">that economic inequality has been made permanent.<text:line-break/><text:line-break/>But the problems of perpetuating a hierarchical society go deeper than</text:p>
      <text:p text:style-name="P1">this. There are only four ways in which a ruling group can fall from power.</text:p>
      <text:p text:style-name="P1">Either it is conquered from without, or it governs so inefficiently that</text:p>
      <text:p text:style-name="P1">the masses are stirred to revolt, or it allows a strong and discontented</text:p>
      <text:p text:style-name="P1">Middle group to come into being, or it loses its own self-confidence and</text:p>
      <text:p text:style-name="P1">willingness to govern. These causes do not operate singly, and as a rule</text:p>
      <text:p text:style-name="P1">all four of them are present in some degree. A ruling class which could</text:p>
      <text:p text:style-name="P1">guard against all of them would remain in power permanently. Ultimately</text:p>
      <text:p text:style-name="P1">the determining factor is the mental attitude of the ruling class itself.<text:line-break/><text:line-break/>After the middle of the present century, the first danger had in reality</text:p>
      <text:p text:style-name="P1">disappeared. Each of the three powers which now divide the world is in</text:p>
      <text:p text:style-name="P1">fact unconquerable, and could only become conquerable through slow</text:p>
      <text:p text:style-name="P1">demographic changes which a government with wide powers can easily avert.</text:p>
      <text:p text:style-name="P1">The second danger, also, is only a theoretical one. The masses never</text:p>
      <text:p text:style-name="P1">revolt of their own accord, and they never revolt merely because they are</text:p>
      <text:p text:style-name="P1">oppressed. Indeed, so long as they are not permitted to have standards of</text:p>
      <text:p text:style-name="P1">comparison, they never even become aware that they are oppressed. The</text:p>
      <text:p text:style-name="P1">recurrent economic crises of past times were totally unnecessary and are</text:p>
      <text:p text:style-name="P1">not now permitted to happen, but other and equally large dislocations</text:p>
      <text:p text:style-name="P1"><text:soft-page-break/>can and do happen without having political results, because there is no</text:p>
      <text:p text:style-name="P1">way in which discontent can become articulate. As for the problem of</text:p>
      <text:p text:style-name="P1">over-production, which has been latent in our society since the development</text:p>
      <text:p text:style-name="P1">of machine technique, it is solved by the device of continuous warfare</text:p>
      <text:p text:style-name="P1">(see Chapter III), which is also useful in keying up public morale to the</text:p>
      <text:p text:style-name="P1">necessary pitch. From the point of view of our present rulers, therefore,</text:p>
      <text:p text:style-name="P1">the only genuine dangers are the splitting-off of a new group of able,</text:p>
      <text:p text:style-name="P1">under-employed, power-hungry people, and the growth of liberalism and</text:p>
      <text:p text:style-name="P1">scepticism in their own ranks. The problem, that is to say, is educational.</text:p>
      <text:p text:style-name="P1">It is a problem of continuously moulding the consciousness both of the</text:p>
      <text:p text:style-name="P1">directing group and of the larger executive group that lies immediately</text:p>
      <text:p text:style-name="P1">below it. The consciousness of the masses needs only to be influenced in</text:p>
      <text:p text:style-name="P1">a negative way.<text:line-break/><text:line-break/>Given this background, one could infer, if one did not know it already,</text:p>
      <text:p text:style-name="P1">the general structure of Oceanic society. At the apex of the pyramid comes</text:p>
      <text:p text:style-name="P1">Big Brother. Big Brother is infallible and all-powerful. Every success,</text:p>
      <text:p text:style-name="P1">every achievement, every victory, every scientific discovery, all</text:p>
      <text:p text:style-name="P1">knowledge, all wisdom, all happiness, all virtue, are held to issue</text:p>
      <text:p text:style-name="P1">directly from his leadership and inspiration. Nobody has ever seen Big</text:p>
      <text:p text:style-name="P1">Brother. He is a face on the hoardings, a voice on the telescreen. We</text:p>
      <text:p text:style-name="P1">may be reasonably sure that he will never die, and there is already</text:p>
      <text:p text:style-name="P1">considerable uncertainty as to when he was born. Big Brother is the guise</text:p>
      <text:p text:style-name="P1">in which the Party chooses to exhibit itself to the world. His function is</text:p>
      <text:p text:style-name="P1">to act as a focusing point for love, fear, and reverence, emotions which</text:p>
      <text:p text:style-name="P1">are more easily felt towards an individual than towards an organization.</text:p>
      <text:p text:style-name="P1">Below Big Brother comes the Inner Party. Its numbers limited to six</text:p>
      <text:p text:style-name="P1">millions, or something less than 2 per cent of the population of Oceania.</text:p>
      <text:p text:style-name="P1">Below the Inner Party comes the Outer Party, which, if the Inner Party is</text:p>
      <text:p text:style-name="P1">described as the brain of the State, may be justly likened to the hands.</text:p>
      <text:p text:style-name="P1">Below that come the dumb masses whom we habitually refer to as 'the</text:p>
      <text:p text:style-name="P1">proles', numbering perhaps 85 per cent of the population. In the terms</text:p>
      <text:p text:style-name="P1">of our earlier classification, the proles are the Low: for the slave</text:p>
      <text:p text:style-name="P1">population of the equatorial lands who pass constantly from conqueror</text:p>
      <text:p text:style-name="P1">to conqueror, are not a permanent or necessary part of the structure.<text:line-break/><text:line-break/>In principle, membership of these three groups is not hereditary. The</text:p>
      <text:p text:style-name="P1">child of Inner Party parents is in theory not born into the Inner Party.</text:p>
      <text:p text:style-name="P1">Admission to either branch of the Party is by examination, taken at the</text:p>
      <text:p text:style-name="P1">age of sixteen. Nor is there any racial discrimination, or any marked</text:p>
      <text:p text:style-name="P1">domination of one province by another. Jews, Negroes, South Americans of</text:p>
      <text:p text:style-name="P1">pure Indian blood are to be found in the highest ranks of the Party, and</text:p>
      <text:p text:style-name="P1">the administrators of any area are always drawn from the inhabitants of</text:p>
      <text:p text:style-name="P1">that area. In no part of Oceania do the inhabitants have the feeling that</text:p>
      <text:p text:style-name="P1">they are a colonial population ruled from a distant capital. Oceania has</text:p>
      <text:p text:style-name="P1">no capital, and its titular head is a person whose whereabouts nobody</text:p>
      <text:p text:style-name="P1">knows. Except that English is its chief LINGUA FRANCA and Newspeak its</text:p>
      <text:p text:style-name="P1">official language, it is not centralized in any way. Its rulers are not</text:p>
      <text:p text:style-name="P1">held together by blood-ties but by adherence to a common doctrine. It is</text:p>
      <text:p text:style-name="P1">true that our society is stratified, and very rigidly stratified, on what</text:p>
      <text:p text:style-name="P1">at first sight appear to be hereditary lines. There is far less to-and-fro</text:p>
      <text:p text:style-name="P1">movement between the different groups than happened under capitalism or</text:p>
      <text:p text:style-name="P1">even in the pre-industrial age. Between the two branches of the Party</text:p>
      <text:p text:style-name="P1">there is a certain amount of interchange, but only so much as will ensure</text:p>
      <text:p text:style-name="P1">that weaklings are excluded from the Inner Party and that ambitious</text:p>
      <text:p text:style-name="P1">members of the Outer Party are made harmless by allowing them to rise.</text:p>
      <text:p text:style-name="P1">Proletarians, in practice, are not allowed to graduate into the Party. The</text:p>
      <text:p text:style-name="P1">most gifted among them, who might possibly become nuclei of discontent,</text:p>
      <text:p text:style-name="P1">are simply marked down by the Thought Police and eliminated. But this</text:p>
      <text:p text:style-name="P1"><text:soft-page-break/>state of affairs is not necessarily permanent, nor is it a matter of</text:p>
      <text:p text:style-name="P1">principle. The Party is not a class in the old sense of the word. It does</text:p>
      <text:p text:style-name="P1">not aim at transmitting power to its own children, as such; and if there</text:p>
      <text:p text:style-name="P1">were no other way of keeping the ablest people at the top, it would be</text:p>
      <text:p text:style-name="P1">perfectly prepared to recruit an entire new generation from the ranks of</text:p>
      <text:p text:style-name="P1">the proletariat. In the crucial years, the fact that the Party was not a</text:p>
      <text:p text:style-name="P1">hereditary body did a great deal to neutralize opposition. The older kind</text:p>
      <text:p text:style-name="P1">of Socialist, who had been trained to fight against something called</text:p>
      <text:p text:style-name="P1">'class privilege' assumed that what is not hereditary cannot be permanent.</text:p>
      <text:p text:style-name="P1">He did not see that the continuity of an oligarchy need not be physical,</text:p>
      <text:p text:style-name="P1">nor did he pause to reflect that hereditary aristocracies have always been</text:p>
      <text:p text:style-name="P1">shortlived, whereas adoptive organizations such as the Catholic Church</text:p>
      <text:p text:style-name="P1">have sometimes lasted for hundreds or thousands of years. The essence of</text:p>
      <text:p text:style-name="P1">oligarchical rule is not father-to-son inheritance, but the persistence of</text:p>
      <text:p text:style-name="P1">a certain world-view and a certain way of life, imposed by the dead upon</text:p>
      <text:p text:style-name="P1">the living. A ruling group is a ruling group so long as it can nominate</text:p>
      <text:p text:style-name="P1">its successors. The Party is not concerned with perpetuating its blood but</text:p>
      <text:p text:style-name="P1">with perpetuating itself. WHO wields power is not important, provided that</text:p>
      <text:p text:style-name="P1">the hierarchical structure remains always the same.<text:line-break/><text:line-break/>All the beliefs, habits, tastes, emotions, mental attitudes that</text:p>
      <text:p text:style-name="P1">characterize our time are really designed to sustain the mystique of</text:p>
      <text:p text:style-name="P1">the Party and prevent the true nature of present-day society from being</text:p>
      <text:p text:style-name="P1">perceived. Physical rebellion, or any preliminary move towards rebellion,</text:p>
      <text:p text:style-name="P1">is at present not possible. From the proletarians nothing is to be feared.</text:p>
      <text:p text:style-name="P1">Left to themselves, they will continue from generation to generation and</text:p>
      <text:p text:style-name="P1">from century to century, working, breeding, and dying, not only without</text:p>
      <text:p text:style-name="P1">any impulse to rebel, but without the power of grasping that the world</text:p>
      <text:p text:style-name="P1">could be other than it is. They could only become dangerous if the advance</text:p>
      <text:p text:style-name="P1">of industrial technique made it necessary to educate them more highly;</text:p>
      <text:p text:style-name="P1">but, since military and commercial rivalry are no longer important, the</text:p>
      <text:p text:style-name="P1">level of popular education is actually declining. What opinions the masses</text:p>
      <text:p text:style-name="P1">hold, or do not hold, is looked on as a matter of indifference. They can</text:p>
      <text:p text:style-name="P1">be granted intellectual liberty because they have no intellect. In a Party</text:p>
      <text:p text:style-name="P1">member, on the other hand, not even the smallest deviation of opinion on</text:p>
      <text:p text:style-name="P1">the most unimportant subject can be tolerated.<text:line-break/><text:line-break/>A Party member lives from birth to death under the eye of the Thought</text:p>
      <text:p text:style-name="P1">Police. Even when he is alone he can never be sure that he is alone.</text:p>
      <text:p text:style-name="P1">Wherever he may be, asleep or awake, working or resting, in his bath or in</text:p>
      <text:p text:style-name="P1">bed, he can be inspected without warning and without knowing that he is</text:p>
      <text:p text:style-name="P1">being inspected. Nothing that he does is indifferent. His friendships, his</text:p>
      <text:p text:style-name="P1">relaxations, his behaviour towards his wife and children, the expression</text:p>
      <text:p text:style-name="P1">of his face when he is alone, the words he mutters in sleep, even the</text:p>
      <text:p text:style-name="P1">characteristic movements of his body, are all jealously scrutinized. Not</text:p>
      <text:p text:style-name="P1">only any actual misdemeanour, but any eccentricity, however small, any</text:p>
      <text:p text:style-name="P1">change of habits, any nervous mannerism that could possibly be the symptom</text:p>
      <text:p text:style-name="P1">of an inner struggle, is certain to be detected. He has no freedom of</text:p>
      <text:p text:style-name="P1">choice in any direction whatever. On the other hand his actions are not</text:p>
      <text:p text:style-name="P1">regulated by law or by any clearly formulated code of behaviour. In Oceania</text:p>
      <text:p text:style-name="P1">there is no law. Thoughts and actions which, when detected, mean certain</text:p>
      <text:p text:style-name="P1">death are not formally forbidden, and the endless purges, arrests,</text:p>
      <text:p text:style-name="P1">tortures, imprisonments, and vaporizations are not inflicted as punishment</text:p>
      <text:p text:style-name="P1">for crimes which have actually been committed, but are merely the</text:p>
      <text:p text:style-name="P1">wiping-out of persons who might perhaps commit a crime at some time in the</text:p>
      <text:p text:style-name="P1">future. A Party member is required to have not only the right opinions,</text:p>
      <text:p text:style-name="P1">but the right instincts. Many of the beliefs and attitudes demanded of him</text:p>
      <text:p text:style-name="P1">are never plainly stated, and could not be stated without laying bare the</text:p>
      <text:p text:style-name="P1">contradictions inherent in Ingsoc. If he is a person naturally orthodox</text:p>
      <text:p text:style-name="P1"><text:soft-page-break/>(in Newspeak a GOODTHINKER), he will in all circumstances know, without</text:p>
      <text:p text:style-name="P1">taking thought, what is the true belief or the desirable emotion. But in</text:p>
      <text:p text:style-name="P1">any case an elaborate mental training, undergone in childhood and grouping</text:p>
      <text:p text:style-name="P1">itself round the Newspeak words CRIMESTOP, BLACKWHITE, and DOUBLETHINK,</text:p>
      <text:p text:style-name="P1">makes him unwilling and unable to think too deeply on any subject whatever.<text:line-break/><text:line-break/>A Party member is expected to have no private emotions and no respites</text:p>
      <text:p text:style-name="P1">from enthusiasm. He is supposed to live in a continuous frenzy of hatred</text:p>
      <text:p text:style-name="P1">of foreign enemies and internal traitors, triumph over victories, and</text:p>
      <text:p text:style-name="P1">self-abasement before the power and wisdom of the Party. The discontents</text:p>
      <text:p text:style-name="P1">produced by his bare, unsatisfying life are deliberately turned outwards</text:p>
      <text:p text:style-name="P1">and dissipated by such devices as the Two Minutes Hate, and the</text:p>
      <text:p text:style-name="P1">speculations which might possibly induce a sceptical or rebellious attitude</text:p>
      <text:p text:style-name="P1">are killed in advance by his early acquired inner discipline. The first</text:p>
      <text:p text:style-name="P1">and simplest stage in the discipline, which can be taught even to young</text:p>
      <text:p text:style-name="P1">children, is called, in Newspeak, CRIMESTOP. CRIMESTOP means the faculty</text:p>
      <text:p text:style-name="P1">of stopping short, as though by instinct, at the threshold of any dangerous</text:p>
      <text:p text:style-name="P1">thought. It includes the power of not grasping analogies, of failing to</text:p>
      <text:p text:style-name="P1">perceive logical errors, of misunderstanding the simplest arguments if</text:p>
      <text:p text:style-name="P1">they are inimical to Ingsoc, and of being bored or repelled by any train</text:p>
      <text:p text:style-name="P1">of thought which is capable of leading in a heretical direction. CRIMESTOP,</text:p>
      <text:p text:style-name="P1">in short, means protective stupidity. But stupidity is not enough. On the</text:p>
      <text:p text:style-name="P1">contrary, orthodoxy in the full sense demands a control over one's own</text:p>
      <text:p text:style-name="P1">mental processes as complete as that of a contortionist over his body.</text:p>
      <text:p text:style-name="P1">Oceanic society rests ultimately on the belief that Big Brother is</text:p>
      <text:p text:style-name="P1">omnipotent and that the Party is infallible. But since in reality Big</text:p>
      <text:p text:style-name="P1">Brother is not omnipotent and the party is not infallible, there is need</text:p>
      <text:p text:style-name="P1">for an unwearying, moment-to-moment flexibility in the treatment of facts.</text:p>
      <text:p text:style-name="P1">The keyword here is BLACKWHITE. Like so many Newspeak words, this word has</text:p>
      <text:p text:style-name="P1">two mutually contradictory meanings. Applied to an opponent, it means the</text:p>
      <text:p text:style-name="P1">habit of impudently claiming that black is white, in contradiction of the</text:p>
      <text:p text:style-name="P1">plain facts. Applied to a Party member, it means a loyal willingness to</text:p>
      <text:p text:style-name="P1">say that black is white when Party discipline demands this. But it means</text:p>
      <text:p text:style-name="P1">also the ability to BELIEVE that black is white, and more, to KNOW that</text:p>
      <text:p text:style-name="P1">black is white, and to forget that one has ever believed the contrary.</text:p>
      <text:p text:style-name="P1">This demands a continuous alteration of the past, made possible by the</text:p>
      <text:p text:style-name="P1">system of thought which really embraces all the rest, and which is known</text:p>
      <text:p text:style-name="P1">in Newspeak as DOUBLETHINK.<text:line-break/><text:line-break/>The alteration of the past is necessary for two reasons, one of which is</text:p>
      <text:p text:style-name="P1">subsidiary and, so to speak, precautionary. The subsidiary reason is that</text:p>
      <text:p text:style-name="P1">the Party member, like the proletarian, tolerates present-day conditions</text:p>
      <text:p text:style-name="P1">partly because he has no standards of comparison. He must be cut off from</text:p>
      <text:p text:style-name="P1">the past, just as he must be cut off from foreign countries, because it is</text:p>
      <text:p text:style-name="P1">necessary for him to believe that he is better off than his ancestors and</text:p>
      <text:p text:style-name="P1">that the average level of material comfort is constantly rising. But by</text:p>
      <text:p text:style-name="P1">far the more important reason for the readjustment of the past is the</text:p>
      <text:p text:style-name="P1">need to safeguard the infallibility of the Party. It is not merely that</text:p>
      <text:p text:style-name="P1">speeches, statistics, and records of every kind must be constantly brought</text:p>
      <text:p text:style-name="P1">up to date in order to show that the predictions of the Party were in</text:p>
      <text:p text:style-name="P1">all cases right. It is also that no change in doctrine or in political</text:p>
      <text:p text:style-name="P1">alignment can ever be admitted. For to change one's mind, or even one's</text:p>
      <text:p text:style-name="P1">policy, is a confession of weakness. If, for example, Eurasia or Eastasia</text:p>
      <text:p text:style-name="P1">(whichever it may be) is the enemy today, then that country must always</text:p>
      <text:p text:style-name="P1">have been the enemy. And if the facts say otherwise then the facts must</text:p>
      <text:p text:style-name="P1">be altered. Thus history is continuously rewritten. This day-to-day</text:p>
      <text:p text:style-name="P1">falsification of the past, carried out by the Ministry of Truth, is as</text:p>
      <text:p text:style-name="P1">necessary to the stability of the regime as the work of repression and</text:p>
      <text:p text:style-name="P1"><text:soft-page-break/>espionage carried out by the Ministry of Love.<text:line-break/><text:line-break/>The mutability of the past is the central tenet of Ingsoc. Past events,</text:p>
      <text:p text:style-name="P1">it is argued, have no objective existence, but survive only in written</text:p>
      <text:p text:style-name="P1">records and in human memories. The past is whatever the records and the</text:p>
      <text:p text:style-name="P1">memories agree upon. And since the Party is in full control of all records</text:p>
      <text:p text:style-name="P1">and in equally full control of the minds of its members, it follows that</text:p>
      <text:p text:style-name="P1">the past is whatever the Party chooses to make it. It also follows that</text:p>
      <text:p text:style-name="P1">though the past is alterable, it never has been altered in any specific</text:p>
      <text:p text:style-name="P1">instance. For when it has been recreated in whatever shape is needed at</text:p>
      <text:p text:style-name="P1">the moment, then this new version IS the past, and no different past can</text:p>
      <text:p text:style-name="P1">ever have existed. This holds good even when, as often happens, the same</text:p>
      <text:p text:style-name="P1">event has to be altered out of recognition several times in the course of</text:p>
      <text:p text:style-name="P1">a year. At all times the Party is in possession of absolute truth, and</text:p>
      <text:p text:style-name="P1">clearly the absolute can never have been different from what it is now.</text:p>
      <text:p text:style-name="P1">It will be seen that the control of the past depends above all on the</text:p>
      <text:p text:style-name="P1">training of memory. To make sure that all written records agree with</text:p>
      <text:p text:style-name="P1">the orthodoxy of the moment is merely a mechanical act. But it is also</text:p>
      <text:p text:style-name="P1">necessary to REMEMBER that events happened in the desired manner. And if</text:p>
      <text:p text:style-name="P1">it is necessary to rearrange one's memories or to tamper with written</text:p>
      <text:p text:style-name="P1">records, then it is necessary to FORGET that one has done so. The trick of</text:p>
      <text:p text:style-name="P1">doing this can be learned like any other mental technique. It is learned</text:p>
      <text:p text:style-name="P1">by the majority of Party members, and certainly by all who are intelligent</text:p>
      <text:p text:style-name="P1">as well as orthodox. In Oldspeak it is called, quite frankly, 'reality</text:p>
      <text:p text:style-name="P1">control'. In Newspeak it is called DOUBLETHINK, though DOUBLETHINK</text:p>
      <text:p text:style-name="P1">comprises much else as well.<text:line-break/><text:line-break/>DOUBLETHINK means the power of holding two contradictory beliefs in one's</text:p>
      <text:p text:style-name="P1">mind simultaneously, and accepting both of them. The Party intellectual</text:p>
      <text:p text:style-name="P1">knows in which direction his memories must be altered; he therefore knows</text:p>
      <text:p text:style-name="P1">that he is playing tricks with reality; but by the exercise of DOUBLETHINK</text:p>
      <text:p text:style-name="P1">he also satisfies himself that reality is not violated. The process has to</text:p>
      <text:p text:style-name="P1">be conscious, or it would not be carried out with sufficient precision,</text:p>
      <text:p text:style-name="P1">but it also has to be unconscious, or it would bring with it a feeling of</text:p>
      <text:p text:style-name="P1">falsity and hence of guilt. DOUBLETHINK lies at the very heart of Ingsoc,</text:p>
      <text:p text:style-name="P1">since the essential act of the Party is to use conscious deception while</text:p>
      <text:p text:style-name="P1">retaining the firmness of purpose that goes with complete honesty. To tell</text:p>
      <text:p text:style-name="P1">deliberate lies while genuinely believing in them, to forget any fact that</text:p>
      <text:p text:style-name="P1">has become inconvenient, and then, when it becomes necessary again, to</text:p>
      <text:p text:style-name="P1">draw it back from oblivion for just so long as it is needed, to deny the</text:p>
      <text:p text:style-name="P1">existence of objective reality and all the while to take account of the</text:p>
      <text:p text:style-name="P1">reality which one denies--all this is indispensably necessary. Even in</text:p>
      <text:p text:style-name="P1">using the word DOUBLETHINK it is necessary to exercise DOUBLETHINK. For</text:p>
      <text:p text:style-name="P1">by using the word one admits that one is tampering with reality; by a</text:p>
      <text:p text:style-name="P1">fresh act of DOUBLETHINK one erases this knowledge; and so on indefinitely,</text:p>
      <text:p text:style-name="P1">with the lie always one leap ahead of the truth. Ultimately it is by means</text:p>
      <text:p text:style-name="P1">of DOUBLETHINK that the Party has been able--and may, for all we know,</text:p>
      <text:p text:style-name="P1">continue to be able for thousands of years--to arrest the course of</text:p>
      <text:p text:style-name="P1">history.<text:line-break/><text:line-break/>All past oligarchies have fallen from power either because they ossified</text:p>
      <text:p text:style-name="P1">or because they grew soft. Either they became stupid and arrogant, failed</text:p>
      <text:p text:style-name="P1">to adjust themselves to changing circumstances, and were overthrown; or</text:p>
      <text:p text:style-name="P1">they became liberal and cowardly, made concessions when they should have</text:p>
      <text:p text:style-name="P1">used force, and once again were overthrown. They fell, that is to say,</text:p>
      <text:p text:style-name="P1">either through consciousness or through unconsciousness. It is the</text:p>
      <text:p text:style-name="P1">achievement of the Party to have produced a system of thought in which</text:p>
      <text:p text:style-name="P1">both conditions can exist simultaneously. And upon no other intellectual</text:p>
      <text:p text:style-name="P1">basis could the dominion of the Party be made permanent. If one is to rule,</text:p>
      <text:p text:style-name="P1"><text:soft-page-break/>and to continue ruling, one must be able to dislocate the sense of reality.</text:p>
      <text:p text:style-name="P1">For the secret of rulership is to combine a belief in one's own</text:p>
      <text:p text:style-name="P1">infallibility with the Power to learn from past mistakes.<text:line-break/><text:line-break/>It need hardly be said that the subtlest practitioners of DOUBLETHINK are</text:p>
      <text:p text:style-name="P1">those who invented DOUBLETHINK and know that it is a vast system of mental</text:p>
      <text:p text:style-name="P1">cheating. In our society, those who have the best knowledge of what is</text:p>
      <text:p text:style-name="P1">happening are also those who are furthest from seeing the world as it is.</text:p>
      <text:p text:style-name="P1">In general, the greater the understanding, the greater the delusion; the</text:p>
      <text:p text:style-name="P1">more intelligent, the less sane. One clear illustration of this is the</text:p>
      <text:p text:style-name="P1">fact that war hysteria increases in intensity as one rises in the social</text:p>
      <text:p text:style-name="P1">scale. Those whose attitude towards the war is most nearly rational are</text:p>
      <text:p text:style-name="P1">the subject peoples of the disputed territories. To these people the war</text:p>
      <text:p text:style-name="P1">is simply a continuous calamity which sweeps to and fro over their bodies</text:p>
      <text:p text:style-name="P1">like a tidal wave. Which side is winning is a matter of complete</text:p>
      <text:p text:style-name="P1">indifference to them. They are aware that a change of overlordship means</text:p>
      <text:p text:style-name="P1">simply that they will be doing the same work as before for new masters who</text:p>
      <text:p text:style-name="P1">treat them in the same manner as the old ones. The slightly more favoured</text:p>
      <text:p text:style-name="P1">workers whom we call 'the proles' are only intermittently conscious of the</text:p>
      <text:p text:style-name="P1">war. When it is necessary they can be prodded into frenzies of fear and</text:p>
      <text:p text:style-name="P1">hatred, but when left to themselves they are capable of forgetting for</text:p>
      <text:p text:style-name="P1">long periods that the war is happening. It is in the ranks of the Party,</text:p>
      <text:p text:style-name="P1">and above all of the Inner Party, that the true war enthusiasm is found.</text:p>
      <text:p text:style-name="P1">World-conquest is believed in most firmly by those who know it to be</text:p>
      <text:p text:style-name="P1">impossible. This peculiar linking-together of opposites--knowledge with</text:p>
      <text:p text:style-name="P1">ignorance, cynicism with fanaticism--is one of the chief distinguishing</text:p>
      <text:p text:style-name="P1">marks of Oceanic society. The official ideology abounds with contradictions</text:p>
      <text:p text:style-name="P1">even when there is no practical reason for them. Thus, the Party rejects</text:p>
      <text:p text:style-name="P1">and vilifies every principle for which the Socialist movement originally</text:p>
      <text:p text:style-name="P1">stood, and it chooses to do this in the name of Socialism. It preaches</text:p>
      <text:p text:style-name="P1">a contempt for the working class unexampled for centuries past, and it</text:p>
      <text:p text:style-name="P1">dresses its members in a uniform which was at one time peculiar to manual</text:p>
      <text:p text:style-name="P1">workers and was adopted for that reason. It systematically undermines the</text:p>
      <text:p text:style-name="P1">solidarity of the family, and it calls its leader by a name which is a</text:p>
      <text:p text:style-name="P1">direct appeal to the sentiment of family loyalty. Even the names of the</text:p>
      <text:p text:style-name="P1">four Ministries by which we are governed exhibit a sort of impudence in</text:p>
      <text:p text:style-name="P1">their deliberate reversal of the facts. The Ministry of Peace concerns</text:p>
      <text:p text:style-name="P1">itself with war, the Ministry of Truth with lies, the Ministry of Love</text:p>
      <text:p text:style-name="P1">with torture and the Ministry of Plenty with starvation. These</text:p>
      <text:p text:style-name="P1">contradictions are not accidental, nor do they result from ordinary</text:p>
      <text:p text:style-name="P1">hypocrisy; they are deliberate exercises in DOUBLETHINK. For it is only</text:p>
      <text:p text:style-name="P1">by reconciling contradictions that power can be retained indefinitely.</text:p>
      <text:p text:style-name="P1">In no other way could the ancient cycle be broken. If human equality is</text:p>
      <text:p text:style-name="P1">to be for ever averted--if the High, as we have called them, are to keep</text:p>
      <text:p text:style-name="P1">their places permanently--then the prevailing mental condition must be</text:p>
      <text:p text:style-name="P1">controlled insanity.<text:line-break/><text:line-break/>But there is one question which until this moment we have almost ignored.</text:p>
      <text:p text:style-name="P1">It is; WHY should human equality be averted? Supposing that the mechanics</text:p>
      <text:p text:style-name="P1">of the process have been rightly described, what is the motive for this</text:p>
      <text:p text:style-name="P1">huge, accurately planned effort to freeze history at a particular moment</text:p>
      <text:p text:style-name="P1">of time?<text:line-break/><text:line-break/>Here we reach the central secret. As we have seen. the mystique of the</text:p>
      <text:p text:style-name="P1">Party, and above all of the Inner Party, depends upon DOUBLETHINK But</text:p>
      <text:p text:style-name="P1">deeper than this lies the original motive, the never-questioned instinct</text:p>
      <text:p text:style-name="P1">that first led to the seizure of power and brought DOUBLETHINK, the</text:p>
      <text:p text:style-name="P1">Thought Police, continuous warfare, and all the other necessary</text:p>
      <text:p text:style-name="P1"><text:soft-page-break/>paraphernalia into existence afterwards. This motive really consists...<text:line-break/><text:line-break/><text:line-break/>Winston became aware of silence, as one becomes aware of a new sound. It</text:p>
      <text:p text:style-name="P1">seemed to him that Julia had been very still for some time past. She was</text:p>
      <text:p text:style-name="P1">lying on her side, naked from the waist upwards, with her cheek pillowed</text:p>
      <text:p text:style-name="P1">on her hand and one dark lock tumbling across her eyes. Her breast rose</text:p>
      <text:p text:style-name="P1">and fell slowly and regularly.<text:line-break/><text:line-break/>'Julia.'<text:line-break/><text:line-break/>No answer.<text:line-break/><text:line-break/>'Julia, are you awake?'<text:line-break/><text:line-break/>No answer. She was asleep. He shut the book, put it carefully on the floor,</text:p>
      <text:p text:style-name="P1">lay down, and pulled the coverlet over both of them.<text:line-break/><text:line-break/>He had still, he reflected, not learned the ultimate secret. He understood</text:p>
      <text:p text:style-name="P1">HOW; he did not understand WHY. Chapter I, like Chapter III, had not</text:p>
      <text:p text:style-name="P1">actually told him anything that he did not know, it had merely systematized</text:p>
      <text:p text:style-name="P1">the knowledge that he possessed already. But after reading it he knew</text:p>
      <text:p text:style-name="P1">better than before that he was not mad. Being in a minority, even a</text:p>
      <text:p text:style-name="P1">minority of one, did not make you mad. There was truth and there was</text:p>
      <text:p text:style-name="P1">untruth, and if you clung to the truth even against the whole world, you</text:p>
      <text:p text:style-name="P1">were not mad. A yellow beam from the sinking sun slanted in through the</text:p>
      <text:p text:style-name="P1">window and fell across the pillow. He shut his eyes. The sun on his face</text:p>
      <text:p text:style-name="P1">and the girl's smooth body touching his own gave him a strong, sleepy,</text:p>
      <text:p text:style-name="P1">confident feeling. He was safe, everything was all right. He fell asleep</text:p>
      <text:p text:style-name="P1">murmuring 'Sanity is not statistical,' with the feeling that this remark</text:p>
      <text:p text:style-name="P1">contained in it a profound wisdom.<text:line-break/><text:line-break/>*****<text:line-break/><text:line-break/>When he woke it was with the sensation of having slept for a long time,</text:p>
      <text:p text:style-name="P1">but a glance at the old-fashioned clock told him that it was only</text:p>
      <text:p text:style-name="P1">twenty-thirty. He lay dozing for a while; then the usual deep-lunged</text:p>
      <text:p text:style-name="P2"><text:span text:style-name="T1">singing struck up from the yard below:<text:line-break/><text:line-break/><text:line-break/></text:span> <text:s/><text:span text:style-name="T1">'It was only an 'opeless fancy,<text:line-break/></text:span> <text:s/><text:span text:style-name="T1">It passed like an Ipril dye,<text:line-break/></text:span> <text:s/><text:span text:style-name="T1">But a look an' a word an' the dreams they stirred<text:line-break/></text:span> <text:s/><text:span text:style-name="T1">They 'ave stolen my 'eart awye!'<text:line-break/><text:line-break/><text:line-break/>The drivelling song seemed to have kept its popularity. You still heard it</text:span></text:p>
      <text:p text:style-name="P1">all over the place. It had outlived the Hate Song. Julia woke at the</text:p>
      <text:p text:style-name="P1">sound, stretched herself luxuriously, and got out of bed.<text:line-break/><text:line-break/>'I'm hungry,' she said. 'Let's make some more coffee. Damn! The stove's</text:p>
      <text:p text:style-name="P1">gone out and the water's cold.' She picked the stove up and shook it.</text:p>
      <text:p text:style-name="P1">'There's no oil in it.'<text:line-break/><text:line-break/>'We can get some from old Charrington, I expect.'<text:line-break/><text:line-break/>'The funny thing is I made sure it was full. I'm going to put my clothes</text:p>
      <text:p text:style-name="P2"><text:span text:style-name="T1">on,' she added. 'It seems to have got colder.'<text:line-break/><text:line-break/></text:span><text:soft-page-break/><text:span text:style-name="T1">Winston also got up and dressed himself. The indefatigable voice sang on:<text:line-break/><text:line-break/><text:line-break/></text:span> <text:s/><text:span text:style-name="T1">'They sye that time 'eals all things,<text:line-break/></text:span> <text:s/><text:span text:style-name="T1">They sye you can always forget;<text:line-break/></text:span> <text:s/><text:span text:style-name="T1">But the smiles an' the tears acrorss the years<text:line-break/></text:span> <text:s/><text:span text:style-name="T1">They twist my 'eart-strings yet!'<text:line-break/><text:line-break/><text:line-break/>As he fastened the belt of his overalls he strolled across to the window.</text:span></text:p>
      <text:p text:style-name="P1">The sun must have gone down behind the houses; it was not shining into the</text:p>
      <text:p text:style-name="P1">yard any longer. The flagstones were wet as though they had just been</text:p>
      <text:p text:style-name="P1">washed, and he had the feeling that the sky had been washed too, so fresh</text:p>
      <text:p text:style-name="P1">and pale was the blue between the chimney-pots. Tirelessly the woman</text:p>
      <text:p text:style-name="P1">marched to and fro, corking and uncorking herself, singing and falling</text:p>
      <text:p text:style-name="P1">silent, and pegging out more diapers, and more and yet more. He wondered</text:p>
      <text:p text:style-name="P1">whether she took in washing for a living or was merely the slave of twenty</text:p>
      <text:p text:style-name="P1">or thirty grandchildren. Julia had come across to his side; together they</text:p>
      <text:p text:style-name="P1">gazed down with a sort of fascination at the sturdy figure below. As he</text:p>
      <text:p text:style-name="P1">looked at the woman in her characteristic attitude, her thick arms reaching</text:p>
      <text:p text:style-name="P1">up for the line, her powerful mare-like buttocks protruded, it struck him</text:p>
      <text:p text:style-name="P1">for the first time that she was beautiful. It had never before occurred to</text:p>
      <text:p text:style-name="P1">him that the body of a woman of fifty, blown up to monstrous dimensions by</text:p>
      <text:p text:style-name="P1">childbearing, then hardened, roughened by work till it was coarse in the</text:p>
      <text:p text:style-name="P1">grain like an over-ripe turnip, could be beautiful. But it was so, and</text:p>
      <text:p text:style-name="P1">after all, he thought, why not? The solid, contourless body, like a block</text:p>
      <text:p text:style-name="P1">of granite, and the rasping red skin, bore the same relation to the body</text:p>
      <text:p text:style-name="P1">of a girl as the rose-hip to the rose. Why should the fruit be held</text:p>
      <text:p text:style-name="P1">inferior to the flower?<text:line-break/><text:line-break/>'She's beautiful,' he murmured.<text:line-break/><text:line-break/>'She's a metre across the hips, easily,' said Julia.<text:line-break/><text:line-break/>'That is her style of beauty,' said Winston.<text:line-break/><text:line-break/>He held Julia's supple waist easily encircled by his arm. From the hip to</text:p>
      <text:p text:style-name="P1">the knee her flank was against his. Out of their bodies no child would</text:p>
      <text:p text:style-name="P1">ever come. That was the one thing they could never do. Only by word of</text:p>
      <text:p text:style-name="P1">mouth, from mind to mind, could they pass on the secret. The woman down</text:p>
      <text:p text:style-name="P1">there had no mind, she had only strong arms, a warm heart, and a fertile</text:p>
      <text:p text:style-name="P1">belly. He wondered how many children she had given birth to. It might</text:p>
      <text:p text:style-name="P1">easily be fifteen. She had had her momentary flowering, a year, perhaps,</text:p>
      <text:p text:style-name="P1">of wild-rose beauty and then she had suddenly swollen like a fertilized</text:p>
      <text:p text:style-name="P1">fruit and grown hard and red and coarse, and then her life had been</text:p>
      <text:p text:style-name="P1">laundering, scrubbing, darning, cooking, sweeping, polishing, mending,</text:p>
      <text:p text:style-name="P1">scrubbing, laundering, first for children, then for grandchildren, over</text:p>
      <text:p text:style-name="P1">thirty unbroken years. At the end of it she was still singing. The mystical</text:p>
      <text:p text:style-name="P1">reverence that he felt for her was somehow mixed up with the aspect of</text:p>
      <text:p text:style-name="P1">the pale, cloudless sky, stretching away behind the chimney-pots into</text:p>
      <text:p text:style-name="P1">interminable distance. It was curious to think that the sky was the same</text:p>
      <text:p text:style-name="P1">for everybody, in Eurasia or Eastasia as well as here. And the people</text:p>
      <text:p text:style-name="P1">under the sky were also very much the same--everywhere, all over the world,</text:p>
      <text:p text:style-name="P1">hundreds of thousands of millions of people just like this, people ignorant</text:p>
      <text:p text:style-name="P1">of one another's existence, held apart by walls of hatred and lies, and</text:p>
      <text:p text:style-name="P1">yet almost exactly the same--people who had never learned to think but who</text:p>
      <text:p text:style-name="P1">were storing up in their hearts and bellies and muscles the power that</text:p>
      <text:p text:style-name="P1">would one day overturn the world. If there was hope, it lay in the proles!</text:p>
      <text:p text:style-name="P1">Without having read to the end of THE BOOK, he knew that that must be</text:p>
      <text:p text:style-name="P1"><text:soft-page-break/>Goldstein's final message. The future belonged to the proles. And could he</text:p>
      <text:p text:style-name="P1">be sure that when their time came the world they constructed would not be</text:p>
      <text:p text:style-name="P1">just as alien to him, Winston Smith, as the world of the Party? Yes,</text:p>
      <text:p text:style-name="P1">because at the least it would be a world of sanity. Where there is</text:p>
      <text:p text:style-name="P1">equality there can be sanity. Sooner or later it would happen, strength</text:p>
      <text:p text:style-name="P1">would change into consciousness. The proles were immortal, you could not</text:p>
      <text:p text:style-name="P1">doubt it when you looked at that valiant figure in the yard. In the end</text:p>
      <text:p text:style-name="P1">their awakening would come. And until that happened, though it might be a</text:p>
      <text:p text:style-name="P1">thousand years, they would stay alive against all the odds, like birds,</text:p>
      <text:p text:style-name="P1">passing on from body to body the vitality which the Party did not share</text:p>
      <text:p text:style-name="P1">and could not kill.<text:line-break/><text:line-break/>'Do you remember,' he said, 'the thrush that sang to us, that first day,</text:p>
      <text:p text:style-name="P1">at the edge of the wood?'<text:line-break/><text:line-break/>'He wasn't singing to us,' said Julia. 'He was singing to please himself.</text:p>
      <text:p text:style-name="P1">Not even that. He was just singing.'<text:line-break/><text:line-break/>The birds sang, the proles sang. the Party did not sing. All round the</text:p>
      <text:p text:style-name="P1">world, in London and New York, in Africa and Brazil, and in the mysterious,</text:p>
      <text:p text:style-name="P1">forbidden lands beyond the frontiers, in the streets of Paris and Berlin,</text:p>
      <text:p text:style-name="P1">in the villages of the endless Russian plain, in the bazaars of China and</text:p>
      <text:p text:style-name="P1">Japan--everywhere stood the same solid unconquerable figure, made monstrous</text:p>
      <text:p text:style-name="P1">by work and childbearing, toiling from birth to death and still singing.</text:p>
      <text:p text:style-name="P1">Out of those mighty loins a race of conscious beings must one day come.</text:p>
      <text:p text:style-name="P1">You were the dead, theirs was the future. But you could share in that</text:p>
      <text:p text:style-name="P1">future if you kept alive the mind as they kept alive the body, and passed</text:p>
      <text:p text:style-name="P1">on the secret doctrine that two plus two make four.<text:line-break/><text:line-break/>'We are the dead,' he said.<text:line-break/><text:line-break/>'We are the dead,' echoed Julia dutifully.<text:line-break/><text:line-break/>'You are the dead,' said an iron voice behind them.<text:line-break/><text:line-break/>They sprang apart. Winston's entrails seemed to have turned into ice. He</text:p>
      <text:p text:style-name="P1">could see the white all round the irises of Julia's eyes. Her face had</text:p>
      <text:p text:style-name="P1">turned a milky yellow. The smear of rouge that was still on each cheekbone</text:p>
      <text:p text:style-name="P1">stood out sharply, almost as though unconnected with the skin beneath.<text:line-break/><text:line-break/>'You are the dead,' repeated the iron voice.<text:line-break/><text:line-break/>'It was behind the picture,' breathed Julia.<text:line-break/><text:line-break/>'It was behind the picture,' said the voice. 'Remain exactly where you</text:p>
      <text:p text:style-name="P1">are. Make no movement until you are ordered.'<text:line-break/><text:line-break/>It was starting, it was starting at last! They could do nothing except</text:p>
      <text:p text:style-name="P1">stand gazing into one another's eyes. To run for life, to get out of the</text:p>
      <text:p text:style-name="P1">house before it was too late--no such thought occurred to them. Unthinkable</text:p>
      <text:p text:style-name="P1">to disobey the iron voice from the wall. There was a snap as though a catch</text:p>
      <text:p text:style-name="P1">had been turned back, and a crash of breaking glass. The picture had fallen</text:p>
      <text:p text:style-name="P1">to the floor uncovering the telescreen behind it.<text:line-break/><text:line-break/>'Now they can see us,' said Julia.<text:line-break/><text:line-break/>'Now we can see you,' said the voice. 'Stand out in the middle of the</text:p>
      <text:p text:style-name="P1">room. Stand back to back. Clasp your hands behind your heads. Do not touch</text:p>
      <text:p text:style-name="P1"><text:soft-page-break/>one another.'<text:line-break/><text:line-break/>They were not touching, but it seemed to him that he could feel Julia's</text:p>
      <text:p text:style-name="P1">body shaking. Or perhaps it was merely the shaking of his own. He could</text:p>
      <text:p text:style-name="P1">just stop his teeth from chattering, but his knees were beyond his control.</text:p>
      <text:p text:style-name="P1">There was a sound of trampling boots below, inside the house and outside.</text:p>
      <text:p text:style-name="P1">The yard seemed to be full of men. Something was being dragged across the</text:p>
      <text:p text:style-name="P1">stones. The woman's singing had stopped abruptly. There was a long, rolling</text:p>
      <text:p text:style-name="P1">clang, as though the washtub had been flung across the yard, and then a</text:p>
      <text:p text:style-name="P1">confusion of angry shouts which ended in a yell of pain.<text:line-break/><text:line-break/>'The house is surrounded,' said Winston.<text:line-break/><text:line-break/>'The house is surrounded,' said the voice.<text:line-break/><text:line-break/>He heard Julia snap her teeth together. 'I suppose we may as well say</text:p>
      <text:p text:style-name="P1">good-bye,' she said.<text:line-break/><text:line-break/>'You may as well say good-bye,' said the voice. And then another quite</text:p>
      <text:p text:style-name="P1">different voice, a thin, cultivated voice which Winston had the impression</text:p>
      <text:p text:style-name="P1">of having heard before, struck in; 'And by the way, while we are on the</text:p>
      <text:p text:style-name="P1">subject, "Here comes a candle to light you to bed, here comes a chopper to</text:p>
      <text:p text:style-name="P1">chop off your head"!'<text:line-break/><text:line-break/>Something crashed on to the bed behind Winston's back. The head of a ladder</text:p>
      <text:p text:style-name="P1">had been thrust through the window and had burst in the frame. Someone was</text:p>
      <text:p text:style-name="P1">climbing through the window. There was a stampede of boots up the stairs.</text:p>
      <text:p text:style-name="P1">The room was full of solid men in black uniforms, with iron-shod boots on</text:p>
      <text:p text:style-name="P1">their feet and truncheons in their hands.<text:line-break/><text:line-break/>Winston was not trembling any longer. Even his eyes he barely moved. One</text:p>
      <text:p text:style-name="P1">thing alone mattered; to keep still, to keep still and not give them an</text:p>
      <text:p text:style-name="P1">excuse to hit you! A man with a smooth prize-fighter's jowl in which the</text:p>
      <text:p text:style-name="P1">mouth was only a slit paused opposite him balancing his truncheon</text:p>
      <text:p text:style-name="P1">meditatively between thumb and forefinger. Winston met his eyes. The</text:p>
      <text:p text:style-name="P1">feeling of nakedness, with one's hands behind one's head and one's face</text:p>
      <text:p text:style-name="P1">and body all exposed, was almost unbearable. The man protruded the tip</text:p>
      <text:p text:style-name="P1">of a white tongue, licked the place where his lips should have been, and</text:p>
      <text:p text:style-name="P1">then passed on. There was another crash. Someone had picked up the glass</text:p>
      <text:p text:style-name="P1">paperweight from the table and smashed it to pieces on the hearth-stone.<text:line-break/><text:line-break/>The fragment of coral, a tiny crinkle of pink like a sugar rosebud from</text:p>
      <text:p text:style-name="P1">a cake, rolled across the mat. How small, thought Winston, how small it</text:p>
      <text:p text:style-name="P1">always was! There was a gasp and a thump behind him, and he received a</text:p>
      <text:p text:style-name="P1">violent kick on the ankle which nearly flung him off his balance. One of</text:p>
      <text:p text:style-name="P1">the men had smashed his fist into Julia's solar plexus, doubling her up</text:p>
      <text:p text:style-name="P1">like a pocket ruler. She was thrashing about on the floor, fighting for</text:p>
      <text:p text:style-name="P1">breath. Winston dared not turn his head even by a millimetre, but sometimes</text:p>
      <text:p text:style-name="P1">her livid, gasping face came within the angle of his vision. Even in his</text:p>
      <text:p text:style-name="P1">terror it was as though he could feel the pain in his own body, the deadly</text:p>
      <text:p text:style-name="P1">pain which nevertheless was less urgent than the struggle to get back her</text:p>
      <text:p text:style-name="P1">breath. He knew what it was like; the terrible, agonizing pain which was</text:p>
      <text:p text:style-name="P1">there all the while but could not be suffered yet, because before all else</text:p>
      <text:p text:style-name="P1">it was necessary to be able to breathe. Then two of the men hoisted her</text:p>
      <text:p text:style-name="P1">up by knees and shoulders, and carried her out of the room like a sack.</text:p>
      <text:p text:style-name="P1">Winston had a glimpse of her face, upside down, yellow and contorted, with</text:p>
      <text:p text:style-name="P1">the eyes shut, and still with a smear of rouge on either cheek; and that</text:p>
      <text:p text:style-name="P1"><text:soft-page-break/>was the last he saw of her.<text:line-break/><text:line-break/>He stood dead still. No one had hit him yet. Thoughts which came of their</text:p>
      <text:p text:style-name="P1">own accord but seemed totally uninteresting began to flit through his</text:p>
      <text:p text:style-name="P1">mind. He wondered whether they had got Mr Charrington. He wondered what</text:p>
      <text:p text:style-name="P1">they had done to the woman in the yard. He noticed that he badly wanted</text:p>
      <text:p text:style-name="P1">to urinate, and felt a faint surprise, because he had done so only two or</text:p>
      <text:p text:style-name="P1">three hours ago. He noticed that the clock on the mantelpiece said nine,</text:p>
      <text:p text:style-name="P1">meaning twenty-one. But the light seemed too strong. Would not the light</text:p>
      <text:p text:style-name="P1">be fading at twenty-one hours on an August evening? He wondered whether</text:p>
      <text:p text:style-name="P1">after all he and Julia had mistaken the time--had slept the clock round</text:p>
      <text:p text:style-name="P1">and thought it was twenty-thirty when really it was nought eight-thirty</text:p>
      <text:p text:style-name="P1">on the following morning. But he did not pursue the thought further.</text:p>
      <text:p text:style-name="P1">It was not interesting.<text:line-break/><text:line-break/>There was another, lighter step in the passage. Mr Charrington came into</text:p>
      <text:p text:style-name="P1">the room. The demeanour of the black-uniformed men suddenly became more</text:p>
      <text:p text:style-name="P1">subdued. Something had also changed in Mr Charrington's appearance. His</text:p>
      <text:p text:style-name="P1">eye fell on the fragments of the glass paperweight.<text:line-break/><text:line-break/>'Pick up those pieces,' he said sharply.<text:line-break/><text:line-break/>A man stooped to obey. The cockney accent had disappeared; Winston suddenly</text:p>
      <text:p text:style-name="P1">realized whose voice it was that he had heard a few moments ago on the</text:p>
      <text:p text:style-name="P1">telescreen. Mr Charrington was still wearing his old velvet jacket, but</text:p>
      <text:p text:style-name="P1">his hair, which had been almost white, had turned black. Also he was not</text:p>
      <text:p text:style-name="P1">wearing his spectacles. He gave Winston a single sharp glance, as though</text:p>
      <text:p text:style-name="P1">verifying his identity, and then paid no more attention to him. He was</text:p>
      <text:p text:style-name="P1">still recognizable, but he was not the same person any longer. His body</text:p>
      <text:p text:style-name="P1">had straightened, and seemed to have grown bigger. His face had undergone</text:p>
      <text:p text:style-name="P1">only tiny changes that had nevertheless worked a complete transformation.</text:p>
      <text:p text:style-name="P1">The black eyebrows were less bushy, the wrinkles were gone, the whole</text:p>
      <text:p text:style-name="P1">lines of the face seemed to have altered; even the nose seemed shorter. It</text:p>
      <text:p text:style-name="P1">was the alert, cold face of a man of about five-and-thirty. It occurred to</text:p>
      <text:p text:style-name="P1">Winston that for the first time in his life he was looking, with knowledge,</text:p>
      <text:p text:style-name="P5"><text:span text:style-name="T4">at a member of the Thought Police.<text:line-break/><text:line-break/><text:line-break/><text:line-break/><text:line-break/><text:line-break/>PART THREE<text:line-break/><text:line-break/><text:line-break/><text:line-break/><text:line-break/>Chapter 1<text:line-break/><text:line-break/><text:line-break/><text:line-break/>He did not know where he was. Presumably he was in the Ministry of Love,</text:span></text:p>
      <text:p text:style-name="P1">but there was no way of making certain. He was in a high-ceilinged</text:p>
      <text:p text:style-name="P1">windowless cell with walls of glittering white porcelain. Concealed lamps</text:p>
      <text:p text:style-name="P1">flooded it with cold light, and there was a low, steady humming sound</text:p>
      <text:p text:style-name="P1">which he supposed had something to do with the air supply. A bench, or</text:p>
      <text:p text:style-name="P1">shelf, just wide enough to sit on ran round the wall, broken only by the</text:p>
      <text:p text:style-name="P1">door and, at the end opposite the door, a lavatory pan with no wooden</text:p>
      <text:p text:style-name="P1"><text:soft-page-break/>seat. There were four telescreens, one in each wall.<text:line-break/><text:line-break/>There was a dull aching in his belly. It had been there ever since they</text:p>
      <text:p text:style-name="P1">had bundled him into the closed van and driven him away. But he was also</text:p>
      <text:p text:style-name="P1">hungry, with a gnawing, unwholesome kind of hunger. It might be twenty-four</text:p>
      <text:p text:style-name="P1">hours since he had eaten, it might be thirty-six. He still did not know,</text:p>
      <text:p text:style-name="P1">probably never would know, whether it had been morning or evening when</text:p>
      <text:p text:style-name="P1">they arrested him. Since he was arrested he had not been fed.<text:line-break/><text:line-break/>He sat as still as he could on the narrow bench, with his hands crossed</text:p>
      <text:p text:style-name="P1">on his knee. He had already learned to sit still. If you made unexpected</text:p>
      <text:p text:style-name="P1">movements they yelled at you from the telescreen. But the craving for food</text:p>
      <text:p text:style-name="P1">was growing upon him. What he longed for above all was a piece of bread.</text:p>
      <text:p text:style-name="P1">He had an idea that there were a few breadcrumbs in the pocket of his</text:p>
      <text:p text:style-name="P1">overalls. It was even possible--he thought this because from time to time</text:p>
      <text:p text:style-name="P1">something seemed to tickle his leg--that there might be a sizeable bit of</text:p>
      <text:p text:style-name="P1">crust there. In the end the temptation to find out overcame his fear; he</text:p>
      <text:p text:style-name="P1">slipped a hand into his pocket.<text:line-break/><text:line-break/>'Smith!' yelled a voice from the telescreen. '6079 Smith W.! Hands out of</text:p>
      <text:p text:style-name="P1">pockets in the cells!'<text:line-break/><text:line-break/>He sat still again, his hands crossed on his knee. Before being brought</text:p>
      <text:p text:style-name="P1">here he had been taken to another place which must have been an ordinary</text:p>
      <text:p text:style-name="P1">prison or a temporary lock-up used by the patrols. He did not know how</text:p>
      <text:p text:style-name="P1">long he had been there; some hours at any rate; with no clocks and no</text:p>
      <text:p text:style-name="P1">daylight it was hard to gauge the time. It was a noisy, evil-smelling</text:p>
      <text:p text:style-name="P1">place. They had put him into a cell similar to the one he was now in,</text:p>
      <text:p text:style-name="P1">but filthily dirty and at all times crowded by ten or fifteen people. The</text:p>
      <text:p text:style-name="P1">majority of them were common criminals, but there were a few political</text:p>
      <text:p text:style-name="P1">prisoners among them. He had sat silent against the wall, jostled by dirty</text:p>
      <text:p text:style-name="P1">bodies, too preoccupied by fear and the pain in his belly to take much</text:p>
      <text:p text:style-name="P1">interest in his surroundings, but still noticing the astonishing difference</text:p>
      <text:p text:style-name="P1">in demeanour between the Party prisoners and the others. The Party</text:p>
      <text:p text:style-name="P1">prisoners were always silent and terrified, but the ordinary criminals</text:p>
      <text:p text:style-name="P1">seemed to care nothing for anybody. They yelled insults at the guards,</text:p>
      <text:p text:style-name="P1">fought back fiercely when their belongings were impounded, wrote obscene</text:p>
      <text:p text:style-name="P1">words on the floor, ate smuggled food which they produced from mysterious</text:p>
      <text:p text:style-name="P1">hiding-places in their clothes, and even shouted down the telescreen when</text:p>
      <text:p text:style-name="P1">it tried to restore order. On the other hand some of them seemed to be on</text:p>
      <text:p text:style-name="P1">good terms with the guards, called them by nicknames, and tried to wheedle</text:p>
      <text:p text:style-name="P1">cigarettes through the spyhole in the door. The guards, too, treated the</text:p>
      <text:p text:style-name="P1">common criminals with a certain forbearance, even when they had to handle</text:p>
      <text:p text:style-name="P1">them roughly. There was much talk about the forced-labour camps to which</text:p>
      <text:p text:style-name="P1">most of the prisoners expected to be sent. It was 'all right' in the</text:p>
      <text:p text:style-name="P1">camps, he gathered, so long as you had good contacts and knew the ropes.</text:p>
      <text:p text:style-name="P1">There was bribery, favouritism, and racketeering of every kind, there was</text:p>
      <text:p text:style-name="P1">homosexuality and prostitution, there was even illicit alcohol distilled</text:p>
      <text:p text:style-name="P1">from potatoes. The positions of trust were given only to the common</text:p>
      <text:p text:style-name="P1">criminals, especially the gangsters and the murderers, who formed a sort</text:p>
      <text:p text:style-name="P1">of aristocracy. All the dirty jobs were done by the politicals.<text:line-break/><text:line-break/>There was a constant come-and-go of prisoners of every description:</text:p>
      <text:p text:style-name="P1">drug-peddlers, thieves, bandits, black-marketeers, drunks, prostitutes.</text:p>
      <text:p text:style-name="P1">Some of the drunks were so violent that the other prisoners had to combine</text:p>
      <text:p text:style-name="P1">to suppress them. An enormous wreck of a woman, aged about sixty, with</text:p>
      <text:p text:style-name="P1">great tumbling breasts and thick coils of white hair which had come down</text:p>
      <text:p text:style-name="P1">in her struggles, was carried in, kicking and shouting, by four guards,</text:p>
      <text:p text:style-name="P1">who had hold of her one at each corner. They wrenched off the boots with</text:p>
      <text:p text:style-name="P1"><text:soft-page-break/>which she had been trying to kick them, and dumped her down across</text:p>
      <text:p text:style-name="P1">Winston's lap, almost breaking his thigh-bones. The woman hoisted herself</text:p>
      <text:p text:style-name="P1">upright and followed them out with a yell of 'F---- bastards!' Then,</text:p>
      <text:p text:style-name="P1">noticing that she was sitting on something uneven, she slid off Winston's</text:p>
      <text:p text:style-name="P1">knees on to the bench.<text:line-break/><text:line-break/>'Beg pardon, dearie,' she said. 'I wouldn't 'a sat on you, only the buggers</text:p>
      <text:p text:style-name="P1">put me there. They dono 'ow to treat a lady, do they?' She paused, patted</text:p>
      <text:p text:style-name="P1">her breast, and belched. 'Pardon,' she said, 'I ain't meself, quite.'<text:line-break/><text:line-break/>She leant forward and vomited copiously on the floor.<text:line-break/><text:line-break/>'Thass better,' she said, leaning back with closed eyes. 'Never keep it</text:p>
      <text:p text:style-name="P1">down, thass what I say. Get it up while it's fresh on your stomach, like.'<text:line-break/><text:line-break/>She revived, turned to have another look at Winston and seemed immediately</text:p>
      <text:p text:style-name="P1">to take a fancy to him. She put a vast arm round his shoulder and drew him</text:p>
      <text:p text:style-name="P1">towards her, breathing beer and vomit into his face.<text:line-break/><text:line-break/>'Wass your name, dearie?' she said.<text:line-break/><text:line-break/>'Smith,' said Winston.<text:line-break/><text:line-break/>'Smith?' said the woman. 'Thass funny. My name's Smith too. Why,' she</text:p>
      <text:p text:style-name="P1">added sentimentally, 'I might be your mother!'<text:line-break/><text:line-break/>She might, thought Winston, be his mother. She was about the right age and</text:p>
      <text:p text:style-name="P1">physique, and it was probable that people changed somewhat after twenty</text:p>
      <text:p text:style-name="P1">years in a forced-labour camp.<text:line-break/><text:line-break/>No one else had spoken to him. To a surprising extent the ordinary</text:p>
      <text:p text:style-name="P1">criminals ignored the Party prisoners. 'The polITS,' they called them,</text:p>
      <text:p text:style-name="P1">with a sort of uninterested contempt. The Party prisoners seemed terrified</text:p>
      <text:p text:style-name="P1">of speaking to anybody, and above all of speaking to one another. Only</text:p>
      <text:p text:style-name="P1">once, when two Party members, both women, were pressed close together on</text:p>
      <text:p text:style-name="P1">the bench, he overheard amid the din of voices a few hurriedly-whispered</text:p>
      <text:p text:style-name="P1">words; and in particular a reference to something called 'room one-oh-one',</text:p>
      <text:p text:style-name="P1">which he did not understand.<text:line-break/><text:line-break/>It might be two or three hours ago that they had brought him here. The</text:p>
      <text:p text:style-name="P1">dull pain in his belly never went away, but sometimes it grew better and</text:p>
      <text:p text:style-name="P1">sometimes worse, and his thoughts expanded or contracted accordingly. When</text:p>
      <text:p text:style-name="P1">it grew worse he thought only of the pain itself, and of his desire for</text:p>
      <text:p text:style-name="P1">food. When it grew better, panic took hold of him. There were moments</text:p>
      <text:p text:style-name="P1">when he foresaw the things that would happen to him with such actuality</text:p>
      <text:p text:style-name="P1">that his heart galloped and his breath stopped. He felt the smash of</text:p>
      <text:p text:style-name="P1">truncheons on his elbows and iron-shod boots on his shins; he saw himself</text:p>
      <text:p text:style-name="P1">grovelling on the floor, screaming for mercy through broken teeth. He</text:p>
      <text:p text:style-name="P1">hardly thought of Julia. He could not fix his mind on her. He loved her</text:p>
      <text:p text:style-name="P1">and would not betray her; but that was only a fact, known as he knew the</text:p>
      <text:p text:style-name="P1">rules of arithmetic. He felt no love for her, and he hardly even wondered</text:p>
      <text:p text:style-name="P1">what was happening to her. He thought oftener of O'Brien, with a flickering</text:p>
      <text:p text:style-name="P1">hope. O'Brien might know that he had been arrested. The Brotherhood, he</text:p>
      <text:p text:style-name="P1">had said, never tried to save its members. But there was the razor blade;</text:p>
      <text:p text:style-name="P1">they would send the razor blade if they could. There would be perhaps five</text:p>
      <text:p text:style-name="P1">seconds before the guard could rush into the cell. The blade would bite</text:p>
      <text:p text:style-name="P1">into him with a sort of burning coldness, and even the fingers that held</text:p>
      <text:p text:style-name="P1">it would be cut to the bone. Everything came back to his sick body, which</text:p>
      <text:p text:style-name="P1">shrank trembling from the smallest pain. He was not certain that he would</text:p>
      <text:p text:style-name="P1"><text:soft-page-break/>use the razor blade even if he got the chance. It was more natural to exist</text:p>
      <text:p text:style-name="P1">from moment to moment, accepting another ten minutes' life even with the</text:p>
      <text:p text:style-name="P1">certainty that there was torture at the end of it.<text:line-break/><text:line-break/>Sometimes he tried to calculate the number of porcelain bricks in the</text:p>
      <text:p text:style-name="P1">walls of the cell. It should have been easy, but he always lost count at</text:p>
      <text:p text:style-name="P1">some point or another. More often he wondered where he was, and what time</text:p>
      <text:p text:style-name="P1">of day it was. At one moment he felt certain that it was broad daylight</text:p>
      <text:p text:style-name="P1">outside, and at the next equally certain that it was pitch darkness. In</text:p>
      <text:p text:style-name="P1">this place, he knew instinctively, the lights would never be turned out.</text:p>
      <text:p text:style-name="P1">It was the place with no darkness: he saw now why O'Brien had seemed to</text:p>
      <text:p text:style-name="P1">recognize the allusion. In the Ministry of Love there were no windows. His</text:p>
      <text:p text:style-name="P1">cell might be at the heart of the building or against its outer wall; it</text:p>
      <text:p text:style-name="P1">might be ten floors below ground, or thirty above it. He moved himself</text:p>
      <text:p text:style-name="P1">mentally from place to place, and tried to determine by the feeling of his</text:p>
      <text:p text:style-name="P1">body whether he was perched high in the air or buried deep underground.<text:line-break/><text:line-break/>There was a sound of marching boots outside. The steel door opened with</text:p>
      <text:p text:style-name="P1">a clang. A young officer, a trim black-uniformed figure who seemed to</text:p>
      <text:p text:style-name="P1">glitter all over with polished leather, and whose pale, straight-featured</text:p>
      <text:p text:style-name="P1">face was like a wax mask, stepped smartly through the doorway. He motioned</text:p>
      <text:p text:style-name="P1">to the guards outside to bring in the prisoner they were leading. The</text:p>
      <text:p text:style-name="P1">poet Ampleforth shambled into the cell. The door clanged shut again.<text:line-break/><text:line-break/>Ampleforth made one or two uncertain movements from side to side, as</text:p>
      <text:p text:style-name="P1">though having some idea that there was another door to go out of, and then</text:p>
      <text:p text:style-name="P1">began to wander up and down the cell. He had not yet noticed Winston's</text:p>
      <text:p text:style-name="P1">presence. His troubled eyes were gazing at the wall about a metre above</text:p>
      <text:p text:style-name="P1">the level of Winston's head. He was shoeless; large, dirty toes were</text:p>
      <text:p text:style-name="P1">sticking out of the holes in his socks. He was also several days away</text:p>
      <text:p text:style-name="P1">from a shave. A scrubby beard covered his face to the cheekbones, giving</text:p>
      <text:p text:style-name="P1">him an air of ruffianism that went oddly with his large weak frame and</text:p>
      <text:p text:style-name="P1">nervous movements.<text:line-break/><text:line-break/>Winston roused himself a little from his lethargy. He must speak</text:p>
      <text:p text:style-name="P1">to Ampleforth, and risk the yell from the telescreen. It was even</text:p>
      <text:p text:style-name="P1">conceivable that Ampleforth was the bearer of the razor blade.<text:line-break/><text:line-break/>'Ampleforth,' he said.<text:line-break/><text:line-break/>There was no yell from the telescreen. Ampleforth paused, mildly startled.</text:p>
      <text:p text:style-name="P1">His eyes focused themselves slowly on Winston.<text:line-break/><text:line-break/>'Ah, Smith!' he said. 'You too!'<text:line-break/><text:line-break/>'What are you in for?'<text:line-break/><text:line-break/>'To tell you the truth--' He sat down awkwardly on the bench opposite</text:p>
      <text:p text:style-name="P1">Winston. 'There is only one offence, is there not?' he said.<text:line-break/><text:line-break/>'And have you committed it?'<text:line-break/><text:line-break/>'Apparently I have.'<text:line-break/><text:line-break/>He put a hand to his forehead and pressed his temples for a moment, as</text:p>
      <text:p text:style-name="P1">though trying to remember something.<text:line-break/><text:line-break/>'These things happen,' he began vaguely. 'I have been able to recall one</text:p>
      <text:p text:style-name="P1">instance--a possible instance. It was an indiscretion, undoubtedly. We</text:p>
      <text:p text:style-name="P1"><text:soft-page-break/>were producing a definitive edition of the poems of Kipling. I allowed the</text:p>
      <text:p text:style-name="P1">word "God" to remain at the end of a line. I could not help it!' he added</text:p>
      <text:p text:style-name="P1">almost indignantly, raising his face to look at Winston. 'It was impossible</text:p>
      <text:p text:style-name="P1">to change the line. The rhyme was "rod". Do you realize that there are only</text:p>
      <text:p text:style-name="P1">twelve rhymes to "rod" in the entire language? For days I had racked my</text:p>
      <text:p text:style-name="P1">brains. There WAS no other rhyme.'<text:line-break/><text:line-break/>The expression on his face changed. The annoyance passed out of it and for</text:p>
      <text:p text:style-name="P1">a moment he looked almost pleased. A sort of intellectual warmth, the joy</text:p>
      <text:p text:style-name="P1">of the pedant who has found out some useless fact, shone through the dirt</text:p>
      <text:p text:style-name="P1">and scrubby hair.<text:line-break/><text:line-break/>'Has it ever occurred to you,' he said, 'that the whole history of English</text:p>
      <text:p text:style-name="P1">poetry has been determined by the fact that the English language lacks</text:p>
      <text:p text:style-name="P1">rhymes?'<text:line-break/><text:line-break/>No, that particular thought had never occurred to Winston. Nor, in the</text:p>
      <text:p text:style-name="P1">circumstances, did it strike him as very important or interesting.<text:line-break/><text:line-break/>'Do you know what time of day it is?' he said.<text:line-break/><text:line-break/>Ampleforth looked startled again. 'I had hardly thought about it. They</text:p>
      <text:p text:style-name="P1">arrested me--it could be two days ago--perhaps three.' His eyes flitted</text:p>
      <text:p text:style-name="P1">round the walls, as though he half expected to find a window somewhere.</text:p>
      <text:p text:style-name="P1">'There is no difference between night and day in this place. I do not see</text:p>
      <text:p text:style-name="P1">how one can calculate the time.'<text:line-break/><text:line-break/>They talked desultorily for some minutes, then, without apparent reason,</text:p>
      <text:p text:style-name="P1">a yell from the telescreen bade them be silent. Winston sat quietly, his</text:p>
      <text:p text:style-name="P1">hands crossed. Ampleforth, too large to sit in comfort on the narrow</text:p>
      <text:p text:style-name="P1">bench, fidgeted from side to side, clasping his lank hands first round one</text:p>
      <text:p text:style-name="P1">knee, then round the other. The telescreen barked at him to keep still.</text:p>
      <text:p text:style-name="P1">Time passed. Twenty minutes, an hour--it was difficult to judge. Once more</text:p>
      <text:p text:style-name="P1">there was a sound of boots outside. Winston's entrails contracted. Soon,</text:p>
      <text:p text:style-name="P1">very soon, perhaps in five minutes, perhaps now, the tramp of boots would</text:p>
      <text:p text:style-name="P1">mean that his own turn had come.<text:line-break/><text:line-break/>The door opened. The cold-faced young officer stepped into the cell. With</text:p>
      <text:p text:style-name="P1">a brief movement of the hand he indicated Ampleforth.<text:line-break/><text:line-break/>'Room 101,' he said.<text:line-break/><text:line-break/>Ampleforth marched clumsily out between the guards, his face vaguely</text:p>
      <text:p text:style-name="P1">perturbed, but uncomprehending.<text:line-break/><text:line-break/>What seemed like a long time passed. The pain in Winston's belly had</text:p>
      <text:p text:style-name="P1">revived. His mind sagged round and round on the same trick, like a ball</text:p>
      <text:p text:style-name="P1">falling again and again into the same series of slots. He had only six</text:p>
      <text:p text:style-name="P1">thoughts. The pain in his belly; a piece of bread; the blood and the</text:p>
      <text:p text:style-name="P1">screaming; O'Brien; Julia; the razor blade. There was another spasm in his</text:p>
      <text:p text:style-name="P1">entrails, the heavy boots were approaching. As the door opened, the wave</text:p>
      <text:p text:style-name="P1">of air that it created brought in a powerful smell of cold sweat. Parsons</text:p>
      <text:p text:style-name="P1">walked into the cell. He was wearing khaki shorts and a sports-shirt.<text:line-break/><text:line-break/>This time Winston was startled into self-forgetfulness.<text:line-break/><text:line-break/>'YOU here!' he said.<text:line-break/><text:line-break/>Parsons gave Winston a glance in which there was neither interest nor</text:p>
      <text:p text:style-name="P1"><text:soft-page-break/>surprise, but only misery. He began walking jerkily up and down, evidently</text:p>
      <text:p text:style-name="P1">unable to keep still. Each time he straightened his pudgy knees it was</text:p>
      <text:p text:style-name="P1">apparent that they were trembling. His eyes had a wide-open, staring look,</text:p>
      <text:p text:style-name="P1">as though he could not prevent himself from gazing at something in the</text:p>
      <text:p text:style-name="P1">middle distance.<text:line-break/><text:line-break/>'What are you in for?' said Winston.<text:line-break/><text:line-break/>'Thoughtcrime!' said Parsons, almost blubbering. The tone of his voice</text:p>
      <text:p text:style-name="P1">implied at once a complete admission of his guilt and a sort of incredulous</text:p>
      <text:p text:style-name="P1">horror that such a word could be applied to himself. He paused opposite</text:p>
      <text:p text:style-name="P1">Winston and began eagerly appealing to him: 'You don't think they'll shoot</text:p>
      <text:p text:style-name="P1">me, do you, old chap? They don't shoot you if you haven't actually done</text:p>
      <text:p text:style-name="P1">anything--only thoughts, which you can't help? I know they give you a fair</text:p>
      <text:p text:style-name="P1">hearing. Oh, I trust them for that! They'll know my record, won't they?</text:p>
      <text:p text:style-name="P1">YOU know what kind of chap I was. Not a bad chap in my way. Not brainy, of</text:p>
      <text:p text:style-name="P1">course, but keen. I tried to do my best for the Party, didn't I? I'll get</text:p>
      <text:p text:style-name="P1">off with five years, don't you think? Or even ten years? A chap like me</text:p>
      <text:p text:style-name="P1">could make himself pretty useful in a labour-camp. They wouldn't shoot me</text:p>
      <text:p text:style-name="P1">for going off the rails just once?'<text:line-break/><text:line-break/>'Are you guilty?' said Winston.<text:line-break/><text:line-break/>'Of course I'm guilty!' cried Parsons with a servile glance at the</text:p>
      <text:p text:style-name="P1">telescreen. 'You don't think the Party would arrest an innocent man,</text:p>
      <text:p text:style-name="P1">do you?' His frog-like face grew calmer, and even took on a slightly</text:p>
      <text:p text:style-name="P1">sanctimonious expression. 'Thoughtcrime is a dreadful thing, old man,'</text:p>
      <text:p text:style-name="P1">he said sententiously. 'It's insidious. It can get hold of you without</text:p>
      <text:p text:style-name="P1">your even knowing it. Do you know how it got hold of me? In my sleep! Yes,</text:p>
      <text:p text:style-name="P1">that's a fact. There I was, working away, trying to do my bit--never knew</text:p>
      <text:p text:style-name="P1">I had any bad stuff in my mind at all. And then I started talking in my</text:p>
      <text:p text:style-name="P1">sleep. Do you know what they heard me saying?'<text:line-break/><text:line-break/>He sank his voice, like someone who is obliged for medical reasons to</text:p>
      <text:p text:style-name="P1">utter an obscenity.<text:line-break/><text:line-break/>'"Down with Big Brother!" Yes, I said that! Said it over and over again,</text:p>
      <text:p text:style-name="P1">it seems. Between you and me, old man, I'm glad they got me before it went</text:p>
      <text:p text:style-name="P1">any further. Do you know what I'm going to say to them when I go up before</text:p>
      <text:p text:style-name="P1">the tribunal? "Thank you," I'm going to say, "thank you for saving me</text:p>
      <text:p text:style-name="P1">before it was too late."'<text:line-break/><text:line-break/>'Who denounced you?' said Winston.<text:line-break/><text:line-break/>'It was my little daughter,' said Parsons with a sort of doleful pride.</text:p>
      <text:p text:style-name="P1">'She listened at the keyhole. Heard what I was saying, and nipped off to</text:p>
      <text:p text:style-name="P1">the patrols the very next day. Pretty smart for a nipper of seven, eh?</text:p>
      <text:p text:style-name="P1">I don't bear her any grudge for it. In fact I'm proud of her. It shows I</text:p>
      <text:p text:style-name="P1">brought her up in the right spirit, anyway.'<text:line-break/><text:line-break/>He made a few more jerky movements up and down, several times, casting a</text:p>
      <text:p text:style-name="P1">longing glance at the lavatory pan. Then he suddenly ripped down his</text:p>
      <text:p text:style-name="P1">shorts.<text:line-break/><text:line-break/>'Excuse me, old man,' he said. 'I can't help it. It's the waiting.'<text:line-break/><text:line-break/>He plumped his large posterior into the lavatory pan. Winston covered his</text:p>
      <text:p text:style-name="P1"><text:soft-page-break/>face with his hands.<text:line-break/><text:line-break/>'Smith!' yelled the voice from the telescreen. '6079 Smith W.! Uncover your</text:p>
      <text:p text:style-name="P1">face. No faces covered in the cells.'<text:line-break/><text:line-break/>Winston uncovered his face. Parsons used the lavatory, loudly and</text:p>
      <text:p text:style-name="P1">abundantly. It then turned out that the plug was defective and the cell</text:p>
      <text:p text:style-name="P1">stank abominably for hours afterwards.<text:line-break/><text:line-break/>Parsons was removed. More prisoners came and went, mysteriously. One, a</text:p>
      <text:p text:style-name="P1">woman, was consigned to 'Room 101', and, Winston noticed, seemed to shrivel</text:p>
      <text:p text:style-name="P1">and turn a different colour when she heard the words. A time came when, if</text:p>
      <text:p text:style-name="P1">it had been morning when he was brought here, it would be afternoon; or if</text:p>
      <text:p text:style-name="P1">it had been afternoon, then it would be midnight. There were six prisoners</text:p>
      <text:p text:style-name="P1">in the cell, men and women. All sat very still. Opposite Winston there sat</text:p>
      <text:p text:style-name="P1">a man with a chinless, toothy face exactly like that of some large,</text:p>
      <text:p text:style-name="P1">harmless rodent. His fat, mottled cheeks were so pouched at the bottom</text:p>
      <text:p text:style-name="P1">that it was difficult not to believe that he had little stores of food</text:p>
      <text:p text:style-name="P1">tucked away there. His pale-grey eyes flitted timorously from face to face</text:p>
      <text:p text:style-name="P1">and turned quickly away again when he caught anyone's eye.<text:line-break/><text:line-break/>The door opened, and another prisoner was brought in whose appearance sent</text:p>
      <text:p text:style-name="P1">a momentary chill through Winston. He was a commonplace, mean-looking man</text:p>
      <text:p text:style-name="P1">who might have been an engineer or technician of some kind. But what was</text:p>
      <text:p text:style-name="P1">startling was the emaciation of his face. It was like a skull. Because of</text:p>
      <text:p text:style-name="P1">its thinness the mouth and eyes looked disproportionately large, and the</text:p>
      <text:p text:style-name="P1">eyes seemed filled with a murderous, unappeasable hatred of somebody or</text:p>
      <text:p text:style-name="P1">something.<text:line-break/><text:line-break/>The man sat down on the bench at a little distance from Winston. Winston</text:p>
      <text:p text:style-name="P1">did not look at him again, but the tormented, skull-like face was as</text:p>
      <text:p text:style-name="P1">vivid in his mind as though it had been straight in front of his eyes.</text:p>
      <text:p text:style-name="P1">Suddenly he realized what was the matter. The man was dying of starvation.</text:p>
      <text:p text:style-name="P1">The same thought seemed to occur almost simultaneously to everyone in the</text:p>
      <text:p text:style-name="P1">cell. There was a very faint stirring all the way round the bench. The</text:p>
      <text:p text:style-name="P1">eyes of the chinless man kept flitting towards the skull-faced man, then</text:p>
      <text:p text:style-name="P1">turning guiltily away, then being dragged back by an irresistible</text:p>
      <text:p text:style-name="P1">attraction. Presently he began to fidget on his seat. At last he stood up,</text:p>
      <text:p text:style-name="P1">waddled clumsily across the cell, dug down into the pocket of his overalls,</text:p>
      <text:p text:style-name="P1">and, with an abashed air, held out a grimy piece of bread to the</text:p>
      <text:p text:style-name="P1">skull-faced man.<text:line-break/><text:line-break/>There was a furious, deafening roar from the telescreen. The chinless man</text:p>
      <text:p text:style-name="P1">jumped in his tracks. The skull-faced man had quickly thrust his hands</text:p>
      <text:p text:style-name="P1">behind his back, as though demonstrating to all the world that he refused</text:p>
      <text:p text:style-name="P1">the gift.<text:line-break/><text:line-break/>'Bumstead!' roared the voice. '2713 Bumstead J.! Let fall that piece of</text:p>
      <text:p text:style-name="P1">bread!'<text:line-break/><text:line-break/>The chinless man dropped the piece of bread on the floor.<text:line-break/><text:line-break/>'Remain standing where you are,' said the voice. 'Face the door. Make no</text:p>
      <text:p text:style-name="P1">movement.'<text:line-break/><text:line-break/>The chinless man obeyed. His large pouchy cheeks were quivering</text:p>
      <text:p text:style-name="P1">uncontrollably. The door clanged open. As the young officer entered and</text:p>
      <text:p text:style-name="P1">stepped aside, there emerged from behind him a short stumpy guard with</text:p>
      <text:p text:style-name="P1">enormous arms and shoulders. He took his stand opposite the chinless man,</text:p>
      <text:p text:style-name="P1"><text:soft-page-break/>and then, at a signal from the officer, let free a frightful blow, with</text:p>
      <text:p text:style-name="P1">all the weight of his body behind it, full in the chinless man's mouth.</text:p>
      <text:p text:style-name="P1">The force of it seemed almost to knock him clear of the floor. His body</text:p>
      <text:p text:style-name="P1">was flung across the cell and fetched up against the base of the lavatory</text:p>
      <text:p text:style-name="P1">seat. For a moment he lay as though stunned, with dark blood oozing from</text:p>
      <text:p text:style-name="P1">his mouth and nose. A very faint whimpering or squeaking, which seemed</text:p>
      <text:p text:style-name="P1">unconscious, came out of him. Then he rolled over and raised himself</text:p>
      <text:p text:style-name="P1">unsteadily on hands and knees. Amid a stream of blood and saliva, the two</text:p>
      <text:p text:style-name="P1">halves of a dental plate fell out of his mouth.<text:line-break/><text:line-break/>The prisoners sat very still, their hands crossed on their knees. The</text:p>
      <text:p text:style-name="P1">chinless man climbed back into his place. Down one side of his face the</text:p>
      <text:p text:style-name="P1">flesh was darkening. His mouth had swollen into a shapeless cherry-coloured</text:p>
      <text:p text:style-name="P1">mass with a black hole in the middle of it.<text:line-break/><text:line-break/>From time to time a little blood dripped on to the breast of his overalls.</text:p>
      <text:p text:style-name="P1">His grey eyes still flitted from face to face, more guiltily than ever,</text:p>
      <text:p text:style-name="P1">as though he were trying to discover how much the others despised him for</text:p>
      <text:p text:style-name="P1">his humiliation.<text:line-break/><text:line-break/>The door opened. With a small gesture the officer indicated the</text:p>
      <text:p text:style-name="P1">skull-faced man.<text:line-break/><text:line-break/>'Room 101,' he said.<text:line-break/><text:line-break/>There was a gasp and a flurry at Winston's side. The man had actually</text:p>
      <text:p text:style-name="P1">flung himself on his knees on the floor, with his hand clasped together.<text:line-break/><text:line-break/>'Comrade! Officer!' he cried. 'You don't have to take me to that place!</text:p>
      <text:p text:style-name="P1">Haven't I told you everything already? What else is it you want to know?</text:p>
      <text:p text:style-name="P1">There's nothing I wouldn't confess, nothing! Just tell me what it is and</text:p>
      <text:p text:style-name="P1">I'll confess straight off. Write it down and I'll sign it--anything!</text:p>
      <text:p text:style-name="P1">Not room 101!'<text:line-break/><text:line-break/>'Room 101,' said the officer.<text:line-break/><text:line-break/>The man's face, already very pale, turned a colour Winston would not have</text:p>
      <text:p text:style-name="P1">believed possible. It was definitely, unmistakably, a shade of green.<text:line-break/><text:line-break/>'Do anything to me!' he yelled. 'You've been starving me for weeks. Finish</text:p>
      <text:p text:style-name="P1">it off and let me die. Shoot me. Hang me. Sentence me to twenty-five</text:p>
      <text:p text:style-name="P1">years. Is there somebody else you want me to give away? Just say who it is</text:p>
      <text:p text:style-name="P1">and I'll tell you anything you want. I don't care who it is or what you do</text:p>
      <text:p text:style-name="P1">to them. I've got a wife and three children. The biggest of them isn't six</text:p>
      <text:p text:style-name="P1">years old. You can take the whole lot of them and cut their throats in</text:p>
      <text:p text:style-name="P1">front of my eyes, and I'll stand by and watch it. But not Room 101!'<text:line-break/><text:line-break/>'Room 101,' said the officer.<text:line-break/><text:line-break/>The man looked frantically round at the other prisoners, as though with</text:p>
      <text:p text:style-name="P1">some idea that he could put another victim in his own place. His eyes</text:p>
      <text:p text:style-name="P1">settled on the smashed face of the chinless man. He flung out a lean arm.<text:line-break/><text:line-break/>'That's the one you ought to be taking, not me!' he shouted. 'You didn't</text:p>
      <text:p text:style-name="P1">hear what he was saying after they bashed his face. Give me a chance and</text:p>
      <text:p text:style-name="P1">I'll tell you every word of it. HE'S the one that's against the Party, not</text:p>
      <text:p text:style-name="P1">me.' The guards stepped forward. The man's voice rose to a shriek. 'You</text:p>
      <text:p text:style-name="P1">didn't hear him!' he repeated. 'Something went wrong with the telescreen.</text:p>
      <text:p text:style-name="P1"><text:soft-page-break/>HE'S the one you want. Take him, not me!'<text:line-break/><text:line-break/>The two sturdy guards had stooped to take him by the arms. But just at</text:p>
      <text:p text:style-name="P1">this moment he flung himself across the floor of the cell and grabbed one</text:p>
      <text:p text:style-name="P1">of the iron legs that supported the bench. He had set up a wordless</text:p>
      <text:p text:style-name="P1">howling, like an animal. The guards took hold of him to wrench him loose,</text:p>
      <text:p text:style-name="P1">but he clung on with astonishing strength. For perhaps twenty seconds</text:p>
      <text:p text:style-name="P1">they were hauling at him. The prisoners sat quiet, their hands crossed on</text:p>
      <text:p text:style-name="P1">their knees, looking straight in front of them. The howling stopped; the</text:p>
      <text:p text:style-name="P1">man had no breath left for anything except hanging on. Then there was a</text:p>
      <text:p text:style-name="P1">different kind of cry. A kick from a guard's boot had broken the fingers</text:p>
      <text:p text:style-name="P1">of one of his hands. They dragged him to his feet.<text:line-break/><text:line-break/>'Room 101,' said the officer.<text:line-break/><text:line-break/>The man was led out, walking unsteadily, with head sunken, nursing his</text:p>
      <text:p text:style-name="P1">crushed hand, all the fight had gone out of him.<text:line-break/><text:line-break/>A long time passed. If it had been midnight when the skull-faced man was</text:p>
      <text:p text:style-name="P1">taken away, it was morning: if morning, it was afternoon. Winston was</text:p>
      <text:p text:style-name="P1">alone, and had been alone for hours. The pain of sitting on the narrow</text:p>
      <text:p text:style-name="P1">bench was such that often he got up and walked about, unreproved by the</text:p>
      <text:p text:style-name="P1">telescreen. The piece of bread still lay where the chinless man had</text:p>
      <text:p text:style-name="P1">dropped it. At the beginning it needed a hard effort not to look at it,</text:p>
      <text:p text:style-name="P1">but presently hunger gave way to thirst. His mouth was sticky and</text:p>
      <text:p text:style-name="P1">evil-tasting. The humming sound and the unvarying white light induced a</text:p>
      <text:p text:style-name="P1">sort of faintness, an empty feeling inside his head. He would get up</text:p>
      <text:p text:style-name="P1">because the ache in his bones was no longer bearable, and then would sit</text:p>
      <text:p text:style-name="P1">down again almost at once because he was too dizzy to make sure of</text:p>
      <text:p text:style-name="P1">staying on his feet. Whenever his physical sensations were a little under</text:p>
      <text:p text:style-name="P1">control the terror returned. Sometimes with a fading hope he thought of</text:p>
      <text:p text:style-name="P1">O'Brien and the razor blade. It was thinkable that the razor blade might</text:p>
      <text:p text:style-name="P1">arrive concealed in his food, if he were ever fed. More dimly he thought</text:p>
      <text:p text:style-name="P1">of Julia. Somewhere or other she was suffering perhaps far worse than he.</text:p>
      <text:p text:style-name="P1">She might be screaming with pain at this moment. He thought: 'If I could</text:p>
      <text:p text:style-name="P1">save Julia by doubling my own pain, would I do it? Yes, I would.' But that</text:p>
      <text:p text:style-name="P1">was merely an intellectual decision, taken because he knew that he ought</text:p>
      <text:p text:style-name="P1">to take it. He did not feel it. In this place you could not feel anything,</text:p>
      <text:p text:style-name="P1">except pain and foreknowledge of pain. Besides, was it possible, when you</text:p>
      <text:p text:style-name="P1">were actually suffering it, to wish for any reason that your own pain</text:p>
      <text:p text:style-name="P1">should increase? But that question was not answerable yet.<text:line-break/><text:line-break/>The boots were approaching again. The door opened. O'Brien came in.<text:line-break/><text:line-break/>Winston started to his feet. The shock of the sight had driven all</text:p>
      <text:p text:style-name="P1">caution out of him. For the first time in many years he forgot the</text:p>
      <text:p text:style-name="P1">presence of the telescreen.<text:line-break/><text:line-break/>'They've got you too!' he cried.<text:line-break/><text:line-break/>'They got me a long time ago,' said O'Brien with a mild, almost regretful</text:p>
      <text:p text:style-name="P1">irony. He stepped aside. From behind him there emerged a broad-chested</text:p>
      <text:p text:style-name="P1">guard with a long black truncheon in his hand.<text:line-break/><text:line-break/>'You know this, Winston,' said O'Brien. 'Don't deceive yourself. You did</text:p>
      <text:p text:style-name="P1">know it--you have always known it.'<text:line-break/><text:line-break/>Yes, he saw now, he had always known it. But there was no time to think of</text:p>
      <text:p text:style-name="P1">that. All he had eyes for was the truncheon in the guard's hand. It might</text:p>
      <text:p text:style-name="P1"><text:soft-page-break/>fall anywhere; on the crown, on the tip of the ear, on the upper arm, on</text:p>
      <text:p text:style-name="P1">the elbow----<text:line-break/><text:line-break/>The elbow! He had slumped to his knees, almost paralysed, clasping the</text:p>
      <text:p text:style-name="P1">stricken elbow with his other hand. Everything had exploded into yellow</text:p>
      <text:p text:style-name="P1">light. Inconceivable, inconceivable that one blow could cause such pain!</text:p>
      <text:p text:style-name="P1">The light cleared and he could see the other two looking down at him. The</text:p>
      <text:p text:style-name="P1">guard was laughing at his contortions. One question at any rate was</text:p>
      <text:p text:style-name="P1">answered. Never, for any reason on earth, could you wish for an increase</text:p>
      <text:p text:style-name="P1">of pain. Of pain you could wish only one thing: that it should stop.</text:p>
      <text:p text:style-name="P1">Nothing in the world was so bad as physical pain. In the face of pain</text:p>
      <text:p text:style-name="P1">there are no heroes, no heroes, he thought over and over as he writhed</text:p>
      <text:p text:style-name="P1">on the floor, clutching uselessly at his disabled left arm.<text:line-break/><text:line-break/><text:line-break/><text:line-break/><text:line-break/>Chapter 2<text:line-break/><text:line-break/><text:line-break/><text:line-break/>He was lying on something that felt like a camp bed, except that it was</text:p>
      <text:p text:style-name="P1">higher off the ground and that he was fixed down in some way so that he</text:p>
      <text:p text:style-name="P1">could not move. Light that seemed stronger than usual was falling on his</text:p>
      <text:p text:style-name="P1">face. O'Brien was standing at his side, looking down at him intently. At</text:p>
      <text:p text:style-name="P1">the other side of him stood a man in a white coat, holding a hypodermic</text:p>
      <text:p text:style-name="P1">syringe.<text:line-break/><text:line-break/>Even after his eyes were open he took in his surroundings only gradually.</text:p>
      <text:p text:style-name="P1">He had the impression of swimming up into this room from some quite</text:p>
      <text:p text:style-name="P1">different world, a sort of underwater world far beneath it. How long he</text:p>
      <text:p text:style-name="P1">had been down there he did not know. Since the moment when they arrested</text:p>
      <text:p text:style-name="P1">him he had not seen darkness or daylight. Besides, his memories were not</text:p>
      <text:p text:style-name="P1">continuous. There had been times when consciousness, even the sort of</text:p>
      <text:p text:style-name="P1">consciousness that one has in sleep, had stopped dead and started again</text:p>
      <text:p text:style-name="P1">after a blank interval. But whether the intervals were of days or weeks</text:p>
      <text:p text:style-name="P1">or only seconds, there was no way of knowing.<text:line-break/><text:line-break/>With that first blow on the elbow the nightmare had started. Later he was</text:p>
      <text:p text:style-name="P1">to realize that all that then happened was merely a preliminary, a routine</text:p>
      <text:p text:style-name="P1">interrogation to which nearly all prisoners were subjected. There was a</text:p>
      <text:p text:style-name="P1">long range of crimes--espionage, sabotage, and the like--to which everyone</text:p>
      <text:p text:style-name="P1">had to confess as a matter of course. The confession was a formality,</text:p>
      <text:p text:style-name="P1">though the torture was real. How many times he had been beaten, how long</text:p>
      <text:p text:style-name="P1">the beatings had continued, he could not remember. Always there were five</text:p>
      <text:p text:style-name="P1">or six men in black uniforms at him simultaneously. Sometimes it was</text:p>
      <text:p text:style-name="P1">fists, sometimes it was truncheons, sometimes it was steel rods, sometimes</text:p>
      <text:p text:style-name="P1">it was boots. There were times when he rolled about the floor, as shameless</text:p>
      <text:p text:style-name="P1">as an animal, writhing his body this way and that in an endless, hopeless</text:p>
      <text:p text:style-name="P1">effort to dodge the kicks, and simply inviting more and yet more kicks,</text:p>
      <text:p text:style-name="P1">in his ribs, in his belly, on his elbows, on his shins, in his groin,</text:p>
      <text:p text:style-name="P1">in his testicles, on the bone at the base of his spine. There were times</text:p>
      <text:p text:style-name="P1">when it went on and on until the cruel, wicked, unforgivable thing seemed</text:p>
      <text:p text:style-name="P1">to him not that the guards continued to beat him but that he could not</text:p>
      <text:p text:style-name="P1">force himself into losing consciousness. There were times when his nerve</text:p>
      <text:p text:style-name="P1">so forsook him that he began shouting for mercy even before the beating</text:p>
      <text:p text:style-name="P1">began, when the mere sight of a fist drawn back for a blow was enough</text:p>
      <text:p text:style-name="P1">to make him pour forth a confession of real and imaginary crimes. There</text:p>
      <text:p text:style-name="P1">were other times when he started out with the resolve of confessing</text:p>
      <text:p text:style-name="P1"><text:soft-page-break/>nothing, when every word had to be forced out of him between gasps of</text:p>
      <text:p text:style-name="P1">pain, and there were times when he feebly tried to compromise, when he</text:p>
      <text:p text:style-name="P1">said to himself: 'I will confess, but not yet. I must hold out till the</text:p>
      <text:p text:style-name="P1">pain becomes unbearable. Three more kicks, two more kicks, and then I will</text:p>
      <text:p text:style-name="P1">tell them what they want.' Sometimes he was beaten till he could hardly</text:p>
      <text:p text:style-name="P1">stand, then flung like a sack of potatoes on to the stone floor of a cell,</text:p>
      <text:p text:style-name="P1">left to recuperate for a few hours, and then taken out and beaten again.</text:p>
      <text:p text:style-name="P1">There were also longer periods of recovery. He remembered them dimly,</text:p>
      <text:p text:style-name="P1">because they were spent chiefly in sleep or stupor. He remembered a cell</text:p>
      <text:p text:style-name="P1">with a plank bed, a sort of shelf sticking out from the wall, and a tin</text:p>
      <text:p text:style-name="P1">wash-basin, and meals of hot soup and bread and sometimes coffee. He</text:p>
      <text:p text:style-name="P1">remembered a surly barber arriving to scrape his chin and crop his hair,</text:p>
      <text:p text:style-name="P1">and businesslike, unsympathetic men in white coats feeling his pulse,</text:p>
      <text:p text:style-name="P1">tapping his reflexes, turning up his eyelids, running harsh fingers over</text:p>
      <text:p text:style-name="P1">him in search for broken bones, and shooting needles into his arm to make</text:p>
      <text:p text:style-name="P1">him sleep.<text:line-break/><text:line-break/>The beatings grew less frequent, and became mainly a threat, a horror</text:p>
      <text:p text:style-name="P1">to which he could be sent back at any moment when his answers were</text:p>
      <text:p text:style-name="P1">unsatisfactory. His questioners now were not ruffians in black uniforms</text:p>
      <text:p text:style-name="P1">but Party intellectuals, little rotund men with quick movements and</text:p>
      <text:p text:style-name="P1">flashing spectacles, who worked on him in relays over periods which</text:p>
      <text:p text:style-name="P1">lasted--he thought, he could not be sure--ten or twelve hours at a stretch.</text:p>
      <text:p text:style-name="P1">These other questioners saw to it that he was in constant slight pain, but</text:p>
      <text:p text:style-name="P1">it was not chiefly pain that they relied on. They slapped his face, wrung</text:p>
      <text:p text:style-name="P1">his ears, pulled his hair, made him stand on one leg, refused him leave to</text:p>
      <text:p text:style-name="P1">urinate, shone glaring lights in his face until his eyes ran with water;</text:p>
      <text:p text:style-name="P1">but the aim of this was simply to humiliate him and destroy his power of</text:p>
      <text:p text:style-name="P1">arguing and reasoning. Their real weapon was the merciless questioning</text:p>
      <text:p text:style-name="P1">that went on and on, hour after hour, tripping him up, laying traps for</text:p>
      <text:p text:style-name="P1">him, twisting everything that he said, convicting him at every step of</text:p>
      <text:p text:style-name="P1">lies and self-contradiction until he began weeping as much from shame as</text:p>
      <text:p text:style-name="P1">from nervous fatigue. Sometimes he would weep half a dozen times in a</text:p>
      <text:p text:style-name="P1">single session. Most of the time they screamed abuse at him and threatened</text:p>
      <text:p text:style-name="P1">at every hesitation to deliver him over to the guards again; but sometimes</text:p>
      <text:p text:style-name="P1">they would suddenly change their tune, call him comrade, appeal to him in</text:p>
      <text:p text:style-name="P1">the name of Ingsoc and Big Brother, and ask him sorrowfully whether even</text:p>
      <text:p text:style-name="P1">now he had not enough loyalty to the Party left to make him wish to</text:p>
      <text:p text:style-name="P1">undo the evil he had done. When his nerves were in rags after hours of</text:p>
      <text:p text:style-name="P1">questioning, even this appeal could reduce him to snivelling tears. In the</text:p>
      <text:p text:style-name="P1">end the nagging voices broke him down more completely than the boots and</text:p>
      <text:p text:style-name="P1">fists of the guards. He became simply a mouth that uttered, a hand that</text:p>
      <text:p text:style-name="P1">signed, whatever was demanded of him. His sole concern was to find out</text:p>
      <text:p text:style-name="P1">what they wanted him to confess, and then confess it quickly, before the</text:p>
      <text:p text:style-name="P1">bullying started anew. He confessed to the assassination of eminent Party</text:p>
      <text:p text:style-name="P1">members, the distribution of seditious pamphlets, embezzlement of public</text:p>
      <text:p text:style-name="P1">funds, sale of military secrets, sabotage of every kind. He confessed that</text:p>
      <text:p text:style-name="P1">he had been a spy in the pay of the Eastasian government as far back as</text:p>
      <text:p text:style-name="P1">1968. He confessed that he was a religious believer, an admirer of</text:p>
      <text:p text:style-name="P1">capitalism, and a sexual pervert. He confessed that he had murdered his</text:p>
      <text:p text:style-name="P1">wife, although he knew, and his questioners must have known, that his wife</text:p>
      <text:p text:style-name="P1">was still alive. He confessed that for years he had been in personal touch</text:p>
      <text:p text:style-name="P1">with Goldstein and had been a member of an underground organization which</text:p>
      <text:p text:style-name="P1">had included almost every human being he had ever known. It was easier to</text:p>
      <text:p text:style-name="P1">confess everything and implicate everybody. Besides, in a sense it was all</text:p>
      <text:p text:style-name="P1">true. It was true that he had been the enemy of the Party, and in the eyes</text:p>
      <text:p text:style-name="P1">of the Party there was no distinction between the thought and the deed.<text:line-break/><text:line-break/>There were also memories of another kind. They stood out in his mind</text:p>
      <text:p text:style-name="P1"><text:soft-page-break/>disconnectedly, like pictures with blackness all round them.<text:line-break/><text:line-break/>He was in a cell which might have been either dark or light, because he</text:p>
      <text:p text:style-name="P1">could see nothing except a pair of eyes. Near at hand some kind of</text:p>
      <text:p text:style-name="P1">instrument was ticking slowly and regularly. The eyes grew larger and more</text:p>
      <text:p text:style-name="P1">luminous. Suddenly he floated out of his seat, dived into the eyes, and</text:p>
      <text:p text:style-name="P1">was swallowed up.<text:line-break/><text:line-break/>He was strapped into a chair surrounded by dials, under dazzling lights.</text:p>
      <text:p text:style-name="P1">A man in a white coat was reading the dials. There was a tramp of heavy</text:p>
      <text:p text:style-name="P1">boots outside. The door clanged open. The waxed-faced officer marched in,</text:p>
      <text:p text:style-name="P1">followed by two guards.<text:line-break/><text:line-break/>'Room 101,' said the officer.<text:line-break/><text:line-break/>The man in the white coat did not turn round. He did not look at Winston</text:p>
      <text:p text:style-name="P1">either; he was looking only at the dials.<text:line-break/><text:line-break/>He was rolling down a mighty corridor, a kilometre wide, full of glorious,</text:p>
      <text:p text:style-name="P1">golden light, roaring with laughter and shouting out confessions at the</text:p>
      <text:p text:style-name="P1">top of his voice. He was confessing everything, even the things he had</text:p>
      <text:p text:style-name="P1">succeeded in holding back under the torture. He was relating the entire</text:p>
      <text:p text:style-name="P1">history of his life to an audience who knew it already. With him were the</text:p>
      <text:p text:style-name="P1">guards, the other questioners, the men in white coats, O'Brien, Julia,</text:p>
      <text:p text:style-name="P1">Mr Charrington, all rolling down the corridor together and shouting with</text:p>
      <text:p text:style-name="P1">laughter. Some dreadful thing which had lain embedded in the future had</text:p>
      <text:p text:style-name="P1">somehow been skipped over and had not happened. Everything was all right,</text:p>
      <text:p text:style-name="P1">there was no more pain, the last detail of his life was laid bare,</text:p>
      <text:p text:style-name="P1">understood, forgiven.<text:line-break/><text:line-break/>He was starting up from the plank bed in the half-certainty that he had</text:p>
      <text:p text:style-name="P1">heard O'Brien's voice. All through his interrogation, although he had</text:p>
      <text:p text:style-name="P1">never seen him, he had had the feeling that O'Brien was at his elbow, just</text:p>
      <text:p text:style-name="P1">out of sight. It was O'Brien who was directing everything. It was he who</text:p>
      <text:p text:style-name="P1">set the guards on to Winston and who prevented them from killing him. It</text:p>
      <text:p text:style-name="P1">was he who decided when Winston should scream with pain, when he should</text:p>
      <text:p text:style-name="P1">have a respite, when he should be fed, when he should sleep, when the</text:p>
      <text:p text:style-name="P1">drugs should be pumped into his arm. It was he who asked the questions and</text:p>
      <text:p text:style-name="P1">suggested the answers. He was the tormentor, he was the protector, he was</text:p>
      <text:p text:style-name="P1">the inquisitor, he was the friend. And once--Winston could not remember</text:p>
      <text:p text:style-name="P1">whether it was in drugged sleep, or in normal sleep, or even in a moment</text:p>
      <text:p text:style-name="P1">of wakefulness--a voice murmured in his ear: 'Don't worry, Winston; you</text:p>
      <text:p text:style-name="P1">are in my keeping. For seven years I have watched over you. Now the</text:p>
      <text:p text:style-name="P1">turning-point has come. I shall save you, I shall make you perfect.' He</text:p>
      <text:p text:style-name="P1">was not sure whether it was O'Brien's voice; but it was the same voice</text:p>
      <text:p text:style-name="P1">that had said to him, 'We shall meet in the place where there is no</text:p>
      <text:p text:style-name="P1">darkness,' in that other dream, seven years ago.<text:line-break/><text:line-break/>He did not remember any ending to his interrogation. There was a period of</text:p>
      <text:p text:style-name="P1">blackness and then the cell, or room, in which he now was had gradually</text:p>
      <text:p text:style-name="P1">materialized round him. He was almost flat on his back, and unable to move.</text:p>
      <text:p text:style-name="P1">His body was held down at every essential point. Even the back of his head</text:p>
      <text:p text:style-name="P1">was gripped in some manner. O'Brien was looking down at him gravely and</text:p>
      <text:p text:style-name="P1">rather sadly. His face, seen from below, looked coarse and worn, with</text:p>
      <text:p text:style-name="P1">pouches under the eyes and tired lines from nose to chin. He was older</text:p>
      <text:p text:style-name="P1">than Winston had thought him; he was perhaps forty-eight or fifty. Under</text:p>
      <text:p text:style-name="P1">his hand there was a dial with a lever on top and figures running round</text:p>
      <text:p text:style-name="P1">the face.<text:line-break/><text:line-break/><text:soft-page-break/>'I told you,' said O'Brien, 'that if we met again it would be here.'<text:line-break/><text:line-break/>'Yes,' said Winston.<text:line-break/><text:line-break/>Without any warning except a slight movement of O'Brien's hand, a wave of</text:p>
      <text:p text:style-name="P1">pain flooded his body. It was a frightening pain, because he could not see</text:p>
      <text:p text:style-name="P1">what was happening, and he had the feeling that some mortal injury was</text:p>
      <text:p text:style-name="P1">being done to him. He did not know whether the thing was really happening,</text:p>
      <text:p text:style-name="P1">or whether the effect was electrically produced; but his body was being</text:p>
      <text:p text:style-name="P1">wrenched out of shape, the joints were being slowly torn apart. Although</text:p>
      <text:p text:style-name="P1">the pain had brought the sweat out on his forehead, the worst of all was</text:p>
      <text:p text:style-name="P1">the fear that his backbone was about to snap. He set his teeth and</text:p>
      <text:p text:style-name="P1">breathed hard through his nose, trying to keep silent as long as possible.<text:line-break/><text:line-break/>'You are afraid,' said O'Brien, watching his face, 'that in another moment</text:p>
      <text:p text:style-name="P1">something is going to break. Your especial fear is that it will be your</text:p>
      <text:p text:style-name="P1">backbone. You have a vivid mental picture of the vertebrae snapping apart</text:p>
      <text:p text:style-name="P1">and the spinal fluid dripping out of them. That is what you are thinking,</text:p>
      <text:p text:style-name="P1">is it not, Winston?'<text:line-break/><text:line-break/>Winston did not answer. O'Brien drew back the lever on the dial. The wave</text:p>
      <text:p text:style-name="P1">of pain receded almost as quickly as it had come.<text:line-break/><text:line-break/>'That was forty,' said O'Brien. 'You can see that the numbers on this dial</text:p>
      <text:p text:style-name="P1">run up to a hundred. Will you please remember, throughout our conversation,</text:p>
      <text:p text:style-name="P1">that I have it in my power to inflict pain on you at any moment and to</text:p>
      <text:p text:style-name="P1">whatever degree I choose? If you tell me any lies, or attempt to</text:p>
      <text:p text:style-name="P1">prevaricate in any way, or even fall below your usual level of</text:p>
      <text:p text:style-name="P1">intelligence, you will cry out with pain, instantly. Do you understand</text:p>
      <text:p text:style-name="P1">that?'<text:line-break/><text:line-break/>'Yes,' said Winston.<text:line-break/><text:line-break/>O'Brien's manner became less severe. He resettled his spectacles</text:p>
      <text:p text:style-name="P1">thoughtfully, and took a pace or two up and down. When he spoke his voice</text:p>
      <text:p text:style-name="P1">was gentle and patient. He had the air of a doctor, a teacher, even a</text:p>
      <text:p text:style-name="P1">priest, anxious to explain and persuade rather than to punish.<text:line-break/><text:line-break/>'I am taking trouble with you, Winston,' he said, 'because you are worth</text:p>
      <text:p text:style-name="P1">trouble. You know perfectly well what is the matter with you. You have</text:p>
      <text:p text:style-name="P1">known it for years, though you have fought against the knowledge. You are</text:p>
      <text:p text:style-name="P1">mentally deranged. You suffer from a defective memory. You are unable to</text:p>
      <text:p text:style-name="P1">remember real events and you persuade yourself that you remember other</text:p>
      <text:p text:style-name="P1">events which never happened. Fortunately it is curable. You have never</text:p>
      <text:p text:style-name="P1">cured yourself of it, because you did not choose to. There was a small</text:p>
      <text:p text:style-name="P1">effort of the will that you were not ready to make. Even now, I am well</text:p>
      <text:p text:style-name="P1">aware, you are clinging to your disease under the impression that it is</text:p>
      <text:p text:style-name="P1">a virtue. Now we will take an example. At this moment, which power is</text:p>
      <text:p text:style-name="P1">Oceania at war with?'<text:line-break/><text:line-break/>'When I was arrested, Oceania was at war with Eastasia.'<text:line-break/><text:line-break/>'With Eastasia. Good. And Oceania has always been at war with Eastasia,</text:p>
      <text:p text:style-name="P1">has it not?'<text:line-break/><text:line-break/>Winston drew in his breath. He opened his mouth to speak and then did not</text:p>
      <text:p text:style-name="P1">speak. He could not take his eyes away from the dial.<text:line-break/><text:line-break/>'The truth, please, Winston. YOUR truth. Tell me what you think you</text:p>
      <text:p text:style-name="P1"><text:soft-page-break/>remember.'<text:line-break/><text:line-break/>'I remember that until only a week before I was arrested, we were not at</text:p>
      <text:p text:style-name="P1">war with Eastasia at all. We were in alliance with them. The war was</text:p>
      <text:p text:style-name="P1">against Eurasia. That had lasted for four years. Before that----'<text:line-break/><text:line-break/>O'Brien stopped him with a movement of the hand.<text:line-break/><text:line-break/>'Another example,' he said. 'Some years ago you had a very serious delusion</text:p>
      <text:p text:style-name="P1">indeed. You believed that three men, three one-time Party members named</text:p>
      <text:p text:style-name="P1">Jones, Aaronson, and Rutherford--men who were executed for treachery and</text:p>
      <text:p text:style-name="P1">sabotage after making the fullest possible confession--were not guilty of</text:p>
      <text:p text:style-name="P1">the crimes they were charged with. You believed that you had seen</text:p>
      <text:p text:style-name="P1">unmistakable documentary evidence proving that their confessions were</text:p>
      <text:p text:style-name="P1">false. There was a certain photograph about which you had a hallucination.</text:p>
      <text:p text:style-name="P1">You believed that you had actually held it in your hands. It was a</text:p>
      <text:p text:style-name="P1">photograph something like this.'<text:line-break/><text:line-break/>An oblong slip of newspaper had appeared between O'Brien's fingers. For</text:p>
      <text:p text:style-name="P1">perhaps five seconds it was within the angle of Winston's vision. It was</text:p>
      <text:p text:style-name="P1">a photograph, and there was no question of its identity. It was THE</text:p>
      <text:p text:style-name="P1">photograph. It was another copy of the photograph of Jones, Aaronson, and</text:p>
      <text:p text:style-name="P1">Rutherford at the party function in New York, which he had chanced upon</text:p>
      <text:p text:style-name="P1">eleven years ago and promptly destroyed. For only an instant it was before</text:p>
      <text:p text:style-name="P1">his eyes, then it was out of sight again. But he had seen it,</text:p>
      <text:p text:style-name="P1">unquestionably he had seen it! He made a desperate, agonizing effort to</text:p>
      <text:p text:style-name="P1">wrench the top half of his body free. It was impossible to move so much as</text:p>
      <text:p text:style-name="P1">a centimetre in any direction. For the moment he had even forgotten the</text:p>
      <text:p text:style-name="P1">dial. All he wanted was to hold the photograph in his fingers again, or at</text:p>
      <text:p text:style-name="P1">least to see it.<text:line-break/><text:line-break/>'It exists!' he cried.<text:line-break/><text:line-break/>'No,' said O'Brien.<text:line-break/><text:line-break/>He stepped across the room. There was a memory hole in the opposite wall.</text:p>
      <text:p text:style-name="P1">O'Brien lifted the grating. Unseen, the frail slip of paper was whirling</text:p>
      <text:p text:style-name="P1">away on the current of warm air; it was vanishing in a flash of flame.</text:p>
      <text:p text:style-name="P1">O'Brien turned away from the wall.<text:line-break/><text:line-break/>'Ashes,' he said. 'Not even identifiable ashes. Dust. It does not exist.</text:p>
      <text:p text:style-name="P1">It never existed.'<text:line-break/><text:line-break/>'But it did exist! It does exist! It exists in memory. I remember it.</text:p>
      <text:p text:style-name="P1">You remember it.'<text:line-break/><text:line-break/>'I do not remember it,' said O'Brien.<text:line-break/><text:line-break/>Winston's heart sank. That was doublethink. He had a feeling of deadly</text:p>
      <text:p text:style-name="P1">helplessness. If he could have been certain that O'Brien was lying, it</text:p>
      <text:p text:style-name="P1">would not have seemed to matter. But it was perfectly possible that O'Brien</text:p>
      <text:p text:style-name="P1">had really forgotten the photograph. And if so, then already he would have</text:p>
      <text:p text:style-name="P1">forgotten his denial of remembering it, and forgotten the act of</text:p>
      <text:p text:style-name="P1">forgetting. How could one be sure that it was simple trickery? Perhaps</text:p>
      <text:p text:style-name="P1">that lunatic dislocation in the mind could really happen: that was the</text:p>
      <text:p text:style-name="P1">thought that defeated him.<text:line-break/><text:line-break/>O'Brien was looking down at him speculatively. More than ever he had the</text:p>
      <text:p text:style-name="P1"><text:soft-page-break/>air of a teacher taking pains with a wayward but promising child.<text:line-break/><text:line-break/>'There is a Party slogan dealing with the control of the past,' he said.</text:p>
      <text:p text:style-name="P1">'Repeat it, if you please.'<text:line-break/><text:line-break/>'"Who controls the past controls the future: who controls the present</text:p>
      <text:p text:style-name="P1">controls the past,"' repeated Winston obediently.<text:line-break/><text:line-break/>'"Who controls the present controls the past,"' said O'Brien, nodding his</text:p>
      <text:p text:style-name="P1">head with slow approval. 'Is it your opinion, Winston, that the past has</text:p>
      <text:p text:style-name="P1">real existence?'<text:line-break/><text:line-break/>Again the feeling of helplessness descended upon Winston. His eyes flitted</text:p>
      <text:p text:style-name="P1">towards the dial. He not only did not know whether 'yes' or 'no' was the</text:p>
      <text:p text:style-name="P1">answer that would save him from pain; he did not even know which answer he</text:p>
      <text:p text:style-name="P1">believed to be the true one.<text:line-break/><text:line-break/>O'Brien smiled faintly. 'You are no metaphysician, Winston,' he said.</text:p>
      <text:p text:style-name="P1">'Until this moment you had never considered what is meant by existence. I</text:p>
      <text:p text:style-name="P1">will put it more precisely. Does the past exist concretely, in space? Is</text:p>
      <text:p text:style-name="P1">there somewhere or other a place, a world of solid objects, where the past</text:p>
      <text:p text:style-name="P1">is still happening?'<text:line-break/><text:line-break/>'No.'<text:line-break/><text:line-break/>'Then where does the past exist, if at all?'<text:line-break/><text:line-break/>'In records. It is written down.'<text:line-break/><text:line-break/>'In records. And----?'<text:line-break/><text:line-break/>'In the mind. In human memories.'<text:line-break/><text:line-break/>'In memory. Very well, then. We, the Party, control all records, and we</text:p>
      <text:p text:style-name="P1">control all memories. Then we control the past, do we not?'<text:line-break/><text:line-break/>'But how can you stop people remembering things?' cried Winston again</text:p>
      <text:p text:style-name="P1">momentarily forgetting the dial. 'It is involuntary. It is outside oneself.</text:p>
      <text:p text:style-name="P1">How can you control memory? You have not controlled mine!'<text:line-break/><text:line-break/>O'Brien's manner grew stern again. He laid his hand on the dial.<text:line-break/><text:line-break/>'On the contrary,' he said, 'YOU have not controlled it. That is what has</text:p>
      <text:p text:style-name="P1">brought you here. You are here because you have failed in humility, in</text:p>
      <text:p text:style-name="P1">self-discipline. You would not make the act of submission which is the</text:p>
      <text:p text:style-name="P1">price of sanity. You preferred to be a lunatic, a minority of one. Only the</text:p>
      <text:p text:style-name="P1">disciplined mind can see reality, Winston. You believe that reality is</text:p>
      <text:p text:style-name="P1">something objective, external, existing in its own right. You also believe</text:p>
      <text:p text:style-name="P1">that the nature of reality is self-evident. When you delude yourself into</text:p>
      <text:p text:style-name="P1">thinking that you see something, you assume that everyone else sees the</text:p>
      <text:p text:style-name="P1">same thing as you. But I tell you, Winston, that reality is not external.</text:p>
      <text:p text:style-name="P1">Reality exists in the human mind, and nowhere else. Not in the individual</text:p>
      <text:p text:style-name="P1">mind, which can make mistakes, and in any case soon perishes: only in the</text:p>
      <text:p text:style-name="P1">mind of the Party, which is collective and immortal. Whatever the Party</text:p>
      <text:p text:style-name="P1">holds to be the truth, is truth. It is impossible to see reality except by</text:p>
      <text:p text:style-name="P1">looking through the eyes of the Party. That is the fact that you have got</text:p>
      <text:p text:style-name="P1">to relearn, Winston. It needs an act of self-destruction, an effort of the</text:p>
      <text:p text:style-name="P1"><text:soft-page-break/>will. You must humble yourself before you can become sane.'<text:line-break/><text:line-break/>He paused for a few moments, as though to allow what he had been saying to</text:p>
      <text:p text:style-name="P1">sink in.<text:line-break/><text:line-break/>'Do you remember,' he went on, 'writing in your diary, "Freedom is the</text:p>
      <text:p text:style-name="P1">freedom to say that two plus two make four"?'<text:line-break/><text:line-break/>'Yes,' said Winston.<text:line-break/><text:line-break/>O'Brien held up his left hand, its back towards Winston, with the thumb</text:p>
      <text:p text:style-name="P1">hidden and the four fingers extended.<text:line-break/><text:line-break/>'How many fingers am I holding up, Winston?'<text:line-break/><text:line-break/>'Four.'<text:line-break/><text:line-break/>'And if the party says that it is not four but five--then how many?'<text:line-break/><text:line-break/>'Four.'<text:line-break/><text:line-break/>The word ended in a gasp of pain. The needle of the dial had shot up to</text:p>
      <text:p text:style-name="P1">fifty-five. The sweat had sprung out all over Winston's body. The air tore</text:p>
      <text:p text:style-name="P1">into his lungs and issued again in deep groans which even by clenching his</text:p>
      <text:p text:style-name="P1">teeth he could not stop. O'Brien watched him, the four fingers still</text:p>
      <text:p text:style-name="P1">extended. He drew back the lever. This time the pain was only slightly</text:p>
      <text:p text:style-name="P1">eased.<text:line-break/><text:line-break/>'How many fingers, Winston?'<text:line-break/><text:line-break/>'Four.'<text:line-break/><text:line-break/>The needle went up to sixty.<text:line-break/><text:line-break/>'How many fingers, Winston?'<text:line-break/><text:line-break/>'Four! Four! What else can I say? Four!'<text:line-break/><text:line-break/>The needle must have risen again, but he did not look at it. The heavy,</text:p>
      <text:p text:style-name="P1">stern face and the four fingers filled his vision. The fingers stood up</text:p>
      <text:p text:style-name="P1">before his eyes like pillars, enormous, blurry, and seeming to vibrate,</text:p>
      <text:p text:style-name="P1">but unmistakably four.<text:line-break/><text:line-break/>'How many fingers, Winston?'<text:line-break/><text:line-break/>'Four! Stop it, stop it! How can you go on? Four! Four!'<text:line-break/><text:line-break/>'How many fingers, Winston?'<text:line-break/><text:line-break/>'Five! Five! Five!'<text:line-break/><text:line-break/>'No, Winston, that is no use. You are lying. You still think there are</text:p>
      <text:p text:style-name="P1">four. How many fingers, please?'<text:line-break/><text:line-break/>'Four! five! Four! Anything you like. Only stop it, stop the pain!'<text:line-break/><text:line-break/>Abruptly he was sitting up with O'Brien's arm round his shoulders. He had</text:p>
      <text:p text:style-name="P1">perhaps lost consciousness for a few seconds. The bonds that had held his</text:p>
      <text:p text:style-name="P1">body down were loosened. He felt very cold, he was shaking uncontrollably,</text:p>
      <text:p text:style-name="P1"><text:soft-page-break/>his teeth were chattering, the tears were rolling down his cheeks. For a</text:p>
      <text:p text:style-name="P1">moment he clung to O'Brien like a baby, curiously comforted by the heavy</text:p>
      <text:p text:style-name="P1">arm round his shoulders. He had the feeling that O'Brien was his protector,</text:p>
      <text:p text:style-name="P1">that the pain was something that came from outside, from some other source,</text:p>
      <text:p text:style-name="P1">and that it was O'Brien who would save him from it.<text:line-break/><text:line-break/>'You are a slow learner, Winston,' said O'Brien gently.<text:line-break/><text:line-break/>'How can I help it?' he blubbered. 'How can I help seeing what is in front</text:p>
      <text:p text:style-name="P1">of my eyes? Two and two are four.'<text:line-break/><text:line-break/>'Sometimes, Winston. Sometimes they are five. Sometimes they are three.</text:p>
      <text:p text:style-name="P1">Sometimes they are all of them at once. You must try harder. It is not</text:p>
      <text:p text:style-name="P1">easy to become sane.'<text:line-break/><text:line-break/>He laid Winston down on the bed. The grip of his limbs tightened again,</text:p>
      <text:p text:style-name="P1">but the pain had ebbed away and the trembling had stopped, leaving him</text:p>
      <text:p text:style-name="P1">merely weak and cold. O'Brien motioned with his head to the man in the</text:p>
      <text:p text:style-name="P1">white coat, who had stood immobile throughout the proceedings. The man in</text:p>
      <text:p text:style-name="P1">the white coat bent down and looked closely into Winston's eyes, felt his</text:p>
      <text:p text:style-name="P1">pulse, laid an ear against his chest, tapped here and there, then he</text:p>
      <text:p text:style-name="P1">nodded to O'Brien.<text:line-break/><text:line-break/>'Again,' said O'Brien.<text:line-break/><text:line-break/>The pain flowed into Winston's body. The needle must be at seventy,</text:p>
      <text:p text:style-name="P1">seventy-five. He had shut his eyes this time. He knew that the fingers</text:p>
      <text:p text:style-name="P1">were still there, and still four. All that mattered was somehow to stay</text:p>
      <text:p text:style-name="P1">alive until the spasm was over. He had ceased to notice whether he was</text:p>
      <text:p text:style-name="P1">crying out or not. The pain lessened again. He opened his eyes. O'Brien</text:p>
      <text:p text:style-name="P1">had drawn back the lever.<text:line-break/><text:line-break/>'How many fingers, Winston?'<text:line-break/><text:line-break/>'Four. I suppose there are four. I would see five if I could. I am trying</text:p>
      <text:p text:style-name="P1">to see five.'<text:line-break/><text:line-break/>'Which do you wish: to persuade me that you see five, or really to see</text:p>
      <text:p text:style-name="P1">them?'<text:line-break/><text:line-break/>'Really to see them.'<text:line-break/><text:line-break/>'Again,' said O'Brien.<text:line-break/><text:line-break/>Perhaps the needle was eighty--ninety. Winston could not intermittently</text:p>
      <text:p text:style-name="P1">remember why the pain was happening. Behind his screwed-up eyelids a</text:p>
      <text:p text:style-name="P1">forest of fingers seemed to be moving in a sort of dance, weaving in and</text:p>
      <text:p text:style-name="P1">out, disappearing behind one another and reappearing again. He was trying</text:p>
      <text:p text:style-name="P1">to count them, he could not remember why. He knew only that it was</text:p>
      <text:p text:style-name="P1">impossible to count them, and that this was somehow due to the mysterious</text:p>
      <text:p text:style-name="P1">identity between five and four. The pain died down again. When he opened</text:p>
      <text:p text:style-name="P1">his eyes it was to find that he was still seeing the same thing.</text:p>
      <text:p text:style-name="P1">Innumerable fingers, like moving trees, were still streaming past in</text:p>
      <text:p text:style-name="P1">either direction, crossing and recrossing. He shut his eyes again.<text:line-break/><text:line-break/>'How many fingers am I holding up, Winston?'<text:line-break/><text:line-break/>'I don't know. I don't know. You will kill me if you do that again. Four,</text:p>
      <text:p text:style-name="P1"><text:soft-page-break/>five, six--in all honesty I don't know.'<text:line-break/><text:line-break/>'Better,' said O'Brien.<text:line-break/><text:line-break/>A needle slid into Winston's arm. Almost in the same instant a blissful,</text:p>
      <text:p text:style-name="P1">healing warmth spread all through his body. The pain was already</text:p>
      <text:p text:style-name="P1">half-forgotten. He opened his eyes and looked up gratefully at O'Brien.</text:p>
      <text:p text:style-name="P1">At sight of the heavy, lined face, so ugly and so intelligent, his heart</text:p>
      <text:p text:style-name="P1">seemed to turn over. If he could have moved he would have stretched out</text:p>
      <text:p text:style-name="P1">a hand and laid it on O'Brien's arm. He had never loved him so deeply as</text:p>
      <text:p text:style-name="P1">at this moment, and not merely because he had stopped the pain. The old</text:p>
      <text:p text:style-name="P1">feeling, that at bottom it did not matter whether O'Brien was a friend</text:p>
      <text:p text:style-name="P1">or an enemy, had come back. O'Brien was a person who could be talked to.</text:p>
      <text:p text:style-name="P1">Perhaps one did not want to be loved so much as to be understood. O'Brien</text:p>
      <text:p text:style-name="P1">had tortured him to the edge of lunacy, and in a little while, it was</text:p>
      <text:p text:style-name="P1">certain, he would send him to his death. It made no difference. In some</text:p>
      <text:p text:style-name="P1">sense that went deeper than friendship, they were intimates: somewhere or</text:p>
      <text:p text:style-name="P1">other, although the actual words might never be spoken, there was a place</text:p>
      <text:p text:style-name="P1">where they could meet and talk. O'Brien was looking down at him with an</text:p>
      <text:p text:style-name="P1">expression which suggested that the same thought might be in his own mind.</text:p>
      <text:p text:style-name="P1">When he spoke it was in an easy, conversational tone.<text:line-break/><text:line-break/>'Do you know where you are, Winston?' he said.<text:line-break/><text:line-break/>'I don't know. I can guess. In the Ministry of Love.'<text:line-break/><text:line-break/>'Do you know how long you have been here?'<text:line-break/><text:line-break/>'I don't know. Days, weeks, months--I think it is months.'<text:line-break/><text:line-break/>'And why do you imagine that we bring people to this place?'<text:line-break/><text:line-break/>'To make them confess.'<text:line-break/><text:line-break/>'No, that is not the reason. Try again.'<text:line-break/><text:line-break/>'To punish them.'<text:line-break/><text:line-break/>'No!' exclaimed O'Brien. His voice had changed extraordinarily, and his</text:p>
      <text:p text:style-name="P1">face had suddenly become both stern and animated. 'No! Not merely to</text:p>
      <text:p text:style-name="P1">extract your confession, not to punish you. Shall I tell you why we have</text:p>
      <text:p text:style-name="P1">brought you here? To cure you! To make you sane! Will you understand,</text:p>
      <text:p text:style-name="P1">Winston, that no one whom we bring to this place ever leaves our hands</text:p>
      <text:p text:style-name="P1">uncured? We are not interested in those stupid crimes that you have</text:p>
      <text:p text:style-name="P1">committed. The Party is not interested in the overt act: the thought is</text:p>
      <text:p text:style-name="P1">all we care about. We do not merely destroy our enemies, we change them.</text:p>
      <text:p text:style-name="P1">Do you understand what I mean by that?'<text:line-break/><text:line-break/>He was bending over Winston. His face looked enormous because of its</text:p>
      <text:p text:style-name="P1">nearness, and hideously ugly because it was seen from below. Moreover it</text:p>
      <text:p text:style-name="P1">was filled with a sort of exaltation, a lunatic intensity. Again Winston's</text:p>
      <text:p text:style-name="P1">heart shrank. If it had been possible he would have cowered deeper into</text:p>
      <text:p text:style-name="P1">the bed. He felt certain that O'Brien was about to twist the dial out of</text:p>
      <text:p text:style-name="P1">sheer wantonness. At this moment, however, O'Brien turned away. He took a</text:p>
      <text:p text:style-name="P1">pace or two up and down. Then he continued less vehemently:<text:line-break/><text:line-break/>'The first thing for you to understand is that in this place there are no</text:p>
      <text:p text:style-name="P1">martyrdoms. You have read of the religious persecutions of the past. In</text:p>
      <text:p text:style-name="P1">the Middle Ages there was the Inquisition. It was a failure. It set out</text:p>
      <text:p text:style-name="P1"><text:soft-page-break/>to eradicate heresy, and ended by perpetuating it. For every heretic it</text:p>
      <text:p text:style-name="P1">burned at the stake, thousands of others rose up. Why was that? Because</text:p>
      <text:p text:style-name="P1">the Inquisition killed its enemies in the open, and killed them while</text:p>
      <text:p text:style-name="P1">they were still unrepentant: in fact, it killed them because they were</text:p>
      <text:p text:style-name="P1">unrepentant. Men were dying because they would not abandon their true</text:p>
      <text:p text:style-name="P1">beliefs. Naturally all the glory belonged to the victim and all the shame</text:p>
      <text:p text:style-name="P1">to the Inquisitor who burned him. Later, in the twentieth century, there</text:p>
      <text:p text:style-name="P1">were the totalitarians, as they were called. There were the German Nazis</text:p>
      <text:p text:style-name="P1">and the Russian Communists. The Russians persecuted heresy more cruelly</text:p>
      <text:p text:style-name="P1">than the Inquisition had done. And they imagined that they had learned</text:p>
      <text:p text:style-name="P1">from the mistakes of the past; they knew, at any rate, that one must not</text:p>
      <text:p text:style-name="P1">make martyrs. Before they exposed their victims to public trial, they</text:p>
      <text:p text:style-name="P1">deliberately set themselves to destroy their dignity. They wore them down</text:p>
      <text:p text:style-name="P1">by torture and solitude until they were despicable, cringing wretches,</text:p>
      <text:p text:style-name="P1">confessing whatever was put into their mouths, covering themselves with</text:p>
      <text:p text:style-name="P1">abuse, accusing and sheltering behind one another, whimpering for mercy.</text:p>
      <text:p text:style-name="P1">And yet after only a few years the same thing had happened over again.</text:p>
      <text:p text:style-name="P1">The dead men had become martyrs and their degradation was forgotten. Once</text:p>
      <text:p text:style-name="P1">again, why was it? In the first place, because the confessions that they</text:p>
      <text:p text:style-name="P1">had made were obviously extorted and untrue. We do not make mistakes of</text:p>
      <text:p text:style-name="P1">that kind. All the confessions that are uttered here are true. We make</text:p>
      <text:p text:style-name="P1">them true. And above all we do not allow the dead to rise up against us.</text:p>
      <text:p text:style-name="P1">You must stop imagining that posterity will vindicate you, Winston.</text:p>
      <text:p text:style-name="P1">Posterity will never hear of you. You will be lifted clean out from the</text:p>
      <text:p text:style-name="P1">stream of history. We shall turn you into gas and pour you into the</text:p>
      <text:p text:style-name="P1">stratosphere. Nothing will remain of you, not a name in a register, not</text:p>
      <text:p text:style-name="P1">a memory in a living brain. You will be annihilated in the past as well</text:p>
      <text:p text:style-name="P1">as in the future. You will never have existed.'<text:line-break/><text:line-break/>Then why bother to torture me? thought Winston, with a momentary</text:p>
      <text:p text:style-name="P1">bitterness. O'Brien checked his step as though Winston had uttered the</text:p>
      <text:p text:style-name="P1">thought aloud. His large ugly face came nearer, with the eyes a little</text:p>
      <text:p text:style-name="P1">narrowed.<text:line-break/><text:line-break/>'You are thinking,' he said, 'that since we intend to destroy you utterly,</text:p>
      <text:p text:style-name="P1">so that nothing that you say or do can make the smallest difference--in</text:p>
      <text:p text:style-name="P1">that case, why do we go to the trouble of interrogating you first? That is</text:p>
      <text:p text:style-name="P1">what you were thinking, was it not?'<text:line-break/><text:line-break/>'Yes,' said Winston.<text:line-break/><text:line-break/>O'Brien smiled slightly. 'You are a flaw in the pattern, Winston. You are</text:p>
      <text:p text:style-name="P1">a stain that must be wiped out. Did I not tell you just now that we are</text:p>
      <text:p text:style-name="P1">different from the persecutors of the past? We are not content with</text:p>
      <text:p text:style-name="P1">negative obedience, nor even with the most abject submission. When finally</text:p>
      <text:p text:style-name="P1">you surrender to us, it must be of your own free will. We do not destroy</text:p>
      <text:p text:style-name="P1">the heretic because he resists us: so long as he resists us we never</text:p>
      <text:p text:style-name="P1">destroy him. We convert him, we capture his inner mind, we reshape him.</text:p>
      <text:p text:style-name="P1">We burn all evil and all illusion out of him; we bring him over to our</text:p>
      <text:p text:style-name="P1">side, not in appearance, but genuinely, heart and soul. We make him one of</text:p>
      <text:p text:style-name="P1">ourselves before we kill him. It is intolerable to us that an erroneous</text:p>
      <text:p text:style-name="P1">thought should exist anywhere in the world, however secret and powerless</text:p>
      <text:p text:style-name="P1">it may be. Even in the instant of death we cannot permit any deviation. In</text:p>
      <text:p text:style-name="P1">the old days the heretic walked to the stake still a heretic, proclaiming</text:p>
      <text:p text:style-name="P1">his heresy, exulting in it. Even the victim of the Russian purges could</text:p>
      <text:p text:style-name="P1">carry rebellion locked up in his skull as he walked down the passage</text:p>
      <text:p text:style-name="P1">waiting for the bullet. But we make the brain perfect before we blow it</text:p>
      <text:p text:style-name="P1">out. The command of the old despotisms was "Thou shalt not". The command</text:p>
      <text:p text:style-name="P1">of the totalitarians was "Thou shalt". Our command is "THOU ART". No one</text:p>
      <text:p text:style-name="P1"><text:soft-page-break/>whom we bring to this place ever stands out against us. Everyone is washed</text:p>
      <text:p text:style-name="P1">clean. Even those three miserable traitors in whose innocence you once</text:p>
      <text:p text:style-name="P1">believed--Jones, Aaronson, and Rutherford--in the end we broke them down.</text:p>
      <text:p text:style-name="P1">I took part in their interrogation myself. I saw them gradually worn down,</text:p>
      <text:p text:style-name="P1">whimpering, grovelling, weeping--and in the end it was not with pain or</text:p>
      <text:p text:style-name="P1">fear, only with penitence. By the time we had finished with them they were</text:p>
      <text:p text:style-name="P1">only the shells of men. There was nothing left in them except sorrow for</text:p>
      <text:p text:style-name="P1">what they had done, and love of Big Brother. It was touching to see</text:p>
      <text:p text:style-name="P1">how they loved him. They begged to be shot quickly, so that they could die</text:p>
      <text:p text:style-name="P1">while their minds were still clean.'<text:line-break/><text:line-break/>His voice had grown almost dreamy. The exaltation, the lunatic enthusiasm,</text:p>
      <text:p text:style-name="P1">was still in his face. He is not pretending, thought Winston, he is not a</text:p>
      <text:p text:style-name="P1">hypocrite, he believes every word he says. What most oppressed him was the</text:p>
      <text:p text:style-name="P1">consciousness of his own intellectual inferiority. He watched the heavy</text:p>
      <text:p text:style-name="P1">yet graceful form strolling to and fro, in and out of the range of his</text:p>
      <text:p text:style-name="P1">vision. O'Brien was a being in all ways larger than himself. There was no</text:p>
      <text:p text:style-name="P1">idea that he had ever had, or could have, that O'Brien had not long ago</text:p>
      <text:p text:style-name="P1">known, examined, and rejected. His mind CONTAINED Winston's mind. But</text:p>
      <text:p text:style-name="P1">in that case how could it be true that O'Brien was mad? It must be he,</text:p>
      <text:p text:style-name="P1">Winston, who was mad. O'Brien halted and looked down at him. His voice had</text:p>
      <text:p text:style-name="P1">grown stern again.<text:line-break/><text:line-break/>'Do not imagine that you will save yourself, Winston, however completely</text:p>
      <text:p text:style-name="P1">you surrender to us. No one who has once gone astray is ever spared. And</text:p>
      <text:p text:style-name="P1">even if we chose to let you live out the natural term of your life, still</text:p>
      <text:p text:style-name="P1">you would never escape from us. What happens to you here is for ever.</text:p>
      <text:p text:style-name="P1">Understand that in advance. We shall crush you down to the point from</text:p>
      <text:p text:style-name="P1">which there is no coming back. Things will happen to you from which you</text:p>
      <text:p text:style-name="P1">could not recover, if you lived a thousand years. Never again will you be</text:p>
      <text:p text:style-name="P1">capable of ordinary human feeling. Everything will be dead inside you.</text:p>
      <text:p text:style-name="P1">Never again will you be capable of love, or friendship, or joy of living,</text:p>
      <text:p text:style-name="P1">or laughter, or curiosity, or courage, or integrity. You will be hollow.</text:p>
      <text:p text:style-name="P1">We shall squeeze you empty, and then we shall fill you with ourselves.'<text:line-break/><text:line-break/>He paused and signed to the man in the white coat. Winston was aware of</text:p>
      <text:p text:style-name="P1">some heavy piece of apparatus being pushed into place behind his head.</text:p>
      <text:p text:style-name="P1">O'Brien had sat down beside the bed, so that his face was almost on a</text:p>
      <text:p text:style-name="P1">level with Winston's.<text:line-break/><text:line-break/>'Three thousand,' he said, speaking over Winston's head to the man in the</text:p>
      <text:p text:style-name="P1">white coat.<text:line-break/><text:line-break/>Two soft pads, which felt slightly moist, clamped themselves against</text:p>
      <text:p text:style-name="P1">Winston's temples. He quailed. There was pain coming, a new kind of pain.</text:p>
      <text:p text:style-name="P1">O'Brien laid a hand reassuringly, almost kindly, on his.<text:line-break/><text:line-break/>'This time it will not hurt,' he said. 'Keep your eyes fixed on mine.'<text:line-break/><text:line-break/>At this moment there was a devastating explosion, or what seemed like an</text:p>
      <text:p text:style-name="P1">explosion, though it was not certain whether there was any noise. There</text:p>
      <text:p text:style-name="P1">was undoubtedly a blinding flash of light. Winston was not hurt, only</text:p>
      <text:p text:style-name="P1">prostrated. Although he had already been lying on his back when the thing</text:p>
      <text:p text:style-name="P1">happened, he had a curious feeling that he had been knocked into that</text:p>
      <text:p text:style-name="P1">position. A terrific painless blow had flattened him out. Also something</text:p>
      <text:p text:style-name="P1">had happened inside his head. As his eyes regained their focus he</text:p>
      <text:p text:style-name="P1">remembered who he was, and where he was, and recognized the face that was</text:p>
      <text:p text:style-name="P1">gazing into his own; but somewhere or other there was a large patch of</text:p>
      <text:p text:style-name="P1"><text:soft-page-break/>emptiness, as though a piece had been taken out of his brain.<text:line-break/><text:line-break/>'It will not last,' said O'Brien. 'Look me in the eyes. What country is</text:p>
      <text:p text:style-name="P1">Oceania at war with?'<text:line-break/><text:line-break/>Winston thought. He knew what was meant by Oceania and that he himself was</text:p>
      <text:p text:style-name="P1">a citizen of Oceania. He also remembered Eurasia and Eastasia; but who was</text:p>
      <text:p text:style-name="P1">at war with whom he did not know. In fact he had not been aware that there</text:p>
      <text:p text:style-name="P1">was any war.<text:line-break/><text:line-break/>'I don't remember.'<text:line-break/><text:line-break/>'Oceania is at war with Eastasia. Do you remember that now?'<text:line-break/><text:line-break/>'Yes.'<text:line-break/><text:line-break/>'Oceania has always been at war with Eastasia. Since the beginning of your</text:p>
      <text:p text:style-name="P1">life, since the beginning of the Party, since the beginning of history,</text:p>
      <text:p text:style-name="P1">the war has continued without a break, always the same war. Do you</text:p>
      <text:p text:style-name="P1">remember that?'<text:line-break/><text:line-break/>'Yes.'<text:line-break/><text:line-break/>'Eleven years ago you created a legend about three men who had been</text:p>
      <text:p text:style-name="P1">condemned to death for treachery. You pretended that you had seen a piece</text:p>
      <text:p text:style-name="P1">of paper which proved them innocent. No such piece of paper ever existed.</text:p>
      <text:p text:style-name="P1">You invented it, and later you grew to believe in it. You remember now the</text:p>
      <text:p text:style-name="P1">very moment at which you first invented it. Do you remember that?'<text:line-break/><text:line-break/>'Yes.'<text:line-break/><text:line-break/>'Just now I held up the fingers of my hand to you. You saw five fingers.</text:p>
      <text:p text:style-name="P1">Do you remember that?'<text:line-break/><text:line-break/>'Yes.'<text:line-break/><text:line-break/>O'Brien held up the fingers of his left hand, with the thumb concealed.<text:line-break/><text:line-break/>'There are five fingers there. Do you see five fingers?'<text:line-break/><text:line-break/>'Yes.'<text:line-break/><text:line-break/>And he did see them, for a fleeting instant, before the scenery of his</text:p>
      <text:p text:style-name="P1">mind changed. He saw five fingers, and there was no deformity. Then</text:p>
      <text:p text:style-name="P1">everything was normal again, and the old fear, the hatred, and the</text:p>
      <text:p text:style-name="P1">bewilderment came crowding back again. But there had been a moment--he did</text:p>
      <text:p text:style-name="P1">not know how long, thirty seconds, perhaps--of luminous certainty, when</text:p>
      <text:p text:style-name="P1">each new suggestion of O'Brien's had filled up a patch of emptiness and</text:p>
      <text:p text:style-name="P1">become absolute truth, and when two and two could have been three as</text:p>
      <text:p text:style-name="P1">easily as five, if that were what was needed. It had faded but before</text:p>
      <text:p text:style-name="P1">O'Brien had dropped his hand; but though he could not recapture it, he</text:p>
      <text:p text:style-name="P1">could remember it, as one remembers a vivid experience at some period of</text:p>
      <text:p text:style-name="P1">one's life when one was in effect a different person.<text:line-break/><text:line-break/>'You see now,' said O'Brien, 'that it is at any rate possible.'<text:line-break/><text:line-break/>'Yes,' said Winston.<text:line-break/><text:line-break/>O'Brien stood up with a satisfied air. Over to his left Winston saw the</text:p>
      <text:p text:style-name="P1"><text:soft-page-break/>man in the white coat break an ampoule and draw back the plunger of a</text:p>
      <text:p text:style-name="P1">syringe. O'Brien turned to Winston with a smile. In almost the old manner</text:p>
      <text:p text:style-name="P1">he resettled his spectacles on his nose.<text:line-break/><text:line-break/>'Do you remember writing in your diary,' he said, 'that it did not matter</text:p>
      <text:p text:style-name="P1">whether I was a friend or an enemy, since I was at least a person who</text:p>
      <text:p text:style-name="P1">understood you and could be talked to? You were right. I enjoy talking to</text:p>
      <text:p text:style-name="P1">you. Your mind appeals to me. It resembles my own mind except that you</text:p>
      <text:p text:style-name="P1">happen to be insane. Before we bring the session to an end you can ask me</text:p>
      <text:p text:style-name="P1">a few questions, if you choose.'<text:line-break/><text:line-break/>'Any question I like?'<text:line-break/><text:line-break/>'Anything.' He saw that Winston's eyes were upon the dial. 'It is switched</text:p>
      <text:p text:style-name="P1">off. What is your first question?'<text:line-break/><text:line-break/>'What have you done with Julia?' said Winston.<text:line-break/><text:line-break/>O'Brien smiled again. 'She betrayed you, Winston. Immediately--unreservedly.</text:p>
      <text:p text:style-name="P1">I have seldom seen anyone come over to us so promptly. You would hardly</text:p>
      <text:p text:style-name="P1">recognize her if you saw her. All her rebelliousness, her deceit, her</text:p>
      <text:p text:style-name="P1">folly, her dirty-mindedness--everything has been burned out of her. It was</text:p>
      <text:p text:style-name="P1">a perfect conversion, a textbook case.'<text:line-break/><text:line-break/>'You tortured her?'<text:line-break/><text:line-break/>O'Brien left this unanswered. 'Next question,' he said.<text:line-break/><text:line-break/>'Does Big Brother exist?'<text:line-break/><text:line-break/>'Of course he exists. The Party exists. Big Brother is the embodiment of</text:p>
      <text:p text:style-name="P1">the Party.'<text:line-break/><text:line-break/>'Does he exist in the same way as I exist?'<text:line-break/><text:line-break/>'You do not exist,' said O'Brien.<text:line-break/><text:line-break/>Once again the sense of helplessness assailed him. He knew, or he could</text:p>
      <text:p text:style-name="P1">imagine, the arguments which proved his own nonexistence; but they were</text:p>
      <text:p text:style-name="P1">nonsense, they were only a play on words. Did not the statement, 'You do</text:p>
      <text:p text:style-name="P1">not exist', contain a logical absurdity? But what use was it to say so?</text:p>
      <text:p text:style-name="P1">His mind shrivelled as he thought of the unanswerable, mad arguments with</text:p>
      <text:p text:style-name="P1">which O'Brien would demolish him.<text:line-break/><text:line-break/>'I think I exist,' he said wearily. 'I am conscious of my own identity.</text:p>
      <text:p text:style-name="P1">I was born and I shall die. I have arms and legs. I occupy a particular</text:p>
      <text:p text:style-name="P1">point in space. No other solid object can occupy the same point</text:p>
      <text:p text:style-name="P1">simultaneously. In that sense, does Big Brother exist?'<text:line-break/><text:line-break/>'It is of no importance. He exists.'<text:line-break/><text:line-break/>'Will Big Brother ever die?'<text:line-break/><text:line-break/>'Of course not. How could he die? Next question.'<text:line-break/><text:line-break/>'Does the Brotherhood exist?'<text:line-break/><text:line-break/>'That, Winston, you will never know. If we choose to set you free when we</text:p>
      <text:p text:style-name="P1">have finished with you, and if you live to be ninety years old, still you</text:p>
      <text:p text:style-name="P1"><text:soft-page-break/>will never learn whether the answer to that question is Yes or No. As long</text:p>
      <text:p text:style-name="P1">as you live it will be an unsolved riddle in your mind.'<text:line-break/><text:line-break/>Winston lay silent. His breast rose and fell a little faster. He still had</text:p>
      <text:p text:style-name="P1">not asked the question that had come into his mind the first. He had got</text:p>
      <text:p text:style-name="P1">to ask it, and yet it was as though his tongue would not utter it. There</text:p>
      <text:p text:style-name="P1">was a trace of amusement in O'Brien's face. Even his spectacles seemed to</text:p>
      <text:p text:style-name="P1">wear an ironical gleam. He knows, thought Winston suddenly, he knows what</text:p>
      <text:p text:style-name="P1">I am going to ask! At the thought the words burst out of him:<text:line-break/><text:line-break/>'What is in Room 101?'<text:line-break/><text:line-break/>The expression on O'Brien's face did not change. He answered drily:<text:line-break/><text:line-break/>'You know what is in Room 101, Winston. Everyone knows what is in</text:p>
      <text:p text:style-name="P1">Room 101.'<text:line-break/><text:line-break/>He raised a finger to the man in the white coat. Evidently the session was</text:p>
      <text:p text:style-name="P1">at an end. A needle jerked into Winston's arm. He sank almost instantly</text:p>
      <text:p text:style-name="P1">into deep sleep.<text:line-break/><text:line-break/><text:line-break/><text:line-break/><text:line-break/>Chapter 3<text:line-break/><text:line-break/><text:line-break/><text:line-break/>'There are three stages in your reintegration,' said O'Brien. 'There is</text:p>
      <text:p text:style-name="P1">learning, there is understanding, and there is acceptance. It is time for</text:p>
      <text:p text:style-name="P1">you to enter upon the second stage.'<text:line-break/><text:line-break/>As always, Winston was lying flat on his back. But of late his bonds were</text:p>
      <text:p text:style-name="P1">looser. They still held him to the bed, but he could move his knees a</text:p>
      <text:p text:style-name="P1">little and could turn his head from side to side and raise his arms from</text:p>
      <text:p text:style-name="P1">the elbow. The dial, also, had grown to be less of a terror. He could</text:p>
      <text:p text:style-name="P1">evade its pangs if he was quick-witted enough: it was chiefly when he</text:p>
      <text:p text:style-name="P1">showed stupidity that O'Brien pulled the lever. Sometimes they got through</text:p>
      <text:p text:style-name="P1">a whole session without use of the dial. He could not remember how many</text:p>
      <text:p text:style-name="P1">sessions there had been. The whole process seemed to stretch out over a</text:p>
      <text:p text:style-name="P1">long, indefinite time--weeks, possibly--and the intervals between the</text:p>
      <text:p text:style-name="P1">sessions might sometimes have been days, sometimes only an hour or two.<text:line-break/><text:line-break/>'As you lie there,' said O'Brien, 'you have often wondered--you have even</text:p>
      <text:p text:style-name="P1">asked me--why the Ministry of Love should expend so much time and trouble</text:p>
      <text:p text:style-name="P1">on you. And when you were free you were puzzled by what was essentially</text:p>
      <text:p text:style-name="P1">the same question. You could grasp the mechanics of the Society you lived</text:p>
      <text:p text:style-name="P1">in, but not its underlying motives. Do you remember writing in your diary,</text:p>
      <text:p text:style-name="P1">"I understand HOW: I do not understand WHY"? It was when you thought about</text:p>
      <text:p text:style-name="P1">"why" that you doubted your own sanity. You have read THE BOOK,</text:p>
      <text:p text:style-name="P1">Goldstein's book, or parts of it, at least. Did it tell you anything that</text:p>
      <text:p text:style-name="P1">you did not know already?'<text:line-break/><text:line-break/>'You have read it?' said Winston.<text:line-break/><text:line-break/>'I wrote it. That is to say, I collaborated in writing it. No book is</text:p>
      <text:p text:style-name="P1">produced individually, as you know.'<text:line-break/><text:line-break/>'Is it true, what it says?'<text:line-break/><text:soft-page-break/><text:line-break/>'As description, yes. The programme it sets forth is nonsense. The secret</text:p>
      <text:p text:style-name="P1">accumulation of knowledge--a gradual spread of enlightenment--ultimately</text:p>
      <text:p text:style-name="P1">a proletarian rebellion--the overthrow of the Party. You foresaw yourself</text:p>
      <text:p text:style-name="P1">that that was what it would say. It is all nonsense. The proletarians will</text:p>
      <text:p text:style-name="P1">never revolt, not in a thousand years or a million. They cannot. I do</text:p>
      <text:p text:style-name="P1">not have to tell you the reason: you know it already. If you have ever</text:p>
      <text:p text:style-name="P1">cherished any dreams of violent insurrection, you must abandon them. There</text:p>
      <text:p text:style-name="P1">is no way in which the Party can be overthrown. The rule of the Party is</text:p>
      <text:p text:style-name="P1">for ever. Make that the starting-point of your thoughts.'<text:line-break/><text:line-break/>He came closer to the bed. 'For ever!' he repeated. 'And now let us get</text:p>
      <text:p text:style-name="P1">back to the question of "how" and "why". You understand well enough HOW</text:p>
      <text:p text:style-name="P1">the Party maintains itself in power. Now tell me WHY we cling to power.</text:p>
      <text:p text:style-name="P1">What is our motive? Why should we want power? Go on, speak,' he added as</text:p>
      <text:p text:style-name="P1">Winston remained silent.<text:line-break/><text:line-break/>Nevertheless Winston did not speak for another moment or two. A feeling of</text:p>
      <text:p text:style-name="P1">weariness had overwhelmed him. The faint, mad gleam of enthusiasm had come</text:p>
      <text:p text:style-name="P1">back into O'Brien's face. He knew in advance what O'Brien would say. That</text:p>
      <text:p text:style-name="P1">the Party did not seek power for its own ends, but only for the good of</text:p>
      <text:p text:style-name="P1">the majority. That it sought power because men in the mass were frail,</text:p>
      <text:p text:style-name="P1">cowardly creatures who could not endure liberty or face the truth, and</text:p>
      <text:p text:style-name="P1">must be ruled over and systematically deceived by others who were stronger</text:p>
      <text:p text:style-name="P1">than themselves. That the choice for mankind lay between freedom and</text:p>
      <text:p text:style-name="P1">happiness, and that, for the great bulk of mankind, happiness was better.</text:p>
      <text:p text:style-name="P1">That the party was the eternal guardian of the weak, a dedicated sect</text:p>
      <text:p text:style-name="P1">doing evil that good might come, sacrificing its own happiness to that of</text:p>
      <text:p text:style-name="P1">others. The terrible thing, thought Winston, the terrible thing was that</text:p>
      <text:p text:style-name="P1">when O'Brien said this he would believe it. You could see it in his face.</text:p>
      <text:p text:style-name="P1">O'Brien knew everything. A thousand times better than Winston he knew what</text:p>
      <text:p text:style-name="P1">the world was really like, in what degradation the mass of human beings</text:p>
      <text:p text:style-name="P1">lived and by what lies and barbarities the Party kept them there. He had</text:p>
      <text:p text:style-name="P1">understood it all, weighed it all, and it made no difference: all was</text:p>
      <text:p text:style-name="P1">justified by the ultimate purpose. What can you do, thought Winston,</text:p>
      <text:p text:style-name="P1">against the lunatic who is more intelligent than yourself, who gives your</text:p>
      <text:p text:style-name="P1">arguments a fair hearing and then simply persists in his lunacy?<text:line-break/><text:line-break/>'You are ruling over us for our own good,' he said feebly. 'You believe</text:p>
      <text:p text:style-name="P1">that human beings are not fit to govern themselves, and therefore----'<text:line-break/><text:line-break/>He started and almost cried out. A pang of pain had shot through his body.</text:p>
      <text:p text:style-name="P1">O'Brien had pushed the lever of the dial up to thirty-five.<text:line-break/><text:line-break/>'That was stupid, Winston, stupid!' he said. 'You should know better than</text:p>
      <text:p text:style-name="P1">to say a thing like that.'<text:line-break/><text:line-break/>He pulled the lever back and continued:<text:line-break/><text:line-break/>'Now I will tell you the answer to my question. It is this. The Party</text:p>
      <text:p text:style-name="P1">seeks power entirely for its own sake. We are not interested in the good</text:p>
      <text:p text:style-name="P1">of others; we are interested solely in power. Not wealth or luxury or long</text:p>
      <text:p text:style-name="P1">life or happiness: only power, pure power. What pure power means you will</text:p>
      <text:p text:style-name="P1">understand presently. We are different from all the oligarchies of the</text:p>
      <text:p text:style-name="P1">past, in that we know what we are doing. All the others, even those who</text:p>
      <text:p text:style-name="P1">resembled ourselves, were cowards and hypocrites. The German Nazis and the</text:p>
      <text:p text:style-name="P1">Russian Communists came very close to us in their methods, but they never</text:p>
      <text:p text:style-name="P1">had the courage to recognize their own motives. They pretended, perhaps</text:p>
      <text:p text:style-name="P1">they even believed, that they had seized power unwillingly and for a</text:p>
      <text:p text:style-name="P1"><text:soft-page-break/>limited time, and that just round the corner there lay a paradise where</text:p>
      <text:p text:style-name="P1">human beings would be free and equal. We are not like that. We know that</text:p>
      <text:p text:style-name="P1">no one ever seizes power with the intention of relinquishing it. Power is</text:p>
      <text:p text:style-name="P1">not a means, it is an end. One does not establish a dictatorship in order</text:p>
      <text:p text:style-name="P1">to safeguard a revolution; one makes the revolution in order to establish</text:p>
      <text:p text:style-name="P1">the dictatorship. The object of persecution is persecution. The object of</text:p>
      <text:p text:style-name="P1">torture is torture. The object of power is power. Now do you begin to</text:p>
      <text:p text:style-name="P1">understand me?'<text:line-break/><text:line-break/>Winston was struck, as he had been struck before, by the tiredness of</text:p>
      <text:p text:style-name="P1">O'Brien's face. It was strong and fleshy and brutal, it was full of</text:p>
      <text:p text:style-name="P1">intelligence and a sort of controlled passion before which he felt himself</text:p>
      <text:p text:style-name="P1">helpless; but it was tired. There were pouches under the eyes, the skin</text:p>
      <text:p text:style-name="P1">sagged from the cheekbones. O'Brien leaned over him, deliberately bringing</text:p>
      <text:p text:style-name="P1">the worn face nearer.<text:line-break/><text:line-break/>'You are thinking,' he said, 'that my face is old and tired. You are</text:p>
      <text:p text:style-name="P1">thinking that I talk of power, and yet I am not even able to prevent the</text:p>
      <text:p text:style-name="P1">decay of my own body. Can you not understand, Winston, that the individual</text:p>
      <text:p text:style-name="P1">is only a cell? The weariness of the cell is the vigour of the organism.</text:p>
      <text:p text:style-name="P1">Do you die when you cut your fingernails?'<text:line-break/><text:line-break/>He turned away from the bed and began strolling up and down again, one hand</text:p>
      <text:p text:style-name="P1">in his pocket.<text:line-break/><text:line-break/>'We are the priests of power,' he said. 'God is power. But at present</text:p>
      <text:p text:style-name="P1">power is only a word so far as you are concerned. It is time for you to</text:p>
      <text:p text:style-name="P1">gather some idea of what power means. The first thing you must realize</text:p>
      <text:p text:style-name="P1">is that power is collective. The individual only has power in so far as</text:p>
      <text:p text:style-name="P1">he ceases to be an individual. You know the Party slogan: "Freedom is</text:p>
      <text:p text:style-name="P1">Slavery". Has it ever occurred to you that it is reversible? Slavery is</text:p>
      <text:p text:style-name="P1">freedom. Alone--free--the human being is always defeated. It must be so,</text:p>
      <text:p text:style-name="P1">because every human being is doomed to die, which is the greatest of all</text:p>
      <text:p text:style-name="P1">failures. But if he can make complete, utter submission, if he can escape</text:p>
      <text:p text:style-name="P1">from his identity, if he can merge himself in the Party so that he IS the</text:p>
      <text:p text:style-name="P1">Party, then he is all-powerful and immortal. The second thing for you to</text:p>
      <text:p text:style-name="P1">realize is that power is power over human beings. Over the body--but, above</text:p>
      <text:p text:style-name="P1">all, over the mind. Power over matter--external reality, as you would call</text:p>
      <text:p text:style-name="P1">it--is not important. Already our control over matter is absolute.'<text:line-break/><text:line-break/>For a moment Winston ignored the dial. He made a violent effort to raise</text:p>
      <text:p text:style-name="P1">himself into a sitting position, and merely succeeded in wrenching his</text:p>
      <text:p text:style-name="P1">body painfully.<text:line-break/><text:line-break/>'But how can you control matter?' he burst out. 'You don't even control</text:p>
      <text:p text:style-name="P1">the climate or the law of gravity. And there are disease, pain, death----'<text:line-break/><text:line-break/>O'Brien silenced him by a movement of his hand. 'We control matter because</text:p>
      <text:p text:style-name="P1">we control the mind. Reality is inside the skull. You will learn by</text:p>
      <text:p text:style-name="P1">degrees, Winston. There is nothing that we could not do. Invisibility,</text:p>
      <text:p text:style-name="P1">levitation--anything. I could float off this floor like a soap bubble if</text:p>
      <text:p text:style-name="P1">I wish to. I do not wish to, because the Party does not wish it. You must</text:p>
      <text:p text:style-name="P1">get rid of those nineteenth-century ideas about the laws of Nature. We</text:p>
      <text:p text:style-name="P1">make the laws of Nature.'<text:line-break/><text:line-break/>'But you do not! You are not even masters of this planet. What about</text:p>
      <text:p text:style-name="P1">Eurasia and Eastasia? You have not conquered them yet.'<text:line-break/><text:line-break/>'Unimportant. We shall conquer them when it suits us. And if we did not,</text:p>
      <text:p text:style-name="P1"><text:soft-page-break/>what difference would it make? We can shut them out of existence. Oceania</text:p>
      <text:p text:style-name="P1">is the world.'<text:line-break/><text:line-break/>'But the world itself is only a speck of dust. And man is tiny--helpless!</text:p>
      <text:p text:style-name="P1">How long has he been in existence? For millions of years the earth was</text:p>
      <text:p text:style-name="P1">uninhabited.'<text:line-break/><text:line-break/>'Nonsense. The earth is as old as we are, no older. How could it be older?</text:p>
      <text:p text:style-name="P1">Nothing exists except through human consciousness.'<text:line-break/><text:line-break/>'But the rocks are full of the bones of extinct animals--mammoths and</text:p>
      <text:p text:style-name="P1">mastodons and enormous reptiles which lived here long before man was ever</text:p>
      <text:p text:style-name="P1">heard of.'<text:line-break/><text:line-break/>'Have you ever seen those bones, Winston? Of course not. Nineteenth-century</text:p>
      <text:p text:style-name="P1">biologists invented them. Before man there was nothing. After man, if he</text:p>
      <text:p text:style-name="P1">could come to an end, there would be nothing. Outside man there is</text:p>
      <text:p text:style-name="P1">nothing.'<text:line-break/><text:line-break/>'But the whole universe is outside us. Look at the stars! Some of them are</text:p>
      <text:p text:style-name="P1">a million light-years away. They are out of our reach for ever.'<text:line-break/><text:line-break/>'What are the stars?' said O'Brien indifferently. 'They are bits of fire</text:p>
      <text:p text:style-name="P1">a few kilometres away. We could reach them if we wanted to. Or we could</text:p>
      <text:p text:style-name="P1">blot them out. The earth is the centre of the universe. The sun and the</text:p>
      <text:p text:style-name="P1">stars go round it.'<text:line-break/><text:line-break/>Winston made another convulsive movement. This time he did not say</text:p>
      <text:p text:style-name="P1">anything. O'Brien continued as though answering a spoken objection:<text:line-break/><text:line-break/>'For certain purposes, of course, that is not true. When we navigate the</text:p>
      <text:p text:style-name="P1">ocean, or when we predict an eclipse, we often find it convenient to</text:p>
      <text:p text:style-name="P1">assume that the earth goes round the sun and that the stars are millions</text:p>
      <text:p text:style-name="P1">upon millions of kilometres away. But what of it? Do you suppose it is</text:p>
      <text:p text:style-name="P1">beyond us to produce a dual system of astronomy? The stars can be near</text:p>
      <text:p text:style-name="P1">or distant, according as we need them. Do you suppose our mathematicians</text:p>
      <text:p text:style-name="P1">are unequal to that? Have you forgotten doublethink?'<text:line-break/><text:line-break/>Winston shrank back upon the bed. Whatever he said, the swift answer</text:p>
      <text:p text:style-name="P1">crushed him like a bludgeon. And yet he knew, he KNEW, that he was in the</text:p>
      <text:p text:style-name="P1">right. The belief that nothing exists outside your own mind--surely there</text:p>
      <text:p text:style-name="P1">must be some way of demonstrating that it was false? Had it not been</text:p>
      <text:p text:style-name="P1">exposed long ago as a fallacy? There was even a name for it, which he</text:p>
      <text:p text:style-name="P1">had forgotten. A faint smile twitched the corners of O'Brien's mouth as</text:p>
      <text:p text:style-name="P1">he looked down at him.<text:line-break/><text:line-break/>'I told you, Winston,' he said, 'that metaphysics is not your strong</text:p>
      <text:p text:style-name="P1">point. The word you are trying to think of is solipsism. But you are</text:p>
      <text:p text:style-name="P1">mistaken. This is not solipsism. Collective solipsism, if you like. But</text:p>
      <text:p text:style-name="P1">that is a different thing: in fact, the opposite thing. All this is a</text:p>
      <text:p text:style-name="P1">digression,' he added in a different tone. 'The real power, the power we</text:p>
      <text:p text:style-name="P1">have to fight for night and day, is not power over things, but over men.'</text:p>
      <text:p text:style-name="P1">He paused, and for a moment assumed again his air of a schoolmaster</text:p>
      <text:p text:style-name="P1">questioning a promising pupil: 'How does one man assert his power over</text:p>
      <text:p text:style-name="P1">another, Winston?'<text:line-break/><text:line-break/>Winston thought. 'By making him suffer,' he said.<text:line-break/><text:line-break/>'Exactly. By making him suffer. Obedience is not enough. Unless he is</text:p>
      <text:p text:style-name="P1"><text:soft-page-break/>suffering, how can you be sure that he is obeying your will and not his</text:p>
      <text:p text:style-name="P1">own? Power is in inflicting pain and humiliation. Power is in tearing</text:p>
      <text:p text:style-name="P1">human minds to pieces and putting them together again in new shapes of</text:p>
      <text:p text:style-name="P1">your own choosing. Do you begin to see, then, what kind of world we are</text:p>
      <text:p text:style-name="P1">creating? It is the exact opposite of the stupid hedonistic Utopias that</text:p>
      <text:p text:style-name="P1">the old reformers imagined. A world of fear and treachery and torment, a</text:p>
      <text:p text:style-name="P1">world of trampling and being trampled upon, a world which will grow not</text:p>
      <text:p text:style-name="P1">less but MORE merciless as it refines itself. Progress in our world will</text:p>
      <text:p text:style-name="P1">be progress towards more pain. The old civilizations claimed that they</text:p>
      <text:p text:style-name="P1">were founded on love or justice. Ours is founded upon hatred. In our world</text:p>
      <text:p text:style-name="P1">there will be no emotions except fear, rage, triumph, and self-abasement.</text:p>
      <text:p text:style-name="P1">Everything else we shall destroy--everything. Already we are breaking down</text:p>
      <text:p text:style-name="P1">the habits of thought which have survived from before the Revolution. We</text:p>
      <text:p text:style-name="P1">have cut the links between child and parent, and between man and man, and</text:p>
      <text:p text:style-name="P1">between man and woman. No one dares trust a wife or a child or a friend</text:p>
      <text:p text:style-name="P1">any longer. But in the future there will be no wives and no friends.</text:p>
      <text:p text:style-name="P1">Children will be taken from their mothers at birth, as one takes eggs from</text:p>
      <text:p text:style-name="P1">a hen. The sex instinct will be eradicated. Procreation will be an annual</text:p>
      <text:p text:style-name="P1">formality like the renewal of a ration card. We shall abolish the orgasm.</text:p>
      <text:p text:style-name="P1">Our neurologists are at work upon it now. There will be no loyalty, except</text:p>
      <text:p text:style-name="P1">loyalty towards the Party. There will be no love, except the love of</text:p>
      <text:p text:style-name="P1">Big Brother. There will be no laughter, except the laugh of triumph over</text:p>
      <text:p text:style-name="P1">a defeated enemy. There will be no art, no literature, no science. When</text:p>
      <text:p text:style-name="P1">we are omnipotent we shall have no more need of science. There will be</text:p>
      <text:p text:style-name="P1">no distinction between beauty and ugliness. There will be no curiosity,</text:p>
      <text:p text:style-name="P1">no enjoyment of the process of life. All competing pleasures will be</text:p>
      <text:p text:style-name="P1">destroyed. But always--do not forget this, Winston--always there will be</text:p>
      <text:p text:style-name="P1">the intoxication of power, constantly increasing and constantly growing</text:p>
      <text:p text:style-name="P1">subtler. Always, at every moment, there will be the thrill of victory,</text:p>
      <text:p text:style-name="P1">the sensation of trampling on an enemy who is helpless. If you want a</text:p>
      <text:p text:style-name="P1">picture of the future, imagine a boot stamping on a human face--for ever.'<text:line-break/><text:line-break/>He paused as though he expected Winston to speak. Winston had tried to</text:p>
      <text:p text:style-name="P1">shrink back into the surface of the bed again. He could not say anything.</text:p>
      <text:p text:style-name="P1">His heart seemed to be frozen. O'Brien went on:<text:line-break/><text:line-break/>'And remember that it is for ever. The face will always be there to be</text:p>
      <text:p text:style-name="P1">stamped upon. The heretic, the enemy of society, will always be there, so</text:p>
      <text:p text:style-name="P1">that he can be defeated and humiliated over again. Everything that you</text:p>
      <text:p text:style-name="P1">have undergone since you have been in our hands--all that will continue,</text:p>
      <text:p text:style-name="P1">and worse. The espionage, the betrayals, the arrests, the tortures, the</text:p>
      <text:p text:style-name="P1">executions, the disappearances will never cease. It will be a world of</text:p>
      <text:p text:style-name="P1">terror as much as a world of triumph. The more the Party is powerful, the</text:p>
      <text:p text:style-name="P1">less it will be tolerant: the weaker the opposition, the tighter the</text:p>
      <text:p text:style-name="P1">despotism. Goldstein and his heresies will live for ever. Every day, at</text:p>
      <text:p text:style-name="P1">every moment, they will be defeated, discredited, ridiculed, spat upon and</text:p>
      <text:p text:style-name="P1">yet they will always survive. This drama that I have played out with you</text:p>
      <text:p text:style-name="P1">during seven years will be played out over and over again generation after</text:p>
      <text:p text:style-name="P1">generation, always in subtler forms. Always we shall have the heretic here</text:p>
      <text:p text:style-name="P1">at our mercy, screaming with pain, broken up, contemptible--and in the end</text:p>
      <text:p text:style-name="P1">utterly penitent, saved from himself, crawling to our feet of his own</text:p>
      <text:p text:style-name="P1">accord. That is the world that we are preparing, Winston. A world of</text:p>
      <text:p text:style-name="P1">victory after victory, triumph after triumph after triumph: an endless</text:p>
      <text:p text:style-name="P1">pressing, pressing, pressing upon the nerve of power. You are beginning,</text:p>
      <text:p text:style-name="P1">I can see, to realize what that world will be like. But in the end you</text:p>
      <text:p text:style-name="P1">will do more than understand it. You will accept it, welcome it, become</text:p>
      <text:p text:style-name="P1">part of it.'<text:line-break/><text:line-break/>Winston had recovered himself sufficiently to speak. 'You can't!' he said</text:p>
      <text:p text:style-name="P1"><text:soft-page-break/>weakly.<text:line-break/><text:line-break/>'What do you mean by that remark, Winston?'<text:line-break/><text:line-break/>'You could not create such a world as you have just described. It is a</text:p>
      <text:p text:style-name="P1">dream. It is impossible.'<text:line-break/><text:line-break/>'Why?'<text:line-break/><text:line-break/>'It is impossible to found a civilization on fear and hatred and cruelty.</text:p>
      <text:p text:style-name="P1">It would never endure.'<text:line-break/><text:line-break/>'Why not?'<text:line-break/><text:line-break/>'It would have no vitality. It would disintegrate. It would commit</text:p>
      <text:p text:style-name="P1">suicide.'<text:line-break/><text:line-break/>'Nonsense. You are under the impression that hatred is more exhausting</text:p>
      <text:p text:style-name="P1">than love. Why should it be? And if it were, what difference would that</text:p>
      <text:p text:style-name="P1">make? Suppose that we choose to wear ourselves out faster. Suppose that we</text:p>
      <text:p text:style-name="P1">quicken the tempo of human life till men are senile at thirty. Still what</text:p>
      <text:p text:style-name="P1">difference would it make? Can you not understand that the death of the</text:p>
      <text:p text:style-name="P1">individual is not death? The party is immortal.'<text:line-break/><text:line-break/>As usual, the voice had battered Winston into helplessness. Moreover he</text:p>
      <text:p text:style-name="P1">was in dread that if he persisted in his disagreement O'Brien would twist</text:p>
      <text:p text:style-name="P1">the dial again. And yet he could not keep silent. Feebly, without</text:p>
      <text:p text:style-name="P1">arguments, with nothing to support him except his inarticulate horror of</text:p>
      <text:p text:style-name="P1">what O'Brien had said, he returned to the attack.<text:line-break/><text:line-break/>'I don't know--I don't care. Somehow you will fail. Something will defeat</text:p>
      <text:p text:style-name="P1">you. Life will defeat you.'<text:line-break/><text:line-break/>'We control life, Winston, at all its levels. You are imagining that there</text:p>
      <text:p text:style-name="P1">is something called human nature which will be outraged by what we do and</text:p>
      <text:p text:style-name="P1">will turn against us. But we create human nature. Men are infinitely</text:p>
      <text:p text:style-name="P1">malleable. Or perhaps you have returned to your old idea that the</text:p>
      <text:p text:style-name="P1">proletarians or the slaves will arise and overthrow us. Put it out of your</text:p>
      <text:p text:style-name="P1">mind. They are helpless, like the animals. Humanity is the Party. The</text:p>
      <text:p text:style-name="P1">others are outside--irrelevant.'<text:line-break/><text:line-break/>'I don't care. In the end they will beat you. Sooner or later they will</text:p>
      <text:p text:style-name="P1">see you for what you are, and then they will tear you to pieces.'<text:line-break/><text:line-break/>'Do you see any evidence that that is happening? Or any reason why it</text:p>
      <text:p text:style-name="P1">should?'<text:line-break/><text:line-break/>'No. I believe it. I KNOW that you will fail. There is something in the</text:p>
      <text:p text:style-name="P1">universe--I don't know, some spirit, some principle--that you will never</text:p>
      <text:p text:style-name="P1">overcome.'<text:line-break/><text:line-break/>'Do you believe in God, Winston?'<text:line-break/><text:line-break/>'No.'<text:line-break/><text:line-break/>'Then what is it, this principle that will defeat us?'<text:line-break/><text:line-break/>'I don't know. The spirit of Man.'<text:line-break/><text:line-break/><text:soft-page-break/>'And do you consider yourself a man?'<text:line-break/><text:line-break/>'Yes.'<text:line-break/><text:line-break/>'If you are a man, Winston, you are the last man. Your kind is extinct; we</text:p>
      <text:p text:style-name="P1">are the inheritors. Do you understand that you are ALONE? You are outside</text:p>
      <text:p text:style-name="P1">history, you are non-existent.' His manner changed and he said more</text:p>
      <text:p text:style-name="P1">harshly: 'And you consider yourself morally superior to us, with our lies</text:p>
      <text:p text:style-name="P1">and our cruelty?'<text:line-break/><text:line-break/>'Yes, I consider myself superior.'<text:line-break/><text:line-break/>O'Brien did not speak. Two other voices were speaking. After a moment</text:p>
      <text:p text:style-name="P1">Winston recognized one of them as his own. It was a sound-track of the</text:p>
      <text:p text:style-name="P1">conversation he had had with O'Brien, on the night when he had enrolled</text:p>
      <text:p text:style-name="P1">himself in the Brotherhood. He heard himself promising to lie, to steal,</text:p>
      <text:p text:style-name="P1">to forge, to murder, to encourage drug-taking and prostitution, to</text:p>
      <text:p text:style-name="P1">disseminate venereal diseases, to throw vitriol in a child's face. O'Brien</text:p>
      <text:p text:style-name="P1">made a small impatient gesture, as though to say that the demonstration</text:p>
      <text:p text:style-name="P1">was hardly worth making. Then he turned a switch and the voices stopped.<text:line-break/><text:line-break/>'Get up from that bed,' he said.<text:line-break/><text:line-break/>The bonds had loosened themselves. Winston lowered himself to the floor</text:p>
      <text:p text:style-name="P1">and stood up unsteadily.<text:line-break/><text:line-break/>'You are the last man,' said O'Brien. 'You are the guardian of the human</text:p>
      <text:p text:style-name="P1">spirit. You shall see yourself as you are. Take off your clothes.'<text:line-break/><text:line-break/>Winston undid the bit of string that held his overalls together. The zip</text:p>
      <text:p text:style-name="P1">fastener had long since been wrenched out of them. He could not remember</text:p>
      <text:p text:style-name="P1">whether at any time since his arrest he had taken off all his clothes at</text:p>
      <text:p text:style-name="P1">one time. Beneath the overalls his body was looped with filthy yellowish</text:p>
      <text:p text:style-name="P1">rags, just recognizable as the remnants of underclothes. As he slid</text:p>
      <text:p text:style-name="P1">them to the ground he saw that there was a three-sided mirror at the far</text:p>
      <text:p text:style-name="P1">end of the room. He approached it, then stopped short. An involuntary cry</text:p>
      <text:p text:style-name="P1">had broken out of him.<text:line-break/><text:line-break/>'Go on,' said O'Brien. 'Stand between the wings of the mirror. You shall</text:p>
      <text:p text:style-name="P1">see the side view as well.'<text:line-break/><text:line-break/>He had stopped because he was frightened. A bowed, grey-coloured,</text:p>
      <text:p text:style-name="P1">skeleton-like thing was coming towards him. Its actual appearance was</text:p>
      <text:p text:style-name="P1">frightening, and not merely the fact that he knew it to be himself. He</text:p>
      <text:p text:style-name="P1">moved closer to the glass. The creature's face seemed to be protruded,</text:p>
      <text:p text:style-name="P1">because of its bent carriage. A forlorn, jailbird's face with a nobby</text:p>
      <text:p text:style-name="P1">forehead running back into a bald scalp, a crooked nose, and</text:p>
      <text:p text:style-name="P1">battered-looking cheekbones above which his eyes were fierce and watchful.</text:p>
      <text:p text:style-name="P1">The cheeks were seamed, the mouth had a drawn-in look. Certainly it was</text:p>
      <text:p text:style-name="P1">his own face, but it seemed to him that it had changed more than he had</text:p>
      <text:p text:style-name="P1">changed inside. The emotions it registered would be different from the</text:p>
      <text:p text:style-name="P1">ones he felt. He had gone partially bald. For the first moment he had</text:p>
      <text:p text:style-name="P1">thought that he had gone grey as well, but it was only the scalp that was</text:p>
      <text:p text:style-name="P1">grey. Except for his hands and a circle of his face, his body was grey all</text:p>
      <text:p text:style-name="P1">over with ancient, ingrained dirt. Here and there under the dirt there</text:p>
      <text:p text:style-name="P1">were the red scars of wounds, and near the ankle the varicose ulcer was an</text:p>
      <text:p text:style-name="P1">inflamed mass with flakes of skin peeling off it. But the truly frightening</text:p>
      <text:p text:style-name="P1">thing was the emaciation of his body. The barrel of the ribs was as narrow</text:p>
      <text:p text:style-name="P1">as that of a skeleton: the legs had shrunk so that the knees were thicker</text:p>
      <text:p text:style-name="P1"><text:soft-page-break/>than the thighs. He saw now what O'Brien had meant about seeing the side</text:p>
      <text:p text:style-name="P1">view. The curvature of the spine was astonishing. The thin shoulders were</text:p>
      <text:p text:style-name="P1">hunched forward so as to make a cavity of the chest, the scraggy neck</text:p>
      <text:p text:style-name="P1">seemed to be bending double under the weight of the skull. At a guess he</text:p>
      <text:p text:style-name="P1">would have said that it was the body of a man of sixty, suffering from</text:p>
      <text:p text:style-name="P1">some malignant disease.<text:line-break/><text:line-break/>'You have thought sometimes,' said O'Brien, 'that my face--the face of a</text:p>
      <text:p text:style-name="P1">member of the Inner Party--looks old and worn. What do you think of your</text:p>
      <text:p text:style-name="P1">own face?'<text:line-break/><text:line-break/>He seized Winston's shoulder and spun him round so that he was facing him.<text:line-break/><text:line-break/>'Look at the condition you are in!' he said. 'Look at this filthy grime</text:p>
      <text:p text:style-name="P1">all over your body. Look at the dirt between your toes. Look at that</text:p>
      <text:p text:style-name="P1">disgusting running sore on your leg. Do you know that you stink like a</text:p>
      <text:p text:style-name="P1">goat? Probably you have ceased to notice it. Look at your emaciation. Do</text:p>
      <text:p text:style-name="P1">you see? I can make my thumb and forefinger meet round your bicep. I could</text:p>
      <text:p text:style-name="P1">snap your neck like a carrot. Do you know that you have lost twenty-five</text:p>
      <text:p text:style-name="P1">kilograms since you have been in our hands? Even your hair is coming out</text:p>
      <text:p text:style-name="P1">in handfuls. Look!' He plucked at Winston's head and brought away a tuft</text:p>
      <text:p text:style-name="P1">of hair. 'Open your mouth. Nine, ten, eleven teeth left. How many had you</text:p>
      <text:p text:style-name="P1">when you came to us? And the few you have left are dropping out of your</text:p>
      <text:p text:style-name="P1">head. Look here!'<text:line-break/><text:line-break/>He seized one of Winston's remaining front teeth between his powerful</text:p>
      <text:p text:style-name="P1">thumb and forefinger. A twinge of pain shot through Winston's jaw. O'Brien</text:p>
      <text:p text:style-name="P1">had wrenched the loose tooth out by the roots. He tossed it across the</text:p>
      <text:p text:style-name="P1">cell.<text:line-break/><text:line-break/>'You are rotting away,' he said; 'you are falling to pieces. What are you?</text:p>
      <text:p text:style-name="P1">A bag of filth. Now turn around and look into that mirror again. Do you</text:p>
      <text:p text:style-name="P1">see that thing facing you? That is the last man. If you are human, that is</text:p>
      <text:p text:style-name="P1">humanity. Now put your clothes on again.'<text:line-break/><text:line-break/>Winston began to dress himself with slow stiff movements. Until now he had</text:p>
      <text:p text:style-name="P1">not seemed to notice how thin and weak he was. Only one thought stirred in</text:p>
      <text:p text:style-name="P1">his mind: that he must have been in this place longer than he had imagined.</text:p>
      <text:p text:style-name="P1">Then suddenly as he fixed the miserable rags round himself a feeling of</text:p>
      <text:p text:style-name="P1">pity for his ruined body overcame him. Before he knew what he was doing</text:p>
      <text:p text:style-name="P1">he had collapsed on to a small stool that stood beside the bed and burst</text:p>
      <text:p text:style-name="P1">into tears. He was aware of his ugliness, his gracelessness, a bundle of</text:p>
      <text:p text:style-name="P1">bones in filthy underclothes sitting weeping in the harsh white light: but</text:p>
      <text:p text:style-name="P1">he could not stop himself. O'Brien laid a hand on his shoulder, almost</text:p>
      <text:p text:style-name="P1">kindly.<text:line-break/><text:line-break/>'It will not last for ever,' he said. 'You can escape from it whenever you</text:p>
      <text:p text:style-name="P1">choose. Everything depends on yourself.'<text:line-break/><text:line-break/>'You did it!' sobbed Winston. 'You reduced me to this state.'<text:line-break/><text:line-break/>'No, Winston, you reduced yourself to it. This is what you accepted when</text:p>
      <text:p text:style-name="P1">you set yourself up against the Party. It was all contained in that first</text:p>
      <text:p text:style-name="P1">act. Nothing has happened that you did not foresee.'<text:line-break/><text:line-break/>He paused, and then went on:<text:line-break/><text:line-break/>'We have beaten you, Winston. We have broken you up. You have seen what</text:p>
      <text:p text:style-name="P1">your body is like. Your mind is in the same state. I do not think there</text:p>
      <text:p text:style-name="P1"><text:soft-page-break/>can be much pride left in you. You have been kicked and flogged and</text:p>
      <text:p text:style-name="P1">insulted, you have screamed with pain, you have rolled on the floor in</text:p>
      <text:p text:style-name="P1">your own blood and vomit. You have whimpered for mercy, you have betrayed</text:p>
      <text:p text:style-name="P1">everybody and everything. Can you think of a single degradation that has</text:p>
      <text:p text:style-name="P1">not happened to you?'<text:line-break/><text:line-break/>Winston had stopped weeping, though the tears were still oozing out of his</text:p>
      <text:p text:style-name="P1">eyes. He looked up at O'Brien.<text:line-break/><text:line-break/>'I have not betrayed Julia,' he said.<text:line-break/><text:line-break/>O'Brien looked down at him thoughtfully. 'No,' he said; 'no; that is</text:p>
      <text:p text:style-name="P1">perfectly true. You have not betrayed Julia.'<text:line-break/><text:line-break/>The peculiar reverence for O'Brien, which nothing seemed able to destroy,</text:p>
      <text:p text:style-name="P1">flooded Winston's heart again. How intelligent, he thought, how</text:p>
      <text:p text:style-name="P1">intelligent! Never did O'Brien fail to understand what was said to him.</text:p>
      <text:p text:style-name="P1">Anyone else on earth would have answered promptly that he HAD betrayed</text:p>
      <text:p text:style-name="P1">Julia. For what was there that they had not screwed out of him under the</text:p>
      <text:p text:style-name="P1">torture? He had told them everything he knew about her, her habits, her</text:p>
      <text:p text:style-name="P1">character, her past life; he had confessed in the most trivial detail</text:p>
      <text:p text:style-name="P1">everything that had happened at their meetings, all that he had said to</text:p>
      <text:p text:style-name="P1">her and she to him, their black-market meals, their adulteries, their</text:p>
      <text:p text:style-name="P1">vague plottings against the Party--everything. And yet, in the sense in</text:p>
      <text:p text:style-name="P1">which he intended the word, he had not betrayed her. He had not stopped</text:p>
      <text:p text:style-name="P1">loving her; his feelings towards her had remained the same. O'Brien had</text:p>
      <text:p text:style-name="P1">seen what he meant without the need for explanation.<text:line-break/><text:line-break/>'Tell me,' he said, 'how soon will they shoot me?'<text:line-break/><text:line-break/>'It might be a long time,' said O'Brien. 'You are a difficult case. But</text:p>
      <text:p text:style-name="P1">don't give up hope. Everyone is cured sooner or later. In the end we shall</text:p>
      <text:p text:style-name="P1">shoot you.'<text:line-break/><text:line-break/><text:line-break/><text:line-break/><text:line-break/>Chapter 4<text:line-break/><text:line-break/><text:line-break/><text:line-break/>He was much better. He was growing fatter and stronger every day, if it</text:p>
      <text:p text:style-name="P1">was proper to speak of days.<text:line-break/><text:line-break/>The white light and the humming sound were the same as ever, but the cell</text:p>
      <text:p text:style-name="P1">was a little more comfortable than the others he had been in. There was a</text:p>
      <text:p text:style-name="P1">pillow and a mattress on the plank bed, and a stool to sit on. They had</text:p>
      <text:p text:style-name="P1">given him a bath, and they allowed him to wash himself fairly frequently</text:p>
      <text:p text:style-name="P1">in a tin basin. They even gave him warm water to wash with. They had given</text:p>
      <text:p text:style-name="P1">him new underclothes and a clean suit of overalls. They had dressed his</text:p>
      <text:p text:style-name="P1">varicose ulcer with soothing ointment. They had pulled out the remnants</text:p>
      <text:p text:style-name="P1">of his teeth and given him a new set of dentures.<text:line-break/><text:line-break/>Weeks or months must have passed. It would have been possible now to keep</text:p>
      <text:p text:style-name="P1">count of the passage of time, if he had felt any interest in doing so,</text:p>
      <text:p text:style-name="P1">since he was being fed at what appeared to be regular intervals. He was</text:p>
      <text:p text:style-name="P1">getting, he judged, three meals in the twenty-four hours; sometimes he</text:p>
      <text:p text:style-name="P1">wondered dimly whether he was getting them by night or by day. The food</text:p>
      <text:p text:style-name="P1">was surprisingly good, with meat at every third meal. Once there was even</text:p>
      <text:p text:style-name="P1"><text:soft-page-break/>a packet of cigarettes. He had no matches, but the never-speaking guard</text:p>
      <text:p text:style-name="P1">who brought his food would give him a light. The first time he tried to</text:p>
      <text:p text:style-name="P1">smoke it made him sick, but he persevered, and spun the packet out for</text:p>
      <text:p text:style-name="P1">a long time, smoking half a cigarette after each meal.<text:line-break/><text:line-break/>They had given him a white slate with a stump of pencil tied to the</text:p>
      <text:p text:style-name="P1">corner. At first he made no use of it. Even when he was awake he was</text:p>
      <text:p text:style-name="P1">completely torpid. Often he would lie from one meal to the next almost</text:p>
      <text:p text:style-name="P1">without stirring, sometimes asleep, sometimes waking into vague reveries</text:p>
      <text:p text:style-name="P1">in which it was too much trouble to open his eyes. He had long grown</text:p>
      <text:p text:style-name="P1">used to sleeping with a strong light on his face. It seemed to make no</text:p>
      <text:p text:style-name="P1">difference, except that one's dreams were more coherent. He dreamed a</text:p>
      <text:p text:style-name="P1">great deal all through this time, and they were always happy dreams. He</text:p>
      <text:p text:style-name="P1">was in the Golden Country, or he was sitting among enormous glorious,</text:p>
      <text:p text:style-name="P1">sunlit ruins, with his mother, with Julia, with O'Brien--not doing</text:p>
      <text:p text:style-name="P1">anything, merely sitting in the sun, talking of peaceful things. Such</text:p>
      <text:p text:style-name="P1">thoughts as he had when he was awake were mostly about his dreams. He</text:p>
      <text:p text:style-name="P1">seemed to have lost the power of intellectual effort, now that the</text:p>
      <text:p text:style-name="P1">stimulus of pain had been removed. He was not bored, he had no desire</text:p>
      <text:p text:style-name="P1">for conversation or distraction. Merely to be alone, not to be beaten</text:p>
      <text:p text:style-name="P1">or questioned, to have enough to eat, and to be clean all over, was</text:p>
      <text:p text:style-name="P1">completely satisfying.<text:line-break/><text:line-break/>By degrees he came to spend less time in sleep, but he still felt no</text:p>
      <text:p text:style-name="P1">impulse to get off the bed. All he cared for was to lie quiet and feel the</text:p>
      <text:p text:style-name="P1">strength gathering in his body. He would finger himself here and there,</text:p>
      <text:p text:style-name="P1">trying to make sure that it was not an illusion that his muscles were</text:p>
      <text:p text:style-name="P1">growing rounder and his skin tauter. Finally it was established beyond a</text:p>
      <text:p text:style-name="P1">doubt that he was growing fatter; his thighs were now definitely thicker</text:p>
      <text:p text:style-name="P1">than his knees. After that, reluctantly at first, he began exercising</text:p>
      <text:p text:style-name="P1">himself regularly. In a little while he could walk three kilometres,</text:p>
      <text:p text:style-name="P1">measured by pacing the cell, and his bowed shoulders were growing</text:p>
      <text:p text:style-name="P1">straighter. He attempted more elaborate exercises, and was astonished and</text:p>
      <text:p text:style-name="P1">humiliated to find what things he could not do. He could not move out of a</text:p>
      <text:p text:style-name="P1">walk, he could not hold his stool out at arm's length, he could not stand</text:p>
      <text:p text:style-name="P1">on one leg without falling over. He squatted down on his heels, and found</text:p>
      <text:p text:style-name="P1">that with agonizing pains in thigh and calf he could just lift himself to</text:p>
      <text:p text:style-name="P1">a standing position. He lay flat on his belly and tried to lift his weight</text:p>
      <text:p text:style-name="P1">by his hands. It was hopeless, he could not raise himself a centimetre.</text:p>
      <text:p text:style-name="P1">But after a few more days--a few more mealtimes--even that feat was</text:p>
      <text:p text:style-name="P1">accomplished. A time came when he could do it six times running. He began</text:p>
      <text:p text:style-name="P1">to grow actually proud of his body, and to cherish an intermittent belief</text:p>
      <text:p text:style-name="P1">that his face also was growing back to normal. Only when he chanced to put</text:p>
      <text:p text:style-name="P1">his hand on his bald scalp did he remember the seamed, ruined face that</text:p>
      <text:p text:style-name="P1">had looked back at him out of the mirror.<text:line-break/><text:line-break/>His mind grew more active. He sat down on the plank bed, his back against</text:p>
      <text:p text:style-name="P1">the wall and the slate on his knees, and set to work deliberately at the</text:p>
      <text:p text:style-name="P1">task of re-educating himself.<text:line-break/><text:line-break/>He had capitulated, that was agreed. In reality, as he saw now, he had</text:p>
      <text:p text:style-name="P1">been ready to capitulate long before he had taken the decision. From the</text:p>
      <text:p text:style-name="P1">moment when he was inside the Ministry of Love--and yes, even during those</text:p>
      <text:p text:style-name="P1">minutes when he and Julia had stood helpless while the iron voice from the</text:p>
      <text:p text:style-name="P1">telescreen told them what to do--he had grasped the frivolity, the</text:p>
      <text:p text:style-name="P1">shallowness of his attempt to set himself up against the power of the</text:p>
      <text:p text:style-name="P1">Party. He knew now that for seven years the Thought Police had watched him</text:p>
      <text:p text:style-name="P1">like a beetle under a magnifying glass. There was no physical act, no word</text:p>
      <text:p text:style-name="P1">spoken aloud, that they had not noticed, no train of thought that they had</text:p>
      <text:p text:style-name="P1"><text:soft-page-break/>not been able to infer. Even the speck of whitish dust on the cover of his</text:p>
      <text:p text:style-name="P1">diary they had carefully replaced. They had played sound-tracks to him,</text:p>
      <text:p text:style-name="P1">shown him photographs. Some of them were photographs of Julia and himself.</text:p>
      <text:p text:style-name="P1">Yes, even... He could not fight against the Party any longer. Besides,</text:p>
      <text:p text:style-name="P1">the Party was in the right. It must be so; how could the immortal,</text:p>
      <text:p text:style-name="P1">collective brain be mistaken? By what external standard could you check</text:p>
      <text:p text:style-name="P1">its judgements? Sanity was statistical. It was merely a question of</text:p>
      <text:p text:style-name="P1">learning to think as they thought. Only----!<text:line-break/><text:line-break/>The pencil felt thick and awkward in his fingers. He began to write down</text:p>
      <text:p text:style-name="P1">the thoughts that came into his head. He wrote first in large clumsy</text:p>
      <text:p text:style-name="P1">capitals:<text:line-break/><text:line-break/><text:line-break/>FREEDOM IS SLAVERY<text:line-break/><text:line-break/><text:line-break/>Then almost without a pause he wrote beneath it:<text:line-break/><text:line-break/><text:line-break/>TWO AND TWO MAKE FIVE<text:line-break/><text:line-break/><text:line-break/>But then there came a sort of check. His mind, as though shying away from</text:p>
      <text:p text:style-name="P1">something, seemed unable to concentrate. He knew that he knew what came</text:p>
      <text:p text:style-name="P1">next, but for the moment he could not recall it. When he did recall it,</text:p>
      <text:p text:style-name="P1">it was only by consciously reasoning out what it must be: it did not come</text:p>
      <text:p text:style-name="P1">of its own accord. He wrote:<text:line-break/><text:line-break/><text:line-break/>GOD IS POWER<text:line-break/><text:line-break/><text:line-break/>He accepted everything. The past was alterable. The past never had been</text:p>
      <text:p text:style-name="P1">altered. Oceania was at war with Eastasia. Oceania had always been at war</text:p>
      <text:p text:style-name="P1">with Eastasia. Jones, Aaronson, and Rutherford were guilty of the crimes</text:p>
      <text:p text:style-name="P1">they were charged with. He had never seen the photograph that disproved</text:p>
      <text:p text:style-name="P1">their guilt. It had never existed, he had invented it. He remembered</text:p>
      <text:p text:style-name="P1">remembering contrary things, but those were false memories, products of</text:p>
      <text:p text:style-name="P1">self-deception. How easy it all was! Only surrender, and everything else</text:p>
      <text:p text:style-name="P1">followed. It was like swimming against a current that swept you backwards</text:p>
      <text:p text:style-name="P1">however hard you struggled, and then suddenly deciding to turn round and</text:p>
      <text:p text:style-name="P1">go with the current instead of opposing it. Nothing had changed except</text:p>
      <text:p text:style-name="P1">your own attitude: the predestined thing happened in any case. He hardly</text:p>
      <text:p text:style-name="P1">knew why he had ever rebelled. Everything was easy, except----!<text:line-break/><text:line-break/>Anything could be true. The so-called laws of Nature were nonsense. The</text:p>
      <text:p text:style-name="P1">law of gravity was nonsense. 'If I wished,' O'Brien had said, 'I could</text:p>
      <text:p text:style-name="P1">float off this floor like a soap bubble.' Winston worked it out. 'If he</text:p>
      <text:p text:style-name="P1">THINKS he floats off the floor, and if I simultaneously THINK I see him</text:p>
      <text:p text:style-name="P1">do it, then the thing happens.' Suddenly, like a lump of submerged wreckage</text:p>
      <text:p text:style-name="P1">breaking the surface of water, the thought burst into his mind: 'It doesn't</text:p>
      <text:p text:style-name="P1">really happen. We imagine it. It is hallucination.' He pushed the thought</text:p>
      <text:p text:style-name="P1">under instantly. The fallacy was obvious. It presupposed that somewhere</text:p>
      <text:p text:style-name="P1">or other, outside oneself, there was a 'real' world where 'real' things</text:p>
      <text:p text:style-name="P1">happened. But how could there be such a world? What knowledge have we of</text:p>
      <text:p text:style-name="P1">anything, save through our own minds? All happenings are in the mind.</text:p>
      <text:p text:style-name="P1"><text:soft-page-break/>Whatever happens in all minds, truly happens.<text:line-break/><text:line-break/>He had no difficulty in disposing of the fallacy, and he was in no danger</text:p>
      <text:p text:style-name="P1">of succumbing to it. He realized, nevertheless, that it ought never to</text:p>
      <text:p text:style-name="P1">have occurred to him. The mind should develop a blind spot whenever a</text:p>
      <text:p text:style-name="P1">dangerous thought presented itself. The process should be automatic,</text:p>
      <text:p text:style-name="P1">instinctive. CRIMESTOP, they called it in Newspeak.<text:line-break/><text:line-break/>He set to work to exercise himself in crimestop. He presented himself with</text:p>
      <text:p text:style-name="P1">propositions--'the Party says the earth is flat', 'the party says that</text:p>
      <text:p text:style-name="P1">ice is heavier than water'--and trained himself in not seeing or not</text:p>
      <text:p text:style-name="P1">understanding the arguments that contradicted them. It was not easy.</text:p>
      <text:p text:style-name="P1">It needed great powers of reasoning and improvisation. The arithmetical</text:p>
      <text:p text:style-name="P1">problems raised, for instance, by such a statement as 'two and two make</text:p>
      <text:p text:style-name="P1">five' were beyond his intellectual grasp. It needed also a sort of</text:p>
      <text:p text:style-name="P1">athleticism of mind, an ability at one moment to make the most delicate</text:p>
      <text:p text:style-name="P1">use of logic and at the next to be unconscious of the crudest logical</text:p>
      <text:p text:style-name="P1">errors. Stupidity was as necessary as intelligence, and as difficult to</text:p>
      <text:p text:style-name="P1">attain.<text:line-break/><text:line-break/>All the while, with one part of his mind, he wondered how soon they would</text:p>
      <text:p text:style-name="P1">shoot him. 'Everything depends on yourself,' O'Brien had said; but he knew</text:p>
      <text:p text:style-name="P1">that there was no conscious act by which he could bring it nearer. It</text:p>
      <text:p text:style-name="P1">might be ten minutes hence, or ten years. They might keep him for years in</text:p>
      <text:p text:style-name="P1">solitary confinement, they might send him to a labour-camp, they might</text:p>
      <text:p text:style-name="P1">release him for a while, as they sometimes did. It was perfectly possible</text:p>
      <text:p text:style-name="P1">that before he was shot the whole drama of his arrest and interrogation</text:p>
      <text:p text:style-name="P1">would be enacted all over again. The one certain thing was that death</text:p>
      <text:p text:style-name="P1">never came at an expected moment. The tradition--the unspoken tradition:</text:p>
      <text:p text:style-name="P1">somehow you knew it, though you never heard it said--was that they shot</text:p>
      <text:p text:style-name="P1">you from behind; always in the back of the head, without warning, as you</text:p>
      <text:p text:style-name="P1">walked down a corridor from cell to cell.<text:line-break/><text:line-break/>One day--but 'one day' was not the right expression; just as probably it</text:p>
      <text:p text:style-name="P1">was in the middle of the night: once--he fell into a strange, blissful</text:p>
      <text:p text:style-name="P1">reverie. He was walking down the corridor, waiting for the bullet. He knew</text:p>
      <text:p text:style-name="P1">that it was coming in another moment. Everything was settled, smoothed</text:p>
      <text:p text:style-name="P1">out, reconciled. There were no more doubts, no more arguments, no more</text:p>
      <text:p text:style-name="P1">pain, no more fear. His body was healthy and strong. He walked easily,</text:p>
      <text:p text:style-name="P1">with a joy of movement and with a feeling of walking in sunlight. He was</text:p>
      <text:p text:style-name="P1">not any longer in the narrow white corridors in the Ministry of Love, he</text:p>
      <text:p text:style-name="P1">was in the enormous sunlit passage, a kilometre wide, down which he had</text:p>
      <text:p text:style-name="P1">seemed to walk in the delirium induced by drugs. He was in the Golden</text:p>
      <text:p text:style-name="P1">Country, following the foot-track across the old rabbit-cropped pasture.</text:p>
      <text:p text:style-name="P1">He could feel the short springy turf under his feet and the gentle sunshine</text:p>
      <text:p text:style-name="P1">on his face. At the edge of the field were the elm trees, faintly stirring,</text:p>
      <text:p text:style-name="P1">and somewhere beyond that was the stream where the dace lay in the green</text:p>
      <text:p text:style-name="P1">pools under the willows.<text:line-break/><text:line-break/>Suddenly he started up with a shock of horror. The sweat broke out on his</text:p>
      <text:p text:style-name="P1">backbone. He had heard himself cry aloud:<text:line-break/><text:line-break/>'Julia! Julia! Julia, my love! Julia!'<text:line-break/><text:line-break/>For a moment he had had an overwhelming hallucination of her presence. She</text:p>
      <text:p text:style-name="P1">had seemed to be not merely with him, but inside him. It was as though she</text:p>
      <text:p text:style-name="P1">had got into the texture of his skin. In that moment he had loved her far</text:p>
      <text:p text:style-name="P1">more than he had ever done when they were together and free. Also he knew</text:p>
      <text:p text:style-name="P1"><text:soft-page-break/>that somewhere or other she was still alive and needed his help.<text:line-break/><text:line-break/>He lay back on the bed and tried to compose himself. What had he done? How</text:p>
      <text:p text:style-name="P1">many years had he added to his servitude by that moment of weakness?<text:line-break/><text:line-break/>In another moment he would hear the tramp of boots outside. They could not</text:p>
      <text:p text:style-name="P1">let such an outburst go unpunished. They would know now, if they had not</text:p>
      <text:p text:style-name="P1">known before, that he was breaking the agreement he had made with them.</text:p>
      <text:p text:style-name="P1">He obeyed the Party, but he still hated the Party. In the old days he had</text:p>
      <text:p text:style-name="P1">hidden a heretical mind beneath an appearance of conformity. Now he had</text:p>
      <text:p text:style-name="P1">retreated a step further: in the mind he had surrendered, but he had hoped</text:p>
      <text:p text:style-name="P1">to keep the inner heart inviolate. He knew that he was in the wrong, but</text:p>
      <text:p text:style-name="P1">he preferred to be in the wrong. They would understand that--O'Brien would</text:p>
      <text:p text:style-name="P1">understand it. It was all confessed in that single foolish cry.<text:line-break/><text:line-break/>He would have to start all over again. It might take years. He ran a hand</text:p>
      <text:p text:style-name="P1">over his face, trying to familiarize himself with the new shape. There</text:p>
      <text:p text:style-name="P1">were deep furrows in the cheeks, the cheekbones felt sharp, the nose</text:p>
      <text:p text:style-name="P1">flattened. Besides, since last seeing himself in the glass he had been</text:p>
      <text:p text:style-name="P1">given a complete new set of teeth. It was not easy to preserve</text:p>
      <text:p text:style-name="P1">inscrutability when you did not know what your face looked like. In any</text:p>
      <text:p text:style-name="P1">case, mere control of the features was not enough. For the first time he</text:p>
      <text:p text:style-name="P1">perceived that if you want to keep a secret you must also hide it from</text:p>
      <text:p text:style-name="P1">yourself. You must know all the while that it is there, but until it is</text:p>
      <text:p text:style-name="P1">needed you must never let it emerge into your consciousness in any shape</text:p>
      <text:p text:style-name="P1">that could be given a name. From now onwards he must not only think right;</text:p>
      <text:p text:style-name="P1">he must feel right, dream right. And all the while he must keep his hatred</text:p>
      <text:p text:style-name="P1">locked up inside him like a ball of matter which was part of himself and</text:p>
      <text:p text:style-name="P1">yet unconnected with the rest of him, a kind of cyst.<text:line-break/><text:line-break/>One day they would decide to shoot him. You could not tell when it would</text:p>
      <text:p text:style-name="P1">happen, but a few seconds beforehand it should be possible to guess. It</text:p>
      <text:p text:style-name="P1">was always from behind, walking down a corridor. Ten seconds would be</text:p>
      <text:p text:style-name="P1">enough. In that time the world inside him could turn over. And then</text:p>
      <text:p text:style-name="P1">suddenly, without a word uttered, without a check in his step, without the</text:p>
      <text:p text:style-name="P1">changing of a line in his face--suddenly the camouflage would be down and</text:p>
      <text:p text:style-name="P1">bang! would go the batteries of his hatred. Hatred would fill him like an</text:p>
      <text:p text:style-name="P1">enormous roaring flame. And almost in the same instant bang! would go the</text:p>
      <text:p text:style-name="P1">bullet, too late, or too early. They would have blown his brain to pieces</text:p>
      <text:p text:style-name="P1">before they could reclaim it. The heretical thought would be unpunished,</text:p>
      <text:p text:style-name="P1">unrepented, out of their reach for ever. They would have blown a hole in</text:p>
      <text:p text:style-name="P1">their own perfection. To die hating them, that was freedom.<text:line-break/><text:line-break/>He shut his eyes. It was more difficult than accepting an intellectual</text:p>
      <text:p text:style-name="P1">discipline. It was a question of degrading himself, mutilating himself. He</text:p>
      <text:p text:style-name="P1">had got to plunge into the filthiest of filth. What was the most horrible,</text:p>
      <text:p text:style-name="P1">sickening thing of all? He thought of Big Brother. The enormous face</text:p>
      <text:p text:style-name="P1">(because of constantly seeing it on posters he always thought of it as</text:p>
      <text:p text:style-name="P1">being a metre wide), with its heavy black moustache and the eyes that</text:p>
      <text:p text:style-name="P1">followed you to and fro, seemed to float into his mind of its own accord.</text:p>
      <text:p text:style-name="P1">What were his true feelings towards Big Brother?<text:line-break/><text:line-break/>There was a heavy tramp of boots in the passage. The steel door swung open</text:p>
      <text:p text:style-name="P1">with a clang. O'Brien walked into the cell. Behind him were the waxen-faced</text:p>
      <text:p text:style-name="P1">officer and the black-uniformed guards.<text:line-break/><text:line-break/>'Get up,' said O'Brien. 'Come here.'<text:line-break/><text:line-break/>Winston stood opposite him. O'Brien took Winston's shoulders between his</text:p>
      <text:p text:style-name="P1"><text:soft-page-break/>strong hands and looked at him closely.<text:line-break/><text:line-break/>'You have had thoughts of deceiving me,' he said. 'That was stupid.</text:p>
      <text:p text:style-name="P1">Stand up straighter. Look me in the face.'<text:line-break/><text:line-break/>He paused, and went on in a gentler tone:<text:line-break/><text:line-break/>'You are improving. Intellectually there is very little wrong with you.</text:p>
      <text:p text:style-name="P1">It is only emotionally that you have failed to make progress. Tell me,</text:p>
      <text:p text:style-name="P1">Winston--and remember, no lies: you know that I am always able to detect</text:p>
      <text:p text:style-name="P1">a lie--tell me, what are your true feelings towards Big Brother?'<text:line-break/><text:line-break/>'I hate him.'<text:line-break/><text:line-break/>'You hate him. Good. Then the time has come for you to take the last step.</text:p>
      <text:p text:style-name="P1">You must love Big Brother. It is not enough to obey him: you must love</text:p>
      <text:p text:style-name="P1">him.'<text:line-break/><text:line-break/>He released Winston with a little push towards the guards.<text:line-break/><text:line-break/>'Room 101,' he said.<text:line-break/><text:line-break/><text:line-break/><text:line-break/><text:line-break/>Chapter 5<text:line-break/><text:line-break/><text:line-break/><text:line-break/>At each stage of his imprisonment he had known, or seemed to know,</text:p>
      <text:p text:style-name="P1">whereabouts he was in the windowless building. Possibly there were slight</text:p>
      <text:p text:style-name="P1">differences in the air pressure. The cells where the guards had beaten him</text:p>
      <text:p text:style-name="P1">were below ground level. The room where he had been interrogated by</text:p>
      <text:p text:style-name="P1">O'Brien was high up near the roof. This place was many metres underground,</text:p>
      <text:p text:style-name="P1">as deep down as it was possible to go.<text:line-break/><text:line-break/>It was bigger than most of the cells he had been in. But he hardly noticed</text:p>
      <text:p text:style-name="P1">his surroundings. All he noticed was that there were two small tables</text:p>
      <text:p text:style-name="P1">straight in front of him, each covered with green baize. One was only a</text:p>
      <text:p text:style-name="P1">metre or two from him, the other was further away, near the door. He was</text:p>
      <text:p text:style-name="P1">strapped upright in a chair, so tightly that he could move nothing, not</text:p>
      <text:p text:style-name="P1">even his head. A sort of pad gripped his head from behind, forcing him to</text:p>
      <text:p text:style-name="P1">look straight in front of him.<text:line-break/><text:line-break/>For a moment he was alone, then the door opened and O'Brien came in.<text:line-break/><text:line-break/>'You asked me once,' said O'Brien, 'what was in Room 101. I told you that</text:p>
      <text:p text:style-name="P1">you knew the answer already. Everyone knows it. The thing that is in</text:p>
      <text:p text:style-name="P1">Room 101 is the worst thing in the world.'<text:line-break/><text:line-break/>The door opened again. A guard came in, carrying something made of wire,</text:p>
      <text:p text:style-name="P1">a box or basket of some kind. He set it down on the further table. Because</text:p>
      <text:p text:style-name="P1">of the position in which O'Brien was standing. Winston could not see what</text:p>
      <text:p text:style-name="P1">the thing was.<text:line-break/><text:line-break/>'The worst thing in the world,' said O'Brien, 'varies from individual to</text:p>
      <text:p text:style-name="P1">individual. It may be burial alive, or death by fire, or by drowning, or</text:p>
      <text:p text:style-name="P1">by impalement, or fifty other deaths. There are cases where it is some</text:p>
      <text:p text:style-name="P1"><text:soft-page-break/>quite trivial thing, not even fatal.'<text:line-break/><text:line-break/>He had moved a little to one side, so that Winston had a better view of</text:p>
      <text:p text:style-name="P1">the thing on the table. It was an oblong wire cage with a handle on top</text:p>
      <text:p text:style-name="P1">for carrying it by. Fixed to the front of it was something that looked</text:p>
      <text:p text:style-name="P1">like a fencing mask, with the concave side outwards. Although it was three</text:p>
      <text:p text:style-name="P1">or four metres away from him, he could see that the cage was divided</text:p>
      <text:p text:style-name="P1">lengthways into two compartments, and that there was some kind of creature</text:p>
      <text:p text:style-name="P1">in each. They were rats.<text:line-break/><text:line-break/>'In your case,' said O'Brien, 'the worst thing in the world happens to be</text:p>
      <text:p text:style-name="P1">rats.'<text:line-break/><text:line-break/>A sort of premonitory tremor, a fear of he was not certain what, had</text:p>
      <text:p text:style-name="P1">passed through Winston as soon as he caught his first glimpse of the cage.</text:p>
      <text:p text:style-name="P1">But at this moment the meaning of the mask-like attachment in front of it</text:p>
      <text:p text:style-name="P1">suddenly sank into him. His bowels seemed to turn to water.<text:line-break/><text:line-break/>'You can't do that!' he cried out in a high cracked voice. 'You couldn't,</text:p>
      <text:p text:style-name="P1">you couldn't! It's impossible.'<text:line-break/><text:line-break/>'Do you remember,' said O'Brien, 'the moment of panic that used to occur</text:p>
      <text:p text:style-name="P1">in your dreams? There was a wall of blackness in front of you, and a</text:p>
      <text:p text:style-name="P1">roaring sound in your ears. There was something terrible on the other side</text:p>
      <text:p text:style-name="P1">of the wall. You knew that you knew what it was, but you dared not drag it</text:p>
      <text:p text:style-name="P1">into the open. It was the rats that were on the other side of the wall.'<text:line-break/><text:line-break/>'O'Brien!' said Winston, making an effort to control his voice. 'You know</text:p>
      <text:p text:style-name="P1">this is not necessary. What is it that you want me to do?'<text:line-break/><text:line-break/>O'Brien made no direct answer. When he spoke it was in the schoolmasterish</text:p>
      <text:p text:style-name="P1">manner that he sometimes affected. He looked thoughtfully into the</text:p>
      <text:p text:style-name="P1">distance, as though he were addressing an audience somewhere behind</text:p>
      <text:p text:style-name="P1">Winston's back.<text:line-break/><text:line-break/>'By itself,' he said, 'pain is not always enough. There are occasions when</text:p>
      <text:p text:style-name="P1">a human being will stand out against pain, even to the point of death.</text:p>
      <text:p text:style-name="P1">But for everyone there is something unendurable--something that cannot be</text:p>
      <text:p text:style-name="P1">contemplated. Courage and cowardice are not involved. If you are falling</text:p>
      <text:p text:style-name="P1">from a height it is not cowardly to clutch at a rope. If you have come up</text:p>
      <text:p text:style-name="P1">from deep water it is not cowardly to fill your lungs with air. It is</text:p>
      <text:p text:style-name="P1">merely an instinct which cannot be destroyed. It is the same with the</text:p>
      <text:p text:style-name="P1">rats. For you, they are unendurable. They are a form of pressure that you</text:p>
      <text:p text:style-name="P1">cannot withstand, even if you wished to. You will do what is required of</text:p>
      <text:p text:style-name="P1">you.'<text:line-break/><text:line-break/>'But what is it, what is it? How can I do it if I don't know what it is?'<text:line-break/><text:line-break/>O'Brien picked up the cage and brought it across to the nearer table.</text:p>
      <text:p text:style-name="P1">He set it down carefully on the baize cloth. Winston could hear the blood</text:p>
      <text:p text:style-name="P1">singing in his ears. He had the feeling of sitting in utter loneliness.</text:p>
      <text:p text:style-name="P1">He was in the middle of a great empty plain, a flat desert drenched with</text:p>
      <text:p text:style-name="P1">sunlight, across which all sounds came to him out of immense distances.</text:p>
      <text:p text:style-name="P1">Yet the cage with the rats was not two metres away from him. They were</text:p>
      <text:p text:style-name="P1">enormous rats. They were at the age when a rat's muzzle grows blunt and</text:p>
      <text:p text:style-name="P1">fierce and his fur brown instead of grey.<text:line-break/><text:line-break/>'The rat,' said O'Brien, still addressing his invisible audience,</text:p>
      <text:p text:style-name="P1">'although a rodent, is carnivorous. You are aware of that. You will have</text:p>
      <text:p text:style-name="P1"><text:soft-page-break/>heard of the things that happen in the poor quarters of this town. In some</text:p>
      <text:p text:style-name="P1">streets a woman dare not leave her baby alone in the house, even for five</text:p>
      <text:p text:style-name="P1">minutes. The rats are certain to attack it. Within quite a small time they</text:p>
      <text:p text:style-name="P1">will strip it to the bones. They also attack sick or dying people. They</text:p>
      <text:p text:style-name="P1">show astonishing intelligence in knowing when a human being is helpless.'<text:line-break/><text:line-break/>There was an outburst of squeals from the cage. It seemed to reach Winston</text:p>
      <text:p text:style-name="P1">from far away. The rats were fighting; they were trying to get at each</text:p>
      <text:p text:style-name="P1">other through the partition. He heard also a deep groan of despair.</text:p>
      <text:p text:style-name="P1">That, too, seemed to come from outside himself.<text:line-break/><text:line-break/>O'Brien picked up the cage, and, as he did so, pressed something in it.</text:p>
      <text:p text:style-name="P1">There was a sharp click. Winston made a frantic effort to tear himself</text:p>
      <text:p text:style-name="P1">loose from the chair. It was hopeless; every part of him, even his head,</text:p>
      <text:p text:style-name="P1">was held immovably. O'Brien moved the cage nearer. It was less than a</text:p>
      <text:p text:style-name="P1">metre from Winston's face.<text:line-break/><text:line-break/>'I have pressed the first lever,' said O'Brien. 'You understand the</text:p>
      <text:p text:style-name="P1">construction of this cage. The mask will fit over your head, leaving no</text:p>
      <text:p text:style-name="P1">exit. When I press this other lever, the door of the cage will slide up.</text:p>
      <text:p text:style-name="P1">These starving brutes will shoot out of it like bullets. Have you ever</text:p>
      <text:p text:style-name="P1">seen a rat leap through the air? They will leap on to your face and bore</text:p>
      <text:p text:style-name="P1">straight into it. Sometimes they attack the eyes first. Sometimes they</text:p>
      <text:p text:style-name="P1">burrow through the cheeks and devour the tongue.'<text:line-break/><text:line-break/>The cage was nearer; it was closing in. Winston heard a succession of</text:p>
      <text:p text:style-name="P1">shrill cries which appeared to be occurring in the air above his head. But</text:p>
      <text:p text:style-name="P1">he fought furiously against his panic. To think, to think, even with a</text:p>
      <text:p text:style-name="P1">split second left--to think was the only hope. Suddenly the foul musty</text:p>
      <text:p text:style-name="P1">odour of the brutes struck his nostrils. There was a violent convulsion of</text:p>
      <text:p text:style-name="P1">nausea inside him, and he almost lost consciousness. Everything had gone</text:p>
      <text:p text:style-name="P1">black. For an instant he was insane, a screaming animal. Yet he came out</text:p>
      <text:p text:style-name="P1">of the blackness clutching an idea. There was one and only one way to save</text:p>
      <text:p text:style-name="P1">himself. He must interpose another human being, the BODY of another human</text:p>
      <text:p text:style-name="P1">being, between himself and the rats.<text:line-break/><text:line-break/>The circle of the mask was large enough now to shut out the vision of</text:p>
      <text:p text:style-name="P1">anything else. The wire door was a couple of hand-spans from his face. The</text:p>
      <text:p text:style-name="P1">rats knew what was coming now. One of them was leaping up and down, the</text:p>
      <text:p text:style-name="P1">other, an old scaly grandfather of the sewers, stood up, with his pink</text:p>
      <text:p text:style-name="P1">hands against the bars, and fiercely sniffed the air. Winston could see</text:p>
      <text:p text:style-name="P1">the whiskers and the yellow teeth. Again the black panic took hold of him.</text:p>
      <text:p text:style-name="P1">He was blind, helpless, mindless.<text:line-break/><text:line-break/>'It was a common punishment in Imperial China,' said O'Brien as</text:p>
      <text:p text:style-name="P1">didactically as ever.<text:line-break/><text:line-break/>The mask was closing on his face. The wire brushed his cheek. And then--no,</text:p>
      <text:p text:style-name="P1">it was not relief, only hope, a tiny fragment of hope. Too late, perhaps</text:p>
      <text:p text:style-name="P1">too late. But he had suddenly understood that in the whole world there was</text:p>
      <text:p text:style-name="P1">just ONE person to whom he could transfer his punishment--ONE body that he</text:p>
      <text:p text:style-name="P1">could thrust between himself and the rats. And he was shouting frantically,</text:p>
      <text:p text:style-name="P1">over and over.<text:line-break/><text:line-break/>'Do it to Julia! Do it to Julia! Not me! Julia! I don't care what you do</text:p>
      <text:p text:style-name="P1">to her. Tear her face off, strip her to the bones. Not me! Julia! Not me!'<text:line-break/><text:line-break/>He was falling backwards, into enormous depths, away from the rats. He was</text:p>
      <text:p text:style-name="P1">still strapped in the chair, but he had fallen through the floor, through</text:p>
      <text:p text:style-name="P1"><text:soft-page-break/>the walls of the building, through the earth, through the oceans, through</text:p>
      <text:p text:style-name="P1">the atmosphere, into outer space, into the gulfs between the stars--always</text:p>
      <text:p text:style-name="P1">away, away, away from the rats. He was light years distant, but O'Brien</text:p>
      <text:p text:style-name="P1">was still standing at his side. There was still the cold touch of wire</text:p>
      <text:p text:style-name="P1">against his cheek. But through the darkness that enveloped him he heard</text:p>
      <text:p text:style-name="P1">another metallic click, and knew that the cage door had clicked shut and</text:p>
      <text:p text:style-name="P1">not open.<text:line-break/><text:line-break/><text:line-break/><text:line-break/><text:line-break/>Chapter 6<text:line-break/><text:line-break/><text:line-break/><text:line-break/>The Chestnut Tree was almost empty. A ray of sunlight slanting through a</text:p>
      <text:p text:style-name="P1">window fell on dusty table-tops. It was the lonely hour of fifteen. A</text:p>
      <text:p text:style-name="P1">tinny music trickled from the telescreens.<text:line-break/><text:line-break/>Winston sat in his usual corner, gazing into an empty glass. Now and again</text:p>
      <text:p text:style-name="P1">he glanced up at a vast face which eyed him from the opposite wall.</text:p>
      <text:p text:style-name="P1">BIG BROTHER IS WATCHING YOU, the caption said. Unbidden, a waiter came and</text:p>
      <text:p text:style-name="P1">filled his glass up with Victory Gin, shaking into it a few drops from</text:p>
      <text:p text:style-name="P1">another bottle with a quill through the cork. It was saccharine flavoured</text:p>
      <text:p text:style-name="P1">with cloves, the speciality of the cafe.<text:line-break/><text:line-break/>Winston was listening to the telescreen. At present only music was coming</text:p>
      <text:p text:style-name="P1">out of it, but there was a possibility that at any moment there might be</text:p>
      <text:p text:style-name="P1">a special bulletin from the Ministry of Peace. The news from the African</text:p>
      <text:p text:style-name="P1">front was disquieting in the extreme. On and off he had been worrying</text:p>
      <text:p text:style-name="P1">about it all day. A Eurasian army (Oceania was at war with Eurasia:</text:p>
      <text:p text:style-name="P1">Oceania had always been at war with Eurasia) was moving southward at</text:p>
      <text:p text:style-name="P1">terrifying speed. The mid-day bulletin had not mentioned any definite</text:p>
      <text:p text:style-name="P1">area, but it was probable that already the mouth of the Congo was a</text:p>
      <text:p text:style-name="P1">battlefield. Brazzaville and Leopoldville were in danger. One did not have</text:p>
      <text:p text:style-name="P1">to look at the map to see what it meant. It was not merely a question of</text:p>
      <text:p text:style-name="P1">losing Central Africa: for the first time in the whole war, the territory</text:p>
      <text:p text:style-name="P1">of Oceania itself was menaced.<text:line-break/><text:line-break/>A violent emotion, not fear exactly but a sort of undifferentiated</text:p>
      <text:p text:style-name="P1">excitement, flared up in him, then faded again. He stopped thinking about</text:p>
      <text:p text:style-name="P1">the war. In these days he could never fix his mind on any one subject for</text:p>
      <text:p text:style-name="P1">more than a few moments at a time. He picked up his glass and drained it</text:p>
      <text:p text:style-name="P1">at a gulp. As always, the gin made him shudder and even retch slightly.</text:p>
      <text:p text:style-name="P1">The stuff was horrible. The cloves and saccharine, themselves disgusting</text:p>
      <text:p text:style-name="P1">enough in their sickly way, could not disguise the flat oily smell; and</text:p>
      <text:p text:style-name="P1">what was worst of all was that the smell of gin, which dwelt with him</text:p>
      <text:p text:style-name="P1">night and day, was inextricably mixed up in his mind with the smell of</text:p>
      <text:p text:style-name="P1">those----<text:line-break/><text:line-break/>He never named them, even in his thoughts, and so far as it was possible</text:p>
      <text:p text:style-name="P1">he never visualized them. They were something that he was half-aware of,</text:p>
      <text:p text:style-name="P1">hovering close to his face, a smell that clung to his nostrils. As the gin</text:p>
      <text:p text:style-name="P1">rose in him he belched through purple lips. He had grown fatter since they</text:p>
      <text:p text:style-name="P1">released him, and had regained his old colour--indeed, more than regained</text:p>
      <text:p text:style-name="P1">it. His features had thickened, the skin on nose and cheekbones was</text:p>
      <text:p text:style-name="P1">coarsely red, even the bald scalp was too deep a pink. A waiter, again</text:p>
      <text:p text:style-name="P1">unbidden, brought the chessboard and the current issue of 'The Times',</text:p>
      <text:p text:style-name="P1">with the page turned down at the chess problem. Then, seeing that Winston's</text:p>
      <text:p text:style-name="P1"><text:soft-page-break/>glass was empty, he brought the gin bottle and filled it. There was no</text:p>
      <text:p text:style-name="P1">need to give orders. They knew his habits. The chessboard was always</text:p>
      <text:p text:style-name="P1">waiting for him, his corner table was always reserved; even when the place</text:p>
      <text:p text:style-name="P1">was full he had it to himself, since nobody cared to be seen sitting too</text:p>
      <text:p text:style-name="P1">close to him. He never even bothered to count his drinks. At irregular</text:p>
      <text:p text:style-name="P1">intervals they presented him with a dirty slip of paper which they said</text:p>
      <text:p text:style-name="P1">was the bill, but he had the impression that they always undercharged him.</text:p>
      <text:p text:style-name="P1">It would have made no difference if it had been the other way about. He</text:p>
      <text:p text:style-name="P1">had always plenty of money nowadays. He even had a job, a sinecure, more</text:p>
      <text:p text:style-name="P1">highly-paid than his old job had been.<text:line-break/><text:line-break/>The music from the telescreen stopped and a voice took over. Winston raised</text:p>
      <text:p text:style-name="P1">his head to listen. No bulletins from the front, however. It was merely a</text:p>
      <text:p text:style-name="P1">brief announcement from the Ministry of Plenty. In the preceding quarter,</text:p>
      <text:p text:style-name="P1">it appeared, the Tenth Three-Year Plan's quota for bootlaces had been</text:p>
      <text:p text:style-name="P1">overfulfilled by 98 per cent.<text:line-break/><text:line-break/>He examined the chess problem and set out the pieces. It was a tricky</text:p>
      <text:p text:style-name="P1">ending, involving a couple of knights. 'White to play and mate in two</text:p>
      <text:p text:style-name="P1">moves.' Winston looked up at the portrait of Big Brother. White always</text:p>
      <text:p text:style-name="P1">mates, he thought with a sort of cloudy mysticism. Always, without</text:p>
      <text:p text:style-name="P1">exception, it is so arranged. In no chess problem since the beginning of</text:p>
      <text:p text:style-name="P1">the world has black ever won. Did it not symbolize the eternal, unvarying</text:p>
      <text:p text:style-name="P1">triumph of Good over Evil? The huge face gazed back at him, full of calm</text:p>
      <text:p text:style-name="P1">power. White always mates.<text:line-break/><text:line-break/>The voice from the telescreen paused and added in a different and much</text:p>
      <text:p text:style-name="P1">graver tone: 'You are warned to stand by for an important announcement at</text:p>
      <text:p text:style-name="P1">fifteen-thirty. Fifteen-thirty! This is news of the highest importance.</text:p>
      <text:p text:style-name="P1">Take care not to miss it. Fifteen-thirty!' The tinkling music struck up</text:p>
      <text:p text:style-name="P1">again.<text:line-break/><text:line-break/>Winston's heart stirred. That was the bulletin from the front; instinct</text:p>
      <text:p text:style-name="P1">told him that it was bad news that was coming. All day, with little spurts</text:p>
      <text:p text:style-name="P1">of excitement, the thought of a smashing defeat in Africa had been in and</text:p>
      <text:p text:style-name="P1">out of his mind. He seemed actually to see the Eurasian army swarming</text:p>
      <text:p text:style-name="P1">across the never-broken frontier and pouring down into the tip of Africa</text:p>
      <text:p text:style-name="P1">like a column of ants. Why had it not been possible to outflank them in</text:p>
      <text:p text:style-name="P1">some way? The outline of the West African coast stood out vividly in his</text:p>
      <text:p text:style-name="P1">mind. He picked up the white knight and moved it across the board. THERE</text:p>
      <text:p text:style-name="P1">was the proper spot. Even while he saw the black horde racing southward he</text:p>
      <text:p text:style-name="P1">saw another force, mysteriously assembled, suddenly planted in their rear,</text:p>
      <text:p text:style-name="P1">cutting their communications by land and sea. He felt that by willing it he</text:p>
      <text:p text:style-name="P1">was bringing that other force into existence. But it was necessary to act</text:p>
      <text:p text:style-name="P1">quickly. If they could get control of the whole of Africa, if they had</text:p>
      <text:p text:style-name="P1">airfields and submarine bases at the Cape, it would cut Oceania in two. It</text:p>
      <text:p text:style-name="P1">might mean anything: defeat, breakdown, the redivision of the world, the</text:p>
      <text:p text:style-name="P1">destruction of the Party! He drew a deep breath. An extraordinary medley</text:p>
      <text:p text:style-name="P1">of feeling--but it was not a medley, exactly; rather it was successive</text:p>
      <text:p text:style-name="P1">layers of feeling, in which one could not say which layer was</text:p>
      <text:p text:style-name="P1">undermost--struggled inside him.<text:line-break/><text:line-break/>The spasm passed. He put the white knight back in its place, but for the</text:p>
      <text:p text:style-name="P1">moment he could not settle down to serious study of the chess problem.</text:p>
      <text:p text:style-name="P1">His thoughts wandered again. Almost unconsciously he traced with his</text:p>
      <text:p text:style-name="P1">finger in the dust on the table:<text:line-break/><text:line-break/>2+2=5<text:line-break/><text:soft-page-break/><text:line-break/>'They can't get inside you,' she had said. But they could get inside you.</text:p>
      <text:p text:style-name="P1">'What happens to you here is FOR EVER,' O'Brien had said. That was a true</text:p>
      <text:p text:style-name="P1">word. There were things, your own acts, from which you could never recover.</text:p>
      <text:p text:style-name="P1">Something was killed in your breast: burnt out, cauterized out.<text:line-break/><text:line-break/>He had seen her; he had even spoken to her. There was no danger in it. He</text:p>
      <text:p text:style-name="P1">knew as though instinctively that they now took almost no interest in his</text:p>
      <text:p text:style-name="P1">doings. He could have arranged to meet her a second time if either of them</text:p>
      <text:p text:style-name="P1">had wanted to. Actually it was by chance that they had met. It was in the</text:p>
      <text:p text:style-name="P1">Park, on a vile, biting day in March, when the earth was like iron and</text:p>
      <text:p text:style-name="P1">all the grass seemed dead and there was not a bud anywhere except a few</text:p>
      <text:p text:style-name="P1">crocuses which had pushed themselves up to be dismembered by the wind. He</text:p>
      <text:p text:style-name="P1">was hurrying along with frozen hands and watering eyes when he saw her not</text:p>
      <text:p text:style-name="P1">ten metres away from him. It struck him at once that she had changed in</text:p>
      <text:p text:style-name="P1">some ill-defined way. They almost passed one another without a sign, then</text:p>
      <text:p text:style-name="P1">he turned and followed her, not very eagerly. He knew that there was no</text:p>
      <text:p text:style-name="P1">danger, nobody would take any interest in him. She did not speak. She</text:p>
      <text:p text:style-name="P1">walked obliquely away across the grass as though trying to get rid of him,</text:p>
      <text:p text:style-name="P1">then seemed to resign herself to having him at her side. Presently they</text:p>
      <text:p text:style-name="P1">were in among a clump of ragged leafless shrubs, useless either for</text:p>
      <text:p text:style-name="P1">concealment or as protection from the wind. They halted. It was vilely</text:p>
      <text:p text:style-name="P1">cold. The wind whistled through the twigs and fretted the occasional,</text:p>
      <text:p text:style-name="P1">dirty-looking crocuses. He put his arm round her waist.<text:line-break/><text:line-break/>There was no telescreen, but there must be hidden microphones: besides,</text:p>
      <text:p text:style-name="P1">they could be seen. It did not matter, nothing mattered. They could have</text:p>
      <text:p text:style-name="P1">lain down on the ground and done THAT if they had wanted to. His flesh</text:p>
      <text:p text:style-name="P1">froze with horror at the thought of it. She made no response whatever to</text:p>
      <text:p text:style-name="P1">the clasp of his arm; she did not even try to disengage herself. He knew</text:p>
      <text:p text:style-name="P1">now what had changed in her. Her face was sallower, and there was a long</text:p>
      <text:p text:style-name="P1">scar, partly hidden by the hair, across her forehead and temple; but that</text:p>
      <text:p text:style-name="P1">was not the change. It was that her waist had grown thicker, and, in a</text:p>
      <text:p text:style-name="P1">surprising way, had stiffened. He remembered how once, after the explosion</text:p>
      <text:p text:style-name="P1">of a rocket bomb, he had helped to drag a corpse out of some ruins, and</text:p>
      <text:p text:style-name="P1">had been astonished not only by the incredible weight of the thing, but by</text:p>
      <text:p text:style-name="P1">its rigidity and awkwardness to handle, which made it seem more like stone</text:p>
      <text:p text:style-name="P1">than flesh. Her body felt like that. It occurred to him that the texture</text:p>
      <text:p text:style-name="P1">of her skin would be quite different from what it had once been.<text:line-break/><text:line-break/>He did not attempt to kiss her, nor did they speak. As they walked back</text:p>
      <text:p text:style-name="P1">across the grass, she looked directly at him for the first time. It</text:p>
      <text:p text:style-name="P1">was only a momentary glance, full of contempt and dislike. He wondered</text:p>
      <text:p text:style-name="P1">whether it was a dislike that came purely out of the past or whether it</text:p>
      <text:p text:style-name="P1">was inspired also by his bloated face and the water that the wind kept</text:p>
      <text:p text:style-name="P1">squeezing from his eyes. They sat down on two iron chairs, side by side</text:p>
      <text:p text:style-name="P1">but not too close together. He saw that she was about to speak. She moved</text:p>
      <text:p text:style-name="P1">her clumsy shoe a few centimetres and deliberately crushed a twig. Her</text:p>
      <text:p text:style-name="P1">feet seemed to have grown broader, he noticed.<text:line-break/><text:line-break/>'I betrayed you,' she said baldly.<text:line-break/><text:line-break/>'I betrayed you,' he said.<text:line-break/><text:line-break/>She gave him another quick look of dislike.<text:line-break/><text:line-break/>'Sometimes,' she said, 'they threaten you with something something you</text:p>
      <text:p text:style-name="P1">can't stand up to, can't even think about. And then you say, "Don't do it</text:p>
      <text:p text:style-name="P1">to me, do it to somebody else, do it to so-and-so." And perhaps you might</text:p>
      <text:p text:style-name="P1"><text:soft-page-break/>pretend, afterwards, that it was only a trick and that you just said it to</text:p>
      <text:p text:style-name="P1">make them stop and didn't really mean it. But that isn't true. At the time</text:p>
      <text:p text:style-name="P1">when it happens you do mean it. You think there's no other way of saving</text:p>
      <text:p text:style-name="P1">yourself, and you're quite ready to save yourself that way. You WANT it to</text:p>
      <text:p text:style-name="P1">happen to the other person. You don't give a damn what they suffer. All</text:p>
      <text:p text:style-name="P1">you care about is yourself.'<text:line-break/><text:line-break/>'All you care about is yourself,' he echoed.<text:line-break/><text:line-break/>'And after that, you don't feel the same towards the other person any</text:p>
      <text:p text:style-name="P1">longer.'<text:line-break/><text:line-break/>'No,' he said, 'you don't feel the same.'<text:line-break/><text:line-break/>There did not seem to be anything more to say. The wind plastered their</text:p>
      <text:p text:style-name="P1">thin overalls against their bodies. Almost at once it became embarrassing</text:p>
      <text:p text:style-name="P1">to sit there in silence: besides, it was too cold to keep still. She said</text:p>
      <text:p text:style-name="P1">something about catching her Tube and stood up to go.<text:line-break/><text:line-break/>'We must meet again,' he said.<text:line-break/><text:line-break/>'Yes,' she said, 'we must meet again.'<text:line-break/><text:line-break/>He followed irresolutely for a little distance, half a pace behind her.</text:p>
      <text:p text:style-name="P1">They did not speak again. She did not actually try to shake him off, but</text:p>
      <text:p text:style-name="P1">walked at just such a speed as to prevent his keeping abreast of her.</text:p>
      <text:p text:style-name="P1">He had made up his mind that he would accompany her as far as the Tube</text:p>
      <text:p text:style-name="P1">station, but suddenly this process of trailing along in the cold seemed</text:p>
      <text:p text:style-name="P1">pointless and unbearable. He was overwhelmed by a desire not so much to</text:p>
      <text:p text:style-name="P1">get away from Julia as to get back to the Chestnut Tree Cafe, which had</text:p>
      <text:p text:style-name="P1">never seemed so attractive as at this moment. He had a nostalgic vision</text:p>
      <text:p text:style-name="P1">of his corner table, with the newspaper and the chessboard and the</text:p>
      <text:p text:style-name="P1">ever-flowing gin. Above all, it would be warm in there. The next moment,</text:p>
      <text:p text:style-name="P1">not altogether by accident, he allowed himself to become separated from</text:p>
      <text:p text:style-name="P1">her by a small knot of people. He made a half-hearted attempt to catch up,</text:p>
      <text:p text:style-name="P1">then slowed down, turned, and made off in the opposite direction. When he</text:p>
      <text:p text:style-name="P1">had gone fifty metres he looked back. The street was not crowded, but</text:p>
      <text:p text:style-name="P1">already he could not distinguish her. Any one of a dozen hurrying figures</text:p>
      <text:p text:style-name="P1">might have been hers. Perhaps her thickened, stiffened body was no longer</text:p>
      <text:p text:style-name="P1">recognizable from behind.<text:line-break/><text:line-break/>'At the time when it happens,' she had said, 'you do mean it.' He had</text:p>
      <text:p text:style-name="P1">meant it. He had not merely said it, he had wished it. He had wished that</text:p>
      <text:p text:style-name="P1">she and not he should be delivered over to the----<text:line-break/><text:line-break/>Something changed in the music that trickled from the telescreen. A</text:p>
      <text:p text:style-name="P1">cracked and jeering note, a yellow note, came into it. And then--perhaps</text:p>
      <text:p text:style-name="P1">it was not happening, perhaps it was only a memory taking on the semblance</text:p>
      <text:p text:style-name="P2"><text:span text:style-name="T1">of sound--a voice was singing:<text:line-break/><text:line-break/><text:line-break/></text:span> <text:s/><text:span text:style-name="T1">'Under the spreading chestnut tree<text:line-break/></text:span> <text:s/><text:span text:style-name="T1">I sold you and you sold me----'<text:line-break/><text:line-break/><text:line-break/>The tears welled up in his eyes. A passing waiter noticed that his glass</text:span></text:p>
      <text:p text:style-name="P1">was empty and came back with the gin bottle.<text:line-break/><text:line-break/>He took up his glass and sniffed at it. The stuff grew not less but more</text:p>
      <text:p text:style-name="P1"><text:soft-page-break/>horrible with every mouthful he drank. But it had become the element he</text:p>
      <text:p text:style-name="P1">swam in. It was his life, his death, and his resurrection. It was gin that</text:p>
      <text:p text:style-name="P1">sank him into stupor every night, and gin that revived him every morning.</text:p>
      <text:p text:style-name="P1">When he woke, seldom before eleven hundred, with gummed-up eyelids and</text:p>
      <text:p text:style-name="P1">fiery mouth and a back that seemed to be broken, it would have been</text:p>
      <text:p text:style-name="P1">impossible even to rise from the horizontal if it had not been for the</text:p>
      <text:p text:style-name="P1">bottle and teacup placed beside the bed overnight. Through the midday</text:p>
      <text:p text:style-name="P1">hours he sat with glazed face, the bottle handy, listening to the</text:p>
      <text:p text:style-name="P1">telescreen. From fifteen to closing-time he was a fixture in the Chestnut</text:p>
      <text:p text:style-name="P1">Tree. No one cared what he did any longer, no whistle woke him, no</text:p>
      <text:p text:style-name="P1">telescreen admonished him. Occasionally, perhaps twice a week, he went</text:p>
      <text:p text:style-name="P1">to a dusty, forgotten-looking office in the Ministry of Truth and did</text:p>
      <text:p text:style-name="P1">a little work, or what was called work. He had been appointed to a</text:p>
      <text:p text:style-name="P1">sub-committee of a sub-committee which had sprouted from one of the</text:p>
      <text:p text:style-name="P1">innumerable committees dealing with minor difficulties that arose in the</text:p>
      <text:p text:style-name="P1">compilation of the Eleventh Edition of the Newspeak Dictionary. They were</text:p>
      <text:p text:style-name="P1">engaged in producing something called an Interim Report, but what it was</text:p>
      <text:p text:style-name="P1">that they were reporting on he had never definitely found out. It was</text:p>
      <text:p text:style-name="P1">something to do with the question of whether commas should be placed</text:p>
      <text:p text:style-name="P1">inside brackets, or outside. There were four others on the committee, all</text:p>
      <text:p text:style-name="P1">of them persons similar to himself. There were days when they assembled</text:p>
      <text:p text:style-name="P1">and then promptly dispersed again, frankly admitting to one another that</text:p>
      <text:p text:style-name="P1">there was not really anything to be done. But there were other days when</text:p>
      <text:p text:style-name="P1">they settled down to their work almost eagerly, making a tremendous show</text:p>
      <text:p text:style-name="P1">of entering up their minutes and drafting long memoranda which were never</text:p>
      <text:p text:style-name="P1">finished--when the argument as to what they were supposedly arguing about</text:p>
      <text:p text:style-name="P1">grew extraordinarily involved and abstruse, with subtle haggling over</text:p>
      <text:p text:style-name="P1">definitions, enormous digressions, quarrels--threats, even, to appeal to</text:p>
      <text:p text:style-name="P1">higher authority. And then suddenly the life would go out of them and</text:p>
      <text:p text:style-name="P1">they would sit round the table looking at one another with extinct eyes,</text:p>
      <text:p text:style-name="P1">like ghosts fading at cock-crow.<text:line-break/><text:line-break/>The telescreen was silent for a moment. Winston raised his head again. The</text:p>
      <text:p text:style-name="P1">bulletin! But no, they were merely changing the music. He had the map of</text:p>
      <text:p text:style-name="P1">Africa behind his eyelids. The movement of the armies was a diagram: a</text:p>
      <text:p text:style-name="P1">black arrow tearing vertically southward, and a white arrow horizontally</text:p>
      <text:p text:style-name="P1">eastward, across the tail of the first. As though for reassurance he</text:p>
      <text:p text:style-name="P1">looked up at the imperturbable face in the portrait. Was it conceivable</text:p>
      <text:p text:style-name="P1">that the second arrow did not even exist?<text:line-break/><text:line-break/>His interest flagged again. He drank another mouthful of gin, picked up</text:p>
      <text:p text:style-name="P1">the white knight and made a tentative move. Check. But it was evidently</text:p>
      <text:p text:style-name="P1">not the right move, because----<text:line-break/><text:line-break/>Uncalled, a memory floated into his mind. He saw a candle-lit room with a</text:p>
      <text:p text:style-name="P1">vast white-counterpaned bed, and himself, a boy of nine or ten, sitting on</text:p>
      <text:p text:style-name="P1">the floor, shaking a dice-box, and laughing excitedly. His mother was</text:p>
      <text:p text:style-name="P1">sitting opposite him and also laughing.<text:line-break/><text:line-break/>It must have been about a month before she disappeared. It was a moment of</text:p>
      <text:p text:style-name="P1">reconciliation, when the nagging hunger in his belly was forgotten and his</text:p>
      <text:p text:style-name="P1">earlier affection for her had temporarily revived. He remembered the day</text:p>
      <text:p text:style-name="P1">well, a pelting, drenching day when the water streamed down the window-pane</text:p>
      <text:p text:style-name="P1">and the light indoors was too dull to read by. The boredom of the two</text:p>
      <text:p text:style-name="P1">children in the dark, cramped bedroom became unbearable. Winston whined</text:p>
      <text:p text:style-name="P1">and grizzled, made futile demands for food, fretted about the room pulling</text:p>
      <text:p text:style-name="P1">everything out of place and kicking the wainscoting until the neighbours</text:p>
      <text:p text:style-name="P1">banged on the wall, while the younger child wailed intermittently. In the</text:p>
      <text:p text:style-name="P1">end his mother said, 'Now be good, and I'll buy you a toy. A lovely</text:p>
      <text:p text:style-name="P1"><text:soft-page-break/>toy--you'll love it'; and then she had gone out in the rain, to a little</text:p>
      <text:p text:style-name="P1">general shop which was still sporadically open nearby, and came back with</text:p>
      <text:p text:style-name="P1">a cardboard box containing an outfit of Snakes and Ladders. He could still</text:p>
      <text:p text:style-name="P1">remember the smell of the damp cardboard. It was a miserable outfit. The</text:p>
      <text:p text:style-name="P1">board was cracked and the tiny wooden dice were so ill-cut that they</text:p>
      <text:p text:style-name="P1">would hardly lie on their sides. Winston looked at the thing sulkily and</text:p>
      <text:p text:style-name="P1">without interest. But then his mother lit a piece of candle and they sat</text:p>
      <text:p text:style-name="P1">down on the floor to play. Soon he was wildly excited and shouting with</text:p>
      <text:p text:style-name="P1">laughter as the tiddly-winks climbed hopefully up the ladders and then</text:p>
      <text:p text:style-name="P1">came slithering down the snakes again, almost to the starting-point. They</text:p>
      <text:p text:style-name="P1">played eight games, winning four each. His tiny sister, too young to</text:p>
      <text:p text:style-name="P1">understand what the game was about, had sat propped up against a bolster,</text:p>
      <text:p text:style-name="P1">laughing because the others were laughing. For a whole afternoon they had</text:p>
      <text:p text:style-name="P1">all been happy together, as in his earlier childhood.<text:line-break/><text:line-break/>He pushed the picture out of his mind. It was a false memory. He was</text:p>
      <text:p text:style-name="P1">troubled by false memories occasionally. They did not matter so long as</text:p>
      <text:p text:style-name="P1">one knew them for what they were. Some things had happened, others had not</text:p>
      <text:p text:style-name="P1">happened. He turned back to the chessboard and picked up the white knight</text:p>
      <text:p text:style-name="P1">again. Almost in the same instant it dropped on to the board with a</text:p>
      <text:p text:style-name="P1">clatter. He had started as though a pin had run into him.<text:line-break/><text:line-break/>A shrill trumpet-call had pierced the air. It was the bulletin! Victory!</text:p>
      <text:p text:style-name="P1">It always meant victory when a trumpet-call preceded the news. A sort of</text:p>
      <text:p text:style-name="P1">electric drill ran through the cafe. Even the waiters had started and</text:p>
      <text:p text:style-name="P1">pricked up their ears.<text:line-break/><text:line-break/>The trumpet-call had let loose an enormous volume of noise. Already an</text:p>
      <text:p text:style-name="P1">excited voice was gabbling from the telescreen, but even as it started</text:p>
      <text:p text:style-name="P1">it was almost drowned by a roar of cheering from outside. The news had</text:p>
      <text:p text:style-name="P1">run round the streets like magic. He could hear just enough of what was</text:p>
      <text:p text:style-name="P1">issuing from the telescreen to realize that it had all happened, as he had</text:p>
      <text:p text:style-name="P1">foreseen; a vast seaborne armada had secretly assembled a sudden blow in</text:p>
      <text:p text:style-name="P1">the enemy's rear, the white arrow tearing across the tail of the black.</text:p>
      <text:p text:style-name="P1">Fragments of triumphant phrases pushed themselves through the din: 'Vast</text:p>
      <text:p text:style-name="P1">strategic manoeuvre--perfect co-ordination--utter rout--half a million</text:p>
      <text:p text:style-name="P1">prisoners--complete demoralization--control of the whole of Africa--bring</text:p>
      <text:p text:style-name="P1">the war within measurable distance of its end--victory--greatest victory</text:p>
      <text:p text:style-name="P1">in human history--victory, victory, victory!'<text:line-break/><text:line-break/>Under the table Winston's feet made convulsive movements. He had not</text:p>
      <text:p text:style-name="P1">stirred from his seat, but in his mind he was running, swiftly running,</text:p>
      <text:p text:style-name="P1">he was with the crowds outside, cheering himself deaf. He looked up again</text:p>
      <text:p text:style-name="P1">at the portrait of Big Brother. The colossus that bestrode the world!</text:p>
      <text:p text:style-name="P1">The rock against which the hordes of Asia dashed themselves in vain! He</text:p>
      <text:p text:style-name="P1">thought how ten minutes ago--yes, only ten minutes--there had still been</text:p>
      <text:p text:style-name="P1">equivocation in his heart as he wondered whether the news from the front</text:p>
      <text:p text:style-name="P1">would be of victory or defeat. Ah, it was more than a Eurasian army that</text:p>
      <text:p text:style-name="P1">had perished! Much had changed in him since that first day in the Ministry</text:p>
      <text:p text:style-name="P1">of Love, but the final, indispensable, healing change had never happened,</text:p>
      <text:p text:style-name="P1">until this moment.<text:line-break/><text:line-break/>The voice from the telescreen was still pouring forth its tale of prisoners</text:p>
      <text:p text:style-name="P1">and booty and slaughter, but the shouting outside had died down a little.</text:p>
      <text:p text:style-name="P1">The waiters were turning back to their work. One of them approached with</text:p>
      <text:p text:style-name="P1">the gin bottle. Winston, sitting in a blissful dream, paid no attention</text:p>
      <text:p text:style-name="P1">as his glass was filled up. He was not running or cheering any longer. He</text:p>
      <text:p text:style-name="P1">was back in the Ministry of Love, with everything forgiven, his soul white</text:p>
      <text:p text:style-name="P1">as snow. He was in the public dock, confessing everything, implicating</text:p>
      <text:p text:style-name="P1"><text:soft-page-break/>everybody. He was walking down the white-tiled corridor, with the feeling</text:p>
      <text:p text:style-name="P1">of walking in sunlight, and an armed guard at his back. The long-hoped-for</text:p>
      <text:p text:style-name="P1">bullet was entering his brain.<text:line-break/><text:line-break/>He gazed up at the enormous face. Forty years it had taken him to learn</text:p>
      <text:p text:style-name="P1">what kind of smile was hidden beneath the dark moustache. O cruel, needless</text:p>
      <text:p text:style-name="P1">misunderstanding! O stubborn, self-willed exile from the loving breast!</text:p>
      <text:p text:style-name="P1">Two gin-scented tears trickled down the sides of his nose. But it was all</text:p>
      <text:p text:style-name="P1">right, everything was all right, the struggle was finished. He had won</text:p>
      <text:p text:style-name="P1">the victory over himself. He loved Big Brother.<text:line-break/><text:line-break/><text:line-break/><text:line-break/>THE END<text:line-break/><text:line-break/><text:line-break/><text:line-break/>APPENDIX.<text:line-break/><text:line-break/>The Principles of Newspeak<text:line-break/><text:line-break/><text:line-break/><text:line-break/>Newspeak was the official language of Oceania and had been devised to meet</text:p>
      <text:p text:style-name="P1">the ideological needs of Ingsoc, or English Socialism. In the year 1984</text:p>
      <text:p text:style-name="P1">there was not as yet anyone who used Newspeak as his sole means of</text:p>
      <text:p text:style-name="P1">communication, either in speech or writing. The leading articles in</text:p>
      <text:p text:style-name="P1">'The Times' were written in it, but this was a TOUR DE FORCE which could</text:p>
      <text:p text:style-name="P1">only be carried out by a specialist. It was expected that Newspeak would</text:p>
      <text:p text:style-name="P1">have finally superseded Oldspeak (or Standard English, as we should</text:p>
      <text:p text:style-name="P1">call it) by about the year 2050. Meanwhile it gained ground steadily, all</text:p>
      <text:p text:style-name="P1">Party members tending to use Newspeak words and grammatical constructions</text:p>
      <text:p text:style-name="P1">more and more in their everyday speech. The version in use in 1984, and</text:p>
      <text:p text:style-name="P1">embodied in the Ninth and Tenth Editions of the Newspeak Dictionary, was</text:p>
      <text:p text:style-name="P1">a provisional one, and contained many superfluous words and archaic</text:p>
      <text:p text:style-name="P1">formations which were due to be suppressed later. It is with the final,</text:p>
      <text:p text:style-name="P1">perfected version, as embodied in the Eleventh Edition of the Dictionary,</text:p>
      <text:p text:style-name="P1">that we are concerned here.<text:line-break/><text:line-break/>The purpose of Newspeak was not only to provide a medium of expression</text:p>
      <text:p text:style-name="P1">for the world-view and mental habits proper to the devotees of Ingsoc,</text:p>
      <text:p text:style-name="P1">but to make all other modes of thought impossible. It was intended that</text:p>
      <text:p text:style-name="P1">when Newspeak had been adopted once and for all and Oldspeak forgotten,</text:p>
      <text:p text:style-name="P1">a heretical thought--that is, a thought diverging from the principles of</text:p>
      <text:p text:style-name="P1">Ingsoc--should be literally unthinkable, at least so far as thought is</text:p>
      <text:p text:style-name="P1">dependent on words. Its vocabulary was so constructed as to give exact and</text:p>
      <text:p text:style-name="P1">often very subtle expression to every meaning that a Party member could</text:p>
      <text:p text:style-name="P1">properly wish to express, while excluding all other meanings and also the</text:p>
      <text:p text:style-name="P1">possibility of arriving at them by indirect methods. This was done partly</text:p>
      <text:p text:style-name="P1">by the invention of new words, but chiefly by eliminating undesirable</text:p>
      <text:p text:style-name="P1">words and by stripping such words as remained of unorthodox meanings, and</text:p>
      <text:p text:style-name="P1">so far as possible of all secondary meanings whatever. To give a single</text:p>
      <text:p text:style-name="P1">example. The word FREE still existed in Newspeak, but it could only be</text:p>
      <text:p text:style-name="P1">used in such statements as 'This dog is free from lice' or 'This field is</text:p>
      <text:p text:style-name="P1">free from weeds'. It could not be used in its old sense of 'politically</text:p>
      <text:p text:style-name="P1">free' or 'intellectually free' since political and intellectual freedom no</text:p>
      <text:p text:style-name="P1">longer existed even as concepts, and were therefore of necessity nameless.</text:p>
      <text:p text:style-name="P1">Quite apart from the suppression of definitely heretical words, reduction</text:p>
      <text:p text:style-name="P1">of vocabulary was regarded as an end in itself, and no word that could be</text:p>
      <text:p text:style-name="P1"><text:soft-page-break/>dispensed with was allowed to survive. Newspeak was designed not to extend</text:p>
      <text:p text:style-name="P1">but to DIMINISH the range of thought, and this purpose was indirectly</text:p>
      <text:p text:style-name="P1">assisted by cutting the choice of words down to a minimum.<text:line-break/><text:line-break/>Newspeak was founded on the English language as we now know it, though</text:p>
      <text:p text:style-name="P1">many Newspeak sentences, even when not containing newly-created words,</text:p>
      <text:p text:style-name="P1">would be barely intelligible to an English-speaker of our own day. Newspeak</text:p>
      <text:p text:style-name="P1">words were divided into three distinct classes, known as the A vocabulary,</text:p>
      <text:p text:style-name="P1">the B vocabulary (also called compound words), and the C vocabulary.</text:p>
      <text:p text:style-name="P1">It will be simpler to discuss each class separately, but the grammatical</text:p>
      <text:p text:style-name="P1">peculiarities of the language can be dealt with in the section devoted to</text:p>
      <text:p text:style-name="P1">the A vocabulary, since the same rules held good for all three categories.<text:line-break/><text:line-break/><text:line-break/>THE A VOCABULARY. The A vocabulary consisted of the words needed for the</text:p>
      <text:p text:style-name="P1">business of everyday life--for such things as eating, drinking, working,</text:p>
      <text:p text:style-name="P1">putting on one's clothes, going up and down stairs, riding in vehicles,</text:p>
      <text:p text:style-name="P1">gardening, cooking, and the like. It was composed almost entirely of words</text:p>
      <text:p text:style-name="P1">that we already possess words like HIT, RUN, DOG, TREE, SUGAR, HOUSE,</text:p>
      <text:p text:style-name="P1">FIELD--but in comparison with the present-day English vocabulary their</text:p>
      <text:p text:style-name="P1">number was extremely small, while their meanings were far more rigidly</text:p>
      <text:p text:style-name="P1">defined. All ambiguities and shades of meaning had been purged out of</text:p>
      <text:p text:style-name="P1">them. So far as it could be achieved, a Newspeak word of this class was</text:p>
      <text:p text:style-name="P1">simply a staccato sound expressing ONE clearly understood concept. It</text:p>
      <text:p text:style-name="P1">would have been quite impossible to use the A vocabulary for literary</text:p>
      <text:p text:style-name="P1">purposes or for political or philosophical discussion. It was intended</text:p>
      <text:p text:style-name="P1">only to express simple, purposive thoughts, usually involving concrete</text:p>
      <text:p text:style-name="P1">objects or physical actions.<text:line-break/><text:line-break/>The grammar of Newspeak had two outstanding peculiarities. The first of</text:p>
      <text:p text:style-name="P1">these was an almost complete interchangeability between different parts of</text:p>
      <text:p text:style-name="P1">speech. Any word in the language (in principle this applied even to very</text:p>
      <text:p text:style-name="P1">abstract words such as IF or WHEN) could be used either as verb, noun,</text:p>
      <text:p text:style-name="P1">adjective, or adverb. Between the verb and the noun form, when they were</text:p>
      <text:p text:style-name="P1">of the same root, there was never any variation, this rule of itself</text:p>
      <text:p text:style-name="P1">involving the destruction of many archaic forms. The word THOUGHT, for</text:p>
      <text:p text:style-name="P1">example, did not exist in Newspeak. Its place was taken by THINK, which</text:p>
      <text:p text:style-name="P1">did duty for both noun and verb. No etymological principle was followed</text:p>
      <text:p text:style-name="P1">here: in some cases it was the original noun that was chosen for retention,</text:p>
      <text:p text:style-name="P1">in other cases the verb. Even where a noun and verb of kindred meaning</text:p>
      <text:p text:style-name="P1">were not etymologically connected, one or other of them was frequently</text:p>
      <text:p text:style-name="P1">suppressed. There was, for example, no such word as CUT, its meaning being</text:p>
      <text:p text:style-name="P1">sufficiently covered by the noun-verb KNIFE. Adjectives were formed by</text:p>
      <text:p text:style-name="P1">adding the suffix -FUL to the noun-verb, and adverbs by adding -WISE. Thus</text:p>
      <text:p text:style-name="P1">for example, SPEEDFUL meant 'rapid' and SPEEDWISE meant 'quickly'. Certain</text:p>
      <text:p text:style-name="P1">of our present-day adjectives, such as GOOD, STRONG, BIG, BLACK, SOFT,</text:p>
      <text:p text:style-name="P1">were retained, but their total number was very small. There was little</text:p>
      <text:p text:style-name="P1">need for them, since almost any adjectival meaning could be arrived at by</text:p>
      <text:p text:style-name="P1">adding -FUL to a noun-verb. None of the now-existing adverbs was retained,</text:p>
      <text:p text:style-name="P1">except for a very few already ending in -WISE: the -WISE termination was</text:p>
      <text:p text:style-name="P1">invariable. The word WELL, for example, was replaced by GOODWISE.<text:line-break/><text:line-break/>In addition, any word--this again applied in principle to every word in</text:p>
      <text:p text:style-name="P1">the language--could be negatived by adding the affix UN-, or could be</text:p>
      <text:p text:style-name="P1">strengthened by the affix PLUS-, or, for still greater emphasis,</text:p>
      <text:p text:style-name="P1">DOUBLEPLUS-. Thus, for example, UNCOLD meant 'warm', while PLUSCOLD and</text:p>
      <text:p text:style-name="P1">DOUBLEPLUSCOLD meant, respectively, 'very cold' and 'superlatively cold'.</text:p>
      <text:p text:style-name="P1">It was also possible, as in present-day English, to modify the meaning of</text:p>
      <text:p text:style-name="P1">almost any word by prepositional affixes such as ANTE-, POST-, UP-, DOWN-,</text:p>
      <text:p text:style-name="P1"><text:soft-page-break/>etc. By such methods it was found possible to bring about an enormous</text:p>
      <text:p text:style-name="P1">diminution of vocabulary. Given, for instance, the word GOOD, there was no</text:p>
      <text:p text:style-name="P1">need for such a word as BAD, since the required meaning was equally</text:p>
      <text:p text:style-name="P1">well--indeed, better--expressed by UNGOOD. All that was necessary, in any</text:p>
      <text:p text:style-name="P1">case where two words formed a natural pair of opposites, was to decide</text:p>
      <text:p text:style-name="P1">which of them to suppress. DARK, for example, could be replaced by UNLIGHT,</text:p>
      <text:p text:style-name="P1">or LIGHT by UNDARK, according to preference.<text:line-break/><text:line-break/>The second distinguishing mark of Newspeak grammar was its regularity.</text:p>
      <text:p text:style-name="P1">Subject to a few exceptions which are mentioned below all inflexions</text:p>
      <text:p text:style-name="P1">followed the same rules. Thus, in all verbs the preterite and the past</text:p>
      <text:p text:style-name="P1">participle were the same and ended in -ED. The preterite of STEAL was</text:p>
      <text:p text:style-name="P1">STEALED, the preterite of THINK was THINKED, and so on throughout the</text:p>
      <text:p text:style-name="P1">language, all such forms as SWAM, GAVE, BROUGHT, SPOKE, TAKEN, etc., being</text:p>
      <text:p text:style-name="P1">abolished. All plurals were made by adding -S or -ES as the case might be.</text:p>
      <text:p text:style-name="P1">The plurals OF MAN, OX, LIFE, were MANS, OXES, LIFES. Comparison of</text:p>
      <text:p text:style-name="P1">adjectives was invariably made by adding -ER, -EST (GOOD, GOODER, GOODEST),</text:p>
      <text:p text:style-name="P1">irregular forms and the MORE, MOST formation being suppressed.<text:line-break/><text:line-break/>The only classes of words that were still allowed to inflect irregularly</text:p>
      <text:p text:style-name="P1">were the pronouns, the relatives, the demonstrative adjectives, and the</text:p>
      <text:p text:style-name="P1">auxiliary verbs. All of these followed their ancient usage, except that</text:p>
      <text:p text:style-name="P1">WHOM had been scrapped as unnecessary, and the SHALL, SHOULD tenses had</text:p>
      <text:p text:style-name="P1">been dropped, all their uses being covered by WILL and WOULD. There were</text:p>
      <text:p text:style-name="P1">also certain irregularities in word-formation arising out of the need for</text:p>
      <text:p text:style-name="P1">rapid and easy speech. A word which was difficult to utter, or was liable</text:p>
      <text:p text:style-name="P1">to be incorrectly heard, was held to be ipso facto a bad word; occasionally</text:p>
      <text:p text:style-name="P1">therefore, for the sake of euphony, extra letters were inserted into a word</text:p>
      <text:p text:style-name="P1">or an archaic formation was retained. But this need made itself felt</text:p>
      <text:p text:style-name="P1">chiefly in connexion with the B vocabulary. WHY so great an importance was</text:p>
      <text:p text:style-name="P1">attached to ease of pronunciation will be made clear later in this essay.<text:line-break/><text:line-break/><text:line-break/>THE B VOCABULARY. The B vocabulary consisted of words which had been</text:p>
      <text:p text:style-name="P1">deliberately constructed for political purposes: words, that is to say,</text:p>
      <text:p text:style-name="P1">which not only had in every case a political implication, but were intended</text:p>
      <text:p text:style-name="P1">to impose a desirable mental attitude upon the person using them. Without</text:p>
      <text:p text:style-name="P1">a full understanding of the principles of Ingsoc it was difficult to use</text:p>
      <text:p text:style-name="P1">these words correctly. In some cases they could be translated into</text:p>
      <text:p text:style-name="P1">Oldspeak, or even into words taken from the A vocabulary, but this usually</text:p>
      <text:p text:style-name="P1">demanded a long paraphrase and always involved the loss of certain</text:p>
      <text:p text:style-name="P1">overtones. The B words were a sort of verbal shorthand, often packing</text:p>
      <text:p text:style-name="P1">whole ranges of ideas into a few syllables, and at the same time more</text:p>
      <text:p text:style-name="P1">accurate and forcible than ordinary language.<text:line-break/><text:line-break/>The B words were in all cases compound words. [Compound words such as</text:p>
      <text:p text:style-name="P1">SPEAKWRITE, were of course to be found in the A vocabulary, but these were</text:p>
      <text:p text:style-name="P1">merely convenient abbreviations and had no special ideological colour.]</text:p>
      <text:p text:style-name="P1">They consisted of two or more words, or portions of words, welded together</text:p>
      <text:p text:style-name="P1">in an easily pronounceable form. The resulting amalgam was always a</text:p>
      <text:p text:style-name="P1">noun-verb, and inflected according to the ordinary rules. To take a single</text:p>
      <text:p text:style-name="P1">example: the word GOODTHINK, meaning, very roughly, 'orthodoxy', or, if</text:p>
      <text:p text:style-name="P1">one chose to regard it as a verb, 'to think in an orthodox manner'. This</text:p>
      <text:p text:style-name="P1">inflected as follows: noun-verb, GOODTHINK; past tense and past participle,</text:p>
      <text:p text:style-name="P1">GOODTHINKED; present participle, GOOD-THINKING; adjective, GOODTHINKFUL;</text:p>
      <text:p text:style-name="P1">adverb, GOODTHINKWISE; verbal noun, GOODTHINKER.<text:line-break/><text:line-break/>The B words were not constructed on any etymological plan. The words of</text:p>
      <text:p text:style-name="P1">which they were made up could be any parts of speech, and could be placed</text:p>
      <text:p text:style-name="P1"><text:soft-page-break/>in any order and mutilated in any way which made them easy to pronounce</text:p>
      <text:p text:style-name="P1">while indicating their derivation. In the word CRIMETHINK (thoughtcrime),</text:p>
      <text:p text:style-name="P1">for instance, the THINK came second, whereas in THINKPOL (Thought Police)</text:p>
      <text:p text:style-name="P1">it came first, and in the latter word POLICE had lost its second syllable.</text:p>
      <text:p text:style-name="P1">Because of the great difficulty in securing euphony, irregular formations</text:p>
      <text:p text:style-name="P1">were commoner in the B vocabulary than in the A vocabulary. For example,</text:p>
      <text:p text:style-name="P1">the adjective forms of MINITRUE, MINIPAX, and MINILUV were, respectively,</text:p>
      <text:p text:style-name="P1">MINITRUTHFUL, MINIPEACEFUL, and MINILOVELY, simply because -TRUEFUL,</text:p>
      <text:p text:style-name="P1">-PAXFUL, and -LOVEFUL were slightly awkward to pronounce. In principle,</text:p>
      <text:p text:style-name="P1">however, all B words could inflect, and all inflected in exactly the</text:p>
      <text:p text:style-name="P1">same way.<text:line-break/><text:line-break/>Some of the B words had highly subtilized meanings, barely intelligible to</text:p>
      <text:p text:style-name="P1">anyone who had not mastered the language as a whole. Consider, for example,</text:p>
      <text:p text:style-name="P1">such a typical sentence from a 'Times' leading article as OLDTHINKERS</text:p>
      <text:p text:style-name="P1">UNBELLYFEEL INGSOC. The shortest rendering that one could make of this</text:p>
      <text:p text:style-name="P1">in Oldspeak would be: 'Those whose ideas were formed before the Revolution</text:p>
      <text:p text:style-name="P1">cannot have a full emotional understanding of the principles of English</text:p>
      <text:p text:style-name="P1">Socialism.' But this is not an adequate translation. To begin with, in</text:p>
      <text:p text:style-name="P1">order to grasp the full meaning of the Newspeak sentence quoted above,</text:p>
      <text:p text:style-name="P1">one would have to have a clear idea of what is meant by INGSOC. And in</text:p>
      <text:p text:style-name="P1">addition, only a person thoroughly grounded in Ingsoc could appreciate</text:p>
      <text:p text:style-name="P1">the full force of the word BELLYFEEL, which implied a blind, enthusiastic</text:p>
      <text:p text:style-name="P1">acceptance difficult to imagine today; or of the word OLDTHINK, which was</text:p>
      <text:p text:style-name="P1">inextricably mixed up with the idea of wickedness and decadence. But the</text:p>
      <text:p text:style-name="P1">special function of certain Newspeak words, of which OLDTHINK was one,</text:p>
      <text:p text:style-name="P1">was not so much to express meanings as to destroy them. These words,</text:p>
      <text:p text:style-name="P1">necessarily few in number, had had their meanings extended until they</text:p>
      <text:p text:style-name="P1">contained within themselves whole batteries of words which, as they were</text:p>
      <text:p text:style-name="P1">sufficiently covered by a single comprehensive term, could now be scrapped</text:p>
      <text:p text:style-name="P1">and forgotten. The greatest difficulty facing the compilers of the Newspeak</text:p>
      <text:p text:style-name="P1">Dictionary was not to invent new words, but, having invented them, to make</text:p>
      <text:p text:style-name="P1">sure what they meant: to make sure, that is to say, what ranges of words</text:p>
      <text:p text:style-name="P1">they cancelled by their existence.<text:line-break/><text:line-break/>As we have already seen in the case of the word FREE, words which had</text:p>
      <text:p text:style-name="P1">once borne a heretical meaning were sometimes retained for the sake of</text:p>
      <text:p text:style-name="P1">convenience, but only with the undesirable meanings purged out of them.</text:p>
      <text:p text:style-name="P1">Countless other words such as HONOUR, JUSTICE, MORALITY, INTERNATIONALISM,</text:p>
      <text:p text:style-name="P1">DEMOCRACY, SCIENCE, and RELIGION had simply ceased to exist. A few blanket</text:p>
      <text:p text:style-name="P1">words covered them, and, in covering them, abolished them. All words</text:p>
      <text:p text:style-name="P1">grouping themselves round the concepts of liberty and equality, for</text:p>
      <text:p text:style-name="P1">instance, were contained in the single word CRIMETHINK, while all words</text:p>
      <text:p text:style-name="P1">grouping themselves round the concepts of objectivity and rationalism</text:p>
      <text:p text:style-name="P1">were contained in the single word OLDTHINK. Greater precision would have</text:p>
      <text:p text:style-name="P1">been dangerous. What was required in a Party member was an outlook similar</text:p>
      <text:p text:style-name="P1">to that of the ancient Hebrew who knew, without knowing much else, that</text:p>
      <text:p text:style-name="P1">all nations other than his own worshipped 'false gods'. He did not need to</text:p>
      <text:p text:style-name="P1">know that these gods were called Baal, Osiris, Moloch, Ashtaroth, and the</text:p>
      <text:p text:style-name="P1">like: probably the less he knew about them the better for his orthodoxy.</text:p>
      <text:p text:style-name="P1">He knew Jehovah and the commandments of Jehovah: he knew, therefore, that</text:p>
      <text:p text:style-name="P1">all gods with other names or other attributes were false gods. In somewhat</text:p>
      <text:p text:style-name="P1">the same way, the party member knew what constituted right conduct, and in</text:p>
      <text:p text:style-name="P1">exceedingly vague, generalized terms he knew what kinds of departure from</text:p>
      <text:p text:style-name="P1">it were possible. His sexual life, for example, was entirely regulated by</text:p>
      <text:p text:style-name="P1">the two Newspeak words SEXCRIME (sexual immorality) and GOODSEX (chastity).</text:p>
      <text:p text:style-name="P1">SEXCRIME covered all sexual misdeeds whatever. It covered fornication,</text:p>
      <text:p text:style-name="P1">adultery, homosexuality, and other perversions, and, in addition, normal</text:p>
      <text:p text:style-name="P1">intercourse practised for its own sake. There was no need to enumerate</text:p>
      <text:p text:style-name="P1"><text:soft-page-break/>them separately, since they were all equally culpable, and, in principle,</text:p>
      <text:p text:style-name="P1">all punishable by death. In the C vocabulary, which consisted of scientific</text:p>
      <text:p text:style-name="P1">and technical words, it might be necessary to give specialized names to</text:p>
      <text:p text:style-name="P1">certain sexual aberrations, but the ordinary citizen had no need of them.</text:p>
      <text:p text:style-name="P1">He knew what was meant by GOODSEX--that is to say, normal intercourse</text:p>
      <text:p text:style-name="P1">between man and wife, for the sole purpose of begetting children, and</text:p>
      <text:p text:style-name="P1">without physical pleasure on the part of the woman: all else was SEXCRIME.</text:p>
      <text:p text:style-name="P1">In Newspeak it was seldom possible to follow a heretical thought further</text:p>
      <text:p text:style-name="P1">than the perception that it WAS heretical: beyond that point the necessary</text:p>
      <text:p text:style-name="P1">words were nonexistent.<text:line-break/><text:line-break/>No word in the B vocabulary was ideologically neutral. A great many were</text:p>
      <text:p text:style-name="P1">euphemisms. Such words, for instance, as JOYCAMP (forced-labour camp) or</text:p>
      <text:p text:style-name="P1">MINIPAX (Ministry of Peace, i.e. Ministry of War) meant almost the exact</text:p>
      <text:p text:style-name="P1">opposite of what they appeared to mean. Some words, on the other hand,</text:p>
      <text:p text:style-name="P1">displayed a frank and contemptuous understanding of the real nature of</text:p>
      <text:p text:style-name="P1">Oceanic society. An example was PROLEFEED, meaning the rubbishy</text:p>
      <text:p text:style-name="P1">entertainment and spurious news which the Party handed out to the masses.</text:p>
      <text:p text:style-name="P1">Other words, again, were ambivalent, having the connotation 'good' when</text:p>
      <text:p text:style-name="P1">applied to the Party and 'bad' when applied to its enemies. But in</text:p>
      <text:p text:style-name="P1">addition there were great numbers of words which at first sight appeared</text:p>
      <text:p text:style-name="P1">to be mere abbreviations and which derived their ideological colour not</text:p>
      <text:p text:style-name="P1">from their meaning, but from their structure.<text:line-break/><text:line-break/>So far as it could be contrived, everything that had or might have</text:p>
      <text:p text:style-name="P1">political significance of any kind was fitted into the B vocabulary. The</text:p>
      <text:p text:style-name="P1">name of every organization, or body of people, or doctrine, or country, or</text:p>
      <text:p text:style-name="P1">institution, or public building, was invariably cut down into the familiar</text:p>
      <text:p text:style-name="P1">shape; that is, a single easily pronounced word with the smallest number</text:p>
      <text:p text:style-name="P1">of syllables that would preserve the original derivation. In the Ministry</text:p>
      <text:p text:style-name="P1">of Truth, for example, the Records Department, in which Winston Smith</text:p>
      <text:p text:style-name="P1">worked, was called RECDEP, the Fiction Department was called FICDEP, the</text:p>
      <text:p text:style-name="P1">Teleprogrammes Department was called TELEDEP, and so on. This was not</text:p>
      <text:p text:style-name="P1">done solely with the object of saving time. Even in the early decades of</text:p>
      <text:p text:style-name="P1">the twentieth century, telescoped words and phrases had been one of the</text:p>
      <text:p text:style-name="P1">characteristic features of political language; and it had been noticed</text:p>
      <text:p text:style-name="P1">that the tendency to use abbreviations of this kind was most marked in</text:p>
      <text:p text:style-name="P1">totalitarian countries and totalitarian organizations. Examples were such</text:p>
      <text:p text:style-name="P1">words as NAZI, GESTAPO, COMINTERN, INPRECORR, AGITPROP. In the beginning</text:p>
      <text:p text:style-name="P1">the practice had been adopted as it were instinctively, but in Newspeak</text:p>
      <text:p text:style-name="P1">it was used with a conscious purpose. It was perceived that in thus</text:p>
      <text:p text:style-name="P1">abbreviating a name one narrowed and subtly altered its meaning, by</text:p>
      <text:p text:style-name="P1">cutting out most of the associations that would otherwise cling to it.</text:p>
      <text:p text:style-name="P1">The words COMMUNIST INTERNATIONAL, for instance, call up a composite</text:p>
      <text:p text:style-name="P1">picture of universal human brotherhood, red flags, barricades, Karl Marx,</text:p>
      <text:p text:style-name="P1">and the Paris Commune. The word COMINTERN, on the other hand, suggests</text:p>
      <text:p text:style-name="P1">merely a tightly-knit organization and a well-defined body of doctrine.</text:p>
      <text:p text:style-name="P1">It refers to something almost as easily recognized, and as limited in</text:p>
      <text:p text:style-name="P1">purpose, as a chair or a table. COMINTERN is a word that can be uttered</text:p>
      <text:p text:style-name="P1">almost without taking thought, whereas COMMUNIST INTERNATIONAL is a phrase</text:p>
      <text:p text:style-name="P1">over which one is obliged to linger at least momentarily. In the same way,</text:p>
      <text:p text:style-name="P1">the associations called up by a word like MINITRUE are fewer and more</text:p>
      <text:p text:style-name="P1">controllable than those called up by MINISTRY OF TRUTH. This accounted not</text:p>
      <text:p text:style-name="P1">only for the habit of abbreviating whenever possible, but also for the</text:p>
      <text:p text:style-name="P1">almost exaggerated care that was taken to make every word easily</text:p>
      <text:p text:style-name="P1">pronounceable.<text:line-break/><text:line-break/>In Newspeak, euphony outweighed every consideration other than exactitude</text:p>
      <text:p text:style-name="P1">of meaning. Regularity of grammar was always sacrificed to it when it</text:p>
      <text:p text:style-name="P1"><text:soft-page-break/>seemed necessary. And rightly so, since what was required, above all for</text:p>
      <text:p text:style-name="P1">political purposes, was short clipped words of unmistakable meaning which</text:p>
      <text:p text:style-name="P1">could be uttered rapidly and which roused the minimum of echoes in the</text:p>
      <text:p text:style-name="P1">speaker's mind. The words of the B vocabulary even gained in force from</text:p>
      <text:p text:style-name="P1">the fact that nearly all of them were very much alike. Almost invariably</text:p>
      <text:p text:style-name="P1">these words--GOODTHINK, MINIPAX, PROLEFEED, SEXCRIME, JOYCAMP, INGSOC,</text:p>
      <text:p text:style-name="P1">BELLYFEEL, THINKPOL, and countless others--were words of two or three</text:p>
      <text:p text:style-name="P1">syllables, with the stress distributed equally between the first syllable</text:p>
      <text:p text:style-name="P1">and the last. The use of them encouraged a gabbling style of speech, at</text:p>
      <text:p text:style-name="P1">once staccato and monotonous. And this was exactly what was aimed at. The</text:p>
      <text:p text:style-name="P1">intention was to make speech, and especially speech on any subject not</text:p>
      <text:p text:style-name="P1">ideologically neutral, as nearly as possible independent of consciousness.</text:p>
      <text:p text:style-name="P1">For the purposes of everyday life it was no doubt necessary, or sometimes</text:p>
      <text:p text:style-name="P1">necessary, to reflect before speaking, but a Party member called upon to</text:p>
      <text:p text:style-name="P1">make a political or ethical judgement should be able to spray forth the</text:p>
      <text:p text:style-name="P1">correct opinions as automatically as a machine gun spraying forth bullets.</text:p>
      <text:p text:style-name="P1">His training fitted him to do this, the language gave him an almost</text:p>
      <text:p text:style-name="P1">foolproof instrument, and the texture of the words, with their harsh sound</text:p>
      <text:p text:style-name="P1">and a certain wilful ugliness which was in accord with the spirit of</text:p>
      <text:p text:style-name="P1">Ingsoc, assisted the process still further.<text:line-break/><text:line-break/>So did the fact of having very few words to choose from. Relative to our</text:p>
      <text:p text:style-name="P1">own, the Newspeak vocabulary was tiny, and new ways of reducing it were</text:p>
      <text:p text:style-name="P1">constantly being devised. Newspeak, indeed, differed from most all other</text:p>
      <text:p text:style-name="P1">languages in that its vocabulary grew smaller instead of larger every</text:p>
      <text:p text:style-name="P1">year. Each reduction was a gain, since the smaller the area of choice,</text:p>
      <text:p text:style-name="P1">the smaller the temptation to take thought. Ultimately it was hoped to</text:p>
      <text:p text:style-name="P1">make articulate speech issue from the larynx without involving the higher</text:p>
      <text:p text:style-name="P1">brain centres at all. This aim was frankly admitted in the Newspeak word</text:p>
      <text:p text:style-name="P1">DUCKSPEAK, meaning 'to quack like a duck'. Like various other words in</text:p>
      <text:p text:style-name="P1">the B vocabulary, DUCKSPEAK was ambivalent in meaning. Provided that the</text:p>
      <text:p text:style-name="P1">opinions which were quacked out were orthodox ones, it implied nothing but</text:p>
      <text:p text:style-name="P1">praise, and when 'The Times' referred to one of the orators of the Party</text:p>
      <text:p text:style-name="P1">as a DOUBLEPLUSGOOD DUCKSPEAKER it was paying a warm and valued compliment.<text:line-break/><text:line-break/><text:line-break/>THE C VOCABULARY. The C vocabulary was supplementary to the others and</text:p>
      <text:p text:style-name="P1">consisted entirely of scientific and technical terms. These resembled the</text:p>
      <text:p text:style-name="P1">scientific terms in use today, and were constructed from the same roots,</text:p>
      <text:p text:style-name="P1">but the usual care was taken to define them rigidly and strip them of</text:p>
      <text:p text:style-name="P1">undesirable meanings. They followed the same grammatical rules as the</text:p>
      <text:p text:style-name="P1">words in the other two vocabularies. Very few of the C words had any</text:p>
      <text:p text:style-name="P1">currency either in everyday speech or in political speech. Any scientific</text:p>
      <text:p text:style-name="P1">worker or technician could find all the words he needed in the list devoted</text:p>
      <text:p text:style-name="P1">to his own speciality, but he seldom had more than a smattering of the</text:p>
      <text:p text:style-name="P1">words occurring in the other lists. Only a very few words were common to</text:p>
      <text:p text:style-name="P1">all lists, and there was no vocabulary expressing the function of Science</text:p>
      <text:p text:style-name="P1">as a habit of mind, or a method of thought, irrespective of its particular</text:p>
      <text:p text:style-name="P1">branches. There was, indeed, no word for 'Science', any meaning that it</text:p>
      <text:p text:style-name="P1">could possibly bear being already sufficiently covered by the word INGSOC.<text:line-break/><text:line-break/>From the foregoing account it will be seen that in Newspeak the expression</text:p>
      <text:p text:style-name="P1">of unorthodox opinions, above a very low level, was well-nigh impossible.</text:p>
      <text:p text:style-name="P1">It was of course possible to utter heresies of a very crude kind, a</text:p>
      <text:p text:style-name="P1">species of blasphemy. It would have been possible, for example, to say</text:p>
      <text:p text:style-name="P1">BIG BROTHER IS UNGOOD. But this statement, which to an orthodox ear merely</text:p>
      <text:p text:style-name="P1">conveyed a self-evident absurdity, could not have been sustained by</text:p>
      <text:p text:style-name="P1">reasoned argument, because the necessary words were not available. Ideas</text:p>
      <text:p text:style-name="P1">inimical to Ingsoc could only be entertained in a vague wordless form,</text:p>
      <text:p text:style-name="P1"><text:soft-page-break/>and could only be named in very broad terms which lumped together and</text:p>
      <text:p text:style-name="P1">condemned whole groups of heresies without defining them in doing so.</text:p>
      <text:p text:style-name="P1">One could, in fact, only use Newspeak for unorthodox purposes by</text:p>
      <text:p text:style-name="P1">illegitimately translating some of the words back into Oldspeak. For</text:p>
      <text:p text:style-name="P1">example, ALL MANS ARE EQUAL was a possible Newspeak sentence, but only</text:p>
      <text:p text:style-name="P1">in the same sense in which ALL MEN ARE REDHAIRED is a possible Oldspeak</text:p>
      <text:p text:style-name="P1">sentence. It did not contain a grammatical error, but it expressed</text:p>
      <text:p text:style-name="P1">a palpable untruth--i.e. that all men are of equal size, weight, or</text:p>
      <text:p text:style-name="P1">strength. The concept of political equality no longer existed, and this</text:p>
      <text:p text:style-name="P1">secondary meaning had accordingly been purged out of the word EQUAL.</text:p>
      <text:p text:style-name="P1">In 1984, when Oldspeak was still the normal means of communication,</text:p>
      <text:p text:style-name="P1">the danger theoretically existed that in using Newspeak words one might</text:p>
      <text:p text:style-name="P1">remember their original meanings. In practice it was not difficult for</text:p>
      <text:p text:style-name="P1">any person well grounded in DOUBLETHINK to avoid doing this, but within</text:p>
      <text:p text:style-name="P1">a couple of generations even the possibility of such a lapse would have</text:p>
      <text:p text:style-name="P1">vanished. A person growing up with Newspeak as his sole language would no</text:p>
      <text:p text:style-name="P1">more know that EQUAL had once had the secondary meaning of 'politically</text:p>
      <text:p text:style-name="P1">equal', or that FREE had once meant 'intellectually free', than for</text:p>
      <text:p text:style-name="P1">instance, a person who had never heard of chess would be aware of the</text:p>
      <text:p text:style-name="P1">secondary meanings attaching to QUEEN and ROOK. There would be many</text:p>
      <text:p text:style-name="P1">crimes and errors which it would be beyond his power to commit, simply</text:p>
      <text:p text:style-name="P1">because they were nameless and therefore unimaginable. And it was to be</text:p>
      <text:p text:style-name="P1">foreseen that with the passage of time the distinguishing characteristics</text:p>
      <text:p text:style-name="P1">of Newspeak would become more and more pronounced--its words growing</text:p>
      <text:p text:style-name="P1">fewer and fewer, their meanings more and more rigid, and the chance of</text:p>
      <text:p text:style-name="P1">putting them to improper uses always diminishing.<text:line-break/><text:line-break/>When Oldspeak had been once and for all superseded, the last link with</text:p>
      <text:p text:style-name="P1">the past would have been severed. History had already been rewritten,</text:p>
      <text:p text:style-name="P1">but fragments of the literature of the past survived here and there,</text:p>
      <text:p text:style-name="P1">imperfectly censored, and so long as one retained one's knowledge of</text:p>
      <text:p text:style-name="P1">Oldspeak it was possible to read them. In the future such fragments, even</text:p>
      <text:p text:style-name="P1">if they chanced to survive, would be unintelligible and untranslatable.</text:p>
      <text:p text:style-name="P1">It was impossible to translate any passage of Oldspeak into Newspeak unless</text:p>
      <text:p text:style-name="P1">it either referred to some technical process or some very simple everyday</text:p>
      <text:p text:style-name="P1">action, or was already orthodox (GOODTHINKFUL would be the Newspeak</text:p>
      <text:p text:style-name="P1">expression) in tendency. In practice this meant that no book written before</text:p>
      <text:p text:style-name="P1">approximately 1960 could be translated as a whole. Pre-revolutionary</text:p>
      <text:p text:style-name="P1">literature could only be subjected to ideological translation--that is,</text:p>
      <text:p text:style-name="P1">alteration in sense as well as language. Take for example the well-known</text:p>
      <text:p text:style-name="P1">passage from the Declaration of Independence:<text:line-break/><text:line-break/><text:line-break/>WE HOLD THESE TRUTHS TO BE SELF-EVIDENT, THAT ALL MEN ARE CREATED EQUAL,</text:p>
      <text:p text:style-name="P1">THAT THEY ARE ENDOWED BY THEIR CREATOR WITH CERTAIN INALIENABLE RIGHTS,</text:p>
      <text:p text:style-name="P1">THAT AMONG THESE ARE LIFE, LIBERTY, AND THE PURSUIT OF HAPPINESS.</text:p>
      <text:p text:style-name="P1">THAT TO SECURE THESE RIGHTS, GOVERNMENTS ARE INSTITUTED AMONG MEN,</text:p>
      <text:p text:style-name="P1">DERIVING THEIR POWERS FROM THE CONSENT OF THE GOVERNED. THAT WHENEVER</text:p>
      <text:p text:style-name="P1">ANY FORM OF GOVERNMENT BECOMES DESTRUCTIVE OF THOSE ENDS, IT IS THE RIGHT</text:p>
      <text:p text:style-name="P1">OF THE PEOPLE TO ALTER OR ABOLISH IT, AND TO INSTITUTE NEW GOVERNMENT...<text:line-break/><text:line-break/><text:line-break/>It would have been quite impossible to render this into Newspeak while</text:p>
      <text:p text:style-name="P1">keeping to the sense of the original. The nearest one could come to doing</text:p>
      <text:p text:style-name="P1">so would be to swallow the whole passage up in the single word CRIMETHINK.</text:p>
      <text:p text:style-name="P1">A full translation could only be an ideological translation, whereby</text:p>
      <text:p text:style-name="P1">Jefferson's words would be changed into a panegyric on absolute government.<text:line-break/><text:line-break/>A good deal of the literature of the past was, indeed, already being</text:p>
      <text:p text:style-name="P1"><text:soft-page-break/>transformed in this way. Considerations of prestige made it desirable to</text:p>
      <text:p text:style-name="P1">preserve the memory of certain historical figures, while at the same time</text:p>
      <text:p text:style-name="P1">bringing their achievements into line with the philosophy of Ingsoc.</text:p>
      <text:p text:style-name="P1">Various writers, such as Shakespeare, Milton, Swift, Byron, Dickens, and</text:p>
      <text:p text:style-name="P1">some others were therefore in process of translation: when the task had</text:p>
      <text:p text:style-name="P1">been completed, their original writings, with all else that survived of</text:p>
      <text:p text:style-name="P1">the literature of the past, would be destroyed. These translations were</text:p>
      <text:p text:style-name="P1">a slow and difficult business, and it was not expected that they would</text:p>
      <text:p text:style-name="P1">be finished before the first or second decade of the twenty-first</text:p>
      <text:p text:style-name="P1">century. There were also large quantities of merely utilitarian</text:p>
      <text:p text:style-name="P1">literature--indispensable technical manuals, and the like--that had to</text:p>
      <text:p text:style-name="P1">be treated in the same way. It was chiefly in order to allow time for</text:p>
      <text:p text:style-name="P1">the preliminary work of translation that the final adoption of Newspeak</text:p>
      <text:p text:style-name="P5"><text:span text:style-name="T4">had been fixed for so late a date as 2050.<text:line-break/><text:line-break/><text:line-break/><text:line-break/>THE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2598in" fo:margin-right="0.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00:32.181000000</meta:creation-date>
    <dc:date>2020-06-17T09:48:05.287000000</dc:date>
    <meta:editing-duration>PT37M23S</meta:editing-duration>
    <meta:editing-cycles>7</meta:editing-cycles>
    <meta:generator>LibreOffice/6.0.1.1$Windows_X86_64 LibreOffice_project/60bfb1526849283ce2491346ed2aa51c465abfe6</meta:generator>
    <meta:document-statistic meta:table-count="0" meta:image-count="0" meta:object-count="0" meta:page-count="177" meta:paragraph-count="7352" meta:word-count="103802" meta:character-count="579720" meta:non-whitespace-character-count="481984"/>
  </office:meta>
</office:document-meta>
</file>